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55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0">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1">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4">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12">
      <style:drawing-page-properties draw:fill="bitmap" draw:fill-image-name="a28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6">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7">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8">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1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542">
      <style:drawing-page-properties draw:fill="bitmap" draw:fill-image-name="a35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2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2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54">
      <style:drawing-page-properties draw:fill="bitmap" draw:fill-image-name="a35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3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3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89">
      <style:drawing-page-properties draw:fill="bitmap" draw:fill-image-name="a25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6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0">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1">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6">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7">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9">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5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3">
      <style:drawing-page-properties draw:fill="bitmap" draw:fill-image-name="a21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4">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108">
      <style:graphic-properties style:vertical-pos="middle"/>
    </style:style>
    <style:style style:family="text" style:name="a2109">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8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68">
      <style:drawing-page-properties draw:fill="bitmap" draw:fill-image-name="a28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6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7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efbaca"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efbaca"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efbaca"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9">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efbaca"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45">
      <style:drawing-page-properties draw:fill="bitmap" draw:fill-image-name="a21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6">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2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0">
      <style:graphic-properties style:vertical-pos="middle"/>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5">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6">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20">
      <style:drawing-page-properties draw:fill="bitmap" draw:fill-image-name="a24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2">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4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70">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5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3">
      <style:paragraph-properties fo:line-height="120%" fo:text-align="left" style:tab-stop-distance="1in" fo:margin-left="0in" fo:margin-right="0in" fo:text-indent="0in" fo:margin-top="0.4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3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57">
      <style:drawing-page-properties draw:fill="bitmap" draw:fill-image-name="a31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8">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0">
      <style:drawing-page-properties draw:fill="bitmap" draw:fill-image-name="a21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5">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1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9">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6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3">
      <style:text-properties fo:font-variant="normal" fo:text-transform="none" fo:color="#ffffff"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6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5">
      <style:graphic-properties fo:wrap-option="wrap" fo:padding-top="0.05in" fo:padding-bottom="0.05in" fo:padding-left="0.1in" fo:padding-right="0.1in" draw:textarea-vertical-align="middle" draw:textarea-horizontal-align="center" draw:fill="solid" draw:fill-color="#4fd093" draw:opacity="100%" draw:stroke="solid" svg:stroke-width="0.01736in" svg:stroke-color="#38986b" svg:stroke-opacity="100%" svg:stroke-linecap="butt" draw:auto-grow-width="false" draw:auto-grow-height="false"/>
      <style:paragraph-properties style:font-independent-line-spacing="true" style:writing-mode="lr-tb"/>
    </style:style>
    <style:style style:family="text" style:name="a316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6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7">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342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0">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1">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5">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0">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0">
      <style:graphic-properties style:vertical-pos="middle"/>
    </style:style>
    <style:style style:family="text" style:name="a317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1">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7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5">
      <style:drawing-page-properties draw:fill="bitmap" draw:fill-image-name="a24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7">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3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4">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37">
      <style:drawing-page-properties draw:fill="bitmap" draw:fill-image-name="a34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1">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4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4">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7">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5">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6">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7">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8">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9">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0">
      <style:text-properties fo:font-variant="normal" fo:text-transform="none" fo:color="#c1c9d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3">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1">
      <style:text-properties fo:font-variant="normal" fo:text-transform="none" fo:color="#c1c9d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2">
      <style:text-properties fo:font-variant="normal" fo:text-transform="none" fo:color="#c1c9d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3">
      <style:text-properties fo:font-variant="normal" fo:text-transform="none" fo:color="#c1c9d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6">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7">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8">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9">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0">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3">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1">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2">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3">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0">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1">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483">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5">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2">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742">
      <style:drawing-page-properties draw:fill="bitmap" draw:fill-image-name="a27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465">
      <style:drawing-page-properties draw:fill="bitmap" draw:fill-image-name="a34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4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4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91">
      <style:graphic-properties style:vertical-pos="middle"/>
    </style:style>
    <style:style style:family="text" style:name="a2492">
      <style:text-properties fo:font-variant="normal" fo:text-transform="none" fo:color="#ffffff" style:text-line-through-type="none" style:text-line-through-style="none" style:text-line-through-width="auto" style:text-line-through-color="font-color" style:text-position="0% 100%" fo:font-family="Tw Cen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96">
      <style:drawing-page-properties draw:fill="bitmap" draw:fill-image-name="a24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97">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8">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18">
      <style:drawing-page-properties draw:fill="bitmap" draw:fill-image-name="a20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9">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8">
      <style:text-properties fo:font-variant="normal" fo:text-transform="none" fo:color="#ffffff" style:text-line-through-type="none" style:text-line-through-style="none" style:text-line-through-width="auto" style:text-line-through-color="font-color" style:text-position="0% 100%" fo:font-family="Tw Cen MT" style:font-family-asian="Cambria Math" style:font-family-generic-asian="roman" style:font-pitch-asian="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023">
      <style:graphic-properties style:vertical-pos="middle"/>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7">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5">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019">
      <style:drawing-page-properties draw:fill="bitmap" draw:fill-image-name="a30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0">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1">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4">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2">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6">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3">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7">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9">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55">
      <style:drawing-page-properties draw:fill="bitmap" draw:fill-image-name="a20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6">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30">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2">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4">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1">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2">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13">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38">
      <style:drawing-page-properties draw:fill="bitmap" draw:fill-image-name="a30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5">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60">
      <style:graphic-properties style:vertical-pos="middle"/>
    </style:style>
    <style:style style:family="text" style:name="a2061">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4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20">
      <style:drawing-page-properties draw:fill="bitmap" draw:fill-image-name="a23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2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4">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2">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efbaca"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98d7ec"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16">
      <style:drawing-page-properties draw:fill="bitmap" draw:fill-image-name="a33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7">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8">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efbaca"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4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64">
      <style:drawing-page-properties draw:fill="bitmap" draw:fill-image-name="a30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65">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6">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4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0">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1">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0">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98d7ec"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4">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2">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efbaca"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6">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4">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7">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98d7ec"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29">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8">
      <style:drawing-page-properties draw:fill="bitmap" draw:fill-image-name="a26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9">
      <style:text-properties fo:font-variant="normal" fo:text-transform="none" fo:color="#efbaca"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0">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1">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335">
      <style:drawing-page-properties draw:fill="bitmap" draw:fill-image-name="a33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61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1">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0">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4">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7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95">
      <style:drawing-page-properties draw:fill="bitmap" draw:fill-image-name="a30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6">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7">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77">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2">
      <style:text-properties fo:font-variant="normal" fo:text-transform="none" fo:color="#ffffff" style:text-line-through-type="none" style:text-line-through-style="none" style:text-line-through-width="auto" style:text-line-through-color="font-color" style:text-position="0% 100%" fo:font-family="Tw Cen MT" style:font-family-asian="Cambria Math" style:font-family-generic-asian="roman" style:font-pitch-asian="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9">
      <style:drawing-page-properties draw:fill="bitmap" draw:fill-image-name="a33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0">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642">
      <style:paragraph-properties fo:line-height="12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49">
      <style:drawing-page-properties draw:fill="bitmap" draw:fill-image-name="a26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4">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1">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2">
      <style:text-properties fo:font-variant="normal" fo:text-transform="none" fo:color="#ffffff" style:text-line-through-type="none" style:text-line-through-style="none" style:text-line-through-width="auto" style:text-line-through-color="font-color" style:text-position="0% 100%" fo:font-family="Tw Cen MT" style:font-family-asian="Cambria Math" style:font-family-generic-asian="roman" style:font-pitch-asian="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3">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4">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5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39">
      <style:drawing-page-properties draw:fill="bitmap" draw:fill-image-name="a19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13">
      <style:drawing-page-properties draw:fill="bitmap" draw:fill-image-name="a29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1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3">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8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text-transform="uppercase" fo:color="#7c96a3"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text-transform="uppercase" fo:color="#7c96a3"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8">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9">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8">
      <style:text-properties fo:text-transform="uppercase" fo:color="#7c96a3" style:text-line-through-type="none" style:text-line-through-style="none" style:text-line-through-width="auto" style:text-line-through-color="font-color" style:text-position="0% 100%" fo:font-family="Tw Cen M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text-transform="uppercase" fo:color="#7c96a3"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2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0">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71">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2">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5">
      <style:drawing-page-properties draw:fill="bitmap" draw:fill-image-name="a33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0">
      <style:text-properties fo:text-transform="uppercase" fo:color="#7c96a3"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4">
      <style:drawing-page-properties draw:fill="bitmap" draw:fill-image-name="a19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1">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2">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4">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5">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3">
      <style:drawing-page-properties draw:fill="bitmap" draw:fill-image-name="a197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6">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7">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8">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9">
      <style:text-properties fo:font-variant="normal" fo:text-transform="none" fo:color="#ffffff" style:text-line-through-type="none" style:text-line-through-style="none" style:text-line-through-width="auto" style:text-line-through-color="font-color" style:text-position="0% 100%" fo:font-family="Consolas" style:font-family-asian="Cambria Math" style:font-family-generic="modern" style:font-family-generic-asian="roman" style:font-pitch="fixed"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7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55">
      <style:drawing-page-properties draw:fill="bitmap" draw:fill-image-name="a29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6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c7a1e3"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4">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5">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2">
      <style:drawing-page-properties draw:fill="bitmap" draw:fill-image-name="a22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3">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5">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4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2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8">
      <style:paragraph-properties fo:line-height="120%" fo:text-align="left" style:tab-stop-distance="1in" fo:margin-left="0in" fo:margin-right="0in" fo:text-indent="0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32">
      <style:drawing-page-properties draw:fill="bitmap" draw:fill-image-name="a32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3">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4">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1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6">
      <style:text-properties fo:font-variant="normal" fo:text-transform="none" fo:color="#ffffff"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8">
      <style:graphic-properties fo:wrap-option="wrap" fo:padding-top="0.05in" fo:padding-bottom="0.05in" fo:padding-left="0.1in" fo:padding-right="0.1in" draw:textarea-vertical-align="middle" draw:textarea-horizontal-align="center" draw:fill="solid" draw:fill-color="#4fd093" draw:opacity="100%" draw:stroke="solid" svg:stroke-width="0.01736in" svg:stroke-color="#38986b" svg:stroke-opacity="100%" svg:stroke-linecap="butt" draw:auto-grow-width="false" draw:auto-grow-height="false"/>
      <style:paragraph-properties style:font-independent-line-spacing="true" style:writing-mode="lr-tb"/>
    </style:style>
    <style:style style:family="text" style:name="a2269">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4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7">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50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3">
      <style:graphic-properties style:vertical-pos="middle"/>
    </style:style>
    <style:style style:family="text" style:name="a350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0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8">
      <style:drawing-page-properties draw:fill="bitmap" draw:fill-image-name="a227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9">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7">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39">
      <style:drawing-page-properties draw:fill="bitmap" draw:fill-image-name="a25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1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1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4">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6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7">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8">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9">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23">
      <style:drawing-page-properties draw:fill="bitmap" draw:fill-image-name="a35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4">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c1c9d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5">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4">
      <style:text-properties fo:font-variant="normal" fo:text-transform="none" fo:color="#c1c9d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c1c9d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7">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c1c9d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8">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5">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6">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7">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07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529">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33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8">
      <text:list-level-style-number text:level="1" style:num-format="1" style:num-suffix=".">
        <style:list-level-properties text:space-before="0in" text:min-label-width="0.5in"/>
        <style:text-properties fo:font-family="Tw Cen MT" fo:font-size="125%"/>
      </text:list-level-style-number>
      <text:list-level-style-number text:level="2" style:num-format="1" style:num-suffix=".">
        <style:list-level-properties text:space-before="0.5in" text:min-label-width="0.5in"/>
        <style:text-properties fo:font-family="Tw Cen MT" fo:font-size="125%"/>
      </text:list-level-style-number>
      <text:list-level-style-number text:level="3" style:num-format="1" style:num-suffix=".">
        <style:list-level-properties text:space-before="1in" text:min-label-width="0.5in"/>
        <style:text-properties fo:font-family="Tw Cen MT" fo:font-size="125%"/>
      </text:list-level-style-number>
      <text:list-level-style-number text:level="4" style:num-format="1" style:num-suffix=".">
        <style:list-level-properties text:space-before="1.5in" text:min-label-width="0.5in"/>
        <style:text-properties fo:font-family="Tw Cen MT" fo:font-size="125%"/>
      </text:list-level-style-number>
      <text:list-level-style-number text:level="5" style:num-format="1" style:num-suffix=".">
        <style:list-level-properties text:space-before="2in" text:min-label-width="0.5in"/>
        <style:text-properties fo:font-family="Tw Cen MT" fo:font-size="125%"/>
      </text:list-level-style-number>
      <text:list-level-style-number text:level="6" style:num-format="1" style:num-suffix=".">
        <style:list-level-properties text:space-before="2.5in" text:min-label-width="0.5in"/>
        <style:text-properties fo:font-family="Tw Cen MT" fo:font-size="125%"/>
      </text:list-level-style-number>
      <text:list-level-style-number text:level="7" style:num-format="1" style:num-suffix=".">
        <style:list-level-properties text:space-before="3in" text:min-label-width="0.5in"/>
        <style:text-properties fo:font-family="Tw Cen MT" fo:font-size="125%"/>
      </text:list-level-style-number>
      <text:list-level-style-number text:level="8" style:num-format="1" style:num-suffix=".">
        <style:list-level-properties text:space-before="3.5in" text:min-label-width="0.5in"/>
        <style:text-properties fo:font-family="Tw Cen MT" fo:font-size="125%"/>
      </text:list-level-style-number>
      <text:list-level-style-number text:level="9" style:num-format="1" style:num-suffix=".">
        <style:list-level-properties text:space-before="4in" text:min-label-width="0.5in"/>
        <style:text-properties fo:font-family="Tw Cen MT" fo:font-size="125%"/>
      </text:list-level-style-number>
    </text:list-style>
    <text:list-style style:name="a2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0">
      <text:list-level-style-number text:level="1" style:num-format="1" style:num-suffix=".">
        <style:list-level-properties text:space-before="0in" text:min-label-width="0.5in"/>
        <style:text-properties fo:font-family="Tw Cen MT" fo:font-size="125%"/>
      </text:list-level-style-number>
      <text:list-level-style-number text:level="2" style:num-format="1" style:num-suffix=".">
        <style:list-level-properties text:space-before="0.5in" text:min-label-width="0.5in"/>
        <style:text-properties fo:font-family="Tw Cen MT" fo:font-size="125%"/>
      </text:list-level-style-number>
      <text:list-level-style-number text:level="3" style:num-format="1" style:num-suffix=".">
        <style:list-level-properties text:space-before="1in" text:min-label-width="0.5in"/>
        <style:text-properties fo:font-family="Tw Cen MT" fo:font-size="125%"/>
      </text:list-level-style-number>
      <text:list-level-style-number text:level="4" style:num-format="1" style:num-suffix=".">
        <style:list-level-properties text:space-before="1.5in" text:min-label-width="0.5in"/>
        <style:text-properties fo:font-family="Tw Cen MT" fo:font-size="125%"/>
      </text:list-level-style-number>
      <text:list-level-style-number text:level="5" style:num-format="1" style:num-suffix=".">
        <style:list-level-properties text:space-before="2in" text:min-label-width="0.5in"/>
        <style:text-properties fo:font-family="Tw Cen MT" fo:font-size="125%"/>
      </text:list-level-style-number>
      <text:list-level-style-number text:level="6" style:num-format="1" style:num-suffix=".">
        <style:list-level-properties text:space-before="2.5in" text:min-label-width="0.5in"/>
        <style:text-properties fo:font-family="Tw Cen MT" fo:font-size="125%"/>
      </text:list-level-style-number>
      <text:list-level-style-number text:level="7" style:num-format="1" style:num-suffix=".">
        <style:list-level-properties text:space-before="3in" text:min-label-width="0.5in"/>
        <style:text-properties fo:font-family="Tw Cen MT" fo:font-size="125%"/>
      </text:list-level-style-number>
      <text:list-level-style-number text:level="8" style:num-format="1" style:num-suffix=".">
        <style:list-level-properties text:space-before="3.5in" text:min-label-width="0.5in"/>
        <style:text-properties fo:font-family="Tw Cen MT" fo:font-size="125%"/>
      </text:list-level-style-number>
      <text:list-level-style-number text:level="9" style:num-format="1" style:num-suffix=".">
        <style:list-level-properties text:space-before="4in" text:min-label-width="0.5in"/>
        <style:text-properties fo:font-family="Tw Cen MT" fo:font-size="125%"/>
      </text:list-level-style-number>
    </text:list-style>
    <text:list-style style:name="a357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1">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3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6">
      <text:list-level-style-number text:level="1" style:num-format="1" style:num-suffix=".">
        <style:list-level-properties text:space-before="0in" text:min-label-width="0.5in"/>
        <style:text-properties fo:font-family="Tw Cen MT" fo:font-size="125%"/>
      </text:list-level-style-number>
      <text:list-level-style-number text:level="2" style:num-format="1" style:num-suffix=".">
        <style:list-level-properties text:space-before="0.5in" text:min-label-width="0.5in"/>
        <style:text-properties fo:font-family="Tw Cen MT" fo:font-size="125%"/>
      </text:list-level-style-number>
      <text:list-level-style-number text:level="3" style:num-format="1" style:num-suffix=".">
        <style:list-level-properties text:space-before="1in" text:min-label-width="0.5in"/>
        <style:text-properties fo:font-family="Tw Cen MT" fo:font-size="125%"/>
      </text:list-level-style-number>
      <text:list-level-style-number text:level="4" style:num-format="1" style:num-suffix=".">
        <style:list-level-properties text:space-before="1.5in" text:min-label-width="0.5in"/>
        <style:text-properties fo:font-family="Tw Cen MT" fo:font-size="125%"/>
      </text:list-level-style-number>
      <text:list-level-style-number text:level="5" style:num-format="1" style:num-suffix=".">
        <style:list-level-properties text:space-before="2in" text:min-label-width="0.5in"/>
        <style:text-properties fo:font-family="Tw Cen MT" fo:font-size="125%"/>
      </text:list-level-style-number>
      <text:list-level-style-number text:level="6" style:num-format="1" style:num-suffix=".">
        <style:list-level-properties text:space-before="2.5in" text:min-label-width="0.5in"/>
        <style:text-properties fo:font-family="Tw Cen MT" fo:font-size="125%"/>
      </text:list-level-style-number>
      <text:list-level-style-number text:level="7" style:num-format="1" style:num-suffix=".">
        <style:list-level-properties text:space-before="3in" text:min-label-width="0.5in"/>
        <style:text-properties fo:font-family="Tw Cen MT" fo:font-size="125%"/>
      </text:list-level-style-number>
      <text:list-level-style-number text:level="8" style:num-format="1" style:num-suffix=".">
        <style:list-level-properties text:space-before="3.5in" text:min-label-width="0.5in"/>
        <style:text-properties fo:font-family="Tw Cen MT" fo:font-size="125%"/>
      </text:list-level-style-number>
      <text:list-level-style-number text:level="9" style:num-format="1" style:num-suffix=".">
        <style:list-level-properties text:space-before="4in" text:min-label-width="0.5in"/>
        <style:text-properties fo:font-family="Tw Cen MT" fo:font-size="125%"/>
      </text:list-level-style-number>
    </text:list-style>
    <text:list-style style:name="a2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5">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2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532">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2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1">
      <text:list-level-style-number text:level="1" style:num-format="1" style:num-suffix=".">
        <style:list-level-properties text:space-before="0in" text:min-label-width="0.5in"/>
        <style:text-properties fo:font-family="Tw Cen MT" fo:font-size="125%"/>
      </text:list-level-style-number>
      <text:list-level-style-number text:level="2" style:num-format="1" style:num-suffix=".">
        <style:list-level-properties text:space-before="0.5in" text:min-label-width="0.5in"/>
        <style:text-properties fo:font-family="Tw Cen MT" fo:font-size="125%"/>
      </text:list-level-style-number>
      <text:list-level-style-number text:level="3" style:num-format="1" style:num-suffix=".">
        <style:list-level-properties text:space-before="1in" text:min-label-width="0.5in"/>
        <style:text-properties fo:font-family="Tw Cen MT" fo:font-size="125%"/>
      </text:list-level-style-number>
      <text:list-level-style-number text:level="4" style:num-format="1" style:num-suffix=".">
        <style:list-level-properties text:space-before="1.5in" text:min-label-width="0.5in"/>
        <style:text-properties fo:font-family="Tw Cen MT" fo:font-size="125%"/>
      </text:list-level-style-number>
      <text:list-level-style-number text:level="5" style:num-format="1" style:num-suffix=".">
        <style:list-level-properties text:space-before="2in" text:min-label-width="0.5in"/>
        <style:text-properties fo:font-family="Tw Cen MT" fo:font-size="125%"/>
      </text:list-level-style-number>
      <text:list-level-style-number text:level="6" style:num-format="1" style:num-suffix=".">
        <style:list-level-properties text:space-before="2.5in" text:min-label-width="0.5in"/>
        <style:text-properties fo:font-family="Tw Cen MT" fo:font-size="125%"/>
      </text:list-level-style-number>
      <text:list-level-style-number text:level="7" style:num-format="1" style:num-suffix=".">
        <style:list-level-properties text:space-before="3in" text:min-label-width="0.5in"/>
        <style:text-properties fo:font-family="Tw Cen MT" fo:font-size="125%"/>
      </text:list-level-style-number>
      <text:list-level-style-number text:level="8" style:num-format="1" style:num-suffix=".">
        <style:list-level-properties text:space-before="3.5in" text:min-label-width="0.5in"/>
        <style:text-properties fo:font-family="Tw Cen MT" fo:font-size="125%"/>
      </text:list-level-style-number>
      <text:list-level-style-number text:level="9" style:num-format="1" style:num-suffix=".">
        <style:list-level-properties text:space-before="4in" text:min-label-width="0.5in"/>
        <style:text-properties fo:font-family="Tw Cen MT" fo:font-size="125%"/>
      </text:list-level-style-number>
    </text:list-style>
    <text:list-style style:name="a3535">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262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08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08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539">
      <text:list-level-style-bullet text:level="1" text:bullet-char="Ø">
        <style:list-level-properties text:space-before="0in" text:min-label-width="0.25in"/>
        <style:text-properties fo:font-family="Wingdings" style:font-pitch="variable" fo:font-size="125%"/>
      </text:list-level-style-bullet>
      <text:list-level-style-bullet text:level="2" text:bullet-char="Ø">
        <style:list-level-properties text:space-before="0.5in" text:min-label-width="0.25in"/>
        <style:text-properties fo:font-family="Wingdings" style:font-pitch="variable" fo:font-size="125%"/>
      </text:list-level-style-bullet>
      <text:list-level-style-bullet text:level="3" text:bullet-char="Ø">
        <style:list-level-properties text:space-before="1in" text:min-label-width="0.25in"/>
        <style:text-properties fo:font-family="Wingdings" style:font-pitch="variable" fo:font-size="125%"/>
      </text:list-level-style-bullet>
      <text:list-level-style-bullet text:level="4" text:bullet-char="Ø">
        <style:list-level-properties text:space-before="1.5in" text:min-label-width="0.25in"/>
        <style:text-properties fo:font-family="Wingdings" style:font-pitch="variable" fo:font-size="125%"/>
      </text:list-level-style-bullet>
      <text:list-level-style-bullet text:level="5" text:bullet-char="Ø">
        <style:list-level-properties text:space-before="2in" text:min-label-width="0.25in"/>
        <style:text-properties fo:font-family="Wingdings" style:font-pitch="variable" fo:font-size="125%"/>
      </text:list-level-style-bullet>
      <text:list-level-style-bullet text:level="6" text:bullet-char="Ø">
        <style:list-level-properties text:space-before="2.5in" text:min-label-width="0.25in"/>
        <style:text-properties fo:font-family="Wingdings" style:font-pitch="variable" fo:font-size="125%"/>
      </text:list-level-style-bullet>
      <text:list-level-style-bullet text:level="7" text:bullet-char="Ø">
        <style:list-level-properties text:space-before="3in" text:min-label-width="0.25in"/>
        <style:text-properties fo:font-family="Wingdings" style:font-pitch="variable" fo:font-size="125%"/>
      </text:list-level-style-bullet>
      <text:list-level-style-bullet text:level="8" text:bullet-char="Ø">
        <style:list-level-properties text:space-before="3.5in" text:min-label-width="0.25in"/>
        <style:text-properties fo:font-family="Wingdings" style:font-pitch="variable" fo:font-size="125%"/>
      </text:list-level-style-bullet>
      <text:list-level-style-bullet text:level="9" text:bullet-char="Ø">
        <style:list-level-properties text:space-before="4in" text:min-label-width="0.25in"/>
        <style:text-properties fo:font-family="Wingdings" style:font-pitch="variable" fo:font-size="125%"/>
      </text:list-level-style-bullet>
    </text:list-style>
    <text:list-style style:name="a308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6">
      <text:list-level-style-number text:level="1" style:num-format="1" style:num-suffix=".">
        <style:list-level-properties text:space-before="0in" text:min-label-width="0.5in"/>
        <style:text-properties fo:font-family="Tw Cen MT" fo:font-size="125%"/>
      </text:list-level-style-number>
      <text:list-level-style-number text:level="2" style:num-format="1" style:num-suffix=".">
        <style:list-level-properties text:space-before="0.5in" text:min-label-width="0.5in"/>
        <style:text-properties fo:font-family="Tw Cen MT" fo:font-size="125%"/>
      </text:list-level-style-number>
      <text:list-level-style-number text:level="3" style:num-format="1" style:num-suffix=".">
        <style:list-level-properties text:space-before="1in" text:min-label-width="0.5in"/>
        <style:text-properties fo:font-family="Tw Cen MT" fo:font-size="125%"/>
      </text:list-level-style-number>
      <text:list-level-style-number text:level="4" style:num-format="1" style:num-suffix=".">
        <style:list-level-properties text:space-before="1.5in" text:min-label-width="0.5in"/>
        <style:text-properties fo:font-family="Tw Cen MT" fo:font-size="125%"/>
      </text:list-level-style-number>
      <text:list-level-style-number text:level="5" style:num-format="1" style:num-suffix=".">
        <style:list-level-properties text:space-before="2in" text:min-label-width="0.5in"/>
        <style:text-properties fo:font-family="Tw Cen MT" fo:font-size="125%"/>
      </text:list-level-style-number>
      <text:list-level-style-number text:level="6" style:num-format="1" style:num-suffix=".">
        <style:list-level-properties text:space-before="2.5in" text:min-label-width="0.5in"/>
        <style:text-properties fo:font-family="Tw Cen MT" fo:font-size="125%"/>
      </text:list-level-style-number>
      <text:list-level-style-number text:level="7" style:num-format="1" style:num-suffix=".">
        <style:list-level-properties text:space-before="3in" text:min-label-width="0.5in"/>
        <style:text-properties fo:font-family="Tw Cen MT" fo:font-size="125%"/>
      </text:list-level-style-number>
      <text:list-level-style-number text:level="8" style:num-format="1" style:num-suffix=".">
        <style:list-level-properties text:space-before="3.5in" text:min-label-width="0.5in"/>
        <style:text-properties fo:font-family="Tw Cen MT" fo:font-size="125%"/>
      </text:list-level-style-number>
      <text:list-level-style-number text:level="9" style:num-format="1" style:num-suffix=".">
        <style:list-level-properties text:space-before="4in" text:min-label-width="0.5in"/>
        <style:text-properties fo:font-family="Tw Cen MT" fo:font-size="125%"/>
      </text:list-level-style-number>
    </text:list-style>
    <text:list-style style:name="a2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319">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3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182">
      <text:list-level-style-number text:level="1" style:num-format="1" style:num-suffix=".">
        <style:list-level-properties text:space-before="0in" text:min-label-width="0.5in"/>
        <style:text-properties fo:font-family="Tw Cen MT" fo:font-size="125%"/>
      </text:list-level-style-number>
      <text:list-level-style-number text:level="2" style:num-format="1" style:num-suffix=".">
        <style:list-level-properties text:space-before="0.5in" text:min-label-width="0.5in"/>
        <style:text-properties fo:font-family="Tw Cen MT" fo:font-size="125%"/>
      </text:list-level-style-number>
      <text:list-level-style-number text:level="3" style:num-format="1" style:num-suffix=".">
        <style:list-level-properties text:space-before="1in" text:min-label-width="0.5in"/>
        <style:text-properties fo:font-family="Tw Cen MT" fo:font-size="125%"/>
      </text:list-level-style-number>
      <text:list-level-style-number text:level="4" style:num-format="1" style:num-suffix=".">
        <style:list-level-properties text:space-before="1.5in" text:min-label-width="0.5in"/>
        <style:text-properties fo:font-family="Tw Cen MT" fo:font-size="125%"/>
      </text:list-level-style-number>
      <text:list-level-style-number text:level="5" style:num-format="1" style:num-suffix=".">
        <style:list-level-properties text:space-before="2in" text:min-label-width="0.5in"/>
        <style:text-properties fo:font-family="Tw Cen MT" fo:font-size="125%"/>
      </text:list-level-style-number>
      <text:list-level-style-number text:level="6" style:num-format="1" style:num-suffix=".">
        <style:list-level-properties text:space-before="2.5in" text:min-label-width="0.5in"/>
        <style:text-properties fo:font-family="Tw Cen MT" fo:font-size="125%"/>
      </text:list-level-style-number>
      <text:list-level-style-number text:level="7" style:num-format="1" style:num-suffix=".">
        <style:list-level-properties text:space-before="3in" text:min-label-width="0.5in"/>
        <style:text-properties fo:font-family="Tw Cen MT" fo:font-size="125%"/>
      </text:list-level-style-number>
      <text:list-level-style-number text:level="8" style:num-format="1" style:num-suffix=".">
        <style:list-level-properties text:space-before="3.5in" text:min-label-width="0.5in"/>
        <style:text-properties fo:font-family="Tw Cen MT" fo:font-size="125%"/>
      </text:list-level-style-number>
      <text:list-level-style-number text:level="9" style:num-format="1" style:num-suffix=".">
        <style:list-level-properties text:space-before="4in" text:min-label-width="0.5in"/>
        <style:text-properties fo:font-family="Tw Cen MT" fo:font-size="125%"/>
      </text:list-level-style-number>
    </text:list-style>
    <text:list-style style:name="a309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63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36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2">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3008">
      <text:list-level-style-number text:level="1" style:num-format="1" style:num-suffix=")">
        <style:list-level-properties text:space-before="0in" text:min-label-width="0.5in"/>
        <style:text-properties fo:font-family="Tw Cen MT" fo:font-size="125%"/>
      </text:list-level-style-number>
      <text:list-level-style-number text:level="2" style:num-format="1" style:num-suffix=")">
        <style:list-level-properties text:space-before="0.5in" text:min-label-width="0.5in"/>
        <style:text-properties fo:font-family="Tw Cen MT" fo:font-size="125%"/>
      </text:list-level-style-number>
      <text:list-level-style-number text:level="3" style:num-format="1" style:num-suffix=")">
        <style:list-level-properties text:space-before="1in" text:min-label-width="0.5in"/>
        <style:text-properties fo:font-family="Tw Cen MT" fo:font-size="125%"/>
      </text:list-level-style-number>
      <text:list-level-style-number text:level="4" style:num-format="1" style:num-suffix=")">
        <style:list-level-properties text:space-before="1.5in" text:min-label-width="0.5in"/>
        <style:text-properties fo:font-family="Tw Cen MT" fo:font-size="125%"/>
      </text:list-level-style-number>
      <text:list-level-style-number text:level="5" style:num-format="1" style:num-suffix=")">
        <style:list-level-properties text:space-before="2in" text:min-label-width="0.5in"/>
        <style:text-properties fo:font-family="Tw Cen MT" fo:font-size="125%"/>
      </text:list-level-style-number>
      <text:list-level-style-number text:level="6" style:num-format="1" style:num-suffix=")">
        <style:list-level-properties text:space-before="2.5in" text:min-label-width="0.5in"/>
        <style:text-properties fo:font-family="Tw Cen MT" fo:font-size="125%"/>
      </text:list-level-style-number>
      <text:list-level-style-number text:level="7" style:num-format="1" style:num-suffix=")">
        <style:list-level-properties text:space-before="3in" text:min-label-width="0.5in"/>
        <style:text-properties fo:font-family="Tw Cen MT" fo:font-size="125%"/>
      </text:list-level-style-number>
      <text:list-level-style-number text:level="8" style:num-format="1" style:num-suffix=")">
        <style:list-level-properties text:space-before="3.5in" text:min-label-width="0.5in"/>
        <style:text-properties fo:font-family="Tw Cen MT" fo:font-size="125%"/>
      </text:list-level-style-number>
      <text:list-level-style-number text:level="9" style:num-format="1" style:num-suffix=")">
        <style:list-level-properties text:space-before="4in" text:min-label-width="0.5in"/>
        <style:text-properties fo:font-family="Tw Cen MT" fo:font-size="125%"/>
      </text:list-level-style-number>
    </text:list-style>
    <text:list-style style:name="a1957">
      <text:list-level-style-bullet text:level="1" text:bullet-char="Ø">
        <style:list-level-properties text:space-before="0in" text:min-label-width="0.25in"/>
        <style:text-properties fo:font-family="Wingdings" style:font-pitch="variable" fo:font-size="125%"/>
      </text:list-level-style-bullet>
      <text:list-level-style-bullet text:level="2" text:bullet-char="Ø">
        <style:list-level-properties text:space-before="0.5in" text:min-label-width="0.25in"/>
        <style:text-properties fo:font-family="Wingdings" style:font-pitch="variable" fo:font-size="125%"/>
      </text:list-level-style-bullet>
      <text:list-level-style-bullet text:level="3" text:bullet-char="Ø">
        <style:list-level-properties text:space-before="1in" text:min-label-width="0.25in"/>
        <style:text-properties fo:font-family="Wingdings" style:font-pitch="variable" fo:font-size="125%"/>
      </text:list-level-style-bullet>
      <text:list-level-style-bullet text:level="4" text:bullet-char="Ø">
        <style:list-level-properties text:space-before="1.5in" text:min-label-width="0.25in"/>
        <style:text-properties fo:font-family="Wingdings" style:font-pitch="variable" fo:font-size="125%"/>
      </text:list-level-style-bullet>
      <text:list-level-style-bullet text:level="5" text:bullet-char="Ø">
        <style:list-level-properties text:space-before="2in" text:min-label-width="0.25in"/>
        <style:text-properties fo:font-family="Wingdings" style:font-pitch="variable" fo:font-size="125%"/>
      </text:list-level-style-bullet>
      <text:list-level-style-bullet text:level="6" text:bullet-char="Ø">
        <style:list-level-properties text:space-before="2.5in" text:min-label-width="0.25in"/>
        <style:text-properties fo:font-family="Wingdings" style:font-pitch="variable" fo:font-size="125%"/>
      </text:list-level-style-bullet>
      <text:list-level-style-bullet text:level="7" text:bullet-char="Ø">
        <style:list-level-properties text:space-before="3in" text:min-label-width="0.25in"/>
        <style:text-properties fo:font-family="Wingdings" style:font-pitch="variable" fo:font-size="125%"/>
      </text:list-level-style-bullet>
      <text:list-level-style-bullet text:level="8" text:bullet-char="Ø">
        <style:list-level-properties text:space-before="3.5in" text:min-label-width="0.25in"/>
        <style:text-properties fo:font-family="Wingdings" style:font-pitch="variable" fo:font-size="125%"/>
      </text:list-level-style-bullet>
      <text:list-level-style-bullet text:level="9" text:bullet-char="Ø">
        <style:list-level-properties text:space-before="4in" text:min-label-width="0.25in"/>
        <style:text-properties fo:font-family="Wingdings" style:font-pitch="variable" fo:font-size="125%"/>
      </text:list-level-style-bullet>
    </text:list-style>
    <text:list-style style:name="a2595">
      <text:list-level-style-bullet text:level="1" text:bullet-char="Ø">
        <style:list-level-properties text:space-before="0in" text:min-label-width="0.25in"/>
        <style:text-properties fo:font-family="Wingdings" style:font-pitch="variable" fo:font-size="125%"/>
      </text:list-level-style-bullet>
      <text:list-level-style-bullet text:level="2" text:bullet-char="Ø">
        <style:list-level-properties text:space-before="0.5in" text:min-label-width="0.25in"/>
        <style:text-properties fo:font-family="Wingdings" style:font-pitch="variable" fo:font-size="125%"/>
      </text:list-level-style-bullet>
      <text:list-level-style-bullet text:level="3" text:bullet-char="Ø">
        <style:list-level-properties text:space-before="1in" text:min-label-width="0.25in"/>
        <style:text-properties fo:font-family="Wingdings" style:font-pitch="variable" fo:font-size="125%"/>
      </text:list-level-style-bullet>
      <text:list-level-style-bullet text:level="4" text:bullet-char="Ø">
        <style:list-level-properties text:space-before="1.5in" text:min-label-width="0.25in"/>
        <style:text-properties fo:font-family="Wingdings" style:font-pitch="variable" fo:font-size="125%"/>
      </text:list-level-style-bullet>
      <text:list-level-style-bullet text:level="5" text:bullet-char="Ø">
        <style:list-level-properties text:space-before="2in" text:min-label-width="0.25in"/>
        <style:text-properties fo:font-family="Wingdings" style:font-pitch="variable" fo:font-size="125%"/>
      </text:list-level-style-bullet>
      <text:list-level-style-bullet text:level="6" text:bullet-char="Ø">
        <style:list-level-properties text:space-before="2.5in" text:min-label-width="0.25in"/>
        <style:text-properties fo:font-family="Wingdings" style:font-pitch="variable" fo:font-size="125%"/>
      </text:list-level-style-bullet>
      <text:list-level-style-bullet text:level="7" text:bullet-char="Ø">
        <style:list-level-properties text:space-before="3in" text:min-label-width="0.25in"/>
        <style:text-properties fo:font-family="Wingdings" style:font-pitch="variable" fo:font-size="125%"/>
      </text:list-level-style-bullet>
      <text:list-level-style-bullet text:level="8" text:bullet-char="Ø">
        <style:list-level-properties text:space-before="3.5in" text:min-label-width="0.25in"/>
        <style:text-properties fo:font-family="Wingdings" style:font-pitch="variable" fo:font-size="125%"/>
      </text:list-level-style-bullet>
      <text:list-level-style-bullet text:level="9" text:bullet-char="Ø">
        <style:list-level-properties text:space-before="4in" text:min-label-width="0.25in"/>
        <style:text-properties fo:font-family="Wingdings" style:font-pitch="variable" fo:font-size="125%"/>
      </text:list-level-style-bullet>
    </text:list-style>
    <text:list-style style:name="a2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2">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2598">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305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325">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2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328">
      <text:list-level-style-bullet text:level="1" text:bullet-char="Ø">
        <style:list-level-properties text:space-before="0in" text:min-label-width="0.25in"/>
        <style:text-properties fo:font-family="Wingdings" style:font-pitch="variable" fo:font-size="125%"/>
      </text:list-level-style-bullet>
      <text:list-level-style-bullet text:level="2" text:bullet-char="Ø">
        <style:list-level-properties text:space-before="0.5in" text:min-label-width="0.25in"/>
        <style:text-properties fo:font-family="Wingdings" style:font-pitch="variable" fo:font-size="125%"/>
      </text:list-level-style-bullet>
      <text:list-level-style-bullet text:level="3" text:bullet-char="Ø">
        <style:list-level-properties text:space-before="1in" text:min-label-width="0.25in"/>
        <style:text-properties fo:font-family="Wingdings" style:font-pitch="variable" fo:font-size="125%"/>
      </text:list-level-style-bullet>
      <text:list-level-style-bullet text:level="4" text:bullet-char="Ø">
        <style:list-level-properties text:space-before="1.5in" text:min-label-width="0.25in"/>
        <style:text-properties fo:font-family="Wingdings" style:font-pitch="variable" fo:font-size="125%"/>
      </text:list-level-style-bullet>
      <text:list-level-style-bullet text:level="5" text:bullet-char="Ø">
        <style:list-level-properties text:space-before="2in" text:min-label-width="0.25in"/>
        <style:text-properties fo:font-family="Wingdings" style:font-pitch="variable" fo:font-size="125%"/>
      </text:list-level-style-bullet>
      <text:list-level-style-bullet text:level="6" text:bullet-char="Ø">
        <style:list-level-properties text:space-before="2.5in" text:min-label-width="0.25in"/>
        <style:text-properties fo:font-family="Wingdings" style:font-pitch="variable" fo:font-size="125%"/>
      </text:list-level-style-bullet>
      <text:list-level-style-bullet text:level="7" text:bullet-char="Ø">
        <style:list-level-properties text:space-before="3in" text:min-label-width="0.25in"/>
        <style:text-properties fo:font-family="Wingdings" style:font-pitch="variable" fo:font-size="125%"/>
      </text:list-level-style-bullet>
      <text:list-level-style-bullet text:level="8" text:bullet-char="Ø">
        <style:list-level-properties text:space-before="3.5in" text:min-label-width="0.25in"/>
        <style:text-properties fo:font-family="Wingdings" style:font-pitch="variable" fo:font-size="125%"/>
      </text:list-level-style-bullet>
      <text:list-level-style-bullet text:level="9" text:bullet-char="Ø">
        <style:list-level-properties text:space-before="4in" text:min-label-width="0.25in"/>
        <style:text-properties fo:font-family="Wingdings" style:font-pitch="variable" fo:font-size="125%"/>
      </text:list-level-style-bullet>
    </text:list-style>
    <text:list-style style:name="a2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64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in" text:min-label-width="0.25in"/>
        <style:text-properties fo:font-family="Arial" style:font-family-generic="swiss" style:font-pitch="variable" fo:font-size="125%"/>
      </text:list-level-style-bullet>
      <text:list-level-style-bullet text:level="3" text:bullet-char="•">
        <style:list-level-properties text:space-before="0.5in" text:min-label-width="0.25in"/>
        <style:text-properties fo:font-family="Arial" style:font-family-generic="swiss" style:font-pitch="variable" fo:font-size="125%"/>
      </text:list-level-style-bullet>
      <text:list-level-style-bullet text:level="4" text:bullet-char="•">
        <style:list-level-properties text:space-before="1in" text:min-label-width="0.25in"/>
        <style:text-properties fo:font-family="Arial" style:font-family-generic="swiss" style:font-pitch="variable" fo:font-size="125%"/>
      </text:list-level-style-bullet>
      <text:list-level-style-bullet text:level="5" text:bullet-char="•">
        <style:list-level-properties text:space-before="1.5in" text:min-label-width="0.25in"/>
        <style:text-properties fo:font-family="Arial" style:font-family-generic="swiss" style:font-pitch="variable" fo:font-size="125%"/>
      </text:list-level-style-bullet>
      <text:list-level-style-bullet text:level="6" text:bullet-char="•">
        <style:list-level-properties text:space-before="2in" text:min-label-width="0.25in"/>
        <style:text-properties fo:font-family="Arial" style:font-family-generic="swiss" style:font-pitch="variable" fo:font-size="125%"/>
      </text:list-level-style-bullet>
      <text:list-level-style-bullet text:level="7" text:bullet-char="•">
        <style:list-level-properties text:space-before="2.5in" text:min-label-width="0.25in"/>
        <style:text-properties fo:font-family="Arial" style:font-family-generic="swiss" style:font-pitch="variable" fo:font-size="125%"/>
      </text:list-level-style-bullet>
      <text:list-level-style-bullet text:level="8" text:bullet-char="•">
        <style:list-level-properties text:space-before="3in" text:min-label-width="0.25in"/>
        <style:text-properties fo:font-family="Arial" style:font-family-generic="swiss" style:font-pitch="variable" fo:font-size="125%"/>
      </text:list-level-style-bullet>
      <text:list-level-style-bullet text:level="9" text:bullet-char="•">
        <style:list-level-properties text:space-before="3.5in" text:min-label-width="0.25in"/>
        <style:text-properties fo:font-family="Arial" style:font-family-generic="swiss" style:font-pitch="variable" fo:font-size="125%"/>
      </text:list-level-style-bullet>
    </text:list-style>
    <text:list-style style:name="a27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194">
      <text:list-level-style-number text:level="1" style:num-format="1" style:num-suffix=".">
        <style:list-level-properties text:space-before="0in" text:min-label-width="0.5in"/>
        <style:text-properties fo:font-family="Tw Cen MT" fo:font-size="125%"/>
      </text:list-level-style-number>
      <text:list-level-style-number text:level="2" style:num-format="1" style:num-suffix=".">
        <style:list-level-properties text:space-before="0.5in" text:min-label-width="0.5in"/>
        <style:text-properties fo:font-family="Tw Cen MT" fo:font-size="125%"/>
      </text:list-level-style-number>
      <text:list-level-style-number text:level="3" style:num-format="1" style:num-suffix=".">
        <style:list-level-properties text:space-before="1in" text:min-label-width="0.5in"/>
        <style:text-properties fo:font-family="Tw Cen MT" fo:font-size="125%"/>
      </text:list-level-style-number>
      <text:list-level-style-number text:level="4" style:num-format="1" style:num-suffix=".">
        <style:list-level-properties text:space-before="1.5in" text:min-label-width="0.5in"/>
        <style:text-properties fo:font-family="Tw Cen MT" fo:font-size="125%"/>
      </text:list-level-style-number>
      <text:list-level-style-number text:level="5" style:num-format="1" style:num-suffix=".">
        <style:list-level-properties text:space-before="2in" text:min-label-width="0.5in"/>
        <style:text-properties fo:font-family="Tw Cen MT" fo:font-size="125%"/>
      </text:list-level-style-number>
      <text:list-level-style-number text:level="6" style:num-format="1" style:num-suffix=".">
        <style:list-level-properties text:space-before="2.5in" text:min-label-width="0.5in"/>
        <style:text-properties fo:font-family="Tw Cen MT" fo:font-size="125%"/>
      </text:list-level-style-number>
      <text:list-level-style-number text:level="7" style:num-format="1" style:num-suffix=".">
        <style:list-level-properties text:space-before="3in" text:min-label-width="0.5in"/>
        <style:text-properties fo:font-family="Tw Cen MT" fo:font-size="125%"/>
      </text:list-level-style-number>
      <text:list-level-style-number text:level="8" style:num-format="1" style:num-suffix=".">
        <style:list-level-properties text:space-before="3.5in" text:min-label-width="0.5in"/>
        <style:text-properties fo:font-family="Tw Cen MT" fo:font-size="125%"/>
      </text:list-level-style-number>
      <text:list-level-style-number text:level="9" style:num-format="1" style:num-suffix=".">
        <style:list-level-properties text:space-before="4in" text:min-label-width="0.5in"/>
        <style:text-properties fo:font-family="Tw Cen MT" fo:font-size="125%"/>
      </text:list-level-style-number>
    </text:list-style>
    <text:list-style style:name="a2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0">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1963">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2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6">
      <text:list-level-style-number text:level="1" style:num-format="1" style:num-suffix=")">
        <style:list-level-properties text:space-before="0in" text:min-label-width="0.5in"/>
        <style:text-properties fo:font-family="Tw Cen MT" fo:font-size="125%"/>
      </text:list-level-style-number>
      <text:list-level-style-number text:level="2" style:num-format="1" style:num-suffix=")">
        <style:list-level-properties text:space-before="0.5in" text:min-label-width="0.5in"/>
        <style:text-properties fo:font-family="Tw Cen MT" fo:font-size="125%"/>
      </text:list-level-style-number>
      <text:list-level-style-number text:level="3" style:num-format="1" style:num-suffix=")">
        <style:list-level-properties text:space-before="1in" text:min-label-width="0.5in"/>
        <style:text-properties fo:font-family="Tw Cen MT" fo:font-size="125%"/>
      </text:list-level-style-number>
      <text:list-level-style-number text:level="4" style:num-format="1" style:num-suffix=")">
        <style:list-level-properties text:space-before="1.5in" text:min-label-width="0.5in"/>
        <style:text-properties fo:font-family="Tw Cen MT" fo:font-size="125%"/>
      </text:list-level-style-number>
      <text:list-level-style-number text:level="5" style:num-format="1" style:num-suffix=")">
        <style:list-level-properties text:space-before="2in" text:min-label-width="0.5in"/>
        <style:text-properties fo:font-family="Tw Cen MT" fo:font-size="125%"/>
      </text:list-level-style-number>
      <text:list-level-style-number text:level="6" style:num-format="1" style:num-suffix=")">
        <style:list-level-properties text:space-before="2.5in" text:min-label-width="0.5in"/>
        <style:text-properties fo:font-family="Tw Cen MT" fo:font-size="125%"/>
      </text:list-level-style-number>
      <text:list-level-style-number text:level="7" style:num-format="1" style:num-suffix=")">
        <style:list-level-properties text:space-before="3in" text:min-label-width="0.5in"/>
        <style:text-properties fo:font-family="Tw Cen MT" fo:font-size="125%"/>
      </text:list-level-style-number>
      <text:list-level-style-number text:level="8" style:num-format="1" style:num-suffix=")">
        <style:list-level-properties text:space-before="3.5in" text:min-label-width="0.5in"/>
        <style:text-properties fo:font-family="Tw Cen MT" fo:font-size="125%"/>
      </text:list-level-style-number>
      <text:list-level-style-number text:level="9" style:num-format="1" style:num-suffix=")">
        <style:list-level-properties text:space-before="4in" text:min-label-width="0.5in"/>
        <style:text-properties fo:font-family="Tw Cen MT" fo:font-size="125%"/>
      </text:list-level-style-number>
    </text:list-style>
    <text:list-style style:name="a20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6">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2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1">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3332">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2605">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306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8">
      <text:list-level-style-number text:level="1" style:num-format="1" style:num-suffix=".">
        <style:list-level-properties text:space-before="0in" text:min-label-width="0.5in"/>
        <style:text-properties fo:font-family="Tw Cen MT" fo:font-size="125%"/>
      </text:list-level-style-number>
      <text:list-level-style-number text:level="2" style:num-format="1" style:num-suffix=".">
        <style:list-level-properties text:space-before="0.5in" text:min-label-width="0.5in"/>
        <style:text-properties fo:font-family="Tw Cen MT" fo:font-size="125%"/>
      </text:list-level-style-number>
      <text:list-level-style-number text:level="3" style:num-format="1" style:num-suffix=".">
        <style:list-level-properties text:space-before="1in" text:min-label-width="0.5in"/>
        <style:text-properties fo:font-family="Tw Cen MT" fo:font-size="125%"/>
      </text:list-level-style-number>
      <text:list-level-style-number text:level="4" style:num-format="1" style:num-suffix=".">
        <style:list-level-properties text:space-before="1.5in" text:min-label-width="0.5in"/>
        <style:text-properties fo:font-family="Tw Cen MT" fo:font-size="125%"/>
      </text:list-level-style-number>
      <text:list-level-style-number text:level="5" style:num-format="1" style:num-suffix=".">
        <style:list-level-properties text:space-before="2in" text:min-label-width="0.5in"/>
        <style:text-properties fo:font-family="Tw Cen MT" fo:font-size="125%"/>
      </text:list-level-style-number>
      <text:list-level-style-number text:level="6" style:num-format="1" style:num-suffix=".">
        <style:list-level-properties text:space-before="2.5in" text:min-label-width="0.5in"/>
        <style:text-properties fo:font-family="Tw Cen MT" fo:font-size="125%"/>
      </text:list-level-style-number>
      <text:list-level-style-number text:level="7" style:num-format="1" style:num-suffix=".">
        <style:list-level-properties text:space-before="3in" text:min-label-width="0.5in"/>
        <style:text-properties fo:font-family="Tw Cen MT" fo:font-size="125%"/>
      </text:list-level-style-number>
      <text:list-level-style-number text:level="8" style:num-format="1" style:num-suffix=".">
        <style:list-level-properties text:space-before="3.5in" text:min-label-width="0.5in"/>
        <style:text-properties fo:font-family="Tw Cen MT" fo:font-size="125%"/>
      </text:list-level-style-number>
      <text:list-level-style-number text:level="9" style:num-format="1" style:num-suffix=".">
        <style:list-level-properties text:space-before="4in" text:min-label-width="0.5in"/>
        <style:text-properties fo:font-family="Tw Cen MT" fo:font-size="125%"/>
      </text:list-level-style-number>
    </text:list-style>
    <text:list-style style:name="a2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38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56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0">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3022">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3205">
      <text:list-level-style-number text:level="1" style:num-format="1" style:num-suffix=".">
        <style:list-level-properties text:space-before="0in" text:min-label-width="0.5in"/>
        <style:text-properties fo:font-family="Tw Cen MT" fo:font-size="125%"/>
      </text:list-level-style-number>
      <text:list-level-style-number text:level="2" style:num-format="1" style:num-suffix=".">
        <style:list-level-properties text:space-before="0.5in" text:min-label-width="0.5in"/>
        <style:text-properties fo:font-family="Tw Cen MT" fo:font-size="125%"/>
      </text:list-level-style-number>
      <text:list-level-style-number text:level="3" style:num-format="1" style:num-suffix=".">
        <style:list-level-properties text:space-before="1in" text:min-label-width="0.5in"/>
        <style:text-properties fo:font-family="Tw Cen MT" fo:font-size="125%"/>
      </text:list-level-style-number>
      <text:list-level-style-number text:level="4" style:num-format="1" style:num-suffix=".">
        <style:list-level-properties text:space-before="1.5in" text:min-label-width="0.5in"/>
        <style:text-properties fo:font-family="Tw Cen MT" fo:font-size="125%"/>
      </text:list-level-style-number>
      <text:list-level-style-number text:level="5" style:num-format="1" style:num-suffix=".">
        <style:list-level-properties text:space-before="2in" text:min-label-width="0.5in"/>
        <style:text-properties fo:font-family="Tw Cen MT" fo:font-size="125%"/>
      </text:list-level-style-number>
      <text:list-level-style-number text:level="6" style:num-format="1" style:num-suffix=".">
        <style:list-level-properties text:space-before="2.5in" text:min-label-width="0.5in"/>
        <style:text-properties fo:font-family="Tw Cen MT" fo:font-size="125%"/>
      </text:list-level-style-number>
      <text:list-level-style-number text:level="7" style:num-format="1" style:num-suffix=".">
        <style:list-level-properties text:space-before="3in" text:min-label-width="0.5in"/>
        <style:text-properties fo:font-family="Tw Cen MT" fo:font-size="125%"/>
      </text:list-level-style-number>
      <text:list-level-style-number text:level="8" style:num-format="1" style:num-suffix=".">
        <style:list-level-properties text:space-before="3.5in" text:min-label-width="0.5in"/>
        <style:text-properties fo:font-family="Tw Cen MT" fo:font-size="125%"/>
      </text:list-level-style-number>
      <text:list-level-style-number text:level="9" style:num-format="1" style:num-suffix=".">
        <style:list-level-properties text:space-before="4in" text:min-label-width="0.5in"/>
        <style:text-properties fo:font-family="Tw Cen MT" fo:font-size="125%"/>
      </text:list-level-style-number>
    </text:list-style>
    <text:list-style style:name="a3025">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2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8">
      <text:list-level-style-bullet text:level="1" text:bullet-char="Ø">
        <style:list-level-properties text:space-before="0in" text:min-label-width="0.25in"/>
        <style:text-properties fo:font-family="Wingdings" style:font-pitch="variable" fo:font-size="125%"/>
      </text:list-level-style-bullet>
      <text:list-level-style-bullet text:level="2" text:bullet-char="Ø">
        <style:list-level-properties text:space-before="0.5in" text:min-label-width="0.25in"/>
        <style:text-properties fo:font-family="Wingdings" style:font-pitch="variable" fo:font-size="125%"/>
      </text:list-level-style-bullet>
      <text:list-level-style-bullet text:level="3" text:bullet-char="Ø">
        <style:list-level-properties text:space-before="1in" text:min-label-width="0.25in"/>
        <style:text-properties fo:font-family="Wingdings" style:font-pitch="variable" fo:font-size="125%"/>
      </text:list-level-style-bullet>
      <text:list-level-style-bullet text:level="4" text:bullet-char="Ø">
        <style:list-level-properties text:space-before="1.5in" text:min-label-width="0.25in"/>
        <style:text-properties fo:font-family="Wingdings" style:font-pitch="variable" fo:font-size="125%"/>
      </text:list-level-style-bullet>
      <text:list-level-style-bullet text:level="5" text:bullet-char="Ø">
        <style:list-level-properties text:space-before="2in" text:min-label-width="0.25in"/>
        <style:text-properties fo:font-family="Wingdings" style:font-pitch="variable" fo:font-size="125%"/>
      </text:list-level-style-bullet>
      <text:list-level-style-bullet text:level="6" text:bullet-char="Ø">
        <style:list-level-properties text:space-before="2.5in" text:min-label-width="0.25in"/>
        <style:text-properties fo:font-family="Wingdings" style:font-pitch="variable" fo:font-size="125%"/>
      </text:list-level-style-bullet>
      <text:list-level-style-bullet text:level="7" text:bullet-char="Ø">
        <style:list-level-properties text:space-before="3in" text:min-label-width="0.25in"/>
        <style:text-properties fo:font-family="Wingdings" style:font-pitch="variable" fo:font-size="125%"/>
      </text:list-level-style-bullet>
      <text:list-level-style-bullet text:level="8" text:bullet-char="Ø">
        <style:list-level-properties text:space-before="3.5in" text:min-label-width="0.25in"/>
        <style:text-properties fo:font-family="Wingdings" style:font-pitch="variable" fo:font-size="125%"/>
      </text:list-level-style-bullet>
      <text:list-level-style-bullet text:level="9" text:bullet-char="Ø">
        <style:list-level-properties text:space-before="4in" text:min-label-width="0.25in"/>
        <style:text-properties fo:font-family="Wingdings" style:font-pitch="variable" fo:font-size="125%"/>
      </text:list-level-style-bullet>
    </text:list-style>
    <text:list-style style:name="a352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61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526">
      <text:list-level-style-bullet text:level="1" text:bullet-char="q">
        <style:list-level-properties text:space-before="0in" text:min-label-width="0.25in"/>
        <style:text-properties fo:font-family="Wingdings" style:font-pitch="variable" fo:font-size="125%"/>
      </text:list-level-style-bullet>
      <text:list-level-style-bullet text:level="2" text:bullet-char="q">
        <style:list-level-properties text:space-before="0.5in" text:min-label-width="0.25in"/>
        <style:text-properties fo:font-family="Wingdings" style:font-pitch="variable" fo:font-size="125%"/>
      </text:list-level-style-bullet>
      <text:list-level-style-bullet text:level="3" text:bullet-char="q">
        <style:list-level-properties text:space-before="1in" text:min-label-width="0.25in"/>
        <style:text-properties fo:font-family="Wingdings" style:font-pitch="variable" fo:font-size="125%"/>
      </text:list-level-style-bullet>
      <text:list-level-style-bullet text:level="4" text:bullet-char="q">
        <style:list-level-properties text:space-before="1.5in" text:min-label-width="0.25in"/>
        <style:text-properties fo:font-family="Wingdings" style:font-pitch="variable" fo:font-size="125%"/>
      </text:list-level-style-bullet>
      <text:list-level-style-bullet text:level="5" text:bullet-char="q">
        <style:list-level-properties text:space-before="2in" text:min-label-width="0.25in"/>
        <style:text-properties fo:font-family="Wingdings" style:font-pitch="variable" fo:font-size="125%"/>
      </text:list-level-style-bullet>
      <text:list-level-style-bullet text:level="6" text:bullet-char="q">
        <style:list-level-properties text:space-before="2.5in" text:min-label-width="0.25in"/>
        <style:text-properties fo:font-family="Wingdings" style:font-pitch="variable" fo:font-size="125%"/>
      </text:list-level-style-bullet>
      <text:list-level-style-bullet text:level="7" text:bullet-char="q">
        <style:list-level-properties text:space-before="3in" text:min-label-width="0.25in"/>
        <style:text-properties fo:font-family="Wingdings" style:font-pitch="variable" fo:font-size="125%"/>
      </text:list-level-style-bullet>
      <text:list-level-style-bullet text:level="8" text:bullet-char="q">
        <style:list-level-properties text:space-before="3.5in" text:min-label-width="0.25in"/>
        <style:text-properties fo:font-family="Wingdings" style:font-pitch="variable" fo:font-size="125%"/>
      </text:list-level-style-bullet>
      <text:list-level-style-bullet text:level="9" text:bullet-char="q">
        <style:list-level-properties text:space-before="4in" text:min-label-width="0.25in"/>
        <style:text-properties fo:font-family="Wingdings" style:font-pitch="variable" fo:font-size="125%"/>
      </text:list-level-style-bullet>
    </text:list-style>
    <text:list-style style:name="a2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61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office:automatic-styles>
  <office:body>
    <office:presentation>
      <draw:page draw:name="Slide1" draw:style-name="a1939" draw:master-page-name="Master1-Layout1-title-Title-Slide" presentation:presentation-page-layout-name="Master1-PPL1" draw:id="Slide-256">
        <draw:frame draw:id="id863" presentation:style-name="a1943" draw:name="Title 1" svg:x="2.05208in" svg:y="1.22743in" svg:width="9.62792in" svg:height="2.61111in" presentation:class="title" presentation:placeholder="false">
          <draw:text-box>
            <text:p text:style-name="a1942" text:class-names="" text:cond-style-name=""><text:span text:style-name="a1940" text:class-names="">Шаблоны функций В С++</text:span><text:span text:style-name="a1941" text:class-names=""/></text:p>
          </draw:text-box>
          <svg:title/>
          <svg:desc/>
        </draw:frame>
        <draw:frame draw:id="id864" presentation:style-name="a1947" draw:name="Subtitle 2" svg:x="2.14208in" svg:y="3.93924in" svg:width="10.29792in" svg:height="0.99076in" presentation:class="subtitle" presentation:placeholder="false">
          <draw:text-box>
            <text:p text:style-name="a1946" text:class-names="" text:cond-style-name=""><text:span text:style-name="a1944" text:class-names="">Обобщенное программирование и статический полиморфизм</text:span><text:span text:style-name="a1945" text:class-names=""/></text:p>
          </draw:text-box>
          <svg:title/>
          <svg:desc/>
        </draw:frame>
        <draw:frame draw:id="id865" draw:style-name="a1952" draw:name="Subtitle 2" svg:x="8.49in" svg:y="6.58in" svg:width="4.61333in" svg:height="0.50667in">
          <draw:text-box>
            <text:p text:style-name="a1951" text:class-names="" text:cond-style-name=""><text:span text:style-name="a1948" text:class-names="">К. Владимиров,<text:s text:c="1"/></text:span><text:span text:style-name="a1949" text:class-names="">Intel, 2017</text:span><text:span text:style-name="a1950" text:class-names=""/></text:p>
          </draw:text-box>
          <svg:title/>
          <svg:desc/>
        </draw:frame>
      </draw:page>
      <draw:page draw:name="Slide2" draw:style-name="a1954" draw:master-page-name="Master1-Layout2-obj-Title-and-Content" presentation:presentation-page-layout-name="Master1-PPL2" draw:id="Slide-257">
        <draw:frame draw:id="id866" presentation:style-name="a1971" draw:name="Content Placeholder 2" svg:x="1.71826in" svg:y="1.13in" svg:width="10.15174in" svg:height="5.18333in" presentation:class="outline" presentation:placeholder="false">
          <draw:text-box>
            <text:list text:style-name="a1957">
              <text:list-item>
                <text:p text:style-name="a1956" text:class-names="" text:cond-style-name=""><text:span text:style-name="a1955" text:class-names="">Обобщенное программирование</text:span></text:p>
              </text:list-item>
            </text:list>
            <text:list text:style-name="a1960">
              <text:list-item>
                <text:p text:style-name="a1959" text:class-names="" text:cond-style-name=""><text:span text:style-name="a1958" text:class-names="">Вывод типов</text:span></text:p>
              </text:list-item>
            </text:list>
            <text:list text:style-name="a1963">
              <text:list-item>
                <text:p text:style-name="a1962" text:class-names="" text:cond-style-name=""><text:span text:style-name="a1961" text:class-names="">Разрешение перегрузки</text:span></text:p>
              </text:list-item>
            </text:list>
            <text:list text:style-name="a1966">
              <text:list-item>
                <text:p text:style-name="a1965" text:class-names="" text:cond-style-name=""><text:span text:style-name="a1964" text:class-names="">Статический полиморфизм</text:span></text:p>
              </text:list-item>
            </text:list>
            <text:list text:style-name="a1970">
              <text:list-item>
                <text:p text:style-name="a1969" text:class-names="" text:cond-style-name=""><text:span text:style-name="a1967" text:class-names="">Управление инстанцированием</text:span><text:span text:style-name="a1968" text:class-names=""/></text:p>
              </text:list-item>
            </text:list>
          </draw:text-box>
          <svg:title/>
          <svg:desc/>
        </draw:frame>
      </draw:page>
      <draw:page draw:name="Slide3" draw:style-name="a1973" draw:master-page-name="Master1-Layout2-obj-Title-and-Content" presentation:presentation-page-layout-name="Master1-PPL2" draw:id="Slide-258">
        <draw:frame draw:id="id867" presentation:style-name="a1978" draw:name="Title 11" svg:x="1.5in" svg:y="0.21642in" svg:width="10.85in" svg:height="1.61698in" presentation:class="title" presentation:placeholder="false">
          <draw:text-box>
            <text:p text:style-name="a1977" text:class-names="" text:cond-style-name=""><text:span text:style-name="a1974" text:class-names="">ПроСтые шаблоны</text:span><text:span text:style-name="a1975" text:class-names="">: max, min</text:span><text:span text:style-name="a1976" text:class-names=""/></text:p>
          </draw:text-box>
          <svg:title/>
          <svg:desc/>
        </draw:frame>
        <draw:frame draw:id="id868" presentation:style-name="a2016" draw:name="Content Placeholder 12" svg:x="1.71in" svg:y="1.8334in" svg:width="9.48in" svg:height="5.3766in" presentation:class="outline" presentation:placeholder="false">
          <draw:text-box>
            <text:list text:style-name="a1997">
              <text:list-item>
                <text:p text:style-name="a1996" text:class-names="" text:cond-style-name=""><text:span text:style-name="a1979" text:class-names="">template</text:span><text:span text:style-name="a1980" text:class-names=""><text:s text:c="1"/>&lt;</text:span><text:span text:style-name="a1981" text:class-names="">typename</text:span><text:span text:style-name="a1982" text:class-names=""><text:s text:c="1"/></text:span><text:span text:style-name="a1983" text:class-names="">T&gt;<text:s text:c="1"/></text:span><text:span text:style-name="a1984" text:class-names="">const</text:span><text:span text:style-name="a1985" text:class-names=""><text:s text:c="1"/></text:span><text:span text:style-name="a1986" text:class-names="">T&amp;<text:line-break/>max<text:s text:c="1"/></text:span><text:span text:style-name="a1987" text:class-names="">(</text:span><text:span text:style-name="a1988" text:class-names="">const</text:span><text:span text:style-name="a1989" text:class-names=""><text:s text:c="1"/>T &amp;x,<text:s text:c="1"/></text:span><text:span text:style-name="a1990" text:class-names="">const</text:span><text:span text:style-name="a1991" text:class-names=""><text:s text:c="1"/>T &amp;y) {<text:s text:c="1"/></text:span><text:span text:style-name="a1992" text:class-names=""><text:line-break/> <text:s text:c="1"/></text:span><text:span text:style-name="a1993" text:class-names="">return ((x &gt; y) ? x : y</text:span><text:span text:style-name="a1994" text:class-names="">);<text:line-break/>}</text:span><text:span text:style-name="a1995" text:class-names=""/></text:p>
              </text:list-item>
            </text:list>
            <text:list text:style-name="a2015">
              <text:list-item>
                <text:p text:style-name="a2014" text:class-names="" text:cond-style-name=""><text:span text:style-name="a1998" text:class-names="">template &lt;</text:span><text:span text:style-name="a1999" text:class-names="">typename</text:span><text:span text:style-name="a2000" text:class-names=""><text:s text:c="1"/></text:span><text:span text:style-name="a2001" text:class-names="">T&gt;<text:s text:c="1"/></text:span><text:span text:style-name="a2002" text:class-names="">const</text:span><text:span text:style-name="a2003" text:class-names=""><text:s text:c="1"/></text:span><text:span text:style-name="a2004" text:class-names="">T&amp;<text:line-break/>min<text:s text:c="1"/></text:span><text:span text:style-name="a2005" text:class-names="">(</text:span><text:span text:style-name="a2006" text:class-names="">const</text:span><text:span text:style-name="a2007" text:class-names=""><text:s text:c="1"/>T &amp;x,<text:s text:c="1"/></text:span><text:span text:style-name="a2008" text:class-names="">const</text:span><text:span text:style-name="a2009" text:class-names=""><text:s text:c="1"/>T &amp;y)<text:s text:c="1"/></text:span><text:span text:style-name="a2010" text:class-names="">{<text:line-break/> <text:s text:c="1"/>return<text:s text:c="1"/></text:span><text:span text:style-name="a2011" text:class-names="">((x &lt; y) ? x : y</text:span><text:span text:style-name="a2012" text:class-names="">);<text:line-break/>}</text:span><text:span text:style-name="a2013" text:class-names=""/></text:p>
              </text:list-item>
            </text:list>
          </draw:text-box>
          <svg:title/>
          <svg:desc/>
        </draw:frame>
      </draw:page>
      <draw:page draw:name="Slide5" draw:style-name="a2018" draw:master-page-name="Master1-Layout2-obj-Title-and-Content" presentation:presentation-page-layout-name="Master1-PPL2" draw:id="Slide-260">
        <draw:frame draw:id="id869" presentation:style-name="a2022" draw:name="Title 1" svg:x="1.24826in" svg:y="0.67642in" svg:width="11.08174in" svg:height="1.61698in" presentation:class="title" presentation:placeholder="false">
          <draw:text-box>
            <text:p text:style-name="a2021" text:class-names="" text:cond-style-name=""><text:span text:style-name="a2019" text:class-names="">Тестирование корректности</text:span><text:span text:style-name="a2020" text:class-names=""/></text:p>
          </draw:text-box>
          <svg:title/>
          <svg:desc/>
        </draw:frame>
        <draw:frame draw:id="id870" presentation:style-name="a2027" draw:name="Content Placeholder 2" svg:x="1.24826in" svg:y="2.07007in" svg:width="10.83333in" svg:height="1.00993in" presentation:class="outline" presentation:placeholder="false">
          <draw:text-box>
            <text:list text:style-name="a2026">
              <text:list-item>
                <text:p text:style-name="a2025" text:class-names="" text:cond-style-name=""><draw:frame draw:style-name="a2023" text:anchor-type="as-char" svg:x="1169.15771in" svg:y="0in" svg:width="10.13937in" svg:height="0.6in" style:rel-width="scale" style:rel-height="scale"><draw:object xlink:href="Object 1/" xlink:type="simple" xlink:show="embed" xlink:actuate="onLoad"/></draw:frame><text:span text:style-name="a2024" text:class-names=""/></text:p>
              </text:list-item>
            </text:list>
          </draw:text-box>
          <svg:title/>
          <svg:desc/>
        </draw:frame>
        <draw:frame draw:id="id871" draw:style-name="a2053" draw:name="Content Placeholder 12" svg:x="1.71in" svg:y="3.22in" svg:width="10.1in" svg:height="3.99in">
          <draw:text-box>
            <text:p text:style-name="a2052" text:class-names="" text:cond-style-name=""><text:span text:style-name="a2028" text:class-names="">template</text:span><text:span text:style-name="a2029" text:class-names=""><text:s text:c="1"/>&lt;</text:span><text:span text:style-name="a2030" text:class-names="">typename</text:span><text:span text:style-name="a2031" text:class-names=""><text:s text:c="1"/>T</text:span><text:span text:style-name="a2032" text:class-names="">&gt;<text:s text:c="1"/></text:span><text:span text:style-name="a2033" text:class-names="">bool</text:span><text:span text:style-name="a2034" text:class-names=""><text:line-break/></text:span><text:span text:style-name="a2035" text:class-names="">test_minmax</text:span><text:span text:style-name="a2036" text:class-names=""><text:s text:c="1"/></text:span><text:span text:style-name="a2037" text:class-names="">(</text:span><text:span text:style-name="a2038" text:class-names="">const</text:span><text:span text:style-name="a2039" text:class-names=""><text:s text:c="1"/>T &amp;x,<text:s text:c="1"/></text:span><text:span text:style-name="a2040" text:class-names="">const</text:span><text:span text:style-name="a2041" text:class-names=""><text:s text:c="1"/>T &amp;y</text:span><text:span text:style-name="a2042" text:class-names="">) {<text:line-break/> <text:s text:c="1"/></text:span><text:span text:style-name="a2043" text:class-names="">assert</text:span><text:span text:style-name="a2044" text:class-names=""><text:s text:c="1"/>(x &lt;= y);<text:line-break/> <text:s text:c="1"/>return<text:s text:c="1"/></text:span><text:span text:style-name="a2045" text:class-names="">(</text:span><text:span text:style-name="a2046" text:class-names="">min&lt;T&gt;</text:span><text:span text:style-name="a2047" text:class-names=""><text:s text:c="1"/>(x, y) == x) &amp;&amp;<text:s text:c="1"/></text:span><text:span text:style-name="a2048" text:class-names=""><text:line-break/> <text:s text:c="8"/>(</text:span><text:span text:style-name="a2049" text:class-names="">max&lt;T&gt;</text:span><text:span text:style-name="a2050" text:class-names=""><text:s text:c="1"/>(x, y) == y);<text:line-break/>}</text:span><text:span text:style-name="a2051" text:class-names=""/></text:p>
          </draw:text-box>
          <svg:title/>
          <svg:desc/>
        </draw:frame>
      </draw:page>
      <draw:page draw:name="Slide4" draw:style-name="a2055" draw:master-page-name="Master1-Layout2-obj-Title-and-Content" presentation:presentation-page-layout-name="Master1-PPL2" draw:id="Slide-259">
        <draw:frame draw:id="id872" presentation:style-name="a2059" draw:name="Title 1" svg:x="1.24826in" svg:y="0.67642in" svg:width="11.08174in" svg:height="1.61698in" presentation:class="title" presentation:placeholder="false">
          <draw:text-box>
            <text:p text:style-name="a2058" text:class-names="" text:cond-style-name=""><text:span text:style-name="a2056" text:class-names="">Тестирование корректности</text:span><text:span text:style-name="a2057" text:class-names=""/></text:p>
          </draw:text-box>
          <svg:title/>
          <svg:desc/>
        </draw:frame>
        <draw:frame draw:id="id873" presentation:style-name="a2064" draw:name="Content Placeholder 2" svg:x="1.24826in" svg:y="2.07007in" svg:width="10.83333in" svg:height="1.00993in" presentation:class="outline" presentation:placeholder="false">
          <draw:text-box>
            <text:list text:style-name="a2063">
              <text:list-item>
                <text:p text:style-name="a2062" text:class-names="" text:cond-style-name=""><draw:frame draw:style-name="a2060" text:anchor-type="as-char" svg:x="1169.15771in" svg:y="0in" svg:width="10.13937in" svg:height="0.6in" style:rel-width="scale" style:rel-height="scale"><draw:object xlink:href="Object 2/" xlink:type="simple" xlink:show="embed" xlink:actuate="onLoad"/></draw:frame><text:span text:style-name="a2061" text:class-names=""/></text:p>
              </text:list-item>
            </text:list>
          </draw:text-box>
          <svg:title/>
          <svg:desc/>
        </draw:frame>
        <draw:frame draw:id="id874" draw:style-name="a2101" draw:name="Content Placeholder 12" svg:x="1.73913in" svg:y="3.23in" svg:width="10.1in" svg:height="3.8in">
          <draw:text-box>
            <text:p text:style-name="a2080" text:class-names="" text:cond-style-name=""><text:span text:style-name="a2065" text:class-names="">template</text:span><text:span text:style-name="a2066" text:class-names=""><text:s text:c="1"/>&lt;</text:span><text:span text:style-name="a2067" text:class-names="">typename</text:span><text:span text:style-name="a2068" text:class-names=""><text:s text:c="1"/>T&gt;<text:s text:c="1"/></text:span><text:span text:style-name="a2069" text:class-names="">bool</text:span><text:span text:style-name="a2070" text:class-names=""><text:line-break/></text:span><text:span text:style-name="a2071" text:class-names="">test_minmax</text:span><text:span text:style-name="a2072" text:class-names=""><text:s text:c="1"/></text:span><text:span text:style-name="a2073" text:class-names="">(</text:span><text:span text:style-name="a2074" text:class-names="">const</text:span><text:span text:style-name="a2075" text:class-names=""><text:s text:c="1"/>T &amp;x,<text:s text:c="1"/></text:span><text:span text:style-name="a2076" text:class-names="">const</text:span><text:span text:style-name="a2077" text:class-names=""><text:s text:c="1"/>T &amp;y</text:span><text:span text:style-name="a2078" text:class-names="">);</text:span><text:span text:style-name="a2079" text:class-names=""/></text:p>
            <text:p text:style-name="a2100" text:class-names="" text:cond-style-name=""><text:span text:style-name="a2081" text:class-names="">assert(</text:span><text:span text:style-name="a2082" text:class-names="">test_minmax</text:span><text:span text:style-name="a2083" text:class-names="">&lt;</text:span><text:span text:style-name="a2084" text:class-names="">char</text:span><text:span text:style-name="a2085" text:class-names="">&gt;(</text:span><text:span text:style-name="a2086" text:class-names="">'a</text:span><text:span text:style-name="a2087" text:class-names="">', 'b')</text:span><text:span text:style-name="a2088" text:class-names="">);<text:line-break/>assert(</text:span><text:span text:style-name="a2089" text:class-names="">test_minmax</text:span><text:span text:style-name="a2090" text:class-names="">&lt;</text:span><text:span text:style-name="a2091" text:class-names="">int</text:span><text:span text:style-name="a2092" text:class-names="">&gt;(5, 5)</text:span><text:span text:style-name="a2093" text:class-names="">);<text:line-break/>assert(</text:span><text:span text:style-name="a2094" text:class-names="">test_minmax</text:span><text:span text:style-name="a2095" text:class-names="">&lt;</text:span><text:span text:style-name="a2096" text:class-names="">double</text:span><text:span text:style-name="a2097" text:class-names="">&gt;(3.0, 7.2</text:span><text:span text:style-name="a2098" text:class-names="">)</text:span><text:span text:style-name="a2099" text:class-names="">);</text:span></text:p>
          </draw:text-box>
          <svg:title/>
          <svg:desc/>
        </draw:frame>
      </draw:page>
      <draw:page draw:name="Slide9" draw:style-name="a2103" draw:master-page-name="Master1-Layout2-obj-Title-and-Content" presentation:presentation-page-layout-name="Master1-PPL2" draw:id="Slide-264">
        <draw:frame draw:id="id875" presentation:style-name="a2107" draw:name="Title 1" svg:x="1.24826in" svg:y="0.67642in" svg:width="11.08174in" svg:height="1.61698in" presentation:class="title" presentation:placeholder="false">
          <draw:text-box>
            <text:p text:style-name="a2106" text:class-names="" text:cond-style-name=""><text:span text:style-name="a2104" text:class-names="">Простой вывод типов</text:span><text:span text:style-name="a2105" text:class-names=""/></text:p>
          </draw:text-box>
          <svg:title/>
          <svg:desc/>
        </draw:frame>
        <draw:frame draw:id="id876" presentation:style-name="a2112" draw:name="Content Placeholder 2" svg:x="1.24826in" svg:y="2.07007in" svg:width="10.83333in" svg:height="1.00993in" presentation:class="outline" presentation:placeholder="false">
          <draw:text-box>
            <text:list text:style-name="a2111">
              <text:list-item>
                <text:p text:style-name="a2110" text:class-names="" text:cond-style-name=""><draw:frame draw:style-name="a2108" text:anchor-type="as-char" svg:x="1169.15771in" svg:y="0in" svg:width="10.13937in" svg:height="0.6in" style:rel-width="scale" style:rel-height="scale"><draw:object xlink:href="Object 3/" xlink:type="simple" xlink:show="embed" xlink:actuate="onLoad"/></draw:frame><text:span text:style-name="a2109" text:class-names=""/></text:p>
              </text:list-item>
            </text:list>
          </draw:text-box>
          <svg:title/>
          <svg:desc/>
        </draw:frame>
        <draw:frame draw:id="id877" draw:style-name="a2143" draw:name="Content Placeholder 12" svg:x="1.73913in" svg:y="3.23in" svg:width="10.1in" svg:height="3.8in">
          <draw:text-box>
            <text:p text:style-name="a2128" text:class-names="" text:cond-style-name=""><text:span text:style-name="a2113" text:class-names="">template</text:span><text:span text:style-name="a2114" text:class-names=""><text:s text:c="1"/>&lt;</text:span><text:span text:style-name="a2115" text:class-names="">typename</text:span><text:span text:style-name="a2116" text:class-names=""><text:s text:c="1"/>T&gt;<text:s text:c="1"/></text:span><text:span text:style-name="a2117" text:class-names="">bool</text:span><text:span text:style-name="a2118" text:class-names=""><text:line-break/></text:span><text:span text:style-name="a2119" text:class-names="">test_minmax</text:span><text:span text:style-name="a2120" text:class-names=""><text:s text:c="1"/></text:span><text:span text:style-name="a2121" text:class-names="">(</text:span><text:span text:style-name="a2122" text:class-names="">const</text:span><text:span text:style-name="a2123" text:class-names=""><text:s text:c="1"/>T &amp;x,<text:s text:c="1"/></text:span><text:span text:style-name="a2124" text:class-names="">const</text:span><text:span text:style-name="a2125" text:class-names=""><text:s text:c="1"/>T &amp;y</text:span><text:span text:style-name="a2126" text:class-names="">);</text:span><text:span text:style-name="a2127" text:class-names=""/></text:p>
            <text:p text:style-name="a2142" text:class-names="" text:cond-style-name=""><text:span text:style-name="a2129" text:class-names="">assert(</text:span><text:span text:style-name="a2130" text:class-names="">test_minmax</text:span><text:span text:style-name="a2131" text:class-names=""><text:s text:c="1"/>(</text:span><text:span text:style-name="a2132" text:class-names="">'a</text:span><text:span text:style-name="a2133" text:class-names="">', 'b')</text:span><text:span text:style-name="a2134" text:class-names="">);<text:line-break/>assert(</text:span><text:span text:style-name="a2135" text:class-names="">test_minmax</text:span><text:span text:style-name="a2136" text:class-names=""><text:s text:c="1"/>(5, 6)</text:span><text:span text:style-name="a2137" text:class-names="">);<text:line-break/>assert(</text:span><text:span text:style-name="a2138" text:class-names="">test_minmax</text:span><text:span text:style-name="a2139" text:class-names=""><text:s text:c="1"/>(3.0, 7.2</text:span><text:span text:style-name="a2140" text:class-names="">)</text:span><text:span text:style-name="a2141" text:class-names="">);</text:span></text:p>
          </draw:text-box>
          <svg:title/>
          <svg:desc/>
        </draw:frame>
      </draw:page>
      <draw:page draw:name="Slide10" draw:style-name="a2145" draw:master-page-name="Master1-Layout2-obj-Title-and-Content" presentation:presentation-page-layout-name="Master1-PPL2" draw:id="Slide-265">
        <draw:frame draw:id="id878" presentation:style-name="a2149" draw:name="Title 1" svg:x="1.24826in" svg:y="0.67642in" svg:width="11.08174in" svg:height="1.61698in" presentation:class="title" presentation:placeholder="false">
          <draw:text-box>
            <text:p text:style-name="a2148" text:class-names="" text:cond-style-name=""><text:span text:style-name="a2146" text:class-names="">Простой вывод типов</text:span><text:span text:style-name="a2147" text:class-names=""/></text:p>
          </draw:text-box>
          <svg:title/>
          <svg:desc/>
        </draw:frame>
        <draw:frame draw:id="id879" presentation:style-name="a2154" draw:name="Content Placeholder 2" svg:x="1.24826in" svg:y="2.07007in" svg:width="10.83333in" svg:height="1.00993in" presentation:class="outline" presentation:placeholder="false">
          <draw:text-box>
            <text:list text:style-name="a2153">
              <text:list-item>
                <text:p text:style-name="a2152" text:class-names="" text:cond-style-name=""><draw:frame draw:style-name="a2150" text:anchor-type="as-char" svg:x="1169.15771in" svg:y="0in" svg:width="10.13937in" svg:height="0.6in" style:rel-width="scale" style:rel-height="scale"><draw:object xlink:href="Object 4/" xlink:type="simple" xlink:show="embed" xlink:actuate="onLoad"/></draw:frame><text:span text:style-name="a2151" text:class-names=""/></text:p>
              </text:list-item>
            </text:list>
          </draw:text-box>
          <svg:title/>
          <svg:desc/>
        </draw:frame>
        <draw:frame draw:id="id880" draw:style-name="a2178" draw:name="Content Placeholder 12" svg:x="1.73913in" svg:y="3.23in" svg:width="10.1in" svg:height="3.8in">
          <draw:text-box>
            <text:p text:style-name="a2177" text:class-names="" text:cond-style-name=""><text:span text:style-name="a2155" text:class-names="">template</text:span><text:span text:style-name="a2156" text:class-names=""><text:s text:c="1"/>&lt;</text:span><text:span text:style-name="a2157" text:class-names="">typename</text:span><text:span text:style-name="a2158" text:class-names=""><text:s text:c="1"/>T</text:span><text:span text:style-name="a2159" text:class-names="">&gt;<text:s text:c="1"/></text:span><text:span text:style-name="a2160" text:class-names="">bool</text:span><text:span text:style-name="a2161" text:class-names=""><text:line-break/></text:span><text:span text:style-name="a2162" text:class-names="">test_minmax</text:span><text:span text:style-name="a2163" text:class-names=""><text:s text:c="1"/>(</text:span><text:span text:style-name="a2164" text:class-names="">const</text:span><text:span text:style-name="a2165" text:class-names=""><text:s text:c="1"/>T &amp;x,<text:s text:c="1"/></text:span><text:span text:style-name="a2166" text:class-names="">const</text:span><text:span text:style-name="a2167" text:class-names=""><text:s text:c="1"/>T &amp;y) {<text:line-break/> <text:s text:c="1"/></text:span><text:span text:style-name="a2168" text:class-names="">assert</text:span><text:span text:style-name="a2169" text:class-names=""><text:s text:c="1"/>(x &lt;= y);<text:line-break/> <text:s text:c="1"/>return (</text:span><text:span text:style-name="a2170" text:class-names="">min</text:span><text:span text:style-name="a2171" text:class-names=""><text:s text:c="1"/></text:span><text:span text:style-name="a2172" text:class-names="">(x, y) == x) &amp;&amp; <text:line-break/> <text:s text:c="8"/>(</text:span><text:span text:style-name="a2173" text:class-names="">max</text:span><text:span text:style-name="a2174" text:class-names=""><text:s text:c="1"/></text:span><text:span text:style-name="a2175" text:class-names="">(x, y) == y);<text:line-break/>}</text:span><text:span text:style-name="a2176" text:class-names=""/></text:p>
          </draw:text-box>
          <svg:title/>
          <svg:desc/>
        </draw:frame>
      </draw:page>
      <draw:page draw:name="Slide6" draw:style-name="a2180" draw:master-page-name="Master1-Layout2-obj-Title-and-Content" presentation:presentation-page-layout-name="Master1-PPL2" draw:id="Slide-261">
        <draw:frame draw:id="id881" presentation:style-name="a2184" draw:name="Title 11" svg:x="1.5in" svg:y="0.21642in" svg:width="10.85in" svg:height="1.61698in" presentation:class="title" presentation:placeholder="false">
          <draw:text-box>
            <text:p text:style-name="a2183" text:class-names="" text:cond-style-name=""><text:span text:style-name="a2181" text:class-names="">Пользовательский тип</text:span><text:span text:style-name="a2182" text:class-names=""/></text:p>
          </draw:text-box>
          <svg:title/>
          <svg:desc/>
        </draw:frame>
        <draw:frame draw:id="id882" presentation:style-name="a2240" draw:name="Content Placeholder 12" svg:x="1.75in" svg:y="1.6234in" svg:width="9.85in" svg:height="5.4166in" presentation:class="outline" presentation:placeholder="false">
          <draw:text-box>
            <text:list text:style-name="a2230">
              <text:list-item>
                <text:p text:style-name="a2229" text:class-names="" text:cond-style-name=""><text:span text:style-name="a2185" text:class-names="">struct</text:span><text:span text:style-name="a2186" text:class-names=""><text:s text:c="1"/></text:span><text:span text:style-name="a2187" text:class-names="">Person</text:span><text:span text:style-name="a2188" text:class-names=""><text:s text:c="1"/></text:span><text:span text:style-name="a2189" text:class-names="">{ <text:s text:c="1"/></text:span><text:span text:style-name="a2190" text:class-names=""><text:line-break/> <text:s text:c="1"/></text:span><text:span text:style-name="a2191" text:class-names="">const</text:span><text:span text:style-name="a2192" text:class-names=""><text:s text:c="1"/></text:span><text:span text:style-name="a2193" text:class-names="">char *</text:span><text:span text:style-name="a2194" text:class-names="">name</text:span><text:span text:style-name="a2195" text:class-names="">_</text:span><text:span text:style-name="a2196" text:class-names="">;</text:span><text:span text:style-name="a2197" text:class-names=""><text:line-break/></text:span><text:span text:style-name="a2198" text:class-names=""><text:s text:c="2"/></text:span><text:span text:style-name="a2199" text:class-names="">int</text:span><text:span text:style-name="a2200" text:class-names=""><text:s text:c="1"/></text:span><text:span text:style-name="a2201" text:class-names="">age</text:span><text:span text:style-name="a2202" text:class-names="">_</text:span><text:span text:style-name="a2203" text:class-names="">;</text:span><text:span text:style-name="a2204" text:class-names=""><text:line-break/></text:span><text:span text:style-name="a2205" text:class-names=""><text:s text:c="2"/></text:span><text:span text:style-name="a2206" text:class-names="">Person (</text:span><text:span text:style-name="a2207" text:class-names="">const</text:span><text:span text:style-name="a2208" text:class-names=""><text:s text:c="1"/>char<text:s text:c="1"/></text:span><text:span text:style-name="a2209" text:class-names="">*name</text:span><text:span text:style-name="a2210" text:class-names="">,<text:s text:c="1"/></text:span><text:span text:style-name="a2211" text:class-names="">int</text:span><text:span text:style-name="a2212" text:class-names=""><text:s text:c="1"/></text:span><text:span text:style-name="a2213" text:class-names="">age)</text:span><text:span text:style-name="a2214" text:class-names=""><text:s text:c="1"/></text:span><text:span text:style-name="a2215" text:class-names="">: <text:s text:c="6"/></text:span><text:span text:style-name="a2216" text:class-names=""><text:s text:c="2"/><text:line-break/> <text:s text:c="3"/></text:span><text:span text:style-name="a2217" text:class-names="">name</text:span><text:span text:style-name="a2218" text:class-names="">_</text:span><text:span text:style-name="a2219" text:class-names=""><text:s text:c="1"/>(name</text:span><text:span text:style-name="a2220" text:class-names="">),<text:s text:c="1"/></text:span><text:span text:style-name="a2221" text:class-names="">age</text:span><text:span text:style-name="a2222" text:class-names="">_<text:s text:c="1"/></text:span><text:span text:style-name="a2223" text:class-names="">(age</text:span><text:span text:style-name="a2224" text:class-names="">)<text:s text:c="1"/></text:span><text:span text:style-name="a2225" text:class-names="">{}</text:span><text:span text:style-name="a2226" text:class-names=""><text:line-break/></text:span><text:span text:style-name="a2227" text:class-names="">};</text:span><text:span text:style-name="a2228" text:class-names=""/></text:p>
              </text:list-item>
            </text:list>
            <text:list text:style-name="a2239">
              <text:list-item>
                <text:p text:style-name="a2238" text:class-names="" text:cond-style-name=""><text:span text:style-name="a2231" text:class-names="">Person<text:s text:c="1"/></text:span><text:span text:style-name="a2232" text:class-names="">Ivan ("Ivan", 24</text:span><text:span text:style-name="a2233" text:class-names="">);</text:span><text:span text:style-name="a2234" text:class-names=""><text:line-break/></text:span><text:span text:style-name="a2235" text:class-names="">Person<text:s text:c="1"/></text:span><text:span text:style-name="a2236" text:class-names="">Danila ("Danila", 24);</text:span><text:span text:style-name="a2237" text:class-names=""/></text:p>
              </text:list-item>
            </text:list>
          </draw:text-box>
          <svg:title/>
          <svg:desc/>
        </draw:frame>
      </draw:page>
      <draw:page draw:name="Slide7" draw:style-name="a2242" draw:master-page-name="Master1-Layout2-obj-Title-and-Content" presentation:presentation-page-layout-name="Master1-PPL2" draw:id="Slide-262">
        <draw:frame draw:id="id883" presentation:style-name="a2247" draw:name="Title 11" svg:x="1.5in" svg:y="0.21642in" svg:width="10.85in" svg:height="1.61698in" presentation:class="title" presentation:placeholder="false">
          <draw:text-box>
            <text:p text:style-name="a2246" text:class-names="" text:cond-style-name=""><text:span text:style-name="a2243" text:class-names="">Поведение для<text:s text:c="1"/></text:span><text:span text:style-name="a2244" text:class-names="">person</text:span><text:span text:style-name="a2245" text:class-names=""/></text:p>
          </draw:text-box>
          <svg:title/>
          <svg:desc/>
        </draw:frame>
        <draw:frame draw:id="id884" presentation:style-name="a2265" draw:name="Content Placeholder 12" svg:x="1.6in" svg:y="1.6234in" svg:width="9.85in" svg:height="5.4166in" presentation:class="outline" presentation:placeholder="false">
          <draw:text-box>
            <text:list text:style-name="a2257">
              <text:list-item>
                <text:p text:style-name="a2256" text:class-names="" text:cond-style-name=""><text:span text:style-name="a2248" text:class-names="">Person<text:s text:c="1"/></text:span><text:span text:style-name="a2249" text:class-names="">Ivan ("Ivan", 24</text:span><text:span text:style-name="a2250" text:class-names="">);</text:span><text:span text:style-name="a2251" text:class-names=""><text:line-break/></text:span><text:span text:style-name="a2252" text:class-names="">Person<text:s text:c="1"/></text:span><text:span text:style-name="a2253" text:class-names="">Danila ("Danila", 24</text:span><text:span text:style-name="a2254" text:class-names="">);</text:span><text:span text:style-name="a2255" text:class-names=""/></text:p>
              </text:list-item>
            </text:list>
            <text:list text:style-name="a2264">
              <text:list-item>
                <text:p text:style-name="a2263" text:class-names="" text:cond-style-name=""><text:span text:style-name="a2258" text:class-names="">a</text:span><text:span text:style-name="a2259" text:class-names="">ssert (</text:span><text:span text:style-name="a2260" text:class-names="">test_minmax</text:span><text:span text:style-name="a2261" text:class-names=""><text:s text:c="1"/>(Ivan, Danila));</text:span><text:span text:style-name="a2262" text:class-names=""/></text:p>
              </text:list-item>
            </text:list>
          </draw:text-box>
          <svg:title/>
          <svg:desc/>
        </draw:frame>
        <draw:custom-shape svg:x="10.69in" svg:y="2.12012in" svg:width="1.33in" svg:height="1.67in" draw:id="id885" draw:style-name="a2268" draw:name="Explosion 1 1">
          <svg:title/>
          <svg:desc/>
          <text:p text:style-name="a2267" text:class-names="" text:cond-style-name=""><text:span text:style-name="a2266" text:class-names=""/></text:p>
          <draw:enhanced-geometry xmlns:dr3d="urn:oasis:names:tc:opendocument:xmlns:dr3d:1.0" draw:type="non-primitive" svg:viewBox="0 0 21600 21600"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text-areas="?f24 ?f26 ?f25 ?f27" draw:glue-points="?f16 ?f17 ?f18 ?f19 ?f20 ?f21 ?f22 ?f23" draw:glue-point-leaving-directions="-360, -27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5 * 4627 / 21600"/>
            <draw:equation draw:name="f9" draw:formula="?f5 * 8485 / 21600"/>
            <draw:equation draw:name="f10" draw:formula="?f5 * 16702 / 21600"/>
            <draw:equation draw:name="f11" draw:formula="?f5 * 14522 / 21600"/>
            <draw:equation draw:name="f12" draw:formula="?f4 * 6320 / 21600"/>
            <draw:equation draw:name="f13" draw:formula="?f4 * 8615 / 21600"/>
            <draw:equation draw:name="f14" draw:formula="?f4 * 13937 / 21600"/>
            <draw:equation draw:name="f15" draw:formula="?f4 * 13290 / 21600"/>
            <draw:equation draw:name="f16" draw:formula="?f11 / ?f6"/>
            <draw:equation draw:name="f17" draw:formula="?f2 / ?f7"/>
            <draw:equation draw:name="f18" draw:formula="?f0 / ?f6"/>
            <draw:equation draw:name="f19" draw:formula="?f13 / ?f7"/>
            <draw:equation draw:name="f20" draw:formula="?f9 / ?f6"/>
            <draw:equation draw:name="f21" draw:formula="?f3 / ?f7"/>
            <draw:equation draw:name="f22" draw:formula="?f1 / ?f6"/>
            <draw:equation draw:name="f23" draw:formula="?f15 / ?f7"/>
            <draw:equation draw:name="f24" draw:formula="?f8 / ?f6"/>
            <draw:equation draw:name="f25" draw:formula="?f10 / ?f6"/>
            <draw:equation draw:name="f26" draw:formula="?f12 / ?f7"/>
            <draw:equation draw:name="f27" draw:formula="?f14 / ?f7"/>
          </draw:enhanced-geometry>
        </draw:custom-shape>
        <draw:custom-shape svg:x="11.09449in" svg:y="2.6in" svg:width="0.45551in" svg:height="0.70684in" draw:id="id886" draw:style-name="a2272" draw:name="Rectangle 2">
          <svg:title/>
          <svg:desc/>
          <text:p text:style-name="a2271" text:class-names="" text:cond-style-name=""><text:span text:style-name="a2269" text:class-names="">?</text:span><text:span text:style-name="a2270" text:class-names=""/></text:p>
          <draw:enhanced-geometry xmlns:dr3d="urn:oasis:names:tc:opendocument:xmlns:dr3d:1.0" draw:type="non-primitive" svg:viewBox="0 0 21600 21600" draw:enhanced-path="M 0 0 L 21600 0 21600 21600 0 21600 Z N"/>
        </draw:custom-shape>
        <draw:frame draw:id="id887" draw:style-name="a2276" draw:name="Content Placeholder 2" svg:x="1.37667in" svg:y="6.41189in" svg:width="10.83333in" svg:height="1.00993in">
          <draw:text-box>
            <text:p text:style-name="a2275" text:class-names="" text:cond-style-name=""><draw:frame draw:style-name="a2273" text:anchor-type="as-char" svg:x="1169.15771in" svg:y="0in" svg:width="10.13937in" svg:height="0.6in" style:rel-width="scale" style:rel-height="scale"><draw:object xlink:href="Object 5/" xlink:type="simple" xlink:show="embed" xlink:actuate="onLoad"/></draw:frame><text:span text:style-name="a2274" text:class-names=""/></text:p>
          </draw:text-box>
          <svg:title/>
          <svg:desc/>
        </draw:frame>
      </draw:page>
      <draw:page draw:name="Slide8" draw:style-name="a2278" draw:master-page-name="Master1-Layout2-obj-Title-and-Content" presentation:presentation-page-layout-name="Master1-PPL2" draw:id="Slide-263">
        <draw:frame draw:id="id888" presentation:style-name="a2282" draw:name="Title 11" svg:x="1.5in" svg:y="0.21642in" svg:width="10.85in" svg:height="1.61698in" presentation:class="title" presentation:placeholder="false">
          <draw:text-box>
            <text:p text:style-name="a2281" text:class-names="" text:cond-style-name=""><text:span text:style-name="a2279" text:class-names="">Увы...</text:span><text:span text:style-name="a2280" text:class-names=""/></text:p>
          </draw:text-box>
          <svg:title/>
          <svg:desc/>
        </draw:frame>
        <draw:frame draw:id="id889" presentation:style-name="a2318" draw:name="Content Placeholder 12" svg:x="1.61in" svg:y="1.6334in" svg:width="11.26in" svg:height="4.4766in" presentation:class="outline" presentation:placeholder="false">
          <draw:text-box>
            <text:list text:style-name="a2292">
              <text:list-item>
                <text:p text:style-name="a2291" text:class-names="" text:cond-style-name=""><text:span text:style-name="a2283" text:class-names="">Person<text:s text:c="1"/></text:span><text:span text:style-name="a2284" text:class-names="">Ivan ("Ivan", 24</text:span><text:span text:style-name="a2285" text:class-names="">);</text:span><text:span text:style-name="a2286" text:class-names=""><text:line-break/></text:span><text:span text:style-name="a2287" text:class-names="">Person<text:s text:c="1"/></text:span><text:span text:style-name="a2288" text:class-names="">Danila ("Danila", 24</text:span><text:span text:style-name="a2289" text:class-names="">);</text:span><text:span text:style-name="a2290" text:class-names=""/></text:p>
              </text:list-item>
            </text:list>
            <text:list text:style-name="a2298">
              <text:list-item>
                <text:p text:style-name="a2297" text:class-names="" text:cond-style-name=""><text:span text:style-name="a2293" text:class-names="">a</text:span><text:span text:style-name="a2294" text:class-names="">ssert (</text:span><text:span text:style-name="a2295" text:class-names="">test_minmax</text:span><text:span text:style-name="a2296" text:class-names=""><text:s text:c="1"/>(Ivan, Danila));</text:span></text:p>
              </text:list-item>
            </text:list>
            <text:list text:style-name="a2317">
              <text:list-item>
                <text:p text:style-name="a2316" text:class-names="" text:cond-style-name=""><text:span text:style-name="a2299" text:class-names="">Не скомпилируется: для<text:s text:c="1"/></text:span><text:span text:style-name="a2300" text:class-names="">Person<text:s text:c="1"/></text:span><text:span text:style-name="a2301" text:class-names="">сейчас не определены операторы<text:s text:c="1"/></text:span><text:span text:style-name="a2302" text:class-names="">"</text:span><text:span text:style-name="a2303" text:class-names="">&lt;</text:span><text:span text:style-name="a2304" text:class-names="">"</text:span><text:span text:style-name="a2305" text:class-names=""><text:s text:c="1"/></text:span><text:span text:style-name="a2306" text:class-names="">и<text:s text:c="1"/></text:span><text:span text:style-name="a2307" text:class-names="">"</text:span><text:span text:style-name="a2308" text:class-names="">&gt;</text:span><text:span text:style-name="a2309" text:class-names="">"</text:span><text:span text:style-name="a2310" text:class-names=""><text:s text:c="1"/></text:span><text:span text:style-name="a2311" text:class-names="">которые требуются для<text:s text:c="1"/></text:span><text:span text:style-name="a2312" text:class-names="">min<text:s text:c="1"/></text:span><text:span text:style-name="a2313" text:class-names="">и<text:s text:c="1"/></text:span><text:span text:style-name="a2314" text:class-names="">max.</text:span><text:span text:style-name="a2315" text:class-names=""/></text:p>
              </text:list-item>
            </text:list>
          </draw:text-box>
          <svg:title/>
          <svg:desc/>
        </draw:frame>
      </draw:page>
      <draw:page draw:name="Slide11" draw:style-name="a2320" draw:master-page-name="Master1-Layout2-obj-Title-and-Content" presentation:presentation-page-layout-name="Master1-PPL2" draw:id="Slide-266">
        <draw:frame draw:id="id890" presentation:style-name="a2324" draw:name="Title 11" svg:x="1.5in" svg:y="0.21642in" svg:width="10.85in" svg:height="1.61698in" presentation:class="title" presentation:placeholder="false">
          <draw:text-box>
            <text:p text:style-name="a2323" text:class-names="" text:cond-style-name=""><text:span text:style-name="a2321" text:class-names="">ОПРЕДЕЛИМ ОПЕРАТОРЫ</text:span><text:span text:style-name="a2322" text:class-names=""/></text:p>
          </draw:text-box>
          <svg:title/>
          <svg:desc/>
        </draw:frame>
        <draw:frame draw:id="id891" presentation:style-name="a2418" draw:name="Content Placeholder 12" svg:x="1.61in" svg:y="1.6334in" svg:width="11.26in" svg:height="5.6966in" presentation:class="outline" presentation:placeholder="false">
          <draw:text-box>
            <text:list text:style-name="a2342">
              <text:list-item>
                <text:p text:style-name="a2341" text:class-names="" text:cond-style-name=""><text:span text:style-name="a2325" text:class-names="">bool</text:span><text:span text:style-name="a2326" text:class-names=""><text:s text:c="1"/></text:span><text:span text:style-name="a2327" text:class-names="">operator<text:s text:c="1"/></text:span><text:span text:style-name="a2328" text:class-names="">&gt; (</text:span><text:span text:style-name="a2329" text:class-names="">const</text:span><text:span text:style-name="a2330" text:class-names=""><text:s text:c="1"/>Person &amp;lhs,<text:s text:c="1"/></text:span><text:span text:style-name="a2331" text:class-names="">const</text:span><text:span text:style-name="a2332" text:class-names=""><text:s text:c="1"/></text:span><text:span text:style-name="a2333" text:class-names="">Person &amp;</text:span><text:span text:style-name="a2334" text:class-names="">rhs</text:span><text:span text:style-name="a2335" text:class-names="">)<text:line-break/>{ return<text:s text:c="1"/></text:span><text:span text:style-name="a2336" text:class-names="">lhs.age</text:span><text:span text:style-name="a2337" text:class-names="">_<text:s text:c="1"/></text:span><text:span text:style-name="a2338" text:class-names="">&gt;<text:s text:c="1"/></text:span><text:span text:style-name="a2339" text:class-names="">rhs.age</text:span><text:span text:style-name="a2340" text:class-names="">_; }</text:span></text:p>
              </text:list-item>
            </text:list>
            <text:list text:style-name="a2361">
              <text:list-item>
                <text:p text:style-name="a2360" text:class-names="" text:cond-style-name=""><text:span text:style-name="a2343" text:class-names="">bool</text:span><text:span text:style-name="a2344" text:class-names=""><text:s text:c="1"/></text:span><text:span text:style-name="a2345" text:class-names="">operator<text:s text:c="1"/></text:span><text:span text:style-name="a2346" text:class-names="">&lt;<text:s text:c="1"/></text:span><text:span text:style-name="a2347" text:class-names="">(</text:span><text:span text:style-name="a2348" text:class-names="">const</text:span><text:span text:style-name="a2349" text:class-names=""><text:s text:c="1"/>Person &amp;lhs,<text:s text:c="1"/></text:span><text:span text:style-name="a2350" text:class-names="">const</text:span><text:span text:style-name="a2351" text:class-names=""><text:s text:c="1"/>Person &amp;</text:span><text:span text:style-name="a2352" text:class-names="">rhs</text:span><text:span text:style-name="a2353" text:class-names="">)<text:line-break/>{ return<text:s text:c="1"/></text:span><text:span text:style-name="a2354" text:class-names="">lhs.age</text:span><text:span text:style-name="a2355" text:class-names="">_<text:s text:c="1"/></text:span><text:span text:style-name="a2356" text:class-names="">&lt;<text:s text:c="1"/></text:span><text:span text:style-name="a2357" text:class-names="">rhs.age</text:span><text:span text:style-name="a2358" text:class-names="">_;<text:s text:c="1"/></text:span><text:span text:style-name="a2359" text:class-names="">}</text:span></text:p>
              </text:list-item>
            </text:list>
            <text:list text:style-name="a2378">
              <text:list-item>
                <text:p text:style-name="a2377" text:class-names="" text:cond-style-name=""><text:span text:style-name="a2362" text:class-names="">bool</text:span><text:span text:style-name="a2363" text:class-names=""><text:s text:c="1"/></text:span><text:span text:style-name="a2364" text:class-names="">operator<text:s text:c="1"/></text:span><text:span text:style-name="a2365" text:class-names="">&lt;=<text:s text:c="1"/></text:span><text:span text:style-name="a2366" text:class-names="">(</text:span><text:span text:style-name="a2367" text:class-names="">const</text:span><text:span text:style-name="a2368" text:class-names=""><text:s text:c="1"/>Person &amp;lhs,<text:s text:c="1"/></text:span><text:span text:style-name="a2369" text:class-names="">const</text:span><text:span text:style-name="a2370" text:class-names=""><text:s text:c="1"/>Person &amp;</text:span><text:span text:style-name="a2371" text:class-names="">rhs</text:span><text:span text:style-name="a2372" text:class-names="">)<text:line-break/>{ return<text:s text:c="1"/></text:span><text:span text:style-name="a2373" text:class-names="">!(lhs &gt;<text:s text:c="1"/></text:span><text:span text:style-name="a2374" text:class-names="">rhs</text:span><text:span text:style-name="a2375" text:class-names="">)</text:span><text:span text:style-name="a2376" text:class-names="">; }</text:span></text:p>
              </text:list-item>
            </text:list>
            <text:list text:style-name="a2395">
              <text:list-item>
                <text:p text:style-name="a2394" text:class-names="" text:cond-style-name=""><text:span text:style-name="a2379" text:class-names="">bool</text:span><text:span text:style-name="a2380" text:class-names=""><text:s text:c="1"/></text:span><text:span text:style-name="a2381" text:class-names="">operator<text:s text:c="1"/></text:span><text:span text:style-name="a2382" text:class-names="">&gt;=<text:s text:c="1"/></text:span><text:span text:style-name="a2383" text:class-names="">(</text:span><text:span text:style-name="a2384" text:class-names="">const</text:span><text:span text:style-name="a2385" text:class-names=""><text:s text:c="1"/>Person &amp;lhs,<text:s text:c="1"/></text:span><text:span text:style-name="a2386" text:class-names="">const</text:span><text:span text:style-name="a2387" text:class-names=""><text:s text:c="1"/>Person &amp;</text:span><text:span text:style-name="a2388" text:class-names="">rhs</text:span><text:span text:style-name="a2389" text:class-names="">)<text:line-break/>{ return !(lhs<text:s text:c="1"/></text:span><text:span text:style-name="a2390" text:class-names="">&lt;<text:s text:c="1"/></text:span><text:span text:style-name="a2391" text:class-names="">rhs</text:span><text:span text:style-name="a2392" text:class-names="">);<text:s text:c="1"/></text:span><text:span text:style-name="a2393" text:class-names="">}</text:span></text:p>
              </text:list-item>
            </text:list>
            <text:list text:style-name="a2417">
              <text:list-item>
                <text:p text:style-name="a2416" text:class-names="" text:cond-style-name=""><text:span text:style-name="a2396" text:class-names="">bool<text:s text:c="1"/></text:span><text:span text:style-name="a2397" text:class-names="">operator<text:s text:c="1"/></text:span><text:span text:style-name="a2398" text:class-names="">==</text:span><text:span text:style-name="a2399" text:class-names=""><text:s text:c="1"/></text:span><text:span text:style-name="a2400" text:class-names="">(</text:span><text:span text:style-name="a2401" text:class-names="">const</text:span><text:span text:style-name="a2402" text:class-names=""><text:s text:c="1"/>Person &amp;lhs,<text:s text:c="1"/></text:span><text:span text:style-name="a2403" text:class-names="">const</text:span><text:span text:style-name="a2404" text:class-names=""><text:s text:c="1"/></text:span><text:span text:style-name="a2405" text:class-names="">Person &amp;</text:span><text:span text:style-name="a2406" text:class-names="">rhs</text:span><text:span text:style-name="a2407" text:class-names="">)<text:line-break/>{<text:s text:c="1"/></text:span><text:span text:style-name="a2408" text:class-names="">return<text:s text:c="1"/></text:span><text:span text:style-name="a2409" text:class-names="">(</text:span><text:span text:style-name="a2410" text:class-names="">&amp;lhs<text:s text:c="1"/></text:span><text:span text:style-name="a2411" text:class-names="">==</text:span><text:span text:style-name="a2412" text:class-names=""><text:s text:c="1"/>&amp;</text:span><text:span text:style-name="a2413" text:class-names="">rhs</text:span><text:span text:style-name="a2414" text:class-names="">)</text:span><text:span text:style-name="a2415" text:class-names="">; }</text:span></text:p>
              </text:list-item>
            </text:list>
          </draw:text-box>
          <svg:title/>
          <svg:desc/>
        </draw:frame>
      </draw:page>
      <draw:page draw:name="Slide12" draw:style-name="a2420" draw:master-page-name="Master1-Layout2-obj-Title-and-Content" presentation:presentation-page-layout-name="Master1-PPL2" draw:id="Slide-267">
        <draw:frame draw:id="id892" presentation:style-name="a2424" draw:name="Title 11" svg:x="1.5in" svg:y="0.21642in" svg:width="10.85in" svg:height="1.61698in" presentation:class="title" presentation:placeholder="false">
          <draw:text-box>
            <text:p text:style-name="a2423" text:class-names="" text:cond-style-name=""><text:span text:style-name="a2421" text:class-names="">Вернемся к задаче</text:span><text:span text:style-name="a2422" text:class-names=""/></text:p>
          </draw:text-box>
          <svg:title/>
          <svg:desc/>
        </draw:frame>
        <draw:frame draw:id="id893" presentation:style-name="a2442" draw:name="Content Placeholder 12" svg:x="1.6in" svg:y="1.6234in" svg:width="9.85in" svg:height="5.4166in" presentation:class="outline" presentation:placeholder="false">
          <draw:text-box>
            <text:list text:style-name="a2434">
              <text:list-item>
                <text:p text:style-name="a2433" text:class-names="" text:cond-style-name=""><text:span text:style-name="a2425" text:class-names="">Person<text:s text:c="1"/></text:span><text:span text:style-name="a2426" text:class-names="">Ivan ("Ivan", 24</text:span><text:span text:style-name="a2427" text:class-names="">);</text:span><text:span text:style-name="a2428" text:class-names=""><text:line-break/></text:span><text:span text:style-name="a2429" text:class-names="">Person<text:s text:c="1"/></text:span><text:span text:style-name="a2430" text:class-names="">Danila ("Danila", 24</text:span><text:span text:style-name="a2431" text:class-names="">);</text:span><text:span text:style-name="a2432" text:class-names=""/></text:p>
              </text:list-item>
            </text:list>
            <text:list text:style-name="a2441">
              <text:list-item>
                <text:p text:style-name="a2440" text:class-names="" text:cond-style-name=""><text:span text:style-name="a2435" text:class-names="">a</text:span><text:span text:style-name="a2436" text:class-names="">ssert (</text:span><text:span text:style-name="a2437" text:class-names="">test_minmax</text:span><text:span text:style-name="a2438" text:class-names=""><text:s text:c="1"/>(Ivan, Danila));</text:span><text:span text:style-name="a2439" text:class-names=""/></text:p>
              </text:list-item>
            </text:list>
          </draw:text-box>
          <svg:title/>
          <svg:desc/>
        </draw:frame>
        <draw:custom-shape svg:x="10.69in" svg:y="2.12012in" svg:width="1.33in" svg:height="1.67in" draw:id="id894" draw:style-name="a2445" draw:name="Explosion 1 1">
          <svg:title/>
          <svg:desc/>
          <text:p text:style-name="a2444" text:class-names="" text:cond-style-name=""><text:span text:style-name="a2443" text:class-names=""/></text:p>
          <draw:enhanced-geometry xmlns:dr3d="urn:oasis:names:tc:opendocument:xmlns:dr3d:1.0" draw:type="non-primitive" svg:viewBox="0 0 21600 21600"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text-areas="?f24 ?f26 ?f25 ?f27" draw:glue-points="?f16 ?f17 ?f18 ?f19 ?f20 ?f21 ?f22 ?f23" draw:glue-point-leaving-directions="-360, -27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5 * 4627 / 21600"/>
            <draw:equation draw:name="f9" draw:formula="?f5 * 8485 / 21600"/>
            <draw:equation draw:name="f10" draw:formula="?f5 * 16702 / 21600"/>
            <draw:equation draw:name="f11" draw:formula="?f5 * 14522 / 21600"/>
            <draw:equation draw:name="f12" draw:formula="?f4 * 6320 / 21600"/>
            <draw:equation draw:name="f13" draw:formula="?f4 * 8615 / 21600"/>
            <draw:equation draw:name="f14" draw:formula="?f4 * 13937 / 21600"/>
            <draw:equation draw:name="f15" draw:formula="?f4 * 13290 / 21600"/>
            <draw:equation draw:name="f16" draw:formula="?f11 / ?f6"/>
            <draw:equation draw:name="f17" draw:formula="?f2 / ?f7"/>
            <draw:equation draw:name="f18" draw:formula="?f0 / ?f6"/>
            <draw:equation draw:name="f19" draw:formula="?f13 / ?f7"/>
            <draw:equation draw:name="f20" draw:formula="?f9 / ?f6"/>
            <draw:equation draw:name="f21" draw:formula="?f3 / ?f7"/>
            <draw:equation draw:name="f22" draw:formula="?f1 / ?f6"/>
            <draw:equation draw:name="f23" draw:formula="?f15 / ?f7"/>
            <draw:equation draw:name="f24" draw:formula="?f8 / ?f6"/>
            <draw:equation draw:name="f25" draw:formula="?f10 / ?f6"/>
            <draw:equation draw:name="f26" draw:formula="?f12 / ?f7"/>
            <draw:equation draw:name="f27" draw:formula="?f14 / ?f7"/>
          </draw:enhanced-geometry>
        </draw:custom-shape>
        <draw:custom-shape svg:x="11.09709in" svg:y="2.64023in" svg:width="0.41583in" svg:height="0.70684in" draw:id="id895" draw:style-name="a2449" draw:name="Rectangle 2">
          <svg:title/>
          <svg:desc/>
          <text:p text:style-name="a2448" text:class-names="" text:cond-style-name=""><text:span text:style-name="a2446" text:class-names="">?</text:span><text:span text:style-name="a2447" text:class-names=""/></text:p>
          <draw:enhanced-geometry xmlns:dr3d="urn:oasis:names:tc:opendocument:xmlns:dr3d:1.0" draw:type="non-primitive" svg:viewBox="0 0 21600 21600" draw:enhanced-path="M 0 0 L 21600 0 21600 21600 0 21600 Z N"/>
        </draw:custom-shape>
        <draw:frame draw:id="id896" draw:style-name="a2453" draw:name="Content Placeholder 2" svg:x="1.37667in" svg:y="6.41189in" svg:width="10.83333in" svg:height="1.00993in">
          <draw:text-box>
            <text:p text:style-name="a2452" text:class-names="" text:cond-style-name=""><draw:frame draw:style-name="a2450" text:anchor-type="as-char" svg:x="1169.15771in" svg:y="0in" svg:width="10.13937in" svg:height="0.6in" style:rel-width="scale" style:rel-height="scale"><draw:object xlink:href="Object 6/" xlink:type="simple" xlink:show="embed" xlink:actuate="onLoad"/></draw:frame><text:span text:style-name="a2451" text:class-names=""/></text:p>
          </draw:text-box>
          <svg:title/>
          <svg:desc/>
        </draw:frame>
      </draw:page>
      <draw:page draw:name="Slide13" draw:style-name="a2455" draw:master-page-name="Master1-Layout2-obj-Title-and-Content" presentation:presentation-page-layout-name="Master1-PPL2" draw:id="Slide-268">
        <draw:frame draw:id="id897" presentation:style-name="a2459" draw:name="Title 11" svg:x="1.5in" svg:y="0.21642in" svg:width="10.85in" svg:height="1.61698in" presentation:class="title" presentation:placeholder="false">
          <draw:text-box>
            <text:p text:style-name="a2458" text:class-names="" text:cond-style-name=""><text:span text:style-name="a2456" text:class-names="">И снова Увы...</text:span><text:span text:style-name="a2457" text:class-names=""/></text:p>
          </draw:text-box>
          <svg:title/>
          <svg:desc/>
        </draw:frame>
        <draw:frame draw:id="id898" presentation:style-name="a2490" draw:name="Content Placeholder 12" svg:x="1.61in" svg:y="1.6334in" svg:width="11.26in" svg:height="4.4766in" presentation:class="outline" presentation:placeholder="false">
          <draw:text-box>
            <text:list text:style-name="a2469">
              <text:list-item>
                <text:p text:style-name="a2468" text:class-names="" text:cond-style-name=""><text:span text:style-name="a2460" text:class-names="">Person<text:s text:c="1"/></text:span><text:span text:style-name="a2461" text:class-names="">Ivan ("Ivan", 24</text:span><text:span text:style-name="a2462" text:class-names="">);</text:span><text:span text:style-name="a2463" text:class-names=""><text:line-break/></text:span><text:span text:style-name="a2464" text:class-names="">Person<text:s text:c="1"/></text:span><text:span text:style-name="a2465" text:class-names="">Danila ("Danila", 24</text:span><text:span text:style-name="a2466" text:class-names="">);</text:span><text:span text:style-name="a2467" text:class-names=""/></text:p>
              </text:list-item>
            </text:list>
            <text:list text:style-name="a2475">
              <text:list-item>
                <text:p text:style-name="a2474" text:class-names="" text:cond-style-name=""><text:span text:style-name="a2470" text:class-names="">a</text:span><text:span text:style-name="a2471" text:class-names="">ssert (</text:span><text:span text:style-name="a2472" text:class-names="">test_minmax</text:span><text:span text:style-name="a2473" text:class-names=""><text:s text:c="1"/>(Ivan, Danila));</text:span></text:p>
              </text:list-item>
            </text:list>
            <text:list text:style-name="a2489">
              <text:list-item>
                <text:p text:style-name="a2488" text:class-names="" text:cond-style-name=""><text:span text:style-name="a2476" text:class-names="">Assertion failure.<text:s text:c="1"/></text:span><text:span text:style-name="a2477" text:class-names="">В таких случаях говорят, что<text:s text:c="1"/></text:span><text:span text:style-name="a2478" text:class-names="">min<text:s text:c="1"/></text:span><text:span text:style-name="a2479" text:class-names="">и<text:s text:c="1"/></text:span><text:span text:style-name="a2480" text:class-names="">max</text:span><text:span text:style-name="a2481" text:class-names=""><text:s text:c="1"/>определены<text:s text:c="1"/></text:span><text:span text:style-name="a2482" text:class-names="">нестабильно</text:span><text:span text:style-name="a2483" text:class-names="">,<text:s text:c="1"/></text:span><text:span text:style-name="a2484" text:class-names="">т.е.<text:s text:c="1"/></text:span><text:span text:style-name="a2485" text:class-names="">м</text:span><text:span text:style-name="a2486" text:class-names="">еняют порядок одинаковых элементов.</text:span><text:span text:style-name="a2487" text:class-names=""/></text:p>
              </text:list-item>
            </text:list>
          </draw:text-box>
          <svg:title/>
          <svg:desc/>
        </draw:frame>
        <draw:frame draw:id="id899" draw:style-name="a2494" draw:name="Content Placeholder 2" svg:x="1.37667in" svg:y="6.31in" svg:width="10.83333in" svg:height="1.11182in">
          <draw:text-box>
            <text:p text:style-name="a2493" text:class-names="" text:cond-style-name=""><draw:frame draw:style-name="a2491" text:anchor-type="as-char" svg:x="1170.50028in" svg:y="0in" svg:width="7.46986in" svg:height="0.66667in" style:rel-width="scale" style:rel-height="scale"><draw:object xlink:href="Object 7/" xlink:type="simple" xlink:show="embed" xlink:actuate="onLoad"/></draw:frame><text:span text:style-name="a2492" text:class-names=""/></text:p>
          </draw:text-box>
          <svg:title/>
          <svg:desc/>
        </draw:frame>
      </draw:page>
      <draw:page draw:name="Slide14" draw:style-name="a2496" draw:master-page-name="Master1-Layout2-obj-Title-and-Content" presentation:presentation-page-layout-name="Master1-PPL2" draw:id="Slide-269">
        <draw:frame draw:id="id900" presentation:style-name="a2500" draw:name="Title 11" svg:x="1.5in" svg:y="0.21642in" svg:width="10.85in" svg:height="1.61698in" presentation:class="title" presentation:placeholder="false">
          <draw:text-box>
            <text:p text:style-name="a2499" text:class-names="" text:cond-style-name=""><text:span text:style-name="a2497" text:class-names="">Нестабильное определение</text:span><text:span text:style-name="a2498" text:class-names=""/></text:p>
          </draw:text-box>
          <svg:title/>
          <svg:desc/>
        </draw:frame>
        <draw:frame draw:id="id901" presentation:style-name="a2537" draw:name="Content Placeholder 12" svg:x="1.71in" svg:y="1.8334in" svg:width="9.48in" svg:height="5.3766in" presentation:class="outline" presentation:placeholder="false">
          <draw:text-box>
            <text:list text:style-name="a2518">
              <text:list-item>
                <text:p text:style-name="a2517" text:class-names="" text:cond-style-name=""><text:span text:style-name="a2501" text:class-names="">template</text:span><text:span text:style-name="a2502" text:class-names=""><text:s text:c="1"/>&lt;</text:span><text:span text:style-name="a2503" text:class-names="">typename</text:span><text:span text:style-name="a2504" text:class-names=""><text:s text:c="1"/>T&gt;<text:s text:c="1"/></text:span><text:span text:style-name="a2505" text:class-names="">const</text:span><text:span text:style-name="a2506" text:class-names=""><text:s text:c="1"/></text:span><text:span text:style-name="a2507" text:class-names="">T&amp;<text:line-break/>max<text:s text:c="1"/></text:span><text:span text:style-name="a2508" text:class-names="">(</text:span><text:span text:style-name="a2509" text:class-names="">const</text:span><text:span text:style-name="a2510" text:class-names=""><text:s text:c="1"/>T &amp;x,<text:s text:c="1"/></text:span><text:span text:style-name="a2511" text:class-names="">const</text:span><text:span text:style-name="a2512" text:class-names=""><text:s text:c="1"/>T &amp;y) {<text:s text:c="1"/></text:span><text:span text:style-name="a2513" text:class-names=""><text:line-break/> <text:s text:c="1"/></text:span><text:span text:style-name="a2514" text:class-names="">return ((x &gt; y) ? x : y</text:span><text:span text:style-name="a2515" text:class-names="">);<text:line-break/>}</text:span><text:span text:style-name="a2516" text:class-names=""/></text:p>
              </text:list-item>
            </text:list>
            <text:list text:style-name="a2536">
              <text:list-item>
                <text:p text:style-name="a2535" text:class-names="" text:cond-style-name=""><text:span text:style-name="a2519" text:class-names="">template &lt;</text:span><text:span text:style-name="a2520" text:class-names="">typename</text:span><text:span text:style-name="a2521" text:class-names=""><text:s text:c="1"/></text:span><text:span text:style-name="a2522" text:class-names="">T&gt;<text:s text:c="1"/></text:span><text:span text:style-name="a2523" text:class-names="">const</text:span><text:span text:style-name="a2524" text:class-names=""><text:s text:c="1"/></text:span><text:span text:style-name="a2525" text:class-names="">T&amp;<text:line-break/>min<text:s text:c="1"/></text:span><text:span text:style-name="a2526" text:class-names="">(</text:span><text:span text:style-name="a2527" text:class-names="">const</text:span><text:span text:style-name="a2528" text:class-names=""><text:s text:c="1"/>T &amp;x,<text:s text:c="1"/></text:span><text:span text:style-name="a2529" text:class-names="">const</text:span><text:span text:style-name="a2530" text:class-names=""><text:s text:c="1"/>T &amp;y)<text:s text:c="1"/></text:span><text:span text:style-name="a2531" text:class-names="">{<text:line-break/> <text:s text:c="1"/>return<text:s text:c="1"/></text:span><text:span text:style-name="a2532" text:class-names="">((x &lt; y) ? x : y</text:span><text:span text:style-name="a2533" text:class-names="">);<text:line-break/>}</text:span><text:span text:style-name="a2534" text:class-names=""/></text:p>
              </text:list-item>
            </text:list>
          </draw:text-box>
          <svg:title/>
          <svg:desc/>
        </draw:frame>
      </draw:page>
      <draw:page draw:name="Slide15" draw:style-name="a2539" draw:master-page-name="Master1-Layout2-obj-Title-and-Content" presentation:presentation-page-layout-name="Master1-PPL2" draw:id="Slide-270">
        <draw:frame draw:id="id902" presentation:style-name="a2543" draw:name="Title 11" svg:x="1.5in" svg:y="0.21642in" svg:width="10.85in" svg:height="1.61698in" presentation:class="title" presentation:placeholder="false">
          <draw:text-box>
            <text:p text:style-name="a2542" text:class-names="" text:cond-style-name=""><text:span text:style-name="a2540" text:class-names="">стабильное определение</text:span><text:span text:style-name="a2541" text:class-names=""/></text:p>
          </draw:text-box>
          <svg:title/>
          <svg:desc/>
        </draw:frame>
        <draw:frame draw:id="id903" presentation:style-name="a2587" draw:name="Content Placeholder 12" svg:x="1.71in" svg:y="1.8334in" svg:width="9.48in" svg:height="5.3766in" presentation:class="outline" presentation:placeholder="false">
          <draw:text-box>
            <text:list text:style-name="a2566">
              <text:list-item>
                <text:p text:style-name="a2565" text:class-names="" text:cond-style-name=""><text:span text:style-name="a2544" text:class-names="">template</text:span><text:span text:style-name="a2545" text:class-names=""><text:s text:c="1"/>&lt;</text:span><text:span text:style-name="a2546" text:class-names="">typename</text:span><text:span text:style-name="a2547" text:class-names=""><text:s text:c="1"/>T&gt;<text:s text:c="1"/></text:span><text:span text:style-name="a2548" text:class-names="">const</text:span><text:span text:style-name="a2549" text:class-names=""><text:s text:c="1"/></text:span><text:span text:style-name="a2550" text:class-names="">T&amp;<text:line-break/>max<text:s text:c="1"/></text:span><text:span text:style-name="a2551" text:class-names="">(</text:span><text:span text:style-name="a2552" text:class-names="">const</text:span><text:span text:style-name="a2553" text:class-names=""><text:s text:c="1"/>T &amp;x,<text:s text:c="1"/></text:span><text:span text:style-name="a2554" text:class-names="">const</text:span><text:span text:style-name="a2555" text:class-names=""><text:s text:c="1"/>T &amp;y) {<text:s text:c="1"/></text:span><text:span text:style-name="a2556" text:class-names=""><text:line-break/> <text:s text:c="1"/></text:span><text:span text:style-name="a2557" text:class-names="">return<text:s text:c="1"/></text:span><text:span text:style-name="a2558" text:class-names="">((</text:span><text:span text:style-name="a2559" text:class-names="">x<text:s text:c="1"/></text:span><text:span text:style-name="a2560" text:class-names="">&gt;</text:span><text:span text:style-name="a2561" text:class-names=""><text:s text:c="1"/></text:span><text:span text:style-name="a2562" text:class-names="">y) ? x : y</text:span><text:span text:style-name="a2563" text:class-names="">);<text:line-break/>}</text:span><text:span text:style-name="a2564" text:class-names=""/></text:p>
              </text:list-item>
            </text:list>
            <text:list text:style-name="a2586">
              <text:list-item>
                <text:p text:style-name="a2585" text:class-names="" text:cond-style-name=""><text:span text:style-name="a2567" text:class-names="">template &lt;</text:span><text:span text:style-name="a2568" text:class-names="">typename</text:span><text:span text:style-name="a2569" text:class-names=""><text:s text:c="1"/></text:span><text:span text:style-name="a2570" text:class-names="">T&gt;<text:s text:c="1"/></text:span><text:span text:style-name="a2571" text:class-names="">const</text:span><text:span text:style-name="a2572" text:class-names=""><text:s text:c="1"/></text:span><text:span text:style-name="a2573" text:class-names="">T&amp;<text:line-break/>min<text:s text:c="1"/></text:span><text:span text:style-name="a2574" text:class-names="">(</text:span><text:span text:style-name="a2575" text:class-names="">const</text:span><text:span text:style-name="a2576" text:class-names=""><text:s text:c="1"/>T &amp;x,<text:s text:c="1"/></text:span><text:span text:style-name="a2577" text:class-names="">const</text:span><text:span text:style-name="a2578" text:class-names=""><text:s text:c="1"/>T &amp;y)<text:s text:c="1"/></text:span><text:span text:style-name="a2579" text:class-names="">{<text:line-break/> <text:s text:c="1"/>return (!(</text:span><text:span text:style-name="a2580" text:class-names="">x &gt;</text:span><text:span text:style-name="a2581" text:class-names=""><text:s text:c="1"/></text:span><text:span text:style-name="a2582" text:class-names="">y) ? x : y</text:span><text:span text:style-name="a2583" text:class-names="">);<text:line-break/>}</text:span><text:span text:style-name="a2584" text:class-names=""/></text:p>
              </text:list-item>
            </text:list>
          </draw:text-box>
          <svg:title/>
          <svg:desc/>
        </draw:frame>
      </draw:page>
      <draw:page draw:name="Slide16" draw:style-name="a2589" draw:master-page-name="Master1-Layout2-obj-Title-and-Content" presentation:presentation-page-layout-name="Master1-PPL2" draw:id="Slide-271">
        <draw:frame draw:id="id904" presentation:style-name="a2606" draw:name="Content Placeholder 2" svg:x="1.71826in" svg:y="1.13in" svg:width="10.15174in" svg:height="5.18333in" presentation:class="outline" presentation:placeholder="false">
          <draw:text-box>
            <text:list text:style-name="a2592">
              <text:list-item>
                <text:p text:style-name="a2591" text:class-names="" text:cond-style-name=""><text:span text:style-name="a2590" text:class-names="">Обобщенное программирование</text:span></text:p>
              </text:list-item>
            </text:list>
            <text:list text:style-name="a2595">
              <text:list-item>
                <text:p text:style-name="a2594" text:class-names="" text:cond-style-name=""><text:span text:style-name="a2593" text:class-names="">Вывод типов</text:span></text:p>
              </text:list-item>
            </text:list>
            <text:list text:style-name="a2598">
              <text:list-item>
                <text:p text:style-name="a2597" text:class-names="" text:cond-style-name=""><text:span text:style-name="a2596" text:class-names="">Разрешение перегрузки</text:span></text:p>
              </text:list-item>
            </text:list>
            <text:list text:style-name="a2601">
              <text:list-item>
                <text:p text:style-name="a2600" text:class-names="" text:cond-style-name=""><text:span text:style-name="a2599" text:class-names="">Статический полиморфизм</text:span></text:p>
              </text:list-item>
            </text:list>
            <text:list text:style-name="a2605">
              <text:list-item>
                <text:p text:style-name="a2604" text:class-names="" text:cond-style-name=""><text:span text:style-name="a2602" text:class-names="">Управление инстанцированием</text:span><text:span text:style-name="a2603" text:class-names=""/></text:p>
              </text:list-item>
            </text:list>
          </draw:text-box>
          <svg:title/>
          <svg:desc/>
        </draw:frame>
      </draw:page>
      <draw:page draw:name="Slide17" draw:style-name="a2608" draw:master-page-name="Master1-Layout2-obj-Title-and-Content" presentation:presentation-page-layout-name="Master1-PPL2" draw:id="Slide-272">
        <draw:frame draw:id="id905" presentation:style-name="a2612" draw:name="Title 1" svg:x="1.32826in" svg:y="0.12642in" svg:width="10.83333in" svg:height="1.61698in" presentation:class="title" presentation:placeholder="false">
          <draw:text-box>
            <text:p text:style-name="a2611" text:class-names="" text:cond-style-name=""><text:span text:style-name="a2609" text:class-names="">Вывод типов шаблонами функций</text:span><text:span text:style-name="a2610" text:class-names=""/></text:p>
          </draw:text-box>
          <svg:title/>
          <svg:desc/>
        </draw:frame>
        <draw:frame draw:id="id906" presentation:style-name="a2647" draw:name="Content Placeholder 2" svg:x="1.24826in" svg:y="1.7434in" svg:width="10.83333in" svg:height="5.1866in" presentation:class="outline" presentation:placeholder="false">
          <draw:text-box>
            <text:list text:style-name="a2615">
              <text:list-item>
                <text:p text:style-name="a2614" text:class-names="" text:cond-style-name=""><text:span text:style-name="a2613" text:class-names="">Тип аргумента не уточнён</text:span></text:p>
              </text:list-item>
            </text:list>
            <text:list text:style-name="a2618">
              <text:list-item>
                <text:list text:style-name="a2618">
                  <text:list-item>
                    <text:p text:style-name="a2617" text:class-names="" text:cond-style-name=""><text:span text:style-name="a2616" text:class-names="">Ссылки игнорируются</text:span></text:p>
                  </text:list-item>
                </text:list>
              </text:list-item>
            </text:list>
            <text:list text:style-name="a2622">
              <text:list-item>
                <text:list text:style-name="a2622">
                  <text:list-item>
                    <text:p text:style-name="a2621" text:class-names="" text:cond-style-name=""><text:span text:style-name="a2619" text:class-names="">CV-</text:span><text:span text:style-name="a2620" text:class-names="">квалификаторы удаляются</text:span></text:p>
                  </text:list-item>
                </text:list>
              </text:list-item>
            </text:list>
            <text:list text:style-name="a2625">
              <text:list-item>
                <text:p text:style-name="a2624" text:class-names="" text:cond-style-name=""><text:span text:style-name="a2623" text:class-names="">Тип аргумента уточнён ссылкой</text:span></text:p>
              </text:list-item>
            </text:list>
            <text:list text:style-name="a2628">
              <text:list-item>
                <text:list text:style-name="a2628">
                  <text:list-item>
                    <text:p text:style-name="a2627" text:class-names="" text:cond-style-name=""><text:span text:style-name="a2626" text:class-names="">Ссылки игнорируются для параметра</text:span></text:p>
                  </text:list-item>
                </text:list>
              </text:list-item>
            </text:list>
            <text:list text:style-name="a2632">
              <text:list-item>
                <text:list text:style-name="a2632">
                  <text:list-item>
                    <text:p text:style-name="a2631" text:class-names="" text:cond-style-name=""><text:span text:style-name="a2629" text:class-names="">CV-</text:span><text:span text:style-name="a2630" text:class-names="">квалификаторы сохраняются</text:span></text:p>
                  </text:list-item>
                </text:list>
              </text:list-item>
            </text:list>
            <text:list text:style-name="a2635">
              <text:list-item>
                <text:p text:style-name="a2634" text:class-names="" text:cond-style-name=""><text:span text:style-name="a2633" text:class-names="">Тип аргумента уточнён указателем</text:span></text:p>
              </text:list-item>
            </text:list>
            <text:list text:style-name="a2638">
              <text:list-item>
                <text:list text:style-name="a2638">
                  <text:list-item>
                    <text:p text:style-name="a2637" text:class-names="" text:cond-style-name=""><text:span text:style-name="a2636" text:class-names="">Ссылки и указатели игнорируются для параметра</text:span></text:p>
                  </text:list-item>
                </text:list>
              </text:list-item>
            </text:list>
            <text:list text:style-name="a2643">
              <text:list-item>
                <text:list text:style-name="a2643">
                  <text:list-item>
                    <text:list text:style-name="a2643">
                      <text:list-item>
                        <text:p text:style-name="a2642" text:class-names="" text:cond-style-name=""><text:span text:style-name="a2639" text:class-names=""><text:s text:c="1"/></text:span><text:span text:style-name="a2640" text:class-names="">CV-</text:span><text:span text:style-name="a2641" text:class-names="">квалификаторы сохраняются</text:span></text:p>
                      </text:list-item>
                    </text:list>
                  </text:list-item>
                </text:list>
              </text:list-item>
            </text:list>
            <text:list text:style-name="a2646">
              <text:list-item>
                <text:p text:style-name="a2645" text:class-names="" text:cond-style-name=""><text:span text:style-name="a2644" text:class-names=""/></text:p>
              </text:list-item>
            </text:list>
          </draw:text-box>
          <svg:title/>
          <svg:desc/>
        </draw:frame>
      </draw:page>
      <draw:page draw:name="Slide18" draw:style-name="a2649" draw:master-page-name="Master1-Layout2-obj-Title-and-Content" presentation:presentation-page-layout-name="Master1-PPL2" draw:id="Slide-273">
        <draw:frame draw:id="id907" presentation:style-name="a2653" draw:name="Title 1" svg:x="1.32826in" svg:y="0.12642in" svg:width="10.83333in" svg:height="1.61698in" presentation:class="title" presentation:placeholder="false">
          <draw:text-box>
            <text:p text:style-name="a2652" text:class-names="" text:cond-style-name=""><text:span text:style-name="a2650" text:class-names="">Примеры вывод типов</text:span><text:span text:style-name="a2651" text:class-names=""/></text:p>
          </draw:text-box>
          <svg:title/>
          <svg:desc/>
        </draw:frame>
        <draw:frame draw:id="id908" presentation:style-name="a2740" draw:name="Content Placeholder 2" svg:x="1.24826in" svg:y="1.7434in" svg:width="10.83333in" svg:height="5.1866in" presentation:class="outline" presentation:placeholder="false">
          <draw:text-box>
            <text:list text:style-name="a2674">
              <text:list-item>
                <text:p text:style-name="a2673" text:class-names="" text:cond-style-name=""><text:span text:style-name="a2654" text:class-names="">template&lt;</text:span><text:span text:style-name="a2655" text:class-names="">typename</text:span><text:span text:style-name="a2656" text:class-names=""><text:s text:c="1"/>T&gt; void foo (T t</text:span><text:span text:style-name="a2657" text:class-names="">);<text:line-break/></text:span><text:span text:style-name="a2658" text:class-names="">int</text:span><text:span text:style-name="a2659" text:class-names=""><text:s text:c="1"/></text:span><text:span text:style-name="a2660" text:class-names="">const</text:span><text:span text:style-name="a2661" text:class-names=""><text:s text:c="1"/></text:span><text:span text:style-name="a2662" text:class-names="">&amp;a<text:s text:c="1"/></text:span><text:span text:style-name="a2663" text:class-names="">=<text:s text:c="1"/></text:span><text:span text:style-name="a2664" text:class-names="">42</text:span><text:span text:style-name="a2665" text:class-names="">;<text:s text:c="1"/></text:span><text:span text:style-name="a2666" text:class-names=""><text:line-break/></text:span><text:span text:style-name="a2667" text:class-names="">foo(a)<text:s text:c="1"/></text:span><text:span text:style-name="a2668" text:class-names="">⇢ foo&lt;</text:span><text:span text:style-name="a2669" text:class-names="">int</text:span><text:span text:style-name="a2670" text:class-names="">&gt;(</text:span><text:span text:style-name="a2671" text:class-names="">int</text:span><text:span text:style-name="a2672" text:class-names="">)</text:span></text:p>
              </text:list-item>
            </text:list>
            <text:list text:style-name="a2703">
              <text:list-item>
                <text:p text:style-name="a2702" text:class-names="" text:cond-style-name=""><text:span text:style-name="a2675" text:class-names="">template&lt;</text:span><text:span text:style-name="a2676" text:class-names="">typename</text:span><text:span text:style-name="a2677" text:class-names=""><text:s text:c="1"/>T&gt; void<text:s text:c="1"/></text:span><text:span text:style-name="a2678" text:class-names="">bar<text:s text:c="1"/></text:span><text:span text:style-name="a2679" text:class-names="">(</text:span><text:span text:style-name="a2680" text:class-names="">T&amp; t</text:span><text:span text:style-name="a2681" text:class-names="">);<text:line-break/></text:span><text:span text:style-name="a2682" text:class-names="">int</text:span><text:span text:style-name="a2683" text:class-names=""><text:s text:c="1"/></text:span><text:span text:style-name="a2684" text:class-names="">const</text:span><text:span text:style-name="a2685" text:class-names=""><text:s text:c="1"/></text:span><text:span text:style-name="a2686" text:class-names="">&amp;b<text:s text:c="1"/></text:span><text:span text:style-name="a2687" text:class-names="">=<text:s text:c="1"/></text:span><text:span text:style-name="a2688" text:class-names="">42</text:span><text:span text:style-name="a2689" text:class-names="">; <text:line-break/></text:span><text:span text:style-name="a2690" text:class-names="">bar(b)<text:s text:c="1"/></text:span><text:span text:style-name="a2691" text:class-names="">⇢<text:s text:c="1"/></text:span><text:span text:style-name="a2692" text:class-names="">bar&lt;</text:span><text:span text:style-name="a2693" text:class-names="">int</text:span><text:span text:style-name="a2694" text:class-names=""><text:s text:c="1"/></text:span><text:span text:style-name="a2695" text:class-names="">const</text:span><text:span text:style-name="a2696" text:class-names="">&gt;(</text:span><text:span text:style-name="a2697" text:class-names="">int</text:span><text:span text:style-name="a2698" text:class-names=""><text:s text:c="1"/></text:span><text:span text:style-name="a2699" text:class-names="">const</text:span><text:span text:style-name="a2700" text:class-names=""><text:s text:c="1"/></text:span><text:span text:style-name="a2701" text:class-names="">&amp;)</text:span></text:p>
              </text:list-item>
            </text:list>
            <text:list text:style-name="a2736">
              <text:list-item>
                <text:p text:style-name="a2735" text:class-names="" text:cond-style-name=""><text:span text:style-name="a2704" text:class-names="">template&lt;</text:span><text:span text:style-name="a2705" text:class-names="">typename</text:span><text:span text:style-name="a2706" text:class-names=""><text:s text:c="1"/>T&gt; void<text:s text:c="1"/></text:span><text:span text:style-name="a2707" text:class-names="">buz</text:span><text:span text:style-name="a2708" text:class-names=""><text:s text:c="1"/></text:span><text:span text:style-name="a2709" text:class-names="">(</text:span><text:span text:style-name="a2710" text:class-names="">T* t</text:span><text:span text:style-name="a2711" text:class-names="">);<text:line-break/></text:span><text:span text:style-name="a2712" text:class-names="">int</text:span><text:span text:style-name="a2713" text:class-names=""><text:s text:c="1"/></text:span><text:span text:style-name="a2714" text:class-names="">const</text:span><text:span text:style-name="a2715" text:class-names=""><text:s text:c="1"/></text:span><text:span text:style-name="a2716" text:class-names="">&amp;c<text:s text:c="1"/></text:span><text:span text:style-name="a2717" text:class-names="">=<text:s text:c="1"/></text:span><text:span text:style-name="a2718" text:class-names="">42</text:span><text:span text:style-name="a2719" text:class-names="">; <text:line-break/></text:span><text:span text:style-name="a2720" text:class-names="">buz</text:span><text:span text:style-name="a2721" text:class-names="">(&amp;</text:span><text:span text:style-name="a2722" text:class-names="">c</text:span><text:span text:style-name="a2723" text:class-names="">)<text:s text:c="1"/></text:span><text:span text:style-name="a2724" text:class-names="">⇢<text:s text:c="1"/></text:span><text:span text:style-name="a2725" text:class-names="">foo&lt;</text:span><text:span text:style-name="a2726" text:class-names="">int</text:span><text:span text:style-name="a2727" text:class-names=""><text:s text:c="1"/></text:span><text:span text:style-name="a2728" text:class-names="">const</text:span><text:span text:style-name="a2729" text:class-names="">&gt;(</text:span><text:span text:style-name="a2730" text:class-names="">int</text:span><text:span text:style-name="a2731" text:class-names=""><text:s text:c="1"/></text:span><text:span text:style-name="a2732" text:class-names="">const</text:span><text:span text:style-name="a2733" text:class-names=""><text:s text:c="1"/>*)</text:span><text:span text:style-name="a2734" text:class-names=""/></text:p>
              </text:list-item>
            </text:list>
            <text:list text:style-name="a2739">
              <text:list-item>
                <text:p text:style-name="a2738" text:class-names="" text:cond-style-name=""><text:span text:style-name="a2737" text:class-names=""/></text:p>
              </text:list-item>
            </text:list>
          </draw:text-box>
          <svg:title/>
          <svg:desc/>
        </draw:frame>
      </draw:page>
      <draw:page draw:name="Slide19" draw:style-name="a2742" draw:master-page-name="Master1-Layout2-obj-Title-and-Content" presentation:presentation-page-layout-name="Master1-PPL2" draw:id="Slide-274">
        <draw:frame draw:id="id909" presentation:style-name="a2746" draw:name="Title 1" svg:x="1.32826in" svg:y="0.12642in" svg:width="10.83333in" svg:height="1.61698in" presentation:class="title" presentation:placeholder="false">
          <draw:text-box>
            <text:p text:style-name="a2745" text:class-names="" text:cond-style-name=""><text:span text:style-name="a2743" text:class-names="">Ограничения на вывод типов</text:span><text:span text:style-name="a2744" text:class-names=""/></text:p>
          </draw:text-box>
          <svg:title/>
          <svg:desc/>
        </draw:frame>
        <draw:frame draw:id="id910" presentation:style-name="a2810" draw:name="Content Placeholder 2" svg:x="1.24826in" svg:y="1.7434in" svg:width="10.83333in" svg:height="5.1866in" presentation:class="outline" presentation:placeholder="false">
          <draw:text-box>
            <text:list text:style-name="a2771">
              <text:list-item>
                <text:p text:style-name="a2770" text:class-names="" text:cond-style-name=""><text:span text:style-name="a2747" text:class-names="">template &lt;</text:span><text:span text:style-name="a2748" text:class-names="">typename</text:span><text:span text:style-name="a2749" text:class-names=""><text:s text:c="1"/></text:span><text:span text:style-name="a2750" text:class-names="">DstT</text:span><text:span text:style-name="a2751" text:class-names="">,<text:s text:c="1"/></text:span><text:span text:style-name="a2752" text:class-names="">typename</text:span><text:span text:style-name="a2753" text:class-names=""><text:s text:c="1"/></text:span><text:span text:style-name="a2754" text:class-names="">SrcT</text:span><text:span text:style-name="a2755" text:class-names="">&gt;<text:s text:c="1"/></text:span><text:span text:style-name="a2756" text:class-names=""><text:line-break/>inline<text:s text:c="1"/></text:span><text:span text:style-name="a2757" text:class-names="">DstT</text:span><text:span text:style-name="a2758" text:class-names=""><text:s text:c="1"/></text:span><text:span text:style-name="a2759" text:class-names="">implicit_cast</text:span><text:span text:style-name="a2760" text:class-names=""><text:s text:c="1"/>(</text:span><text:span text:style-name="a2761" text:class-names="">SrcT</text:span><text:span text:style-name="a2762" text:class-names=""><text:s text:c="1"/></text:span><text:span text:style-name="a2763" text:class-names="">const</text:span><text:span text:style-name="a2764" text:class-names="">&amp; x</text:span><text:span text:style-name="a2765" text:class-names="">) {<text:line-break/></text:span><text:span text:style-name="a2766" text:class-names=""><text:s text:c="1"/></text:span><text:span text:style-name="a2767" text:class-names=""><text:s text:c="1"/>return<text:s text:c="1"/></text:span><text:span text:style-name="a2768" text:class-names="">x;<text:s text:c="1"/></text:span><text:span text:style-name="a2769" text:class-names=""><text:line-break/>}<text:s text:c="1"/></text:span></text:p>
              </text:list-item>
            </text:list>
            <text:list text:style-name="a2782">
              <text:list-item>
                <text:p text:style-name="a2781" text:class-names="" text:cond-style-name=""><text:span text:style-name="a2772" text:class-names="">Здесь<text:s text:c="1"/></text:span><text:span text:style-name="a2773" text:class-names="">SrcT</text:span><text:span text:style-name="a2774" text:class-names=""><text:s text:c="1"/></text:span><text:span text:style-name="a2775" text:class-names="">может быть выведен, а<text:s text:c="1"/></text:span><text:span text:style-name="a2776" text:class-names="">DstT</text:span><text:span text:style-name="a2777" text:class-names=""><text:s text:c="1"/></text:span><text:span text:style-name="a2778" text:class-names="">―</text:span><text:span text:style-name="a2779" text:class-names=""><text:s text:c="1"/></text:span><text:span text:style-name="a2780" text:class-names="">не может.</text:span></text:p>
              </text:list-item>
            </text:list>
            <text:list text:style-name="a2785">
              <text:list-item>
                <text:p text:style-name="a2784" text:class-names="" text:cond-style-name=""><text:span text:style-name="a2783" text:class-names="">Пример использования:</text:span></text:p>
              </text:list-item>
            </text:list>
            <text:list text:style-name="a2795">
              <text:list-item>
                <text:p text:style-name="a2794" text:class-names="" text:cond-style-name=""><text:span text:style-name="a2786" text:class-names="">double value =<text:s text:c="1"/></text:span><text:span text:style-name="a2787" text:class-names="">implicit_cast</text:span><text:span text:style-name="a2788" text:class-names="">&lt;double,<text:s text:c="1"/></text:span><text:span text:style-name="a2789" text:class-names="">int</text:span><text:span text:style-name="a2790" text:class-names="">&gt;(-</text:span><text:span text:style-name="a2791" text:class-names="">1</text:span><text:span text:style-name="a2792" text:class-names="">); // ok<text:s text:c="1"/></text:span><text:span text:style-name="a2793" text:class-names=""/></text:p>
              </text:list-item>
            </text:list>
            <text:list text:style-name="a2802">
              <text:list-item>
                <text:p text:style-name="a2801" text:class-names="" text:cond-style-name=""><text:span text:style-name="a2796" text:class-names="">double<text:s text:c="1"/></text:span><text:span text:style-name="a2797" text:class-names="">value =<text:s text:c="1"/></text:span><text:span text:style-name="a2798" text:class-names="">implicit_cast</text:span><text:span text:style-name="a2799" text:class-names="">&lt;double&gt;(-1</text:span><text:span text:style-name="a2800" text:class-names="">); // ok</text:span></text:p>
              </text:list-item>
            </text:list>
            <text:list text:style-name="a2809">
              <text:list-item>
                <text:p text:style-name="a2808" text:class-names="" text:cond-style-name=""><text:span text:style-name="a2803" text:class-names="">d</text:span><text:span text:style-name="a2804" text:class-names="">ouble value =<text:s text:c="1"/></text:span><text:span text:style-name="a2805" text:class-names="">implicit_cast</text:span><text:span text:style-name="a2806" text:class-names=""><text:s text:c="1"/>(-1); // fail!</text:span><text:span text:style-name="a2807" text:class-names=""/></text:p>
              </text:list-item>
            </text:list>
          </draw:text-box>
          <svg:title/>
          <svg:desc/>
        </draw:frame>
      </draw:page>
      <draw:page draw:name="Slide20" draw:style-name="a2812" draw:master-page-name="Master1-Layout2-obj-Title-and-Content" presentation:presentation-page-layout-name="Master1-PPL2" draw:id="Slide-275">
        <draw:frame draw:id="id911" presentation:style-name="a2816" draw:name="Title 1" svg:x="1.32826in" svg:y="0.12642in" svg:width="10.83333in" svg:height="1.61698in" presentation:class="title" presentation:placeholder="false">
          <draw:text-box>
            <text:p text:style-name="a2815" text:class-names="" text:cond-style-name=""><text:span text:style-name="a2813" text:class-names="">Задача на вывод типов</text:span><text:span text:style-name="a2814" text:class-names=""/></text:p>
          </draw:text-box>
          <svg:title/>
          <svg:desc/>
        </draw:frame>
        <draw:frame draw:id="id912" presentation:style-name="a2866" draw:name="Content Placeholder 2" svg:x="1.24826in" svg:y="1.7434in" svg:width="10.83333in" svg:height="5.1866in" presentation:class="outline" presentation:placeholder="false">
          <draw:text-box>
            <text:list text:style-name="a2833">
              <text:list-item>
                <text:p text:style-name="a2832" text:class-names="" text:cond-style-name=""><text:span text:style-name="a2817" text:class-names="">template &lt;</text:span><text:span text:style-name="a2818" text:class-names="">typename</text:span><text:span text:style-name="a2819" text:class-names=""><text:s text:c="1"/></text:span><text:span text:style-name="a2820" text:class-names="">FuncT</text:span><text:span text:style-name="a2821" text:class-names="">&gt;<text:s text:c="1"/></text:span><text:span text:style-name="a2822" text:class-names=""><text:line-break/></text:span><text:span text:style-name="a2823" text:class-names="">FuncT</text:span><text:span text:style-name="a2824" text:class-names=""><text:s text:c="1"/></text:span><text:span text:style-name="a2825" text:class-names="">deduce(</text:span><text:span text:style-name="a2826" text:class-names="">const</text:span><text:span text:style-name="a2827" text:class-names=""><text:s text:c="1"/></text:span><text:span text:style-name="a2828" text:class-names="">FuncT</text:span><text:span text:style-name="a2829" text:class-names=""><text:s text:c="1"/></text:span><text:span text:style-name="a2830" text:class-names="">&amp;<text:s text:c="1"/></text:span><text:span text:style-name="a2831" text:class-names="">f);<text:s text:c="1"/></text:span></text:p>
              </text:list-item>
            </text:list>
            <text:list text:style-name="a2843">
              <text:list-item>
                <text:p text:style-name="a2842" text:class-names="" text:cond-style-name=""><text:span text:style-name="a2834" text:class-names="">Функция<text:s text:c="1"/></text:span><text:span text:style-name="a2835" text:class-names="">deduce</text:span><text:span text:style-name="a2836" text:class-names=""><text:s text:c="1"/></text:span><text:span text:style-name="a2837" text:class-names="">типом возвращаемого значения совпадает с типом функции<text:s text:c="1"/></text:span><text:span text:style-name="a2838" text:class-names="">f.<text:s text:c="1"/></text:span><text:span text:style-name="a2839" text:class-names="">Например</text:span><text:span text:style-name="a2840" text:class-names="">:</text:span><text:span text:style-name="a2841" text:class-names=""/></text:p>
              </text:list-item>
            </text:list>
            <text:list text:style-name="a2849">
              <text:list-item>
                <text:p text:style-name="a2848" text:class-names="" text:cond-style-name=""><text:span text:style-name="a2844" text:class-names="">int</text:span><text:span text:style-name="a2845" text:class-names=""><text:s text:c="1"/>foo();<text:line-break/>auto x = deduce(foo); // infers x to<text:s text:c="1"/></text:span><text:span text:style-name="a2846" text:class-names="">int</text:span><text:span text:style-name="a2847" text:class-names="">(*)() <text:s text:c="1"/></text:span></text:p>
              </text:list-item>
            </text:list>
            <text:list text:style-name="a2860">
              <text:list-item>
                <text:p text:style-name="a2859" text:class-names="" text:cond-style-name=""><text:span text:style-name="a2850" text:class-names="">Задача</text:span><text:span text:style-name="a2851" text:class-names="">:<text:s text:c="1"/></text:span><text:span text:style-name="a2852" text:class-names="">переписать определение<text:s text:c="1"/></text:span><text:span text:style-name="a2853" text:class-names="">deduce<text:s text:c="1"/></text:span><text:span text:style-name="a2854" text:class-names="">чтобы типом возвращаемого значения был возвращаемый тип<text:s text:c="1"/></text:span><text:span text:style-name="a2855" text:class-names="">f</text:span><text:span text:style-name="a2856" text:class-names="">.</text:span><text:span text:style-name="a2857" text:class-names=""><text:s text:c="1"/></text:span><text:span text:style-name="a2858" text:class-names="">То есть:</text:span></text:p>
              </text:list-item>
            </text:list>
            <text:list text:style-name="a2865">
              <text:list-item>
                <text:p text:style-name="a2864" text:class-names="" text:cond-style-name=""><text:span text:style-name="a2861" text:class-names="">auto x = deduce(foo); // infers x to<text:s text:c="1"/></text:span><text:span text:style-name="a2862" text:class-names="">int</text:span><text:span text:style-name="a2863" text:class-names=""/></text:p>
              </text:list-item>
            </text:list>
          </draw:text-box>
          <svg:title/>
          <svg:desc/>
        </draw:frame>
      </draw:page>
      <draw:page draw:name="Slide21" draw:style-name="a2868" draw:master-page-name="Master1-Layout2-obj-Title-and-Content" presentation:presentation-page-layout-name="Master1-PPL2" draw:id="Slide-276">
        <draw:frame draw:id="id913" presentation:style-name="a2874" draw:name="Title 1" svg:x="1.32826in" svg:y="0.12642in" svg:width="10.83333in" svg:height="1.61698in" presentation:class="title" presentation:placeholder="false">
          <draw:text-box>
            <text:p text:style-name="a2873" text:class-names="" text:cond-style-name=""><text:span text:style-name="a2869" text:class-names="">Задача на вывод типов</text:span><text:span text:style-name="a2870" text:class-names="">:<text:s text:c="1"/></text:span><text:span text:style-name="a2871" text:class-names="">ответ</text:span><text:span text:style-name="a2872" text:class-names=""/></text:p>
          </draw:text-box>
          <svg:title/>
          <svg:desc/>
        </draw:frame>
        <draw:frame draw:id="id914" presentation:style-name="a2911" draw:name="Content Placeholder 2" svg:x="1.24826in" svg:y="1.7434in" svg:width="10.83333in" svg:height="5.1866in" presentation:class="outline" presentation:placeholder="false">
          <draw:text-box>
            <text:list text:style-name="a2893">
              <text:list-item>
                <text:p text:style-name="a2892" text:class-names="" text:cond-style-name=""><text:span text:style-name="a2875" text:class-names="">template &lt;</text:span><text:span text:style-name="a2876" text:class-names="">typename</text:span><text:span text:style-name="a2877" text:class-names=""><text:s text:c="1"/></text:span><text:span text:style-name="a2878" text:class-names="">FuncT</text:span><text:span text:style-name="a2879" text:class-names="">&gt;<text:s text:c="1"/></text:span><text:span text:style-name="a2880" text:class-names=""><text:line-break/></text:span><text:span text:style-name="a2881" text:class-names="">deduce(</text:span><text:span text:style-name="a2882" text:class-names="">const</text:span><text:span text:style-name="a2883" text:class-names=""><text:s text:c="1"/></text:span><text:span text:style-name="a2884" text:class-names="">FuncT</text:span><text:span text:style-name="a2885" text:class-names=""><text:s text:c="1"/></text:span><text:span text:style-name="a2886" text:class-names="">&amp;<text:s text:c="1"/></text:span><text:span text:style-name="a2887" text:class-names="">f)</text:span><text:span text:style-name="a2888" text:class-names=""><text:s text:c="1"/>-</text:span><text:span text:style-name="a2889" text:class-names="">&gt;<text:s text:c="1"/></text:span><text:span text:style-name="a2890" text:class-names="">decltype</text:span><text:span text:style-name="a2891" text:class-names="">(f());<text:s text:c="1"/></text:span></text:p>
              </text:list-item>
            </text:list>
            <text:list text:style-name="a2898">
              <text:list-item>
                <text:p text:style-name="a2897" text:class-names="" text:cond-style-name=""><text:span text:style-name="a2894" text:class-names="">Теперь выводится тип, возвращаемый функцией</text:span><text:span text:style-name="a2895" text:class-names="">:</text:span><text:span text:style-name="a2896" text:class-names=""/></text:p>
              </text:list-item>
            </text:list>
            <text:list text:style-name="a2904">
              <text:list-item>
                <text:p text:style-name="a2903" text:class-names="" text:cond-style-name=""><text:span text:style-name="a2899" text:class-names="">int</text:span><text:span text:style-name="a2900" text:class-names=""><text:s text:c="1"/>foo();<text:line-break/>auto x = deduce(foo); // infers x to<text:s text:c="1"/></text:span><text:span text:style-name="a2901" text:class-names="">int</text:span><text:span text:style-name="a2902" text:class-names=""/></text:p>
              </text:list-item>
            </text:list>
            <text:list text:style-name="a2910">
              <text:list-item>
                <text:p text:style-name="a2909" text:class-names="" text:cond-style-name=""><text:span text:style-name="a2905" text:class-names="">Интересным уроком здесь является то, что этого эффекта нельзя добиться только шаблонами без<text:s text:c="1"/></text:span><text:span text:style-name="a2906" text:class-names="">decltype</text:span><text:span text:style-name="a2907" text:class-names="">.</text:span><text:span text:style-name="a2908" text:class-names=""/></text:p>
              </text:list-item>
            </text:list>
          </draw:text-box>
          <svg:title/>
          <svg:desc/>
        </draw:frame>
      </draw:page>
      <draw:page draw:name="Slide22" draw:style-name="a2913" draw:master-page-name="Master1-Layout2-obj-Title-and-Content" presentation:presentation-page-layout-name="Master1-PPL2" draw:id="Slide-277">
        <draw:frame draw:id="id915" presentation:style-name="a2920" draw:name="Title 1" svg:x="1.32826in" svg:y="0.12642in" svg:width="10.83333in" svg:height="1.61698in" presentation:class="title" presentation:placeholder="false">
          <draw:text-box>
            <text:p text:style-name="a2919" text:class-names="" text:cond-style-name=""><text:span text:style-name="a2914" text:class-names="">Задача на<text:s text:c="1"/></text:span><text:span text:style-name="a2915" text:class-names="">rvalue</text:span><text:span text:style-name="a2916" text:class-names=""><text:s text:c="1"/></text:span><text:span text:style-name="a2917" text:class-names="">ссылки</text:span><text:span text:style-name="a2918" text:class-names=""/></text:p>
          </draw:text-box>
          <svg:title/>
          <svg:desc/>
        </draw:frame>
        <draw:frame draw:id="id916" presentation:style-name="a2953" draw:name="Content Placeholder 2" svg:x="1.24826in" svg:y="1.7434in" svg:width="10.83333in" svg:height="5.1866in" presentation:class="outline" presentation:placeholder="false">
          <draw:text-box>
            <text:list text:style-name="a2930">
              <text:list-item>
                <text:p text:style-name="a2929" text:class-names="" text:cond-style-name=""><text:span text:style-name="a2921" text:class-names="">template &lt;</text:span><text:span text:style-name="a2922" text:class-names="">typename</text:span><text:span text:style-name="a2923" text:class-names=""><text:s text:c="1"/>T</text:span><text:span text:style-name="a2924" text:class-names="">&gt;<text:s text:c="1"/></text:span><text:span text:style-name="a2925" text:class-names=""><text:line-break/></text:span><text:span text:style-name="a2926" text:class-names="">void<text:s text:c="1"/></text:span><text:span text:style-name="a2927" text:class-names="">rvfunc</text:span><text:span text:style-name="a2928" text:class-names="">(T&amp;&amp; f);<text:s text:c="1"/></text:span></text:p>
              </text:list-item>
            </text:list>
            <text:list text:style-name="a2938">
              <text:list-item>
                <text:p text:style-name="a2937" text:class-names="" text:cond-style-name=""><text:span text:style-name="a2931" text:class-names="">Допустим, в точке вызова используется<text:s text:c="1"/></text:span><text:span text:style-name="a2932" text:class-names="">lvalue</text:span><text:span text:style-name="a2933" text:class-names=""><text:s text:c="1"/></text:span><text:span text:style-name="a2934" text:class-names="">объект</text:span><text:span text:style-name="a2935" text:class-names="">:</text:span><text:span text:style-name="a2936" text:class-names=""/></text:p>
              </text:list-item>
            </text:list>
            <text:list text:style-name="a2944">
              <text:list-item>
                <text:p text:style-name="a2943" text:class-names="" text:cond-style-name=""><text:span text:style-name="a2939" text:class-names="">int</text:span><text:span text:style-name="a2940" text:class-names=""><text:s text:c="1"/>x;<text:line-break/></text:span><text:span text:style-name="a2941" text:class-names="">rvfunc</text:span><text:span text:style-name="a2942" text:class-names="">(x); // ???</text:span></text:p>
              </text:list-item>
            </text:list>
            <text:list text:style-name="a2952">
              <text:list-item>
                <text:p text:style-name="a2951" text:class-names="" text:cond-style-name=""><text:span text:style-name="a2945" text:class-names="">Задача</text:span><text:span text:style-name="a2946" text:class-names="">:<text:s text:c="1"/></text:span><text:span text:style-name="a2947" text:class-names="">какой тип будет выведен для<text:s text:c="1"/></text:span><text:span text:style-name="a2948" text:class-names="">rvfunc</text:span><text:span text:style-name="a2949" text:class-names="">?</text:span><text:span text:style-name="a2950" text:class-names=""/></text:p>
              </text:list-item>
            </text:list>
          </draw:text-box>
          <svg:title/>
          <svg:desc/>
        </draw:frame>
      </draw:page>
      <draw:page draw:name="Slide23" draw:style-name="a2955" draw:master-page-name="Master1-Layout2-obj-Title-and-Content" presentation:presentation-page-layout-name="Master1-PPL2" draw:id="Slide-278">
        <draw:frame draw:id="id917" presentation:style-name="a2964" draw:name="Title 1" svg:x="1.32826in" svg:y="0.12642in" svg:width="10.83333in" svg:height="1.61698in" presentation:class="title" presentation:placeholder="false">
          <draw:text-box>
            <text:p text:style-name="a2963" text:class-names="" text:cond-style-name=""><text:span text:style-name="a2956" text:class-names="">Задача на<text:s text:c="1"/></text:span><text:span text:style-name="a2957" text:class-names="">rvalue</text:span><text:span text:style-name="a2958" text:class-names=""><text:s text:c="1"/></text:span><text:span text:style-name="a2959" text:class-names="">ссылки</text:span><text:span text:style-name="a2960" text:class-names="">:<text:s text:c="1"/></text:span><text:span text:style-name="a2961" text:class-names="">ответ</text:span><text:span text:style-name="a2962" text:class-names=""/></text:p>
          </draw:text-box>
          <svg:title/>
          <svg:desc/>
        </draw:frame>
        <draw:frame draw:id="id918" presentation:style-name="a3017" draw:name="Content Placeholder 2" svg:x="1.24826in" svg:y="1.7434in" svg:width="10.83333in" svg:height="5.1866in" presentation:class="outline" presentation:placeholder="false">
          <draw:text-box>
            <text:list text:style-name="a2974">
              <text:list-item>
                <text:p text:style-name="a2973" text:class-names="" text:cond-style-name=""><text:span text:style-name="a2965" text:class-names="">template &lt;</text:span><text:span text:style-name="a2966" text:class-names="">typename</text:span><text:span text:style-name="a2967" text:class-names=""><text:s text:c="1"/>T</text:span><text:span text:style-name="a2968" text:class-names="">&gt;<text:s text:c="1"/></text:span><text:span text:style-name="a2969" text:class-names=""><text:line-break/></text:span><text:span text:style-name="a2970" text:class-names="">void<text:s text:c="1"/></text:span><text:span text:style-name="a2971" text:class-names="">rvfunc</text:span><text:span text:style-name="a2972" text:class-names="">(T&amp;&amp; f);<text:s text:c="1"/></text:span></text:p>
              </text:list-item>
            </text:list>
            <text:list text:style-name="a2982">
              <text:list-item>
                <text:p text:style-name="a2981" text:class-names="" text:cond-style-name=""><text:span text:style-name="a2975" text:class-names="">Допустим, в точке вызова используется<text:s text:c="1"/></text:span><text:span text:style-name="a2976" text:class-names="">lvalue</text:span><text:span text:style-name="a2977" text:class-names=""><text:s text:c="1"/></text:span><text:span text:style-name="a2978" text:class-names="">объект</text:span><text:span text:style-name="a2979" text:class-names="">:</text:span><text:span text:style-name="a2980" text:class-names=""/></text:p>
              </text:list-item>
            </text:list>
            <text:list text:style-name="a2994">
              <text:list-item>
                <text:p text:style-name="a2993" text:class-names="" text:cond-style-name=""><text:span text:style-name="a2983" text:class-names="">int</text:span><text:span text:style-name="a2984" text:class-names=""><text:s text:c="1"/>x;<text:line-break/></text:span><text:span text:style-name="a2985" text:class-names="">rvfunc</text:span><text:span text:style-name="a2986" text:class-names="">(x); // void<text:s text:c="1"/></text:span><text:span text:style-name="a2987" text:class-names="">rvfunc</text:span><text:span text:style-name="a2988" text:class-names="">&lt;</text:span><text:span text:style-name="a2989" text:class-names="">int</text:span><text:span text:style-name="a2990" text:class-names="">&gt;(</text:span><text:span text:style-name="a2991" text:class-names="">int</text:span><text:span text:style-name="a2992" text:class-names="">&amp;);</text:span></text:p>
              </text:list-item>
            </text:list>
            <text:list text:style-name="a2999">
              <text:list-item>
                <text:p text:style-name="a2998" text:class-names="" text:cond-style-name=""><text:span text:style-name="a2995" text:class-names="">Пояснение к решению</text:span><text:span text:style-name="a2996" text:class-names="">:</text:span><text:span text:style-name="a2997" text:class-names=""/></text:p>
              </text:list-item>
            </text:list>
            <text:list text:style-name="a3008">
              <text:list-item>
                <text:p text:style-name="a3007" text:class-names="" text:cond-style-name=""><text:span text:style-name="a3000" text:class-names="">Ссылки игнорируются для<text:s text:c="1"/></text:span><text:span text:style-name="a3001" text:class-names="">T,<text:s text:c="1"/></text:span><text:span text:style-name="a3002" text:class-names="">так что сразу<text:s text:c="1"/></text:span><text:span text:style-name="a3003" text:class-names="">rvfunc</text:span><text:span text:style-name="a3004" text:class-names="">&lt;</text:span><text:span text:style-name="a3005" text:class-names="">int</text:span><text:span text:style-name="a3006" text:class-names="">&gt;</text:span></text:p>
              </text:list-item>
            </text:list>
            <text:list text:style-name="a3016">
              <text:list-item>
                <text:p text:style-name="a3015" text:class-names="" text:cond-style-name=""><text:span text:style-name="a3009" text:class-names="">Ссылки сворачиваются в контексте вывода<text:s text:c="1"/></text:span><text:span text:style-name="a3010" text:class-names="">int</text:span><text:span text:style-name="a3011" text:class-names=""><text:s text:c="1"/>&amp;&amp; &amp; -&gt;<text:s text:c="1"/></text:span><text:span text:style-name="a3012" text:class-names="">int</text:span><text:span text:style-name="a3013" text:class-names=""><text:s text:c="1"/>&amp;</text:span><text:span text:style-name="a3014" text:class-names=""/></text:p>
              </text:list-item>
            </text:list>
          </draw:text-box>
          <svg:title/>
          <svg:desc/>
        </draw:frame>
      </draw:page>
      <draw:page draw:name="Slide24" draw:style-name="a3019" draw:master-page-name="Master1-Layout2-obj-Title-and-Content" presentation:presentation-page-layout-name="Master1-PPL2" draw:id="Slide-279">
        <draw:frame draw:id="id919" presentation:style-name="a3036" draw:name="Content Placeholder 2" svg:x="1.71826in" svg:y="1.13in" svg:width="10.15174in" svg:height="5.18333in" presentation:class="outline" presentation:placeholder="false">
          <draw:text-box>
            <text:list text:style-name="a3022">
              <text:list-item>
                <text:p text:style-name="a3021" text:class-names="" text:cond-style-name=""><text:span text:style-name="a3020" text:class-names="">Обобщенное программирование</text:span></text:p>
              </text:list-item>
            </text:list>
            <text:list text:style-name="a3025">
              <text:list-item>
                <text:p text:style-name="a3024" text:class-names="" text:cond-style-name=""><text:span text:style-name="a3023" text:class-names="">Вывод типов</text:span></text:p>
              </text:list-item>
            </text:list>
            <text:list text:style-name="a3028">
              <text:list-item>
                <text:p text:style-name="a3027" text:class-names="" text:cond-style-name=""><text:span text:style-name="a3026" text:class-names="">Разрешение перегрузки</text:span></text:p>
              </text:list-item>
            </text:list>
            <text:list text:style-name="a3031">
              <text:list-item>
                <text:p text:style-name="a3030" text:class-names="" text:cond-style-name=""><text:span text:style-name="a3029" text:class-names="">Статический полиморфизм</text:span></text:p>
              </text:list-item>
            </text:list>
            <text:list text:style-name="a3035">
              <text:list-item>
                <text:p text:style-name="a3034" text:class-names="" text:cond-style-name=""><text:span text:style-name="a3032" text:class-names="">Управление инстанцированием</text:span><text:span text:style-name="a3033" text:class-names=""/></text:p>
              </text:list-item>
            </text:list>
          </draw:text-box>
          <svg:title/>
          <svg:desc/>
        </draw:frame>
      </draw:page>
      <draw:page draw:name="Slide25" draw:style-name="a3038" draw:master-page-name="Master1-Layout2-obj-Title-and-Content" presentation:presentation-page-layout-name="Master1-PPL2" draw:id="Slide-280">
        <draw:frame draw:id="id920" presentation:style-name="a3042" draw:name="Title 1" svg:x="1.24826in" svg:y="0.67642in" svg:width="10.83333in" svg:height="1.61698in" presentation:class="title" presentation:placeholder="false">
          <draw:text-box>
            <text:p text:style-name="a3041" text:class-names="" text:cond-style-name=""><text:span text:style-name="a3039" text:class-names="">Порядок перегрузки</text:span><text:span text:style-name="a3040" text:class-names=""/></text:p>
          </draw:text-box>
          <svg:title/>
          <svg:desc/>
        </draw:frame>
        <draw:frame draw:id="id921" presentation:style-name="a3062" draw:name="Content Placeholder 2" svg:x="1.24826in" svg:y="2.46007in" svg:width="10.83333in" svg:height="3.87327in" presentation:class="outline" presentation:placeholder="false">
          <draw:text-box>
            <text:list text:style-name="a3045">
              <text:list-item>
                <text:p text:style-name="a3044" text:class-names="" text:cond-style-name=""><text:span text:style-name="a3043" text:class-names="">Обычные функции</text:span></text:p>
              </text:list-item>
            </text:list>
            <text:list text:style-name="a3048">
              <text:list-item>
                <text:list text:style-name="a3048">
                  <text:list-item>
                    <text:p text:style-name="a3047" text:class-names="" text:cond-style-name=""><text:span text:style-name="a3046" text:class-names="">Идеальное совпадение</text:span></text:p>
                  </text:list-item>
                </text:list>
              </text:list-item>
            </text:list>
            <text:list text:style-name="a3051">
              <text:list-item>
                <text:list text:style-name="a3051">
                  <text:list-item>
                    <text:p text:style-name="a3050" text:class-names="" text:cond-style-name=""><text:span text:style-name="a3049" text:class-names="">Стандартные преобразования</text:span></text:p>
                  </text:list-item>
                </text:list>
              </text:list-item>
            </text:list>
            <text:list text:style-name="a3054">
              <text:list-item>
                <text:list text:style-name="a3054">
                  <text:list-item>
                    <text:p text:style-name="a3053" text:class-names="" text:cond-style-name=""><text:span text:style-name="a3052" text:class-names="">Пользовательские преобразования</text:span></text:p>
                  </text:list-item>
                </text:list>
              </text:list-item>
            </text:list>
            <text:list text:style-name="a3057">
              <text:list-item>
                <text:list text:style-name="a3057">
                  <text:list-item>
                    <text:p text:style-name="a3056" text:class-names="" text:cond-style-name=""><text:span text:style-name="a3055" text:class-names="">Троеточия</text:span></text:p>
                  </text:list-item>
                </text:list>
              </text:list-item>
            </text:list>
            <text:list text:style-name="a3061">
              <text:list-item>
                <text:list text:style-name="a3061">
                  <text:list-item>
                    <text:p text:style-name="a3060" text:class-names="" text:cond-style-name=""><text:span text:style-name="a3058" text:class-names="">Ссылочное связывание</text:span><text:span text:style-name="a3059" text:class-names=""/></text:p>
                  </text:list-item>
                </text:list>
              </text:list-item>
            </text:list>
          </draw:text-box>
          <svg:title/>
          <svg:desc/>
        </draw:frame>
      </draw:page>
      <draw:page draw:name="Slide26" draw:style-name="a3064" draw:master-page-name="Master1-Layout2-obj-Title-and-Content" presentation:presentation-page-layout-name="Master1-PPL2" draw:id="Slide-281">
        <draw:frame draw:id="id922" presentation:style-name="a3068" draw:name="Title 1" svg:x="1.24826in" svg:y="0.67642in" svg:width="10.83333in" svg:height="1.61698in" presentation:class="title" presentation:placeholder="false">
          <draw:text-box>
            <text:p text:style-name="a3067" text:class-names="" text:cond-style-name=""><text:span text:style-name="a3065" text:class-names="">Порядок перегрузки с учетом шаблонов</text:span><text:span text:style-name="a3066" text:class-names=""/></text:p>
          </draw:text-box>
          <svg:title/>
          <svg:desc/>
        </draw:frame>
        <draw:frame draw:id="id923" presentation:style-name="a3093" draw:name="Content Placeholder 2" svg:x="1.24826in" svg:y="2.46007in" svg:width="10.83333in" svg:height="4.88993in" presentation:class="outline" presentation:placeholder="false">
          <draw:text-box>
            <text:list text:style-name="a3071">
              <text:list-item>
                <text:p text:style-name="a3070" text:class-names="" text:cond-style-name=""><text:span text:style-name="a3069" text:class-names="">Обычные функции</text:span></text:p>
              </text:list-item>
            </text:list>
            <text:list text:style-name="a3074">
              <text:list-item>
                <text:list text:style-name="a3074">
                  <text:list-item>
                    <text:p text:style-name="a3073" text:class-names="" text:cond-style-name=""><text:span text:style-name="a3072" text:class-names="">Идеальное совпадение</text:span></text:p>
                  </text:list-item>
                </text:list>
              </text:list-item>
            </text:list>
            <text:list text:style-name="a3077">
              <text:list-item>
                <text:p text:style-name="a3076" text:class-names="" text:cond-style-name=""><text:span text:style-name="a3075" text:class-names="">Шаблоны функций</text:span></text:p>
              </text:list-item>
            </text:list>
            <text:list text:style-name="a3080">
              <text:list-item>
                <text:list text:style-name="a3080">
                  <text:list-item>
                    <text:p text:style-name="a3079" text:class-names="" text:cond-style-name=""><text:span text:style-name="a3078" text:class-names="">Шаблоны с меньшим количеством шаблонных параметров</text:span></text:p>
                  </text:list-item>
                </text:list>
              </text:list-item>
            </text:list>
            <text:list text:style-name="a3083">
              <text:list-item>
                <text:list text:style-name="a3083">
                  <text:list-item>
                    <text:p text:style-name="a3082" text:class-names="" text:cond-style-name=""><text:span text:style-name="a3081" text:class-names="">Шаблоны с наиболее уточненными аргументами</text:span></text:p>
                  </text:list-item>
                </text:list>
              </text:list-item>
            </text:list>
            <text:list text:style-name="a3086">
              <text:list-item>
                <text:list text:style-name="a3086">
                  <text:list-item>
                    <text:p text:style-name="a3085" text:class-names="" text:cond-style-name=""><text:span text:style-name="a3084" text:class-names="">Шаблоны самого общего вида</text:span></text:p>
                  </text:list-item>
                </text:list>
              </text:list-item>
            </text:list>
            <text:list text:style-name="a3089">
              <text:list-item>
                <text:p text:style-name="a3088" text:class-names="" text:cond-style-name=""><text:span text:style-name="a3087" text:class-names="">Обычные функции</text:span></text:p>
              </text:list-item>
            </text:list>
            <text:list text:style-name="a3092">
              <text:list-item>
                <text:list text:style-name="a3092">
                  <text:list-item>
                    <text:p text:style-name="a3091" text:class-names="" text:cond-style-name=""><text:span text:style-name="a3090" text:class-names="">Преобразования как слайдом ранее</text:span></text:p>
                  </text:list-item>
                </text:list>
              </text:list-item>
            </text:list>
          </draw:text-box>
          <svg:title/>
          <svg:desc/>
        </draw:frame>
      </draw:page>
      <draw:page draw:name="Slide27" draw:style-name="a3095" draw:master-page-name="Master1-Layout2-obj-Title-and-Content" presentation:presentation-page-layout-name="Master1-PPL2" draw:id="Slide-282">
        <draw:frame draw:id="id924" presentation:style-name="a3099" draw:name="Title 1" svg:x="1.51826in" svg:y="0.18557in" svg:width="10.83333in" svg:height="1.77868in" presentation:class="title" presentation:placeholder="false">
          <draw:text-box>
            <text:p text:style-name="a3098" text:class-names="" text:cond-style-name=""><text:span text:style-name="a3096" text:class-names="">Точно подходящая Функция всегда выигрывает у шаблона</text:span><text:span text:style-name="a3097" text:class-names=""/></text:p>
          </draw:text-box>
          <svg:title/>
          <svg:desc/>
        </draw:frame>
        <draw:frame draw:id="id925" presentation:style-name="a3155" draw:name="Content Placeholder 2" svg:x="1.51826in" svg:y="1.96425in" svg:width="10.83333in" svg:height="5.37892in" presentation:class="outline" presentation:placeholder="false">
          <draw:text-box>
            <text:list text:style-name="a3120">
              <text:list-item>
                <text:p text:style-name="a3119" text:class-names="" text:cond-style-name=""><text:span text:style-name="a3100" text:class-names="">int</text:span><text:span text:style-name="a3101" text:class-names=""><text:s text:c="1"/></text:span><text:span text:style-name="a3102" text:class-names="">const</text:span><text:span text:style-name="a3103" text:class-names="">&amp; max (</text:span><text:span text:style-name="a3104" text:class-names="">int</text:span><text:span text:style-name="a3105" text:class-names=""><text:s text:c="1"/></text:span><text:span text:style-name="a3106" text:class-names="">const</text:span><text:span text:style-name="a3107" text:class-names="">&amp; a,<text:s text:c="1"/></text:span><text:span text:style-name="a3108" text:class-names="">int</text:span><text:span text:style-name="a3109" text:class-names=""><text:s text:c="1"/></text:span><text:span text:style-name="a3110" text:class-names="">const</text:span><text:span text:style-name="a3111" text:class-names="">&amp; b</text:span><text:span text:style-name="a3112" text:class-names="">)</text:span><text:span text:style-name="a3113" text:class-names=""><text:line-break/></text:span><text:span text:style-name="a3114" text:class-names="">{ return<text:s text:c="1"/></text:span><text:span text:style-name="a3115" text:class-names="">a &lt; b ? b : a</text:span><text:span text:style-name="a3116" text:class-names="">;</text:span><text:span text:style-name="a3117" text:class-names=""><text:s text:c="1"/></text:span><text:span text:style-name="a3118" text:class-names="">}</text:span></text:p>
              </text:list-item>
            </text:list>
            <text:list text:style-name="a3136">
              <text:list-item>
                <text:p text:style-name="a3135" text:class-names="" text:cond-style-name=""><text:span text:style-name="a3121" text:class-names="">&lt;</text:span><text:span text:style-name="a3122" text:class-names="">typename</text:span><text:span text:style-name="a3123" text:class-names=""><text:s text:c="1"/></text:span><text:span text:style-name="a3124" text:class-names="">T</text:span><text:span text:style-name="a3125" text:class-names="">&gt; T<text:s text:c="1"/></text:span><text:span text:style-name="a3126" text:class-names="">const</text:span><text:span text:style-name="a3127" text:class-names="">&amp; max (T<text:s text:c="1"/></text:span><text:span text:style-name="a3128" text:class-names="">const</text:span><text:span text:style-name="a3129" text:class-names="">&amp; a, T<text:s text:c="1"/></text:span><text:span text:style-name="a3130" text:class-names="">const</text:span><text:span text:style-name="a3131" text:class-names="">&amp; b</text:span><text:span text:style-name="a3132" text:class-names="">)<text:line-break/>{ return<text:s text:c="1"/></text:span><text:span text:style-name="a3133" text:class-names="">a &lt; b ? b : a</text:span><text:span text:style-name="a3134" text:class-names="">; }</text:span></text:p>
              </text:list-item>
            </text:list>
            <text:list text:style-name="a3154">
              <text:list-item>
                <text:p text:style-name="a3153" text:class-names="" text:cond-style-name=""><text:span text:style-name="a3137" text:class-names="">max(7</text:span><text:span text:style-name="a3138" text:class-names="">, 42); <text:s text:c="8"/>/* calls [1] <text:s text:c="8"/>*/ <text:s text:c="1"/></text:span><text:span text:style-name="a3139" text:class-names=""><text:line-break/>max(7.0</text:span><text:span text:style-name="a3140" text:class-names="">, 42.0); <text:s text:c="4"/>/* calls [2]&lt;double&gt; */ <text:s text:c="1"/></text:span><text:span text:style-name="a3141" text:class-names=""><text:line-break/>max&lt;</text:span><text:span text:style-name="a3142" text:class-names="">int</text:span><text:span text:style-name="a3143" text:class-names="">&gt;(7, 42); <text:s text:c="3"/>/* calls [2]&lt;</text:span><text:span text:style-name="a3144" text:class-names="">int</text:span><text:span text:style-name="a3145" text:class-names="">&gt; <text:s text:c="3"/>*/ <text:s text:c="1"/></text:span><text:span text:style-name="a3146" text:class-names=""><text:line-break/>max</text:span><text:span text:style-name="a3147" text:class-names="">&lt;&gt;(7, 42); <text:s text:c="6"/>/* calls [2]&lt;</text:span><text:span text:style-name="a3148" text:class-names="">int</text:span><text:span text:style-name="a3149" text:class-names="">&gt; <text:s text:c="3"/>*/ <text:s text:c="1"/></text:span><text:span text:style-name="a3150" text:class-names=""><text:line-break/>max</text:span><text:span text:style-name="a3151" text:class-names="">('a', 42.7); <text:s text:c="4"/>/* calls [1] <text:s text:c="8"/>*/</text:span><text:span text:style-name="a3152" text:class-names=""/></text:p>
              </text:list-item>
            </text:list>
          </draw:text-box>
          <svg:title/>
          <svg:desc/>
        </draw:frame>
      </draw:page>
      <draw:page draw:name="Slide28" draw:style-name="a3157" draw:master-page-name="Master1-Layout2-obj-Title-and-Content" presentation:presentation-page-layout-name="Master1-PPL2" draw:id="Slide-283">
        <draw:frame draw:id="id926" presentation:style-name="a3161" draw:name="Title 1" svg:x="1.51826in" svg:y="0.18557in" svg:width="10.83333in" svg:height="1.77868in" presentation:class="title" presentation:placeholder="false">
          <draw:text-box>
            <text:p text:style-name="a3160" text:class-names="" text:cond-style-name=""><text:span text:style-name="a3158" text:class-names="">Более специальный шаблон всегда выигрывает у менее специального</text:span><text:span text:style-name="a3159" text:class-names=""/></text:p>
          </draw:text-box>
          <svg:title/>
          <svg:desc/>
        </draw:frame>
        <draw:frame draw:id="id927" presentation:style-name="a3230" draw:name="Content Placeholder 2" svg:x="1.51826in" svg:y="1.96425in" svg:width="10.83333in" svg:height="5.37892in" presentation:class="outline" presentation:placeholder="false">
          <draw:text-box>
            <text:list text:style-name="a3171">
              <text:list-item>
                <text:p text:style-name="a3170" text:class-names="" text:cond-style-name=""><text:span text:style-name="a3162" text:class-names="">template</text:span><text:span text:style-name="a3163" text:class-names=""><text:s text:c="1"/>&lt;</text:span><text:span text:style-name="a3164" text:class-names="">typename</text:span><text:span text:style-name="a3165" text:class-names=""><text:s text:c="1"/>T&gt;<text:s text:c="1"/></text:span><text:span text:style-name="a3166" text:class-names="">void</text:span><text:span text:style-name="a3167" text:class-names=""><text:s text:c="1"/></text:span><text:span text:style-name="a3168" text:class-names="">f(T);</text:span><text:span text:style-name="a3169" text:class-names=""/></text:p>
              </text:list-item>
            </text:list>
            <text:list text:style-name="a3182">
              <text:list-item>
                <text:p text:style-name="a3181" text:class-names="" text:cond-style-name=""><text:span text:style-name="a3172" text:class-names="">template</text:span><text:span text:style-name="a3173" text:class-names=""><text:s text:c="1"/></text:span><text:span text:style-name="a3174" text:class-names="">&lt;</text:span><text:span text:style-name="a3175" text:class-names="">typename</text:span><text:span text:style-name="a3176" text:class-names=""><text:s text:c="1"/>T&gt;<text:s text:c="1"/></text:span><text:span text:style-name="a3177" text:class-names="">void</text:span><text:span text:style-name="a3178" text:class-names=""><text:s text:c="1"/>f(T</text:span><text:span text:style-name="a3179" text:class-names="">*);</text:span><text:span text:style-name="a3180" text:class-names=""/></text:p>
              </text:list-item>
            </text:list>
            <text:list text:style-name="a3194">
              <text:list-item>
                <text:p text:style-name="a3193" text:class-names="" text:cond-style-name=""><text:span text:style-name="a3183" text:class-names="">template</text:span><text:span text:style-name="a3184" text:class-names=""><text:s text:c="1"/>&lt;</text:span><text:span text:style-name="a3185" text:class-names="">typename</text:span><text:span text:style-name="a3186" text:class-names=""><text:s text:c="1"/>T&gt;<text:s text:c="1"/></text:span><text:span text:style-name="a3187" text:class-names="">void</text:span><text:span text:style-name="a3188" text:class-names=""><text:s text:c="1"/>f(T</text:span><text:span text:style-name="a3189" text:class-names="">*</text:span><text:span text:style-name="a3190" text:class-names="">*</text:span><text:span text:style-name="a3191" text:class-names="">);</text:span><text:span text:style-name="a3192" text:class-names=""/></text:p>
              </text:list-item>
            </text:list>
            <text:list text:style-name="a3205">
              <text:list-item>
                <text:p text:style-name="a3204" text:class-names="" text:cond-style-name=""><text:span text:style-name="a3195" text:class-names="">template</text:span><text:span text:style-name="a3196" text:class-names=""><text:s text:c="1"/>&lt;</text:span><text:span text:style-name="a3197" text:class-names="">typename</text:span><text:span text:style-name="a3198" text:class-names=""><text:s text:c="1"/>T&gt;<text:s text:c="1"/></text:span><text:span text:style-name="a3199" text:class-names="">void</text:span><text:span text:style-name="a3200" text:class-names=""><text:s text:c="1"/>f(T*</text:span><text:span text:style-name="a3201" text:class-names="">**</text:span><text:span text:style-name="a3202" text:class-names="">);</text:span><text:span text:style-name="a3203" text:class-names=""/></text:p>
              </text:list-item>
            </text:list>
            <text:list text:style-name="a3216">
              <text:list-item>
                <text:p text:style-name="a3215" text:class-names="" text:cond-style-name=""><text:span text:style-name="a3206" text:class-names="">template</text:span><text:span text:style-name="a3207" text:class-names=""><text:s text:c="1"/>&lt;</text:span><text:span text:style-name="a3208" text:class-names="">typename</text:span><text:span text:style-name="a3209" text:class-names=""><text:s text:c="1"/>T&gt;<text:s text:c="1"/></text:span><text:span text:style-name="a3210" text:class-names="">void</text:span><text:span text:style-name="a3211" text:class-names=""><text:s text:c="1"/>f(T*</text:span><text:span text:style-name="a3212" text:class-names="">***</text:span><text:span text:style-name="a3213" text:class-names="">);</text:span><text:span text:style-name="a3214" text:class-names=""/></text:p>
              </text:list-item>
            </text:list>
            <text:list text:style-name="a3229">
              <text:list-item>
                <text:p text:style-name="a3228" text:class-names="" text:cond-style-name=""><text:span text:style-name="a3217" text:class-names="">int</text:span><text:span text:style-name="a3218" text:class-names=""><text:s text:c="1"/>***a;<text:line-break/>f(a</text:span><text:span text:style-name="a3219" text:class-names="">); // calls<text:s text:c="1"/></text:span><text:span text:style-name="a3220" text:class-names="">(</text:span><text:span text:style-name="a3221" text:class-names="">4</text:span><text:span text:style-name="a3222" text:class-names="">)</text:span><text:span text:style-name="a3223" text:class-names=""><text:line-break/></text:span><text:span text:style-name="a3224" text:class-names="">f&lt;</text:span><text:span text:style-name="a3225" text:class-names="">int</text:span><text:span text:style-name="a3226" text:class-names="">**&gt;(a); // calls (2)<text:s text:c="1"/></text:span><text:span text:style-name="a3227" text:class-names=""/></text:p>
              </text:list-item>
            </text:list>
          </draw:text-box>
          <svg:title/>
          <svg:desc/>
        </draw:frame>
      </draw:page>
      <draw:page draw:name="Slide29" draw:style-name="a3232" draw:master-page-name="Master1-Layout2-obj-Title-and-Content" presentation:presentation-page-layout-name="Master1-PPL2" draw:id="Slide-284">
        <draw:frame draw:id="id928" presentation:style-name="a3236" draw:name="Title 1" svg:x="1.51826in" svg:y="0.18557in" svg:width="10.83333in" svg:height="1.77868in" presentation:class="title" presentation:placeholder="false">
          <draw:text-box>
            <text:p text:style-name="a3235" text:class-names="" text:cond-style-name=""><text:span text:style-name="a3233" text:class-names="">Меньшее количество параметров выигрывает против большего</text:span><text:span text:style-name="a3234" text:class-names=""/></text:p>
          </draw:text-box>
          <svg:title/>
          <svg:desc/>
        </draw:frame>
        <draw:frame draw:id="id929" presentation:style-name="a3314" draw:name="Content Placeholder 2" svg:x="1.51826in" svg:y="1.96425in" svg:width="10.83333in" svg:height="5.37892in" presentation:class="outline" presentation:placeholder="false">
          <draw:text-box>
            <text:list text:style-name="a3248">
              <text:list-item>
                <text:p text:style-name="a3247" text:class-names="" text:cond-style-name=""><text:span text:style-name="a3237" text:class-names="">template</text:span><text:span text:style-name="a3238" text:class-names=""><text:s text:c="1"/>&lt;</text:span><text:span text:style-name="a3239" text:class-names="">typename</text:span><text:span text:style-name="a3240" text:class-names=""><text:s text:c="1"/>T1,<text:s text:c="1"/></text:span><text:span text:style-name="a3241" text:class-names="">typename</text:span><text:span text:style-name="a3242" text:class-names=""><text:s text:c="1"/>T2&gt;<text:s text:c="1"/></text:span><text:span text:style-name="a3243" text:class-names="">void</text:span><text:span text:style-name="a3244" text:class-names=""><text:s text:c="1"/>f( T1, T2<text:s text:c="1"/></text:span><text:span text:style-name="a3245" text:class-names="">);</text:span><text:span text:style-name="a3246" text:class-names=""/></text:p>
              </text:list-item>
            </text:list>
            <text:list text:style-name="a3258">
              <text:list-item>
                <text:p text:style-name="a3257" text:class-names="" text:cond-style-name=""><text:span text:style-name="a3249" text:class-names="">template</text:span><text:span text:style-name="a3250" text:class-names=""><text:s text:c="1"/>&lt;</text:span><text:span text:style-name="a3251" text:class-names="">typename</text:span><text:span text:style-name="a3252" text:class-names=""><text:s text:c="1"/>T&gt;<text:s text:c="1"/></text:span><text:span text:style-name="a3253" text:class-names="">void</text:span><text:span text:style-name="a3254" text:class-names=""><text:s text:c="1"/>f( T, T*<text:s text:c="1"/></text:span><text:span text:style-name="a3255" text:class-names="">);</text:span><text:span text:style-name="a3256" text:class-names=""/></text:p>
              </text:list-item>
            </text:list>
            <text:list text:style-name="a3265">
              <text:list-item>
                <text:p text:style-name="a3264" text:class-names="" text:cond-style-name=""><text:span text:style-name="a3259" text:class-names="">d</text:span><text:span text:style-name="a3260" text:class-names="">ouble t, s;<text:line-break/>f(t, &amp;s);<text:s text:c="1"/></text:span><text:span text:style-name="a3261" text:class-names="">// calls<text:s text:c="1"/></text:span><text:span text:style-name="a3262" text:class-names="">(2)</text:span><text:span text:style-name="a3263" text:class-names=""/></text:p>
              </text:list-item>
            </text:list>
            <text:list text:style-name="a3268">
              <text:list-item>
                <text:p text:style-name="a3267" text:class-names="" text:cond-style-name=""><text:span text:style-name="a3266" text:class-names="">Но при конфликте с предыдущим правилом это не работает</text:span></text:p>
              </text:list-item>
            </text:list>
            <text:list text:style-name="a3305">
              <text:list-item>
                <text:p text:style-name="a3304" text:class-names="" text:cond-style-name=""><text:span text:style-name="a3269" text:class-names="">template</text:span><text:span text:style-name="a3270" text:class-names=""><text:s text:c="1"/>&lt;</text:span><text:span text:style-name="a3271" text:class-names="">typename</text:span><text:span text:style-name="a3272" text:class-names=""><text:s text:c="1"/>T&gt;<text:s text:c="1"/></text:span><text:span text:style-name="a3273" text:class-names="">void</text:span><text:span text:style-name="a3274" text:class-names=""><text:s text:c="1"/></text:span><text:span text:style-name="a3275" text:class-names="">g(<text:s text:c="1"/></text:span><text:span text:style-name="a3276" text:class-names="">T, T );<text:s text:c="1"/></text:span><text:span text:style-name="a3277" text:class-names=""><text:line-break/></text:span><text:span text:style-name="a3278" text:class-names="">template</text:span><text:span text:style-name="a3279" text:class-names=""><text:s text:c="1"/></text:span><text:span text:style-name="a3280" text:class-names="">&lt;</text:span><text:span text:style-name="a3281" text:class-names="">typename</text:span><text:span text:style-name="a3282" text:class-names=""><text:s text:c="1"/>T1<text:s text:c="1"/></text:span><text:span text:style-name="a3283" text:class-names="">typename</text:span><text:span text:style-name="a3284" text:class-names=""><text:s text:c="1"/>T2&gt;<text:s text:c="1"/></text:span><text:span text:style-name="a3285" text:class-names="">void</text:span><text:span text:style-name="a3286" text:class-names=""><text:s text:c="1"/></text:span><text:span text:style-name="a3287" text:class-names="">g(<text:s text:c="1"/></text:span><text:span text:style-name="a3288" text:class-names="">T1, T2* );<text:s text:c="1"/></text:span><text:span text:style-name="a3289" text:class-names=""><text:line-break/></text:span><text:span text:style-name="a3290" text:class-names="">template</text:span><text:span text:style-name="a3291" text:class-names=""><text:s text:c="1"/></text:span><text:span text:style-name="a3292" text:class-names="">&lt;</text:span><text:span text:style-name="a3293" text:class-names="">typename</text:span><text:span text:style-name="a3294" text:class-names=""><text:s text:c="1"/></text:span><text:span text:style-name="a3295" text:class-names="">T1<text:s text:c="1"/></text:span><text:span text:style-name="a3296" text:class-names="">typename</text:span><text:span text:style-name="a3297" text:class-names=""><text:s text:c="1"/>T2&gt;<text:s text:c="1"/></text:span><text:span text:style-name="a3298" text:class-names="">void</text:span><text:span text:style-name="a3299" text:class-names=""><text:s text:c="1"/></text:span><text:span text:style-name="a3300" text:class-names="">g(<text:s text:c="1"/></text:span><text:span text:style-name="a3301" text:class-names="">T1*, T2*<text:s text:c="1"/></text:span><text:span text:style-name="a3302" text:class-names="">);</text:span><text:span text:style-name="a3303" text:class-names=""/></text:p>
              </text:list-item>
            </text:list>
            <text:list text:style-name="a3313">
              <text:list-item>
                <text:p text:style-name="a3312" text:class-names="" text:cond-style-name=""><text:span text:style-name="a3306" text:class-names="">g<text:s text:c="1"/></text:span><text:span text:style-name="a3307" text:class-names="">(&amp;t, &amp;s</text:span><text:span text:style-name="a3308" text:class-names="">);</text:span><text:span text:style-name="a3309" text:class-names=""><text:s text:c="1"/></text:span><text:span text:style-name="a3310" text:class-names="">// fails to compile</text:span><text:span text:style-name="a3311" text:class-names=""/></text:p>
              </text:list-item>
            </text:list>
          </draw:text-box>
          <svg:title/>
          <svg:desc/>
        </draw:frame>
      </draw:page>
      <draw:page draw:name="Slide30" draw:style-name="a3316" draw:master-page-name="Master1-Layout2-obj-Title-and-Content" presentation:presentation-page-layout-name="Master1-PPL2" draw:id="Slide-285">
        <draw:frame draw:id="id930" presentation:style-name="a3333" draw:name="Content Placeholder 2" svg:x="1.71826in" svg:y="1.13in" svg:width="10.15174in" svg:height="5.18333in" presentation:class="outline" presentation:placeholder="false">
          <draw:text-box>
            <text:list text:style-name="a3319">
              <text:list-item>
                <text:p text:style-name="a3318" text:class-names="" text:cond-style-name=""><text:span text:style-name="a3317" text:class-names="">Обобщенное программирование</text:span></text:p>
              </text:list-item>
            </text:list>
            <text:list text:style-name="a3322">
              <text:list-item>
                <text:p text:style-name="a3321" text:class-names="" text:cond-style-name=""><text:span text:style-name="a3320" text:class-names="">Вывод типов</text:span></text:p>
              </text:list-item>
            </text:list>
            <text:list text:style-name="a3325">
              <text:list-item>
                <text:p text:style-name="a3324" text:class-names="" text:cond-style-name=""><text:span text:style-name="a3323" text:class-names="">Разрешение перегрузки</text:span></text:p>
              </text:list-item>
            </text:list>
            <text:list text:style-name="a3328">
              <text:list-item>
                <text:p text:style-name="a3327" text:class-names="" text:cond-style-name=""><text:span text:style-name="a3326" text:class-names="">Статический полиморфизм</text:span></text:p>
              </text:list-item>
            </text:list>
            <text:list text:style-name="a3332">
              <text:list-item>
                <text:p text:style-name="a3331" text:class-names="" text:cond-style-name=""><text:span text:style-name="a3329" text:class-names="">Управление инстанцированием</text:span><text:span text:style-name="a3330" text:class-names=""/></text:p>
              </text:list-item>
            </text:list>
          </draw:text-box>
          <svg:title/>
          <svg:desc/>
        </draw:frame>
      </draw:page>
      <draw:page draw:name="Slide31" draw:style-name="a3335" draw:master-page-name="Master1-Layout2-obj-Title-and-Content" presentation:presentation-page-layout-name="Master1-PPL2" draw:id="Slide-286">
        <draw:frame draw:id="id931" presentation:style-name="a3339" draw:name="Title 1" svg:x="1.24826in" svg:y="0.67642in" svg:width="10.83333in" svg:height="1.61698in" presentation:class="title" presentation:placeholder="false">
          <draw:text-box>
            <text:p text:style-name="a3338" text:class-names="" text:cond-style-name=""><text:span text:style-name="a3336" text:class-names="">Полиморфизм</text:span><text:span text:style-name="a3337" text:class-names=""/></text:p>
          </draw:text-box>
          <svg:title/>
          <svg:desc/>
        </draw:frame>
        <draw:frame draw:id="id932" presentation:style-name="a3357" draw:name="Content Placeholder 2" svg:x="1.24826in" svg:y="2.46007in" svg:width="10.83333in" svg:height="4.80993in" presentation:class="outline" presentation:placeholder="false">
          <draw:text-box>
            <text:list text:style-name="a3342">
              <text:list-item>
                <text:p text:style-name="a3341" text:class-names="" text:cond-style-name=""><text:span text:style-name="a3340" text:class-names="">Аргумент, имеющий разный тип в зависимости от контекста вызова функции называется полимфорным аргументом</text:span></text:p>
              </text:list-item>
            </text:list>
            <text:list text:style-name="a3345">
              <text:list-item>
                <text:p text:style-name="a3344" text:class-names="" text:cond-style-name=""><text:span text:style-name="a3343" text:class-names="">Функция, имеющая хотя бы один полиморфный аргумент это полиморфная функция</text:span></text:p>
              </text:list-item>
            </text:list>
            <text:list text:style-name="a3348">
              <text:list-item>
                <text:p text:style-name="a3347" text:class-names="" text:cond-style-name=""><text:span text:style-name="a3346" text:class-names="">Каждый аргумент, параметризованный шаблонным типом, является полиморфным в шаблоне функции.</text:span></text:p>
              </text:list-item>
            </text:list>
            <text:list text:style-name="a3356">
              <text:list-item>
                <text:p text:style-name="a3355" text:class-names="" text:cond-style-name=""><text:span text:style-name="a3349" text:class-names="">Таким образом для шаблонов<text:s text:c="1"/></text:span><text:span text:style-name="a3350" text:class-names="">C++</text:span><text:span text:style-name="a3351" text:class-names=""><text:s text:c="1"/>именно шаблон функции полиморфен. Каждый экземляр</text:span><text:span text:style-name="a3352" text:class-names=""><text:s text:c="1"/>―</text:span><text:span text:style-name="a3353" text:class-names=""><text:s text:c="1"/>уже нет. <text:s text:c="1"/></text:span><text:span text:style-name="a3354" text:class-names=""/></text:p>
              </text:list-item>
            </text:list>
          </draw:text-box>
          <svg:title/>
          <svg:desc/>
        </draw:frame>
      </draw:page>
      <draw:page draw:name="Slide32" draw:style-name="a3359" draw:master-page-name="Master1-Layout2-obj-Title-and-Content" presentation:presentation-page-layout-name="Master1-PPL2" draw:id="Slide-287">
        <draw:frame draw:id="id933" presentation:style-name="a3364" draw:name="Title 1" svg:x="1.24826in" svg:y="0.67642in" svg:width="10.83333in" svg:height="1.61698in" presentation:class="title" presentation:placeholder="false">
          <draw:text-box>
            <text:p text:style-name="a3363" text:class-names="" text:cond-style-name=""><text:span text:style-name="a3360" text:class-names="">Два полиморфизма в<text:s text:c="1"/></text:span><text:span text:style-name="a3361" text:class-names="">C++</text:span><text:span text:style-name="a3362" text:class-names=""/></text:p>
          </draw:text-box>
          <svg:title/>
          <svg:desc/>
        </draw:frame>
        <draw:frame draw:id="id934" presentation:style-name="a3393" draw:name="Content Placeholder 2" svg:x="1.24826in" svg:y="2.46007in" svg:width="10.83333in" svg:height="4.77993in" presentation:class="outline" presentation:placeholder="false">
          <draw:text-box>
            <text:list text:style-name="a3367">
              <text:list-item>
                <text:p text:style-name="a3366" text:class-names="" text:cond-style-name=""><text:span text:style-name="a3365" text:class-names="">Динамический полиморфизм</text:span></text:p>
              </text:list-item>
            </text:list>
            <text:list text:style-name="a3370">
              <text:list-item>
                <text:list text:style-name="a3370">
                  <text:list-item>
                    <text:p text:style-name="a3369" text:class-names="" text:cond-style-name=""><text:span text:style-name="a3368" text:class-names="">Полиморфны все виртуальные функции</text:span></text:p>
                  </text:list-item>
                </text:list>
              </text:list-item>
            </text:list>
            <text:list text:style-name="a3376">
              <text:list-item>
                <text:list text:style-name="a3376">
                  <text:list-item>
                    <text:p text:style-name="a3375" text:class-names="" text:cond-style-name=""><text:span text:style-name="a3371" text:class-names="">Один неявный полиморфный аргумент<text:s text:c="1"/></text:span><text:span text:style-name="a3372" text:class-names="">―</text:span><text:span text:style-name="a3373" text:class-names=""><text:s text:c="1"/></text:span><text:span text:style-name="a3374" text:class-names="">this pointer</text:span></text:p>
                  </text:list-item>
                </text:list>
              </text:list-item>
            </text:list>
            <text:list text:style-name="a3379">
              <text:list-item>
                <text:list text:style-name="a3379">
                  <text:list-item>
                    <text:p text:style-name="a3378" text:class-names="" text:cond-style-name=""><text:span text:style-name="a3377" text:class-names="">Явные интерфейсы</text:span></text:p>
                  </text:list-item>
                </text:list>
              </text:list-item>
            </text:list>
            <text:list text:style-name="a3382">
              <text:list-item>
                <text:p text:style-name="a3381" text:class-names="" text:cond-style-name=""><text:span text:style-name="a3380" text:class-names="">Статический полиморфизм</text:span></text:p>
              </text:list-item>
            </text:list>
            <text:list text:style-name="a3385">
              <text:list-item>
                <text:list text:style-name="a3385">
                  <text:list-item>
                    <text:p text:style-name="a3384" text:class-names="" text:cond-style-name=""><text:span text:style-name="a3383" text:class-names="">Полиморфны шаблонные функции с параметризованными аргументами</text:span></text:p>
                  </text:list-item>
                </text:list>
              </text:list-item>
            </text:list>
            <text:list text:style-name="a3388">
              <text:list-item>
                <text:list text:style-name="a3388">
                  <text:list-item>
                    <text:p text:style-name="a3387" text:class-names="" text:cond-style-name=""><text:span text:style-name="a3386" text:class-names="">Сколько угодно полиморфных аргументов</text:span></text:p>
                  </text:list-item>
                </text:list>
              </text:list-item>
            </text:list>
            <text:list text:style-name="a3392">
              <text:list-item>
                <text:list text:style-name="a3392">
                  <text:list-item>
                    <text:p text:style-name="a3391" text:class-names="" text:cond-style-name=""><text:span text:style-name="a3389" text:class-names="">Неявные интерфейсы (утиная типизация)</text:span><text:span text:style-name="a3390" text:class-names=""/></text:p>
                  </text:list-item>
                </text:list>
              </text:list-item>
            </text:list>
          </draw:text-box>
          <svg:title/>
          <svg:desc/>
        </draw:frame>
      </draw:page>
      <draw:page draw:name="Slide33" draw:style-name="a3395" draw:master-page-name="Master1-Layout2-obj-Title-and-Content" presentation:presentation-page-layout-name="Master1-PPL2" draw:id="Slide-288">
        <draw:frame draw:id="id935" presentation:style-name="a3401" draw:name="Title 1" svg:x="1.24826in" svg:y="0.67642in" svg:width="10.83333in" svg:height="1.61698in" presentation:class="title" presentation:placeholder="false">
          <draw:text-box>
            <text:p text:style-name="a3400" text:class-names="" text:cond-style-name=""><text:span text:style-name="a3396" text:class-names="">УТИНАЯ ТИПИЗАЦИЯ (</text:span><text:span text:style-name="a3397" text:class-names="">DUCK TYPING</text:span><text:span text:style-name="a3398" text:class-names="">)</text:span><text:span text:style-name="a3399" text:class-names=""/></text:p>
          </draw:text-box>
          <svg:title/>
          <svg:desc/>
        </draw:frame>
        <draw:frame draw:id="id936" presentation:style-name="a3405" draw:name="Content Placeholder 2" svg:x="1.64826in" svg:y="6.86007in" svg:width="10.83333in" svg:height="0.54993in" presentation:class="outline" presentation:placeholder="false">
          <draw:text-box>
            <text:list text:style-name="a3404">
              <text:list-item>
                <text:p text:style-name="a3403" text:class-names="" text:cond-style-name=""><text:span text:style-name="a3402" text:class-names="">«Если нечто плавает как утка и крякает как утка, то это утка»</text:span></text:p>
              </text:list-item>
            </text:list>
          </draw:text-box>
          <svg:title/>
          <svg:desc/>
        </draw:frame>
        <draw:frame draw:id="id937" draw:style-name="a3435" draw:name="Content Placeholder 2" svg:x="1.39826in" svg:y="2.02in" svg:width="10.83333in" svg:height="4.58318in">
          <draw:text-box>
            <text:p text:style-name="a3415" text:class-names="" text:cond-style-name=""><text:span text:style-name="a3406" text:class-names="">t</text:span><text:span text:style-name="a3407" text:class-names="">emplate &lt;</text:span><text:span text:style-name="a3408" text:class-names="">typename</text:span><text:span text:style-name="a3409" text:class-names=""><text:s text:c="1"/></text:span><text:span text:style-name="a3410" text:class-names="">FuncT</text:span><text:span text:style-name="a3411" text:class-names="">&gt;<text:line-break/>foo (</text:span><text:span text:style-name="a3412" text:class-names="">FuncT</text:span><text:span text:style-name="a3413" text:class-names=""><text:s text:c="1"/>f) { f(); }<text:s text:c="1"/></text:span><text:span text:style-name="a3414" text:class-names=""/></text:p>
            <text:p text:style-name="a3419" text:class-names="" text:cond-style-name=""><text:span text:style-name="a3416" text:class-names="">Кажется, что<text:s text:c="1"/></text:span><text:span text:style-name="a3417" text:class-names="">f<text:s text:c="1"/></text:span><text:span text:style-name="a3418" text:class-names="">это функция, верно? Но этого не требуется.</text:span></text:p>
            <text:p text:style-name="a3425" text:class-names="" text:cond-style-name=""><text:span text:style-name="a3420" text:class-names="">struct</text:span><text:span text:style-name="a3421" text:class-names=""><text:s text:c="1"/></text:span><text:span text:style-name="a3422" text:class-names="">Duckly</text:span><text:span text:style-name="a3423" text:class-names=""><text:s text:c="1"/>{<text:line-break/> <text:s text:c="1"/>void operator () () {}<text:line-break/>};</text:span><text:span text:style-name="a3424" text:class-names=""/></text:p>
            <text:p text:style-name="a3434" text:class-names="" text:cond-style-name=""><text:span text:style-name="a3426" text:class-names="">f</text:span><text:span text:style-name="a3427" text:class-names="">oo</text:span><text:span text:style-name="a3428" text:class-names=""><text:s text:c="1"/>(</text:span><text:span text:style-name="a3429" text:class-names="">Duckly</text:span><text:span text:style-name="a3430" text:class-names=""><text:s text:c="1"/>{}); //<text:s text:c="1"/></text:span><text:span text:style-name="a3431" text:class-names="">works</text:span><text:span text:style-name="a3432" text:class-names="">!</text:span><text:span text:style-name="a3433" text:class-names=""/></text:p>
          </draw:text-box>
          <svg:title/>
          <svg:desc/>
        </draw:frame>
      </draw:page>
      <draw:page draw:name="Slide34" draw:style-name="a3437" draw:master-page-name="Master1-Layout2-obj-Title-and-Content" presentation:presentation-page-layout-name="Master1-PPL2" draw:id="Slide-289">
        <draw:frame draw:id="id938" presentation:style-name="a3441" draw:name="Title 1" svg:x="1.24826in" svg:y="0.67642in" svg:width="10.83333in" svg:height="1.61698in" presentation:class="title" presentation:placeholder="false">
          <draw:text-box>
            <text:p text:style-name="a3440" text:class-names="" text:cond-style-name=""><text:span text:style-name="a3438" text:class-names="">Номинативная типизация</text:span><text:span text:style-name="a3439" text:class-names=""/></text:p>
          </draw:text-box>
          <svg:title/>
          <svg:desc/>
        </draw:frame>
        <draw:frame draw:id="id939" draw:style-name="a3463" draw:name="Content Placeholder 2" svg:x="1.39826in" svg:y="2.02in" svg:width="10.83333in" svg:height="4.58318in">
          <draw:text-box>
            <text:p text:style-name="a3447" text:class-names="" text:cond-style-name=""><text:span text:style-name="a3442" text:class-names="">s</text:span><text:span text:style-name="a3443" text:class-names="">truct</text:span><text:span text:style-name="a3444" text:class-names=""><text:s text:c="1"/></text:span><text:span text:style-name="a3445" text:class-names="">INominative</text:span><text:span text:style-name="a3446" text:class-names=""><text:s text:c="1"/>{<text:line-break/> <text:s text:c="1"/>virtual foo (void(*f)()) = 0;<text:line-break/>};</text:span></text:p>
            <text:p text:style-name="a3453" text:class-names="" text:cond-style-name=""><text:span text:style-name="a3448" text:class-names="">struct</text:span><text:span text:style-name="a3449" text:class-names=""><text:s text:c="1"/>Nominative :<text:s text:c="1"/></text:span><text:span text:style-name="a3450" text:class-names="">INominative</text:span><text:span text:style-name="a3451" text:class-names=""><text:s text:c="1"/>{<text:line-break/> <text:s text:c="1"/>foo (void(*f)()) override { f(); }<text:line-break/>};</text:span><text:span text:style-name="a3452" text:class-names=""/></text:p>
            <text:p text:style-name="a3462" text:class-names="" text:cond-style-name=""><text:span text:style-name="a3454" text:class-names="">Nominative n;</text:span><text:span text:style-name="a3455" text:class-names=""><text:line-break/></text:span><text:span text:style-name="a3456" text:class-names="">n.foo</text:span><text:span text:style-name="a3457" text:class-names=""><text:s text:c="1"/>(</text:span><text:span text:style-name="a3458" text:class-names="">Duckly</text:span><text:span text:style-name="a3459" text:class-names=""><text:s text:c="1"/>{}); //<text:s text:c="1"/></text:span><text:span text:style-name="a3460" text:class-names="">fail</text:span><text:span text:style-name="a3461" text:class-names=""/></text:p>
          </draw:text-box>
          <svg:title/>
          <svg:desc/>
        </draw:frame>
      </draw:page>
      <draw:page draw:name="Slide36" draw:style-name="a3465" draw:master-page-name="Master1-Layout2-obj-Title-and-Content" presentation:presentation-page-layout-name="Master1-PPL2" draw:id="Slide-291">
        <draw:frame draw:id="id940" presentation:style-name="a3469" draw:name="Title 1" svg:x="1.24826in" svg:y="0.67642in" svg:width="10.83333in" svg:height="1.61698in" presentation:class="title" presentation:placeholder="false">
          <draw:text-box>
            <text:p text:style-name="a3468" text:class-names="" text:cond-style-name=""><text:span text:style-name="a3466" text:class-names="">обсуждение</text:span><text:span text:style-name="a3467" text:class-names=""/></text:p>
          </draw:text-box>
          <svg:title/>
          <svg:desc/>
        </draw:frame>
        <draw:frame draw:id="id941" presentation:style-name="a3521" draw:name="Content Placeholder 2" svg:x="1.24826in" svg:y="2.46007in" svg:width="10.83333in" svg:height="3.87327in" presentation:class="outline" presentation:placeholder="false">
          <draw:text-box>
            <text:list text:style-name="a3495">
              <text:list-item>
                <text:p text:style-name="a3494" text:class-names="" text:cond-style-name=""><text:span text:style-name="a3470" text:class-names="">Можно</text:span><text:span text:style-name="a3471" text:class-names=""><text:s text:c="1"/></text:span><text:span text:style-name="a3472" text:class-names="">ли</text:span><text:span text:style-name="a3473" text:class-names=""><text:s text:c="1"/></text:span><text:span text:style-name="a3474" text:class-names="">привести</text:span><text:span text:style-name="a3475" text:class-names=""><text:s text:c="1"/></text:span><text:span text:style-name="a3476" text:class-names="">пример</text:span><text:span text:style-name="a3477" text:class-names=""><text:s text:c="1"/></text:span><text:span text:style-name="a3478" text:class-names="">задачи</text:span><text:span text:style-name="a3479" text:class-names="">,<text:s text:c="1"/></text:span><text:span text:style-name="a3480" text:class-names="">которая</text:span><text:span text:style-name="a3481" text:class-names=""><text:s text:c="1"/></text:span><text:span text:style-name="a3482" text:class-names="">предполагает</text:span><text:span text:style-name="a3483" text:class-names=""><text:s text:c="1"/></text:span><text:span text:style-name="a3484" text:class-names="">динамический</text:span><text:span text:style-name="a3485" text:class-names=""><text:s text:c="1"/></text:span><text:span text:style-name="a3486" text:class-names="">и</text:span><text:span text:style-name="a3487" text:class-names=""><text:s text:c="1"/></text:span><text:span text:style-name="a3488" text:class-names="">исключает</text:span><text:span text:style-name="a3489" text:class-names=""><text:s text:c="1"/></text:span><text:span text:style-name="a3490" text:class-names="">статический</text:span><text:span text:style-name="a3491" text:class-names=""><text:s text:c="1"/></text:span><text:span text:style-name="a3492" text:class-names="">полиморфизм</text:span><text:span text:style-name="a3493" text:class-names="">?</text:span></text:p>
              </text:list-item>
            </text:list>
            <text:list text:style-name="a3520">
              <text:list-item>
                <text:p text:style-name="a3519" text:class-names="" text:cond-style-name=""><text:span text:style-name="a3496" text:class-names="">Можно</text:span><text:span text:style-name="a3497" text:class-names=""><text:s text:c="1"/></text:span><text:span text:style-name="a3498" text:class-names="">ли</text:span><text:span text:style-name="a3499" text:class-names=""><text:s text:c="1"/></text:span><text:span text:style-name="a3500" text:class-names="">привести</text:span><text:span text:style-name="a3501" text:class-names=""><text:s text:c="1"/></text:span><text:span text:style-name="a3502" text:class-names="">пример</text:span><text:span text:style-name="a3503" text:class-names=""><text:s text:c="1"/></text:span><text:span text:style-name="a3504" text:class-names="">задачи</text:span><text:span text:style-name="a3505" text:class-names="">,<text:s text:c="1"/></text:span><text:span text:style-name="a3506" text:class-names="">которая</text:span><text:span text:style-name="a3507" text:class-names=""><text:s text:c="1"/></text:span><text:span text:style-name="a3508" text:class-names="">предполагает</text:span><text:span text:style-name="a3509" text:class-names=""><text:s text:c="1"/></text:span><text:span text:style-name="a3510" text:class-names="">утиную</text:span><text:span text:style-name="a3511" text:class-names=""><text:s text:c="1"/>и<text:s text:c="1"/></text:span><text:span text:style-name="a3512" text:class-names="">исключает</text:span><text:span text:style-name="a3513" text:class-names=""><text:s text:c="1"/></text:span><text:span text:style-name="a3514" text:class-names="">номинативную</text:span><text:span text:style-name="a3515" text:class-names=""><text:s text:c="1"/></text:span><text:span text:style-name="a3516" text:class-names="">типизацию</text:span><text:span text:style-name="a3517" text:class-names="">?</text:span><text:span text:style-name="a3518" text:class-names=""/></text:p>
              </text:list-item>
            </text:list>
          </draw:text-box>
          <svg:title/>
          <svg:desc/>
        </draw:frame>
      </draw:page>
      <draw:page draw:name="Slide35" draw:style-name="a3523" draw:master-page-name="Master1-Layout2-obj-Title-and-Content" presentation:presentation-page-layout-name="Master1-PPL2" draw:id="Slide-290">
        <draw:frame draw:id="id942" presentation:style-name="a3540" draw:name="Content Placeholder 2" svg:x="1.71826in" svg:y="1.13in" svg:width="10.15174in" svg:height="5.18333in" presentation:class="outline" presentation:placeholder="false">
          <draw:text-box>
            <text:list text:style-name="a3526">
              <text:list-item>
                <text:p text:style-name="a3525" text:class-names="" text:cond-style-name=""><text:span text:style-name="a3524" text:class-names="">Обобщенное программирование</text:span></text:p>
              </text:list-item>
            </text:list>
            <text:list text:style-name="a3529">
              <text:list-item>
                <text:p text:style-name="a3528" text:class-names="" text:cond-style-name=""><text:span text:style-name="a3527" text:class-names="">Вывод типов</text:span></text:p>
              </text:list-item>
            </text:list>
            <text:list text:style-name="a3532">
              <text:list-item>
                <text:p text:style-name="a3531" text:class-names="" text:cond-style-name=""><text:span text:style-name="a3530" text:class-names="">Разрешение перегрузки</text:span></text:p>
              </text:list-item>
            </text:list>
            <text:list text:style-name="a3535">
              <text:list-item>
                <text:p text:style-name="a3534" text:class-names="" text:cond-style-name=""><text:span text:style-name="a3533" text:class-names="">Статический полиморфизм</text:span></text:p>
              </text:list-item>
            </text:list>
            <text:list text:style-name="a3539">
              <text:list-item>
                <text:p text:style-name="a3538" text:class-names="" text:cond-style-name=""><text:span text:style-name="a3536" text:class-names="">Управление инстанцированием</text:span><text:span text:style-name="a3537" text:class-names=""/></text:p>
              </text:list-item>
            </text:list>
          </draw:text-box>
          <svg:title/>
          <svg:desc/>
        </draw:frame>
      </draw:page>
      <draw:page draw:name="Slide37" draw:style-name="a3542" draw:master-page-name="Master1-Layout6-titleOnly-Title-Only" presentation:presentation-page-layout-name="Master1-PPL6" draw:id="Slide-292">
        <draw:frame draw:id="id943" presentation:style-name="a3546" draw:name="Title 3" svg:x="1.41826in" svg:y="0.61642in" svg:width="10.83333in" svg:height="1.61698in" presentation:class="title" presentation:placeholder="false">
          <draw:text-box>
            <text:p text:style-name="a3545" text:class-names="" text:cond-style-name=""><text:span text:style-name="a3543" text:class-names="">демонстрация инстанцирования</text:span><text:span text:style-name="a3544" text:class-names=""/></text:p>
          </draw:text-box>
          <svg:title/>
          <svg:desc/>
        </draw:frame>
        <draw:frame draw:id="id944" draw:style-name="a3552" draw:name="Content Placeholder 2" svg:x="1.64826in" svg:y="6.86007in" svg:width="10.83333in" svg:height="0.54993in">
          <draw:text-box>
            <text:p text:style-name="a3551" text:class-names="" text:cond-style-name=""><text:span text:style-name="a3547" text:class-names="">${CPPLECTS}/</text:span><text:span text:style-name="a3548" text:class-names="">cpp_code</text:span><text:span text:style-name="a3549" text:class-names="">/lect2-01-talk</text:span><text:span text:style-name="a3550" text:class-names=""/></text:p>
          </draw:text-box>
          <svg:title/>
          <svg:desc/>
        </draw:frame>
      </draw:page>
      <draw:page draw:name="Slide38" draw:style-name="a3554" draw:master-page-name="Master1-Layout2-obj-Title-and-Content" presentation:presentation-page-layout-name="Master1-PPL2" draw:id="Slide-293">
        <draw:frame draw:id="id945" presentation:style-name="a3558" draw:name="Title 1" svg:x="1.24826in" svg:y="0.67642in" svg:width="10.83333in" svg:height="1.61698in" presentation:class="title" presentation:placeholder="false">
          <draw:text-box>
            <text:p text:style-name="a3557" text:class-names="" text:cond-style-name=""><text:span text:style-name="a3555" text:class-names="">литература</text:span><text:span text:style-name="a3556" text:class-names=""/></text:p>
          </draw:text-box>
          <svg:title/>
          <svg:desc/>
        </draw:frame>
        <draw:frame draw:id="id946" presentation:style-name="a3591" draw:name="Content Placeholder 5" svg:x="1.24826in" svg:y="2.46007in" svg:width="10.83333in" svg:height="3.87327in" presentation:class="outline" presentation:placeholder="false">
          <draw:text-box>
            <text:list text:style-name="a3561">
              <text:list-item>
                <text:p text:style-name="a3560" text:class-names="" text:cond-style-name=""><text:span text:style-name="a3559" text:class-names="">ISO/IEC, "Information technology -- Programming languages – C++", ISO/IEC 14882:2014, 2014</text:span></text:p>
              </text:list-item>
            </text:list>
            <text:list text:style-name="a3564">
              <text:list-item>
                <text:p text:style-name="a3563" text:class-names="" text:cond-style-name=""><text:span text:style-name="a3562" text:class-names="">The C++ Programming Language (4th Edition)</text:span></text:p>
              </text:list-item>
            </text:list>
            <text:list text:style-name="a3579">
              <text:list-item>
                <text:p text:style-name="a3578" text:class-names="" text:cond-style-name=""><text:span text:style-name="a3565" text:class-names="">Davide</text:span><text:span text:style-name="a3566" text:class-names=""><text:s text:c="1"/></text:span><text:span text:style-name="a3567" text:class-names="">Vandevoorde</text:span><text:span text:style-name="a3568" text:class-names="">, Nicolai M.<text:s text:c="1"/></text:span><text:span text:style-name="a3569" text:class-names="">Josuttis</text:span><text:span text:style-name="a3570" text:class-names="">,<text:s text:c="1"/></text:span><text:span text:style-name="a3571" text:class-names="">C</text:span><text:span text:style-name="a3572" text:class-names="">++ Templates. The Complete<text:s text:c="1"/></text:span><text:span text:style-name="a3573" text:class-names="">Guid</text:span><text:span text:style-name="a3574" text:class-names="">e</text:span><text:span text:style-name="a3575" text:class-names="">,<text:s text:c="1"/></text:span><text:span text:style-name="a3576" text:class-names="">Pearson Education,<text:s text:c="1"/></text:span><text:span text:style-name="a3577" text:class-names="">2003</text:span></text:p>
              </text:list-item>
            </text:list>
            <text:list text:style-name="a3590">
              <text:list-item>
                <text:p text:style-name="a3589" text:class-names="" text:cond-style-name=""><text:span text:style-name="a3580" text:class-names="">Alexander<text:s text:c="1"/></text:span><text:span text:style-name="a3581" text:class-names="">Stepanov</text:span><text:span text:style-name="a3582" text:class-names="">, Paul<text:s text:c="1"/></text:span><text:span text:style-name="a3583" text:class-names="">McJones</text:span><text:span text:style-name="a3584" text:class-names="">,<text:s text:c="1"/></text:span><text:span text:style-name="a3585" text:class-names="">Elements<text:s text:c="1"/></text:span><text:span text:style-name="a3586" text:class-names="">of<text:s text:c="1"/></text:span><text:span text:style-name="a3587" text:class-names="">Programming,<text:s text:c="1"/></text:span><text:span text:style-name="a3588" text:class-names="">Addison-Wesley, 2009</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5208in" svg:y="1.22743in" svg:width="9.61458in" svg:height="2.61111in"/>
      <presentation:placeholder presentation:object="subtitle" svg:x="2.05208in" svg:y="3.93924in" svg:width="9.61458in" svg:height="1.81076in"/>
      <presentation:placeholder presentation:object="date-time" svg:x="7.74006in" svg:y="5.91667in" svg:width="3in" svg:height="0.39931in"/>
      <presentation:placeholder presentation:object="footer" svg:x="2.05208in" svg:y="5.91667in" svg:width="5.60464in" svg:height="0.39931in"/>
      <presentation:placeholder presentation:object="page-number" svg:x="10.82339in" svg:y="5.91667in" svg:width="0.84327in" svg:height="0.39931in"/>
    </style:presentation-page-layout>
    <style:presentation-page-layout style:name="Master1-PPL2" style:display-name="Title and Content">
      <presentation:placeholder presentation:object="title" svg:x="1.24826in" svg:y="0.67642in" svg:width="10.83333in" svg:height="1.61698in"/>
      <presentation:placeholder presentation:object="object"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3" style:display-name="Section Header">
      <presentation:placeholder presentation:object="title" svg:x="1.24826in" svg:y="1.55208in" svg:width="10.83333in" svg:height="3.11979in"/>
      <presentation:placeholder presentation:object="outline" svg:x="1.24826in" svg:y="4.83854in" svg:width="10.83333in" svg:height="1.5034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4" style:display-name="Two Content">
      <presentation:placeholder presentation:object="title" svg:x="1.24826in" svg:y="0.67642in" svg:width="10.83333in" svg:height="1.61698in"/>
      <presentation:placeholder presentation:object="object" svg:x="1.24826in" svg:y="2.46007in" svg:width="5.33507in" svg:height="3.87327in"/>
      <presentation:placeholder presentation:object="object" svg:x="6.75in" svg:y="2.46007in" svg:width="5.331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5" style:display-name="Comparison">
      <presentation:placeholder presentation:object="title" svg:x="1.24826in" svg:y="0.67708in" svg:width="10.83333in" svg:height="1.61632in"/>
      <presentation:placeholder presentation:object="outline" svg:x="1.49827in" svg:y="2.46007in" svg:width="5.08506in" svg:height="0.90104in"/>
      <presentation:placeholder presentation:object="object" svg:x="1.24826in" svg:y="3.36111in" svg:width="5.33507in" svg:height="2.97222in"/>
      <presentation:placeholder presentation:object="outline" svg:x="7.00001in" svg:y="2.46007in" svg:width="5.08159in" svg:height="0.90104in"/>
      <presentation:placeholder presentation:object="object" svg:x="6.75in" svg:y="3.36111in" svg:width="5.33159in" svg:height="2.9722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6" style:display-name="Title Only">
      <presentation:placeholder presentation:object="title" svg:x="1.24826in" svg:y="0.67642in" svg:width="10.83333in" svg:height="1.61698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7" style:display-name="Blank">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8" style:display-name="Content with Caption">
      <presentation:placeholder presentation:object="title" svg:x="1.25405in" svg:y="0.66667in" svg:width="4.21701in" svg:height="1.7934in"/>
      <presentation:placeholder presentation:object="object" svg:x="5.63889in" svg:y="0.64815in" svg:width="6.4427in" svg:height="5.68519in"/>
      <presentation:placeholder presentation:object="outline" svg:x="1.25405in" svg:y="2.46007in" svg:width="4.21701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9" style:display-name="Picture with Caption">
      <presentation:placeholder presentation:object="title" svg:x="1.24826in" svg:y="0.66667in" svg:width="6.49006in" svg:height="1.7934in"/>
      <presentation:placeholder presentation:object="graphic" svg:x="8.07165in" svg:y="0.66667in" svg:width="4.00994in" svg:height="5.66667in"/>
      <presentation:placeholder presentation:object="outline" svg:x="1.24826in" svg:y="2.46007in" svg:width="6.4900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0" style:display-name="Panoramic Picture with Caption">
      <presentation:placeholder presentation:object="title" svg:x="1.24826in" svg:y="4.70764in" svg:width="10.84028in" svg:height="0.89606in"/>
      <presentation:placeholder presentation:object="graphic" svg:x="1.24826in" svg:y="0.6632in" svg:width="10.84028in" svg:height="3.60868in"/>
      <presentation:placeholder presentation:object="outline" svg:x="1.24821in" svg:y="5.6037in" svg:width="10.83865in" svg:height="0.74636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1" style:display-name="Title and Caption">
      <presentation:placeholder presentation:object="title" svg:x="1.24831in" svg:y="0.66667in" svg:width="10.83328in" svg:height="3.75in"/>
      <presentation:placeholder presentation:object="outline" svg:x="1.24826in" svg:y="4.83333in" svg:width="10.83165in" svg:height="1.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2" style:display-name="Quote with Caption">
      <presentation:placeholder presentation:object="title" svg:x="1.5816in" svg:y="0.66667in" svg:width="10.17361in" svg:height="3.00572in"/>
      <presentation:placeholder presentation:object="outline" svg:x="1.88172in" svg:y="3.68062in" svg:width="9.57163in" svg:height="0.60036in"/>
      <presentation:placeholder presentation:object="outline" svg:x="1.24826in" svg:y="4.71338in" svg:width="10.83334in" svg:height="1.62893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3" style:display-name="Name Card">
      <presentation:placeholder presentation:object="title" svg:x="1.24826in" svg:y="2.33382in" svg:width="10.83333in" svg:height="2.74698in"/>
      <presentation:placeholder presentation:object="outline" svg:x="1.24821in" svg:y="5.09367in" svg:width="10.8317in" svg:height="1.2474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4" style:display-name="3 Column">
      <presentation:placeholder presentation:object="title" svg:x="1.24826in" svg:y="0.66667in" svg:width="10.83333in" svg:height="2.08333in"/>
      <presentation:placeholder presentation:object="outline" svg:x="1.24826in" svg:y="2.92483in" svg:width="3.49617in" svg:height="0.75in"/>
      <presentation:placeholder presentation:object="outline" svg:x="1.23351in" svg:y="3.67483in" svg:width="3.50912in" svg:height="2.6585in"/>
      <presentation:placeholder presentation:object="outline" svg:x="4.93741in" svg:y="2.9283in" svg:width="3.48249in" svg:height="0.75in"/>
      <presentation:placeholder presentation:object="outline" svg:x="4.92587in" svg:y="3.6783in" svg:width="3.495in" svg:height="2.6585in"/>
      <presentation:placeholder presentation:object="outline" svg:x="8.58753in" svg:y="2.92483in" svg:width="3.49406in" svg:height="0.75in"/>
      <presentation:placeholder presentation:object="outline" svg:x="8.58753in" svg:y="3.67483in" svg:width="3.49406in" svg:height="2.658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5" style:display-name="3 Picture Column">
      <presentation:placeholder presentation:object="title" svg:x="1.24826in" svg:y="0.66667in" svg:width="10.83333in" svg:height="2.08333in"/>
      <presentation:placeholder presentation:object="outline" svg:x="1.24826in" svg:y="4.81692in" svg:width="3.49436in" svg:height="0.63021in"/>
      <presentation:placeholder presentation:object="graphic" svg:x="1.24826in" svg:y="2.91666in" svg:width="3.49436in" svg:height="1.66667in"/>
      <presentation:placeholder presentation:object="outline" svg:x="1.24826in" svg:y="5.44713in" svg:width="3.49436in" svg:height="0.8944in"/>
      <presentation:placeholder presentation:object="outline" svg:x="4.90929in" svg:y="4.81692in" svg:width="3.5in" svg:height="0.63021in"/>
      <presentation:placeholder presentation:object="graphic" svg:x="4.90929in" svg:y="2.91666in" svg:width="3.4984in" svg:height="1.66667in"/>
      <presentation:placeholder presentation:object="outline" svg:x="4.90769in" svg:y="5.44713in" svg:width="3.5in" svg:height="0.8862in"/>
      <presentation:placeholder presentation:object="outline" svg:x="8.58767in" svg:y="4.81692in" svg:width="3.48944in" svg:height="0.63021in"/>
      <presentation:placeholder presentation:object="graphic" svg:x="8.58753in" svg:y="2.91666in" svg:width="3.49406in" svg:height="1.66667in"/>
      <presentation:placeholder presentation:object="outline" svg:x="8.58753in" svg:y="5.44713in" svg:width="3.49406in" svg:height="0.886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6" style:display-name="Title and Vertical Text">
      <presentation:placeholder presentation:object="title" svg:x="1.24826in" svg:y="0.67642in" svg:width="10.83333in" svg:height="1.61698in"/>
      <presentation:placeholder presentation:object="outline"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7" style:display-name="Vertical Title and Text">
      <presentation:placeholder presentation:object="title" svg:x="9.88889in" svg:y="0.66667in" svg:width="2.19271in" svg:height="5.66667in"/>
      <presentation:placeholder presentation:object="outline" svg:x="1.24826in" svg:y="0.66667in" svg:width="8.47396in" svg:height="5.6666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style style:family="graphic" style:name="Graphics"/>
    <style:default-style style:family="graphic">
      <style:graphic-properties draw:fill="solid" draw:fill-color="#4fd093" draw:opacity="100%" draw:stroke="solid" svg:stroke-width="0.01736in" svg:stroke-color="#38986b" svg:stroke-opacity="100%" svg:stroke-linecap="butt"/>
    </style:default-style>
    <draw:gradient draw:name="a1478" draw:style="linear" draw:angle="0" draw:start-color="#7c96a3" draw:end-color="#3b4c54" draw:start-intensity="100%" draw:end-intensity="100%"/>
    <draw:gradient draw:name="a714" draw:style="linear" draw:angle="0" draw:start-color="#7c96a3" draw:end-color="#3b4c54" draw:start-intensity="100%" draw:end-intensity="100%"/>
    <draw:gradient draw:name="a1210" draw:style="linear" draw:angle="0" draw:start-color="#7c96a3" draw:end-color="#3b4c54" draw:start-intensity="100%" draw:end-intensity="100%"/>
    <draw:gradient draw:name="a716" draw:style="linear" draw:angle="0" draw:start-color="#7c96a3" draw:end-color="#3b4c54" draw:start-intensity="100%" draw:end-intensity="100%"/>
    <draw:gradient draw:name="a160" draw:style="linear" draw:angle="0" draw:start-color="#7c96a3" draw:end-color="#3b4c54" draw:start-intensity="100%" draw:end-intensity="100%"/>
    <draw:gradient draw:name="a1212" draw:style="linear" draw:angle="0" draw:start-color="#7c96a3" draw:end-color="#3b4c54" draw:start-intensity="100%" draw:end-intensity="100%"/>
    <draw:gradient draw:name="a718" draw:style="linear" draw:angle="0" draw:start-color="#7c96a3" draw:end-color="#3b4c54" draw:start-intensity="100%" draw:end-intensity="100%"/>
    <draw:gradient draw:name="a162" draw:style="linear" draw:angle="0" draw:start-color="#7c96a3" draw:end-color="#3b4c54" draw:start-intensity="100%" draw:end-intensity="100%"/>
    <draw:gradient draw:name="a1756" draw:style="linear" draw:angle="0" draw:start-color="#7c96a3" draw:end-color="#3b4c54" draw:start-intensity="100%" draw:end-intensity="100%"/>
    <draw:gradient draw:name="a1214" draw:style="linear" draw:angle="0" draw:start-color="#7c96a3" draw:end-color="#3b4c54" draw:start-intensity="100%" draw:end-intensity="100%"/>
    <draw:gradient draw:name="a164" draw:style="linear" draw:angle="0" draw:start-color="#7c96a3" draw:end-color="#3b4c54" draw:start-intensity="100%" draw:end-intensity="100%"/>
    <draw:gradient draw:name="a1758" draw:style="linear" draw:angle="0" draw:start-color="#7c96a3" draw:end-color="#3b4c54" draw:start-intensity="100%" draw:end-intensity="100%"/>
    <draw:gradient draw:name="a1216" draw:style="linear" draw:angle="0" draw:start-color="#7c96a3" draw:end-color="#3b4c54" draw:start-intensity="100%" draw:end-intensity="100%"/>
    <draw:gradient draw:name="a166" draw:style="linear" draw:angle="0" draw:start-color="#7c96a3" draw:end-color="#3b4c54" draw:start-intensity="100%" draw:end-intensity="100%"/>
    <draw:gradient draw:name="a1218" draw:style="linear" draw:angle="0" draw:start-color="#7c96a3" draw:end-color="#3b4c54" draw:start-intensity="100%" draw:end-intensity="100%"/>
    <draw:gradient draw:name="a168" draw:style="linear" draw:angle="0" draw:start-color="#7c96a3" draw:end-color="#3b4c54" draw:start-intensity="100%" draw:end-intensity="100%"/>
    <draw:gradient draw:name="a981" draw:style="linear" draw:angle="0" draw:start-color="#7c96a3" draw:end-color="#3b4c54" draw:start-intensity="100%" draw:end-intensity="100%"/>
    <draw:gradient draw:name="a983" draw:style="linear" draw:angle="0" draw:start-color="#7c96a3" draw:end-color="#3b4c54" draw:start-intensity="100%" draw:end-intensity="100%"/>
    <draw:gradient draw:name="a985" draw:style="linear" draw:angle="0" draw:start-color="#7c96a3" draw:end-color="#3b4c54" draw:start-intensity="100%" draw:end-intensity="100%"/>
    <draw:gradient draw:name="a720" draw:style="linear" draw:angle="0" draw:start-color="#7c96a3" draw:end-color="#3b4c54" draw:start-intensity="100%" draw:end-intensity="100%"/>
    <draw:gradient draw:name="a722" draw:style="linear" draw:angle="0" draw:start-color="#7c96a3" draw:end-color="#3b4c54" draw:start-intensity="100%" draw:end-intensity="100%"/>
    <draw:gradient draw:name="a1760" draw:style="linear" draw:angle="0" draw:start-color="#7c96a3" draw:end-color="#3b4c54" draw:start-intensity="100%" draw:end-intensity="100%"/>
    <draw:gradient draw:name="a724" draw:style="linear" draw:angle="0" draw:start-color="#7c96a3" draw:end-color="#3b4c54" draw:start-intensity="100%" draw:end-intensity="100%"/>
    <draw:gradient draw:name="a1220" draw:style="linear" draw:angle="0" draw:start-color="#7c96a3" draw:end-color="#3b4c54" draw:start-intensity="100%" draw:end-intensity="100%"/>
    <draw:gradient draw:name="a1762" draw:style="linear" draw:angle="0" draw:start-color="#7c96a3" draw:end-color="#3b4c54" draw:start-intensity="100%" draw:end-intensity="100%"/>
    <draw:gradient draw:name="a726" draw:style="linear" draw:angle="0" draw:start-color="#7c96a3" draw:end-color="#3b4c54" draw:start-intensity="100%" draw:end-intensity="100%"/>
    <draw:gradient draw:name="a170" draw:style="linear" draw:angle="0" draw:start-color="#7c96a3" draw:end-color="#3b4c54" draw:start-intensity="100%" draw:end-intensity="100%"/>
    <draw:gradient draw:name="a1764" draw:style="linear" draw:angle="0" draw:start-color="#7c96a3" draw:end-color="#3b4c54" draw:start-intensity="100%" draw:end-intensity="100%"/>
    <draw:gradient draw:name="a1222" draw:style="linear" draw:angle="0" draw:start-color="#7c96a3" draw:end-color="#3b4c54" draw:start-intensity="100%" draw:end-intensity="100%"/>
    <draw:gradient draw:name="a728" draw:style="linear" draw:angle="0" draw:start-color="#7c96a3" draw:end-color="#3b4c54" draw:start-intensity="100%" draw:end-intensity="100%"/>
    <draw:gradient draw:name="a172" draw:style="linear" draw:angle="0" draw:start-color="#7c96a3" draw:end-color="#3b4c54" draw:start-intensity="100%" draw:end-intensity="100%"/>
    <draw:gradient draw:name="a1766" draw:style="linear" draw:angle="0" draw:start-color="#7c96a3" draw:end-color="#3b4c54" draw:start-intensity="100%" draw:end-intensity="100%"/>
    <draw:gradient draw:name="a1224" draw:style="linear" draw:angle="0" draw:start-color="#7c96a3" draw:end-color="#3b4c54" draw:start-intensity="100%" draw:end-intensity="100%"/>
    <draw:gradient draw:name="a174" draw:style="linear" draw:angle="0" draw:start-color="#7c96a3" draw:end-color="#3b4c54" draw:start-intensity="100%" draw:end-intensity="100%"/>
    <draw:gradient draw:name="a1768" draw:style="linear" draw:angle="0" draw:start-color="#7c96a3" draw:end-color="#3b4c54" draw:start-intensity="100%" draw:end-intensity="100%"/>
    <draw:gradient draw:name="a1226" draw:style="linear" draw:angle="0" draw:start-color="#7c96a3" draw:end-color="#3b4c54" draw:start-intensity="100%" draw:end-intensity="100%"/>
    <draw:gradient draw:name="a176" draw:style="linear" draw:angle="0" draw:start-color="#7c96a3" draw:end-color="#3b4c54" draw:start-intensity="100%" draw:end-intensity="100%"/>
    <draw:gradient draw:name="a1228" draw:style="linear" draw:angle="0" draw:start-color="#7c96a3" draw:end-color="#3b4c54" draw:start-intensity="100%" draw:end-intensity="100%"/>
    <draw:gradient draw:name="a178" draw:style="linear" draw:angle="0" draw:start-color="#7c96a3" draw:end-color="#3b4c54" draw:start-intensity="100%" draw:end-intensity="100%"/>
    <draw:gradient draw:name="a730" draw:style="linear" draw:angle="0" draw:start-color="#7c96a3" draw:end-color="#3b4c54" draw:start-intensity="100%" draw:end-intensity="100%"/>
    <draw:gradient draw:name="a732" draw:style="linear" draw:angle="0" draw:start-color="#7c96a3" draw:end-color="#3b4c54" draw:start-intensity="100%" draw:end-intensity="100%"/>
    <draw:gradient draw:name="a1770" draw:style="linear" draw:angle="0" draw:start-color="#7c96a3" draw:end-color="#3b4c54" draw:start-intensity="100%" draw:end-intensity="100%"/>
    <draw:gradient draw:name="a734" draw:style="linear" draw:angle="0" draw:start-color="#7c96a3" draw:end-color="#3b4c54" draw:start-intensity="100%" draw:end-intensity="100%"/>
    <draw:gradient draw:name="a1230" draw:style="linear" draw:angle="0" draw:start-color="#7c96a3" draw:end-color="#3b4c54" draw:start-intensity="100%" draw:end-intensity="100%"/>
    <draw:gradient draw:name="a1772" draw:style="linear" draw:angle="0" draw:start-color="#7c96a3" draw:end-color="#3b4c54" draw:start-intensity="100%" draw:end-intensity="100%"/>
    <draw:gradient draw:name="a736" draw:style="linear" draw:angle="0" draw:start-color="#7c96a3" draw:end-color="#3b4c54" draw:start-intensity="100%" draw:end-intensity="100%"/>
    <draw:gradient draw:name="a1774" draw:style="linear" draw:angle="0" draw:start-color="#7c96a3" draw:end-color="#3b4c54" draw:start-intensity="100%" draw:end-intensity="100%"/>
    <draw:gradient draw:name="a1232" draw:style="linear" draw:angle="0" draw:start-color="#7c96a3" draw:end-color="#3b4c54" draw:start-intensity="100%" draw:end-intensity="100%"/>
    <draw:gradient draw:name="a180" draw:style="linear" draw:angle="0" draw:start-color="#7c96a3" draw:end-color="#3b4c54" draw:start-intensity="100%" draw:end-intensity="100%"/>
    <draw:gradient draw:name="a738" draw:style="linear" draw:angle="0" draw:start-color="#7c96a3" draw:end-color="#3b4c54" draw:start-intensity="100%" draw:end-intensity="100%"/>
    <draw:gradient draw:name="a1776" draw:style="linear" draw:angle="0" draw:start-color="#7c96a3" draw:end-color="#3b4c54" draw:start-intensity="100%" draw:end-intensity="100%"/>
    <draw:gradient draw:name="a1234" draw:style="linear" draw:angle="0" draw:start-color="#7c96a3" draw:end-color="#3b4c54" draw:start-intensity="100%" draw:end-intensity="100%"/>
    <draw:gradient draw:name="a182" draw:style="linear" draw:angle="0" draw:start-color="#7c96a3" draw:end-color="#3b4c54" draw:start-intensity="100%" draw:end-intensity="100%"/>
    <draw:gradient draw:name="a1778" draw:style="linear" draw:angle="0" draw:start-color="#7c96a3" draw:end-color="#3b4c54" draw:start-intensity="100%" draw:end-intensity="100%"/>
    <draw:gradient draw:name="a1236" draw:style="linear" draw:angle="0" draw:start-color="#7c96a3" draw:end-color="#3b4c54" draw:start-intensity="100%" draw:end-intensity="100%"/>
    <draw:gradient draw:name="a184" draw:style="linear" draw:angle="0" draw:start-color="#7c96a3" draw:end-color="#3b4c54" draw:start-intensity="100%" draw:end-intensity="100%"/>
    <draw:gradient draw:name="a186" draw:style="linear" draw:angle="0" draw:start-color="#7c96a3" draw:end-color="#3b4c54" draw:start-intensity="100%" draw:end-intensity="100%"/>
    <draw:gradient draw:name="a1238" draw:style="linear" draw:angle="0" draw:start-color="#7c96a3" draw:end-color="#3b4c54" draw:start-intensity="100%" draw:end-intensity="100%"/>
    <draw:gradient draw:name="a188" draw:style="linear" draw:angle="0" draw:start-color="#7c96a3" draw:end-color="#3b4c54" draw:start-intensity="100%" draw:end-intensity="100%"/>
    <draw:gradient draw:name="a740" draw:style="linear" draw:angle="0" draw:start-color="#7c96a3" draw:end-color="#3b4c54" draw:start-intensity="100%" draw:end-intensity="100%"/>
    <draw:gradient draw:name="a742" draw:style="linear" draw:angle="0" draw:start-color="#7c96a3" draw:end-color="#3b4c54" draw:start-intensity="100%" draw:end-intensity="100%"/>
    <draw:gradient draw:name="a200" draw:style="linear" draw:angle="0" draw:start-color="#7c96a3" draw:end-color="#3b4c54" draw:start-intensity="100%" draw:end-intensity="100%"/>
    <draw:gradient draw:name="a1780" draw:style="linear" draw:angle="0" draw:start-color="#7c96a3" draw:end-color="#3b4c54" draw:start-intensity="100%" draw:end-intensity="100%"/>
    <draw:gradient draw:name="a744" draw:style="linear" draw:angle="0" draw:start-color="#7c96a3" draw:end-color="#3b4c54" draw:start-intensity="100%" draw:end-intensity="100%"/>
    <draw:gradient draw:name="a202" draw:style="linear" draw:angle="0" draw:start-color="#7c96a3" draw:end-color="#3b4c54" draw:start-intensity="100%" draw:end-intensity="100%"/>
    <draw:gradient draw:name="a1782" draw:style="linear" draw:angle="0" draw:start-color="#7c96a3" draw:end-color="#3b4c54" draw:start-intensity="100%" draw:end-intensity="100%"/>
    <draw:gradient draw:name="a1240" draw:style="linear" draw:angle="0" draw:start-color="#7c96a3" draw:end-color="#3b4c54" draw:start-intensity="100%" draw:end-intensity="100%"/>
    <draw:gradient draw:name="a746" draw:style="linear" draw:angle="0" draw:start-color="#7c96a3" draw:end-color="#3b4c54" draw:start-intensity="100%" draw:end-intensity="100%"/>
    <draw:gradient draw:name="a204" draw:style="linear" draw:angle="0" draw:start-color="#7c96a3" draw:end-color="#3b4c54" draw:start-intensity="100%" draw:end-intensity="100%"/>
    <draw:gradient draw:name="a1784" draw:style="linear" draw:angle="0" draw:start-color="#7c96a3" draw:end-color="#3b4c54" draw:start-intensity="100%" draw:end-intensity="100%"/>
    <draw:gradient draw:name="a1242" draw:style="linear" draw:angle="0" draw:start-color="#7c96a3" draw:end-color="#3b4c54" draw:start-intensity="100%" draw:end-intensity="100%"/>
    <draw:gradient draw:name="a190" draw:style="linear" draw:angle="0" draw:start-color="#7c96a3" draw:end-color="#3b4c54" draw:start-intensity="100%" draw:end-intensity="100%"/>
    <draw:gradient draw:name="a748" draw:style="linear" draw:angle="0" draw:start-color="#7c96a3" draw:end-color="#3b4c54" draw:start-intensity="100%" draw:end-intensity="100%"/>
    <draw:gradient draw:name="a206" draw:style="linear" draw:angle="0" draw:start-color="#7c96a3" draw:end-color="#3b4c54" draw:start-intensity="100%" draw:end-intensity="100%"/>
    <draw:gradient draw:name="a1786" draw:style="linear" draw:angle="0" draw:start-color="#7c96a3" draw:end-color="#3b4c54" draw:start-intensity="100%" draw:end-intensity="100%"/>
    <draw:gradient draw:name="a1244" draw:style="linear" draw:angle="0" draw:start-color="#7c96a3" draw:end-color="#3b4c54" draw:start-intensity="100%" draw:end-intensity="100%"/>
    <draw:gradient draw:name="a192" draw:style="linear" draw:angle="0" draw:start-color="#7c96a3" draw:end-color="#3b4c54" draw:start-intensity="100%" draw:end-intensity="100%"/>
    <draw:gradient draw:name="a208" draw:style="linear" draw:angle="0" draw:start-color="#7c96a3" draw:end-color="#3b4c54" draw:start-intensity="100%" draw:end-intensity="100%"/>
    <draw:gradient draw:name="a1788" draw:style="linear" draw:angle="0" draw:start-color="#7c96a3" draw:end-color="#3b4c54" draw:start-intensity="100%" draw:end-intensity="100%"/>
    <draw:gradient draw:name="a1246" draw:style="linear" draw:angle="0" draw:start-color="#7c96a3" draw:end-color="#3b4c54" draw:start-intensity="100%" draw:end-intensity="100%"/>
    <draw:gradient draw:name="a194" draw:style="linear" draw:angle="0" draw:start-color="#7c96a3" draw:end-color="#3b4c54" draw:start-intensity="100%" draw:end-intensity="100%"/>
    <draw:gradient draw:name="a196" draw:style="linear" draw:angle="0" draw:start-color="#7c96a3" draw:end-color="#3b4c54" draw:start-intensity="100%" draw:end-intensity="100%"/>
    <draw:gradient draw:name="a1248" draw:style="linear" draw:angle="0" draw:start-color="#7c96a3" draw:end-color="#3b4c54" draw:start-intensity="100%" draw:end-intensity="100%"/>
    <draw:gradient draw:name="a198" draw:style="linear" draw:angle="0" draw:start-color="#7c96a3" draw:end-color="#3b4c54" draw:start-intensity="100%" draw:end-intensity="100%"/>
    <draw:gradient draw:name="a1521" draw:style="linear" draw:angle="0" draw:start-color="#7c96a3" draw:end-color="#3b4c54" draw:start-intensity="100%" draw:end-intensity="100%"/>
    <draw:gradient draw:name="a1523" draw:style="linear" draw:angle="0" draw:start-color="#7c96a3" draw:end-color="#3b4c54" draw:start-intensity="100%" draw:end-intensity="100%"/>
    <draw:gradient draw:name="a1525" draw:style="linear" draw:angle="0" draw:start-color="#7c96a3" draw:end-color="#3b4c54" draw:start-intensity="100%" draw:end-intensity="100%"/>
    <draw:gradient draw:name="a1527" draw:style="linear" draw:angle="0" draw:start-color="#7c96a3" draw:end-color="#3b4c54" draw:start-intensity="100%" draw:end-intensity="100%"/>
    <draw:gradient draw:name="a1529" draw:style="linear" draw:angle="0" draw:start-color="#7c96a3" draw:end-color="#3b4c54" draw:start-intensity="100%" draw:end-intensity="100%"/>
    <draw:gradient draw:name="a1800" draw:style="linear" draw:angle="0" draw:start-color="#7c96a3" draw:end-color="#3b4c54" draw:start-intensity="100%" draw:end-intensity="100%"/>
    <draw:gradient draw:name="a750" draw:style="linear" draw:angle="0" draw:start-color="#7c96a3" draw:end-color="#3b4c54" draw:start-intensity="100%" draw:end-intensity="100%"/>
    <draw:gradient draw:name="a1802" draw:style="linear" draw:angle="0" draw:start-color="#7c96a3" draw:end-color="#3b4c54" draw:start-intensity="100%" draw:end-intensity="100%"/>
    <draw:gradient draw:name="a752" draw:style="linear" draw:angle="0" draw:start-color="#7c96a3" draw:end-color="#3b4c54" draw:start-intensity="100%" draw:end-intensity="100%"/>
    <draw:gradient draw:name="a210" draw:style="linear" draw:angle="0" draw:start-color="#7c96a3" draw:end-color="#3b4c54" draw:start-intensity="100%" draw:end-intensity="100%"/>
    <draw:gradient draw:name="a1804" draw:style="linear" draw:angle="0" draw:start-color="#7c96a3" draw:end-color="#3b4c54" draw:start-intensity="100%" draw:end-intensity="100%"/>
    <draw:gradient draw:name="a1790" draw:style="linear" draw:angle="0" draw:start-color="#7c96a3" draw:end-color="#3b4c54" draw:start-intensity="100%" draw:end-intensity="100%"/>
    <draw:gradient draw:name="a754" draw:style="linear" draw:angle="0" draw:start-color="#7c96a3" draw:end-color="#3b4c54" draw:start-intensity="100%" draw:end-intensity="100%"/>
    <draw:gradient draw:name="a212" draw:style="linear" draw:angle="0" draw:start-color="#7c96a3" draw:end-color="#3b4c54" draw:start-intensity="100%" draw:end-intensity="100%"/>
    <draw:gradient draw:name="a1806" draw:style="linear" draw:angle="0" draw:start-color="#7c96a3" draw:end-color="#3b4c54" draw:start-intensity="100%" draw:end-intensity="100%"/>
    <draw:gradient draw:name="a1792" draw:style="linear" draw:angle="0" draw:start-color="#7c96a3" draw:end-color="#3b4c54" draw:start-intensity="100%" draw:end-intensity="100%"/>
    <draw:gradient draw:name="a1250" draw:style="linear" draw:angle="0" draw:start-color="#7c96a3" draw:end-color="#3b4c54" draw:start-intensity="100%" draw:end-intensity="100%"/>
    <draw:gradient draw:name="a756" draw:style="linear" draw:angle="0" draw:start-color="#7c96a3" draw:end-color="#3b4c54" draw:start-intensity="100%" draw:end-intensity="100%"/>
    <draw:gradient draw:name="a1808" draw:style="linear" draw:angle="0" draw:start-color="#7c96a3" draw:end-color="#3b4c54" draw:start-intensity="100%" draw:end-intensity="100%"/>
    <draw:gradient draw:name="a214" draw:style="linear" draw:angle="0" draw:start-color="#7c96a3" draw:end-color="#3b4c54" draw:start-intensity="100%" draw:end-intensity="100%"/>
    <draw:gradient draw:name="a1794" draw:style="linear" draw:angle="0" draw:start-color="#7c96a3" draw:end-color="#3b4c54" draw:start-intensity="100%" draw:end-intensity="100%"/>
    <draw:gradient draw:name="a1252" draw:style="linear" draw:angle="0" draw:start-color="#7c96a3" draw:end-color="#3b4c54" draw:start-intensity="100%" draw:end-intensity="100%"/>
    <draw:gradient draw:name="a758" draw:style="linear" draw:angle="0" draw:start-color="#7c96a3" draw:end-color="#3b4c54" draw:start-intensity="100%" draw:end-intensity="100%"/>
    <draw:gradient draw:name="a216" draw:style="linear" draw:angle="0" draw:start-color="#7c96a3" draw:end-color="#3b4c54" draw:start-intensity="100%" draw:end-intensity="100%"/>
    <draw:gradient draw:name="a1796" draw:style="linear" draw:angle="0" draw:start-color="#7c96a3" draw:end-color="#3b4c54" draw:start-intensity="100%" draw:end-intensity="100%"/>
    <draw:gradient draw:name="a1254" draw:style="linear" draw:angle="0" draw:start-color="#7c96a3" draw:end-color="#3b4c54" draw:start-intensity="100%" draw:end-intensity="100%"/>
    <draw:gradient draw:name="a218" draw:style="linear" draw:angle="0" draw:start-color="#7c96a3" draw:end-color="#3b4c54" draw:start-intensity="100%" draw:end-intensity="100%"/>
    <draw:gradient draw:name="a1798" draw:style="linear" draw:angle="0" draw:start-color="#7c96a3" draw:end-color="#3b4c54" draw:start-intensity="100%" draw:end-intensity="100%"/>
    <draw:gradient draw:name="a1256" draw:style="linear" draw:angle="0" draw:start-color="#7c96a3" draw:end-color="#3b4c54" draw:start-intensity="100%" draw:end-intensity="100%"/>
    <draw:gradient draw:name="a1258" draw:style="linear" draw:angle="0" draw:start-color="#7c96a3" draw:end-color="#3b4c54" draw:start-intensity="100%" draw:end-intensity="100%"/>
    <draw:gradient draw:name="a1531" draw:style="linear" draw:angle="0" draw:start-color="#7c96a3" draw:end-color="#3b4c54" draw:start-intensity="100%" draw:end-intensity="100%"/>
    <draw:gradient draw:name="a1533" draw:style="linear" draw:angle="0" draw:start-color="#7c96a3" draw:end-color="#3b4c54" draw:start-intensity="100%" draw:end-intensity="100%"/>
    <draw:gradient draw:name="a1535" draw:style="linear" draw:angle="0" draw:start-color="#7c96a3" draw:end-color="#3b4c54" draw:start-intensity="100%" draw:end-intensity="100%"/>
    <draw:gradient draw:name="a1537" draw:style="linear" draw:angle="0" draw:start-color="#7c96a3" draw:end-color="#3b4c54" draw:start-intensity="100%" draw:end-intensity="100%"/>
    <draw:gradient draw:name="a1539" draw:style="linear" draw:angle="0" draw:start-color="#7c96a3" draw:end-color="#3b4c54" draw:start-intensity="100%" draw:end-intensity="100%"/>
    <draw:gradient draw:name="a1810" draw:style="linear" draw:angle="0" draw:start-color="#7c96a3" draw:end-color="#3b4c54" draw:start-intensity="100%" draw:end-intensity="100%"/>
    <draw:gradient draw:name="a760" draw:style="linear" draw:angle="0" draw:start-color="#7c96a3" draw:end-color="#3b4c54" draw:start-intensity="100%" draw:end-intensity="100%"/>
    <draw:gradient draw:name="a1812" draw:style="linear" draw:angle="0" draw:start-color="#7c96a3" draw:end-color="#3b4c54" draw:start-intensity="100%" draw:end-intensity="100%"/>
    <draw:gradient draw:name="a762" draw:style="linear" draw:angle="0" draw:start-color="#7c96a3" draw:end-color="#3b4c54" draw:start-intensity="100%" draw:end-intensity="100%"/>
    <draw:gradient draw:name="a1814" draw:style="linear" draw:angle="0" draw:start-color="#7c96a3" draw:end-color="#3b4c54" draw:start-intensity="100%" draw:end-intensity="100%"/>
    <draw:gradient draw:name="a220" draw:style="linear" draw:angle="0" draw:start-color="#7c96a3" draw:end-color="#3b4c54" draw:start-intensity="100%" draw:end-intensity="100%"/>
    <draw:gradient draw:name="a764" draw:style="linear" draw:angle="0" draw:start-color="#7c96a3" draw:end-color="#3b4c54" draw:start-intensity="100%" draw:end-intensity="100%"/>
    <draw:gradient draw:name="a1816" draw:style="linear" draw:angle="0" draw:start-color="#7c96a3" draw:end-color="#3b4c54" draw:start-intensity="100%" draw:end-intensity="100%"/>
    <draw:gradient draw:name="a222" draw:style="linear" draw:angle="0" draw:start-color="#7c96a3" draw:end-color="#3b4c54" draw:start-intensity="100%" draw:end-intensity="100%"/>
    <draw:gradient draw:name="a1260" draw:style="linear" draw:angle="0" draw:start-color="#7c96a3" draw:end-color="#3b4c54" draw:start-intensity="100%" draw:end-intensity="100%"/>
    <draw:gradient draw:name="a766" draw:style="linear" draw:angle="0" draw:start-color="#7c96a3" draw:end-color="#3b4c54" draw:start-intensity="100%" draw:end-intensity="100%"/>
    <draw:gradient draw:name="a1818" draw:style="linear" draw:angle="0" draw:start-color="#7c96a3" draw:end-color="#3b4c54" draw:start-intensity="100%" draw:end-intensity="100%"/>
    <draw:gradient draw:name="a224" draw:style="linear" draw:angle="0" draw:start-color="#7c96a3" draw:end-color="#3b4c54" draw:start-intensity="100%" draw:end-intensity="100%"/>
    <draw:gradient draw:name="a1262" draw:style="linear" draw:angle="0" draw:start-color="#7c96a3" draw:end-color="#3b4c54" draw:start-intensity="100%" draw:end-intensity="100%"/>
    <draw:gradient draw:name="a768" draw:style="linear" draw:angle="0" draw:start-color="#7c96a3" draw:end-color="#3b4c54" draw:start-intensity="100%" draw:end-intensity="100%"/>
    <draw:gradient draw:name="a226" draw:style="linear" draw:angle="0" draw:start-color="#7c96a3" draw:end-color="#3b4c54" draw:start-intensity="100%" draw:end-intensity="100%"/>
    <draw:gradient draw:name="a1264" draw:style="linear" draw:angle="0" draw:start-color="#7c96a3" draw:end-color="#3b4c54" draw:start-intensity="100%" draw:end-intensity="100%"/>
    <draw:gradient draw:name="a228" draw:style="linear" draw:angle="0" draw:start-color="#7c96a3" draw:end-color="#3b4c54" draw:start-intensity="100%" draw:end-intensity="100%"/>
    <draw:gradient draw:name="a1266" draw:style="linear" draw:angle="0" draw:start-color="#7c96a3" draw:end-color="#3b4c54" draw:start-intensity="100%" draw:end-intensity="100%"/>
    <draw:gradient draw:name="a1268" draw:style="linear" draw:angle="0" draw:start-color="#7c96a3" draw:end-color="#3b4c54" draw:start-intensity="100%" draw:end-intensity="100%"/>
    <draw:gradient draw:name="a500" draw:style="linear" draw:angle="0" draw:start-color="#7c96a3" draw:end-color="#3b4c54" draw:start-intensity="100%" draw:end-intensity="100%"/>
    <draw:gradient draw:name="a502" draw:style="linear" draw:angle="0" draw:start-color="#7c96a3" draw:end-color="#3b4c54" draw:start-intensity="100%" draw:end-intensity="100%"/>
    <draw:gradient draw:name="a504" draw:style="linear" draw:angle="0" draw:start-color="#7c96a3" draw:end-color="#3b4c54" draw:start-intensity="100%" draw:end-intensity="100%"/>
    <draw:gradient draw:name="a1541" draw:style="linear" draw:angle="0" draw:start-color="#7c96a3" draw:end-color="#3b4c54" draw:start-intensity="100%" draw:end-intensity="100%"/>
    <draw:gradient draw:name="a490" draw:style="linear" draw:angle="0" draw:start-color="#7c96a3" draw:end-color="#3b4c54" draw:start-intensity="100%" draw:end-intensity="100%"/>
    <draw:gradient draw:name="a506" draw:style="linear" draw:angle="0" draw:start-color="#7c96a3" draw:end-color="#3b4c54" draw:start-intensity="100%" draw:end-intensity="100%"/>
    <draw:gradient draw:name="a1543" draw:style="linear" draw:angle="0" draw:start-color="#7c96a3" draw:end-color="#3b4c54" draw:start-intensity="100%" draw:end-intensity="100%"/>
    <draw:gradient draw:name="a492" draw:style="linear" draw:angle="0" draw:start-color="#7c96a3" draw:end-color="#3b4c54" draw:start-intensity="100%" draw:end-intensity="100%"/>
    <draw:gradient draw:name="a508" draw:style="linear" draw:angle="0" draw:start-color="#7c96a3" draw:end-color="#3b4c54" draw:start-intensity="100%" draw:end-intensity="100%"/>
    <draw:gradient draw:name="a1545" draw:style="linear" draw:angle="0" draw:start-color="#7c96a3" draw:end-color="#3b4c54" draw:start-intensity="100%" draw:end-intensity="100%"/>
    <draw:gradient draw:name="a494" draw:style="linear" draw:angle="0" draw:start-color="#7c96a3" draw:end-color="#3b4c54" draw:start-intensity="100%" draw:end-intensity="100%"/>
    <draw:gradient draw:name="a1547" draw:style="linear" draw:angle="0" draw:start-color="#7c96a3" draw:end-color="#3b4c54" draw:start-intensity="100%" draw:end-intensity="100%"/>
    <draw:gradient draw:name="a496" draw:style="linear" draw:angle="0" draw:start-color="#7c96a3" draw:end-color="#3b4c54" draw:start-intensity="100%" draw:end-intensity="100%"/>
    <draw:gradient draw:name="a1549" draw:style="linear" draw:angle="0" draw:start-color="#7c96a3" draw:end-color="#3b4c54" draw:start-intensity="100%" draw:end-intensity="100%"/>
    <draw:gradient draw:name="a498" draw:style="linear" draw:angle="0" draw:start-color="#7c96a3" draw:end-color="#3b4c54" draw:start-intensity="100%" draw:end-intensity="100%"/>
    <draw:gradient draw:name="a1820" draw:style="linear" draw:angle="0" draw:start-color="#7c96a3" draw:end-color="#3b4c54" draw:start-intensity="100%" draw:end-intensity="100%"/>
    <draw:gradient draw:name="a770" draw:style="linear" draw:angle="0" draw:start-color="#7c96a3" draw:end-color="#3b4c54" draw:start-intensity="100%" draw:end-intensity="100%"/>
    <draw:gradient draw:name="a1822" draw:style="linear" draw:angle="0" draw:start-color="#7c96a3" draw:end-color="#3b4c54" draw:start-intensity="100%" draw:end-intensity="100%"/>
    <draw:gradient draw:name="a772" draw:style="linear" draw:angle="0" draw:start-color="#7c96a3" draw:end-color="#3b4c54" draw:start-intensity="100%" draw:end-intensity="100%"/>
    <draw:gradient draw:name="a1824" draw:style="linear" draw:angle="0" draw:start-color="#7c96a3" draw:end-color="#3b4c54" draw:start-intensity="100%" draw:end-intensity="100%"/>
    <draw:gradient draw:name="a230" draw:style="linear" draw:angle="0" draw:start-color="#7c96a3" draw:end-color="#3b4c54" draw:start-intensity="100%" draw:end-intensity="100%"/>
    <draw:gradient draw:name="a774" draw:style="linear" draw:angle="0" draw:start-color="#7c96a3" draw:end-color="#3b4c54" draw:start-intensity="100%" draw:end-intensity="100%"/>
    <draw:gradient draw:name="a1826" draw:style="linear" draw:angle="0" draw:start-color="#7c96a3" draw:end-color="#3b4c54" draw:start-intensity="100%" draw:end-intensity="100%"/>
    <draw:gradient draw:name="a232" draw:style="linear" draw:angle="0" draw:start-color="#7c96a3" draw:end-color="#3b4c54" draw:start-intensity="100%" draw:end-intensity="100%"/>
    <draw:gradient draw:name="a1270" draw:style="linear" draw:angle="0" draw:start-color="#7c96a3" draw:end-color="#3b4c54" draw:start-intensity="100%" draw:end-intensity="100%"/>
    <draw:gradient draw:name="a776" draw:style="linear" draw:angle="0" draw:start-color="#7c96a3" draw:end-color="#3b4c54" draw:start-intensity="100%" draw:end-intensity="100%"/>
    <draw:gradient draw:name="a1828" draw:style="linear" draw:angle="0" draw:start-color="#7c96a3" draw:end-color="#3b4c54" draw:start-intensity="100%" draw:end-intensity="100%"/>
    <draw:gradient draw:name="a234" draw:style="linear" draw:angle="0" draw:start-color="#7c96a3" draw:end-color="#3b4c54" draw:start-intensity="100%" draw:end-intensity="100%"/>
    <draw:gradient draw:name="a1272" draw:style="linear" draw:angle="0" draw:start-color="#7c96a3" draw:end-color="#3b4c54" draw:start-intensity="100%" draw:end-intensity="100%"/>
    <draw:gradient draw:name="a778" draw:style="linear" draw:angle="0" draw:start-color="#7c96a3" draw:end-color="#3b4c54" draw:start-intensity="100%" draw:end-intensity="100%"/>
    <draw:gradient draw:name="a1274" draw:style="linear" draw:angle="0" draw:start-color="#7c96a3" draw:end-color="#3b4c54" draw:start-intensity="100%" draw:end-intensity="100%"/>
    <draw:gradient draw:name="a1276" draw:style="linear" draw:angle="0" draw:start-color="#7c96a3" draw:end-color="#3b4c54" draw:start-intensity="100%" draw:end-intensity="100%"/>
    <draw:gradient draw:name="a1278" draw:style="linear" draw:angle="0" draw:start-color="#7c96a3" draw:end-color="#3b4c54" draw:start-intensity="100%" draw:end-intensity="100%"/>
    <draw:gradient draw:name="a510" draw:style="linear" draw:angle="0" draw:start-color="#7c96a3" draw:end-color="#3b4c54" draw:start-intensity="100%" draw:end-intensity="100%"/>
    <draw:gradient draw:name="a512" draw:style="linear" draw:angle="0" draw:start-color="#7c96a3" draw:end-color="#3b4c54" draw:start-intensity="100%" draw:end-intensity="100%"/>
    <draw:gradient draw:name="a514" draw:style="linear" draw:angle="0" draw:start-color="#7c96a3" draw:end-color="#3b4c54" draw:start-intensity="100%" draw:end-intensity="100%"/>
    <draw:gradient draw:name="a1551" draw:style="linear" draw:angle="0" draw:start-color="#7c96a3" draw:end-color="#3b4c54" draw:start-intensity="100%" draw:end-intensity="100%"/>
    <draw:gradient draw:name="a516" draw:style="linear" draw:angle="0" draw:start-color="#7c96a3" draw:end-color="#3b4c54" draw:start-intensity="100%" draw:end-intensity="100%"/>
    <draw:gradient draw:name="a1553" draw:style="linear" draw:angle="0" draw:start-color="#7c96a3" draw:end-color="#3b4c54" draw:start-intensity="100%" draw:end-intensity="100%"/>
    <draw:gradient draw:name="a1012" draw:style="linear" draw:angle="0" draw:start-color="#7c96a3" draw:end-color="#3b4c54" draw:start-intensity="100%" draw:end-intensity="100%"/>
    <draw:gradient draw:name="a518" draw:style="linear" draw:angle="0" draw:start-color="#7c96a3" draw:end-color="#3b4c54" draw:start-intensity="100%" draw:end-intensity="100%"/>
    <draw:gradient draw:name="a1555" draw:style="linear" draw:angle="0" draw:start-color="#7c96a3" draw:end-color="#3b4c54" draw:start-intensity="100%" draw:end-intensity="100%"/>
    <draw:gradient draw:name="a1014" draw:style="linear" draw:angle="0" draw:start-color="#7c96a3" draw:end-color="#3b4c54" draw:start-intensity="100%" draw:end-intensity="100%"/>
    <draw:gradient draw:name="a1557" draw:style="linear" draw:angle="0" draw:start-color="#7c96a3" draw:end-color="#3b4c54" draw:start-intensity="100%" draw:end-intensity="100%"/>
    <draw:gradient draw:name="a1016" draw:style="linear" draw:angle="0" draw:start-color="#7c96a3" draw:end-color="#3b4c54" draw:start-intensity="100%" draw:end-intensity="100%"/>
    <draw:gradient draw:name="a1559" draw:style="linear" draw:angle="0" draw:start-color="#7c96a3" draw:end-color="#3b4c54" draw:start-intensity="100%" draw:end-intensity="100%"/>
    <draw:gradient draw:name="a1018" draw:style="linear" draw:angle="0" draw:start-color="#7c96a3" draw:end-color="#3b4c54" draw:start-intensity="100%" draw:end-intensity="100%"/>
    <draw:gradient draw:name="a780" draw:style="linear" draw:angle="0" draw:start-color="#7c96a3" draw:end-color="#3b4c54" draw:start-intensity="100%" draw:end-intensity="100%"/>
    <draw:gradient draw:name="a782" draw:style="linear" draw:angle="0" draw:start-color="#7c96a3" draw:end-color="#3b4c54" draw:start-intensity="100%" draw:end-intensity="100%"/>
    <draw:gradient draw:name="a784" draw:style="linear" draw:angle="0" draw:start-color="#7c96a3" draw:end-color="#3b4c54" draw:start-intensity="100%" draw:end-intensity="100%"/>
    <draw:gradient draw:name="a786" draw:style="linear" draw:angle="0" draw:start-color="#7c96a3" draw:end-color="#3b4c54" draw:start-intensity="100%" draw:end-intensity="100%"/>
    <draw:gradient draw:name="a520" draw:style="linear" draw:angle="0" draw:start-color="#7c96a3" draw:end-color="#3b4c54" draw:start-intensity="100%" draw:end-intensity="100%"/>
    <draw:gradient draw:name="a522" draw:style="linear" draw:angle="0" draw:start-color="#7c96a3" draw:end-color="#3b4c54" draw:start-intensity="100%" draw:end-intensity="100%"/>
    <draw:gradient draw:name="a524" draw:style="linear" draw:angle="0" draw:start-color="#7c96a3" draw:end-color="#3b4c54" draw:start-intensity="100%" draw:end-intensity="100%"/>
    <draw:gradient draw:name="a1561" draw:style="linear" draw:angle="0" draw:start-color="#7c96a3" draw:end-color="#3b4c54" draw:start-intensity="100%" draw:end-intensity="100%"/>
    <draw:gradient draw:name="a1020" draw:style="linear" draw:angle="0" draw:start-color="#7c96a3" draw:end-color="#3b4c54" draw:start-intensity="100%" draw:end-intensity="100%"/>
    <draw:gradient draw:name="a526" draw:style="linear" draw:angle="0" draw:start-color="#7c96a3" draw:end-color="#3b4c54" draw:start-intensity="100%" draw:end-intensity="100%"/>
    <draw:gradient draw:name="a1563" draw:style="linear" draw:angle="0" draw:start-color="#7c96a3" draw:end-color="#3b4c54" draw:start-intensity="100%" draw:end-intensity="100%"/>
    <draw:gradient draw:name="a1022" draw:style="linear" draw:angle="0" draw:start-color="#7c96a3" draw:end-color="#3b4c54" draw:start-intensity="100%" draw:end-intensity="100%"/>
    <draw:gradient draw:name="a528" draw:style="linear" draw:angle="0" draw:start-color="#7c96a3" draw:end-color="#3b4c54" draw:start-intensity="100%" draw:end-intensity="100%"/>
    <draw:gradient draw:name="a1565" draw:style="linear" draw:angle="0" draw:start-color="#7c96a3" draw:end-color="#3b4c54" draw:start-intensity="100%" draw:end-intensity="100%"/>
    <draw:gradient draw:name="a1024" draw:style="linear" draw:angle="0" draw:start-color="#7c96a3" draw:end-color="#3b4c54" draw:start-intensity="100%" draw:end-intensity="100%"/>
    <draw:gradient draw:name="a1567" draw:style="linear" draw:angle="0" draw:start-color="#7c96a3" draw:end-color="#3b4c54" draw:start-intensity="100%" draw:end-intensity="100%"/>
    <draw:gradient draw:name="a1026" draw:style="linear" draw:angle="0" draw:start-color="#7c96a3" draw:end-color="#3b4c54" draw:start-intensity="100%" draw:end-intensity="100%"/>
    <draw:gradient draw:name="a1569" draw:style="linear" draw:angle="0" draw:start-color="#7c96a3" draw:end-color="#3b4c54" draw:start-intensity="100%" draw:end-intensity="100%"/>
    <draw:gradient draw:name="a1028" draw:style="linear" draw:angle="0" draw:start-color="#7c96a3" draw:end-color="#3b4c54" draw:start-intensity="100%" draw:end-intensity="100%"/>
    <draw:gradient draw:name="a801" draw:style="linear" draw:angle="0" draw:start-color="#7c96a3" draw:end-color="#3b4c54" draw:start-intensity="100%" draw:end-intensity="100%"/>
    <draw:gradient draw:name="a803" draw:style="linear" draw:angle="0" draw:start-color="#7c96a3" draw:end-color="#3b4c54" draw:start-intensity="100%" draw:end-intensity="100%"/>
    <draw:gradient draw:name="a805" draw:style="linear" draw:angle="0" draw:start-color="#7c96a3" draw:end-color="#3b4c54" draw:start-intensity="100%" draw:end-intensity="100%"/>
    <draw:gradient draw:name="a807" draw:style="linear" draw:angle="0" draw:start-color="#7c96a3" draw:end-color="#3b4c54" draw:start-intensity="100%" draw:end-intensity="100%"/>
    <draw:gradient draw:name="a809" draw:style="linear" draw:angle="0" draw:start-color="#7c96a3" draw:end-color="#3b4c54" draw:start-intensity="100%" draw:end-intensity="100%"/>
    <draw:gradient draw:name="a530" draw:style="linear" draw:angle="0" draw:start-color="#7c96a3" draw:end-color="#3b4c54" draw:start-intensity="100%" draw:end-intensity="100%"/>
    <draw:gradient draw:name="a532" draw:style="linear" draw:angle="0" draw:start-color="#7c96a3" draw:end-color="#3b4c54" draw:start-intensity="100%" draw:end-intensity="100%"/>
    <draw:gradient draw:name="a534" draw:style="linear" draw:angle="0" draw:start-color="#7c96a3" draw:end-color="#3b4c54" draw:start-intensity="100%" draw:end-intensity="100%"/>
    <draw:gradient draw:name="a1571" draw:style="linear" draw:angle="0" draw:start-color="#7c96a3" draw:end-color="#3b4c54" draw:start-intensity="100%" draw:end-intensity="100%"/>
    <draw:gradient draw:name="a1030" draw:style="linear" draw:angle="0" draw:start-color="#7c96a3" draw:end-color="#3b4c54" draw:start-intensity="100%" draw:end-intensity="100%"/>
    <draw:gradient draw:name="a536" draw:style="linear" draw:angle="0" draw:start-color="#7c96a3" draw:end-color="#3b4c54" draw:start-intensity="100%" draw:end-intensity="100%"/>
    <draw:gradient draw:name="a1573" draw:style="linear" draw:angle="0" draw:start-color="#7c96a3" draw:end-color="#3b4c54" draw:start-intensity="100%" draw:end-intensity="100%"/>
    <draw:gradient draw:name="a1032" draw:style="linear" draw:angle="0" draw:start-color="#7c96a3" draw:end-color="#3b4c54" draw:start-intensity="100%" draw:end-intensity="100%"/>
    <draw:gradient draw:name="a538" draw:style="linear" draw:angle="0" draw:start-color="#7c96a3" draw:end-color="#3b4c54" draw:start-intensity="100%" draw:end-intensity="100%"/>
    <draw:gradient draw:name="a1575" draw:style="linear" draw:angle="0" draw:start-color="#7c96a3" draw:end-color="#3b4c54" draw:start-intensity="100%" draw:end-intensity="100%"/>
    <draw:gradient draw:name="a1034" draw:style="linear" draw:angle="0" draw:start-color="#7c96a3" draw:end-color="#3b4c54" draw:start-intensity="100%" draw:end-intensity="100%"/>
    <draw:gradient draw:name="a1577" draw:style="linear" draw:angle="0" draw:start-color="#7c96a3" draw:end-color="#3b4c54" draw:start-intensity="100%" draw:end-intensity="100%"/>
    <draw:gradient draw:name="a1036" draw:style="linear" draw:angle="0" draw:start-color="#7c96a3" draw:end-color="#3b4c54" draw:start-intensity="100%" draw:end-intensity="100%"/>
    <draw:gradient draw:name="a1579" draw:style="linear" draw:angle="0" draw:start-color="#7c96a3" draw:end-color="#3b4c54" draw:start-intensity="100%" draw:end-intensity="100%"/>
    <draw:gradient draw:name="a1038" draw:style="linear" draw:angle="0" draw:start-color="#7c96a3" draw:end-color="#3b4c54" draw:start-intensity="100%" draw:end-intensity="100%"/>
    <draw:gradient draw:name="a811" draw:style="linear" draw:angle="0" draw:start-color="#7c96a3" draw:end-color="#3b4c54" draw:start-intensity="100%" draw:end-intensity="100%"/>
    <draw:gradient draw:name="a813" draw:style="linear" draw:angle="0" draw:start-color="#7c96a3" draw:end-color="#3b4c54" draw:start-intensity="100%" draw:end-intensity="100%"/>
    <draw:gradient draw:name="a815" draw:style="linear" draw:angle="0" draw:start-color="#7c96a3" draw:end-color="#3b4c54" draw:start-intensity="100%" draw:end-intensity="100%"/>
    <draw:gradient draw:name="a1311" draw:style="linear" draw:angle="0" draw:start-color="#7c96a3" draw:end-color="#3b4c54" draw:start-intensity="100%" draw:end-intensity="100%"/>
    <draw:gradient draw:name="a817" draw:style="linear" draw:angle="0" draw:start-color="#7c96a3" draw:end-color="#3b4c54" draw:start-intensity="100%" draw:end-intensity="100%"/>
    <draw:gradient draw:name="a1313" draw:style="linear" draw:angle="0" draw:start-color="#7c96a3" draw:end-color="#3b4c54" draw:start-intensity="100%" draw:end-intensity="100%"/>
    <draw:gradient draw:name="a819" draw:style="linear" draw:angle="0" draw:start-color="#7c96a3" draw:end-color="#3b4c54" draw:start-intensity="100%" draw:end-intensity="100%"/>
    <draw:gradient draw:name="a1315" draw:style="linear" draw:angle="0" draw:start-color="#7c96a3" draw:end-color="#3b4c54" draw:start-intensity="100%" draw:end-intensity="100%"/>
    <draw:gradient draw:name="a1317" draw:style="linear" draw:angle="0" draw:start-color="#7c96a3" draw:end-color="#3b4c54" draw:start-intensity="100%" draw:end-intensity="100%"/>
    <draw:gradient draw:name="a1319" draw:style="linear" draw:angle="0" draw:start-color="#7c96a3" draw:end-color="#3b4c54" draw:start-intensity="100%" draw:end-intensity="100%"/>
    <draw:gradient draw:name="a540" draw:style="linear" draw:angle="0" draw:start-color="#7c96a3" draw:end-color="#3b4c54" draw:start-intensity="100%" draw:end-intensity="100%"/>
    <draw:gradient draw:name="a542" draw:style="linear" draw:angle="0" draw:start-color="#7c96a3" draw:end-color="#3b4c54" draw:start-intensity="100%" draw:end-intensity="100%"/>
    <draw:gradient draw:name="a544" draw:style="linear" draw:angle="0" draw:start-color="#7c96a3" draw:end-color="#3b4c54" draw:start-intensity="100%" draw:end-intensity="100%"/>
    <draw:gradient draw:name="a1581" draw:style="linear" draw:angle="0" draw:start-color="#7c96a3" draw:end-color="#3b4c54" draw:start-intensity="100%" draw:end-intensity="100%"/>
    <draw:gradient draw:name="a1040" draw:style="linear" draw:angle="0" draw:start-color="#7c96a3" draw:end-color="#3b4c54" draw:start-intensity="100%" draw:end-intensity="100%"/>
    <draw:gradient draw:name="a546" draw:style="linear" draw:angle="0" draw:start-color="#7c96a3" draw:end-color="#3b4c54" draw:start-intensity="100%" draw:end-intensity="100%"/>
    <draw:gradient draw:name="a1583" draw:style="linear" draw:angle="0" draw:start-color="#7c96a3" draw:end-color="#3b4c54" draw:start-intensity="100%" draw:end-intensity="100%"/>
    <draw:gradient draw:name="a1042" draw:style="linear" draw:angle="0" draw:start-color="#7c96a3" draw:end-color="#3b4c54" draw:start-intensity="100%" draw:end-intensity="100%"/>
    <draw:gradient draw:name="a548" draw:style="linear" draw:angle="0" draw:start-color="#7c96a3" draw:end-color="#3b4c54" draw:start-intensity="100%" draw:end-intensity="100%"/>
    <draw:gradient draw:name="a1585" draw:style="linear" draw:angle="0" draw:start-color="#7c96a3" draw:end-color="#3b4c54" draw:start-intensity="100%" draw:end-intensity="100%"/>
    <draw:gradient draw:name="a1044" draw:style="linear" draw:angle="0" draw:start-color="#7c96a3" draw:end-color="#3b4c54" draw:start-intensity="100%" draw:end-intensity="100%"/>
    <draw:gradient draw:name="a1587" draw:style="linear" draw:angle="0" draw:start-color="#7c96a3" draw:end-color="#3b4c54" draw:start-intensity="100%" draw:end-intensity="100%"/>
    <draw:gradient draw:name="a1046" draw:style="linear" draw:angle="0" draw:start-color="#7c96a3" draw:end-color="#3b4c54" draw:start-intensity="100%" draw:end-intensity="100%"/>
    <draw:gradient draw:name="a1589" draw:style="linear" draw:angle="0" draw:start-color="#7c96a3" draw:end-color="#3b4c54" draw:start-intensity="100%" draw:end-intensity="100%"/>
    <draw:gradient draw:name="a1048" draw:style="linear" draw:angle="0" draw:start-color="#7c96a3" draw:end-color="#3b4c54" draw:start-intensity="100%" draw:end-intensity="100%"/>
    <draw:gradient draw:name="a821" draw:style="linear" draw:angle="0" draw:start-color="#7c96a3" draw:end-color="#3b4c54" draw:start-intensity="100%" draw:end-intensity="100%"/>
    <draw:gradient draw:name="a823" draw:style="linear" draw:angle="0" draw:start-color="#7c96a3" draw:end-color="#3b4c54" draw:start-intensity="100%" draw:end-intensity="100%"/>
    <draw:gradient draw:name="a825" draw:style="linear" draw:angle="0" draw:start-color="#7c96a3" draw:end-color="#3b4c54" draw:start-intensity="100%" draw:end-intensity="100%"/>
    <draw:gradient draw:name="a1321" draw:style="linear" draw:angle="0" draw:start-color="#7c96a3" draw:end-color="#3b4c54" draw:start-intensity="100%" draw:end-intensity="100%"/>
    <draw:gradient draw:name="a827" draw:style="linear" draw:angle="0" draw:start-color="#7c96a3" draw:end-color="#3b4c54" draw:start-intensity="100%" draw:end-intensity="100%"/>
    <draw:gradient draw:name="a1864" draw:style="linear" draw:angle="0" draw:start-color="#7c96a3" draw:end-color="#3b4c54" draw:start-intensity="100%" draw:end-intensity="100%"/>
    <draw:gradient draw:name="a270" draw:style="linear" draw:angle="0" draw:start-color="#7c96a3" draw:end-color="#3b4c54" draw:start-intensity="100%" draw:end-intensity="100%"/>
    <draw:gradient draw:name="a1323" draw:style="linear" draw:angle="0" draw:start-color="#7c96a3" draw:end-color="#3b4c54" draw:start-intensity="100%" draw:end-intensity="100%"/>
    <draw:gradient draw:name="a829" draw:style="linear" draw:angle="0" draw:start-color="#7c96a3" draw:end-color="#3b4c54" draw:start-intensity="100%" draw:end-intensity="100%"/>
    <draw:gradient draw:name="a1866" draw:style="linear" draw:angle="0" draw:start-color="#7c96a3" draw:end-color="#3b4c54" draw:start-intensity="100%" draw:end-intensity="100%"/>
    <draw:gradient draw:name="a272" draw:style="linear" draw:angle="0" draw:start-color="#7c96a3" draw:end-color="#3b4c54" draw:start-intensity="100%" draw:end-intensity="100%"/>
    <draw:gradient draw:name="a1325" draw:style="linear" draw:angle="0" draw:start-color="#7c96a3" draw:end-color="#3b4c54" draw:start-intensity="100%" draw:end-intensity="100%"/>
    <draw:gradient draw:name="a274" draw:style="linear" draw:angle="0" draw:start-color="#7c96a3" draw:end-color="#3b4c54" draw:start-intensity="100%" draw:end-intensity="100%"/>
    <draw:gradient draw:name="a1868" draw:style="linear" draw:angle="0" draw:start-color="#7c96a3" draw:end-color="#3b4c54" draw:start-intensity="100%" draw:end-intensity="100%"/>
    <draw:gradient draw:name="a1327" draw:style="linear" draw:angle="0" draw:start-color="#7c96a3" draw:end-color="#3b4c54" draw:start-intensity="100%" draw:end-intensity="100%"/>
    <draw:gradient draw:name="a276" draw:style="linear" draw:angle="0" draw:start-color="#7c96a3" draw:end-color="#3b4c54" draw:start-intensity="100%" draw:end-intensity="100%"/>
    <draw:gradient draw:name="a1329" draw:style="linear" draw:angle="0" draw:start-color="#7c96a3" draw:end-color="#3b4c54" draw:start-intensity="100%" draw:end-intensity="100%"/>
    <draw:gradient draw:name="a278" draw:style="linear" draw:angle="0" draw:start-color="#7c96a3" draw:end-color="#3b4c54" draw:start-intensity="100%" draw:end-intensity="100%"/>
    <draw:gradient draw:name="a550" draw:style="linear" draw:angle="0" draw:start-color="#7c96a3" draw:end-color="#3b4c54" draw:start-intensity="100%" draw:end-intensity="100%"/>
    <draw:gradient draw:name="a552" draw:style="linear" draw:angle="0" draw:start-color="#7c96a3" draw:end-color="#3b4c54" draw:start-intensity="100%" draw:end-intensity="100%"/>
    <draw:gradient draw:name="a554" draw:style="linear" draw:angle="0" draw:start-color="#7c96a3" draw:end-color="#3b4c54" draw:start-intensity="100%" draw:end-intensity="100%"/>
    <draw:gradient draw:name="a1591" draw:style="linear" draw:angle="0" draw:start-color="#7c96a3" draw:end-color="#3b4c54" draw:start-intensity="100%" draw:end-intensity="100%"/>
    <draw:gradient draw:name="a1050" draw:style="linear" draw:angle="0" draw:start-color="#7c96a3" draw:end-color="#3b4c54" draw:start-intensity="100%" draw:end-intensity="100%"/>
    <draw:gradient draw:name="a556" draw:style="linear" draw:angle="0" draw:start-color="#7c96a3" draw:end-color="#3b4c54" draw:start-intensity="100%" draw:end-intensity="100%"/>
    <draw:gradient draw:name="a1593" draw:style="linear" draw:angle="0" draw:start-color="#7c96a3" draw:end-color="#3b4c54" draw:start-intensity="100%" draw:end-intensity="100%"/>
    <draw:gradient draw:name="a1052" draw:style="linear" draw:angle="0" draw:start-color="#7c96a3" draw:end-color="#3b4c54" draw:start-intensity="100%" draw:end-intensity="100%"/>
    <draw:gradient draw:name="a558" draw:style="linear" draw:angle="0" draw:start-color="#7c96a3" draw:end-color="#3b4c54" draw:start-intensity="100%" draw:end-intensity="100%"/>
    <draw:gradient draw:name="a1054" draw:style="linear" draw:angle="0" draw:start-color="#7c96a3" draw:end-color="#3b4c54" draw:start-intensity="100%" draw:end-intensity="100%"/>
    <draw:gradient draw:name="a1056" draw:style="linear" draw:angle="0" draw:start-color="#7c96a3" draw:end-color="#3b4c54" draw:start-intensity="100%" draw:end-intensity="100%"/>
    <draw:gradient draw:name="a1058" draw:style="linear" draw:angle="0" draw:start-color="#7c96a3" draw:end-color="#3b4c54" draw:start-intensity="100%" draw:end-intensity="100%"/>
    <draw:gradient draw:name="a831" draw:style="linear" draw:angle="0" draw:start-color="#7c96a3" draw:end-color="#3b4c54" draw:start-intensity="100%" draw:end-intensity="100%"/>
    <draw:gradient draw:name="a833" draw:style="linear" draw:angle="0" draw:start-color="#7c96a3" draw:end-color="#3b4c54" draw:start-intensity="100%" draw:end-intensity="100%"/>
    <draw:gradient draw:name="a1870" draw:style="linear" draw:angle="0" draw:start-color="#7c96a3" draw:end-color="#3b4c54" draw:start-intensity="100%" draw:end-intensity="100%"/>
    <draw:gradient draw:name="a835" draw:style="linear" draw:angle="0" draw:start-color="#7c96a3" draw:end-color="#3b4c54" draw:start-intensity="100%" draw:end-intensity="100%"/>
    <draw:gradient draw:name="a1872" draw:style="linear" draw:angle="0" draw:start-color="#7c96a3" draw:end-color="#3b4c54" draw:start-intensity="100%" draw:end-intensity="100%"/>
    <draw:gradient draw:name="a1331" draw:style="linear" draw:angle="0" draw:start-color="#7c96a3" draw:end-color="#3b4c54" draw:start-intensity="100%" draw:end-intensity="100%"/>
    <draw:gradient draw:name="a837" draw:style="linear" draw:angle="0" draw:start-color="#7c96a3" draw:end-color="#3b4c54" draw:start-intensity="100%" draw:end-intensity="100%"/>
    <draw:gradient draw:name="a1874" draw:style="linear" draw:angle="0" draw:start-color="#7c96a3" draw:end-color="#3b4c54" draw:start-intensity="100%" draw:end-intensity="100%"/>
    <draw:gradient draw:name="a280" draw:style="linear" draw:angle="0" draw:start-color="#7c96a3" draw:end-color="#3b4c54" draw:start-intensity="100%" draw:end-intensity="100%"/>
    <draw:gradient draw:name="a1333" draw:style="linear" draw:angle="0" draw:start-color="#7c96a3" draw:end-color="#3b4c54" draw:start-intensity="100%" draw:end-intensity="100%"/>
    <draw:gradient draw:name="a839" draw:style="linear" draw:angle="0" draw:start-color="#7c96a3" draw:end-color="#3b4c54" draw:start-intensity="100%" draw:end-intensity="100%"/>
    <draw:gradient draw:name="a1876" draw:style="linear" draw:angle="0" draw:start-color="#7c96a3" draw:end-color="#3b4c54" draw:start-intensity="100%" draw:end-intensity="100%"/>
    <draw:gradient draw:name="a282" draw:style="linear" draw:angle="0" draw:start-color="#7c96a3" draw:end-color="#3b4c54" draw:start-intensity="100%" draw:end-intensity="100%"/>
    <draw:gradient draw:name="a1335" draw:style="linear" draw:angle="0" draw:start-color="#7c96a3" draw:end-color="#3b4c54" draw:start-intensity="100%" draw:end-intensity="100%"/>
    <draw:gradient draw:name="a284" draw:style="linear" draw:angle="0" draw:start-color="#7c96a3" draw:end-color="#3b4c54" draw:start-intensity="100%" draw:end-intensity="100%"/>
    <draw:gradient draw:name="a1878" draw:style="linear" draw:angle="0" draw:start-color="#7c96a3" draw:end-color="#3b4c54" draw:start-intensity="100%" draw:end-intensity="100%"/>
    <draw:gradient draw:name="a1337" draw:style="linear" draw:angle="0" draw:start-color="#7c96a3" draw:end-color="#3b4c54" draw:start-intensity="100%" draw:end-intensity="100%"/>
    <draw:gradient draw:name="a286" draw:style="linear" draw:angle="0" draw:start-color="#7c96a3" draw:end-color="#3b4c54" draw:start-intensity="100%" draw:end-intensity="100%"/>
    <draw:gradient draw:name="a1339" draw:style="linear" draw:angle="0" draw:start-color="#7c96a3" draw:end-color="#3b4c54" draw:start-intensity="100%" draw:end-intensity="100%"/>
    <draw:gradient draw:name="a288" draw:style="linear" draw:angle="0" draw:start-color="#7c96a3" draw:end-color="#3b4c54" draw:start-intensity="100%" draw:end-intensity="100%"/>
    <draw:gradient draw:name="a560" draw:style="linear" draw:angle="0" draw:start-color="#7c96a3" draw:end-color="#3b4c54" draw:start-intensity="100%" draw:end-intensity="100%"/>
    <draw:gradient draw:name="a562" draw:style="linear" draw:angle="0" draw:start-color="#7c96a3" draw:end-color="#3b4c54" draw:start-intensity="100%" draw:end-intensity="100%"/>
    <draw:gradient draw:name="a1060" draw:style="linear" draw:angle="0" draw:start-color="#7c96a3" draw:end-color="#3b4c54" draw:start-intensity="100%" draw:end-intensity="100%"/>
    <draw:gradient draw:name="a1062" draw:style="linear" draw:angle="0" draw:start-color="#7c96a3" draw:end-color="#3b4c54" draw:start-intensity="100%" draw:end-intensity="100%"/>
    <draw:gradient draw:name="a1064" draw:style="linear" draw:angle="0" draw:start-color="#7c96a3" draw:end-color="#3b4c54" draw:start-intensity="100%" draw:end-intensity="100%"/>
    <draw:gradient draw:name="a1066" draw:style="linear" draw:angle="0" draw:start-color="#7c96a3" draw:end-color="#3b4c54" draw:start-intensity="100%" draw:end-intensity="100%"/>
    <draw:gradient draw:name="a1068" draw:style="linear" draw:angle="0" draw:start-color="#7c96a3" draw:end-color="#3b4c54" draw:start-intensity="100%" draw:end-intensity="100%"/>
    <draw:gradient draw:name="a841" draw:style="linear" draw:angle="0" draw:start-color="#7c96a3" draw:end-color="#3b4c54" draw:start-intensity="100%" draw:end-intensity="100%"/>
    <draw:gradient draw:name="a300" draw:style="linear" draw:angle="0" draw:start-color="#7c96a3" draw:end-color="#3b4c54" draw:start-intensity="100%" draw:end-intensity="100%"/>
    <draw:gradient draw:name="a843" draw:style="linear" draw:angle="0" draw:start-color="#7c96a3" draw:end-color="#3b4c54" draw:start-intensity="100%" draw:end-intensity="100%"/>
    <draw:gradient draw:name="a1880" draw:style="linear" draw:angle="0" draw:start-color="#7c96a3" draw:end-color="#3b4c54" draw:start-intensity="100%" draw:end-intensity="100%"/>
    <draw:gradient draw:name="a302" draw:style="linear" draw:angle="0" draw:start-color="#7c96a3" draw:end-color="#3b4c54" draw:start-intensity="100%" draw:end-intensity="100%"/>
    <draw:gradient draw:name="a845" draw:style="linear" draw:angle="0" draw:start-color="#7c96a3" draw:end-color="#3b4c54" draw:start-intensity="100%" draw:end-intensity="100%"/>
    <draw:gradient draw:name="a1882" draw:style="linear" draw:angle="0" draw:start-color="#7c96a3" draw:end-color="#3b4c54" draw:start-intensity="100%" draw:end-intensity="100%"/>
    <draw:gradient draw:name="a304" draw:style="linear" draw:angle="0" draw:start-color="#7c96a3" draw:end-color="#3b4c54" draw:start-intensity="100%" draw:end-intensity="100%"/>
    <draw:gradient draw:name="a1341" draw:style="linear" draw:angle="0" draw:start-color="#7c96a3" draw:end-color="#3b4c54" draw:start-intensity="100%" draw:end-intensity="100%"/>
    <draw:gradient draw:name="a290" draw:style="linear" draw:angle="0" draw:start-color="#7c96a3" draw:end-color="#3b4c54" draw:start-intensity="100%" draw:end-intensity="100%"/>
    <draw:gradient draw:name="a1884" draw:style="linear" draw:angle="0" draw:start-color="#7c96a3" draw:end-color="#3b4c54" draw:start-intensity="100%" draw:end-intensity="100%"/>
    <draw:gradient draw:name="a847" draw:style="linear" draw:angle="0" draw:start-color="#7c96a3" draw:end-color="#3b4c54" draw:start-intensity="100%" draw:end-intensity="100%"/>
    <draw:gradient draw:name="a306" draw:style="linear" draw:angle="0" draw:start-color="#7c96a3" draw:end-color="#3b4c54" draw:start-intensity="100%" draw:end-intensity="100%"/>
    <draw:gradient draw:name="a1343" draw:style="linear" draw:angle="0" draw:start-color="#7c96a3" draw:end-color="#3b4c54" draw:start-intensity="100%" draw:end-intensity="100%"/>
    <draw:gradient draw:name="a292" draw:style="linear" draw:angle="0" draw:start-color="#7c96a3" draw:end-color="#3b4c54" draw:start-intensity="100%" draw:end-intensity="100%"/>
    <draw:gradient draw:name="a1886" draw:style="linear" draw:angle="0" draw:start-color="#7c96a3" draw:end-color="#3b4c54" draw:start-intensity="100%" draw:end-intensity="100%"/>
    <draw:gradient draw:name="a849" draw:style="linear" draw:angle="0" draw:start-color="#7c96a3" draw:end-color="#3b4c54" draw:start-intensity="100%" draw:end-intensity="100%"/>
    <draw:gradient draw:name="a308" draw:style="linear" draw:angle="0" draw:start-color="#7c96a3" draw:end-color="#3b4c54" draw:start-intensity="100%" draw:end-intensity="100%"/>
    <draw:gradient draw:name="a1345" draw:style="linear" draw:angle="0" draw:start-color="#7c96a3" draw:end-color="#3b4c54" draw:start-intensity="100%" draw:end-intensity="100%"/>
    <draw:gradient draw:name="a294" draw:style="linear" draw:angle="0" draw:start-color="#7c96a3" draw:end-color="#3b4c54" draw:start-intensity="100%" draw:end-intensity="100%"/>
    <draw:gradient draw:name="a1888" draw:style="linear" draw:angle="0" draw:start-color="#7c96a3" draw:end-color="#3b4c54" draw:start-intensity="100%" draw:end-intensity="100%"/>
    <draw:gradient draw:name="a1347" draw:style="linear" draw:angle="0" draw:start-color="#7c96a3" draw:end-color="#3b4c54" draw:start-intensity="100%" draw:end-intensity="100%"/>
    <draw:gradient draw:name="a296" draw:style="linear" draw:angle="0" draw:start-color="#7c96a3" draw:end-color="#3b4c54" draw:start-intensity="100%" draw:end-intensity="100%"/>
    <draw:gradient draw:name="a1349" draw:style="linear" draw:angle="0" draw:start-color="#7c96a3" draw:end-color="#3b4c54" draw:start-intensity="100%" draw:end-intensity="100%"/>
    <draw:gradient draw:name="a298" draw:style="linear" draw:angle="0" draw:start-color="#7c96a3" draw:end-color="#3b4c54" draw:start-intensity="100%" draw:end-intensity="100%"/>
    <draw:gradient draw:name="a1070" draw:style="linear" draw:angle="0" draw:start-color="#7c96a3" draw:end-color="#3b4c54" draw:start-intensity="100%" draw:end-intensity="100%"/>
    <draw:gradient draw:name="a1072" draw:style="linear" draw:angle="0" draw:start-color="#7c96a3" draw:end-color="#3b4c54" draw:start-intensity="100%" draw:end-intensity="100%"/>
    <draw:gradient draw:name="a1074" draw:style="linear" draw:angle="0" draw:start-color="#7c96a3" draw:end-color="#3b4c54" draw:start-intensity="100%" draw:end-intensity="100%"/>
    <draw:gradient draw:name="a1076" draw:style="linear" draw:angle="0" draw:start-color="#7c96a3" draw:end-color="#3b4c54" draw:start-intensity="100%" draw:end-intensity="100%"/>
    <draw:gradient draw:name="a1900" draw:style="linear" draw:angle="0" draw:start-color="#7c96a3" draw:end-color="#3b4c54" draw:start-intensity="100%" draw:end-intensity="100%"/>
    <draw:gradient draw:name="a1078" draw:style="linear" draw:angle="0" draw:start-color="#7c96a3" draw:end-color="#3b4c54" draw:start-intensity="100%" draw:end-intensity="100%"/>
    <draw:gradient draw:name="a1902" draw:style="linear" draw:angle="0" draw:start-color="#7c96a3" draw:end-color="#3b4c54" draw:start-intensity="100%" draw:end-intensity="100%"/>
    <draw:gradient draw:name="a851" draw:style="linear" draw:angle="0" draw:start-color="#7c96a3" draw:end-color="#3b4c54" draw:start-intensity="100%" draw:end-intensity="100%"/>
    <draw:gradient draw:name="a310" draw:style="linear" draw:angle="0" draw:start-color="#7c96a3" draw:end-color="#3b4c54" draw:start-intensity="100%" draw:end-intensity="100%"/>
    <draw:gradient draw:name="a1904" draw:style="linear" draw:angle="0" draw:start-color="#7c96a3" draw:end-color="#3b4c54" draw:start-intensity="100%" draw:end-intensity="100%"/>
    <draw:gradient draw:name="a853" draw:style="linear" draw:angle="0" draw:start-color="#7c96a3" draw:end-color="#3b4c54" draw:start-intensity="100%" draw:end-intensity="100%"/>
    <draw:gradient draw:name="a1890" draw:style="linear" draw:angle="0" draw:start-color="#7c96a3" draw:end-color="#3b4c54" draw:start-intensity="100%" draw:end-intensity="100%"/>
    <draw:gradient draw:name="a312" draw:style="linear" draw:angle="0" draw:start-color="#7c96a3" draw:end-color="#3b4c54" draw:start-intensity="100%" draw:end-intensity="100%"/>
    <draw:gradient draw:name="a1906" draw:style="linear" draw:angle="0" draw:start-color="#7c96a3" draw:end-color="#3b4c54" draw:start-intensity="100%" draw:end-intensity="100%"/>
    <draw:gradient draw:name="a855" draw:style="linear" draw:angle="0" draw:start-color="#7c96a3" draw:end-color="#3b4c54" draw:start-intensity="100%" draw:end-intensity="100%"/>
    <draw:gradient draw:name="a1892" draw:style="linear" draw:angle="0" draw:start-color="#7c96a3" draw:end-color="#3b4c54" draw:start-intensity="100%" draw:end-intensity="100%"/>
    <draw:gradient draw:name="a314" draw:style="linear" draw:angle="0" draw:start-color="#7c96a3" draw:end-color="#3b4c54" draw:start-intensity="100%" draw:end-intensity="100%"/>
    <draw:gradient draw:name="a1908" draw:style="linear" draw:angle="0" draw:start-color="#7c96a3" draw:end-color="#3b4c54" draw:start-intensity="100%" draw:end-intensity="100%"/>
    <draw:gradient draw:name="a1351" draw:style="linear" draw:angle="0" draw:start-color="#7c96a3" draw:end-color="#3b4c54" draw:start-intensity="100%" draw:end-intensity="100%"/>
    <draw:gradient draw:name="a857" draw:style="linear" draw:angle="0" draw:start-color="#7c96a3" draw:end-color="#3b4c54" draw:start-intensity="100%" draw:end-intensity="100%"/>
    <draw:gradient draw:name="a1894" draw:style="linear" draw:angle="0" draw:start-color="#7c96a3" draw:end-color="#3b4c54" draw:start-intensity="100%" draw:end-intensity="100%"/>
    <draw:gradient draw:name="a316" draw:style="linear" draw:angle="0" draw:start-color="#7c96a3" draw:end-color="#3b4c54" draw:start-intensity="100%" draw:end-intensity="100%"/>
    <draw:gradient draw:name="a1353" draw:style="linear" draw:angle="0" draw:start-color="#7c96a3" draw:end-color="#3b4c54" draw:start-intensity="100%" draw:end-intensity="100%"/>
    <draw:gradient draw:name="a859" draw:style="linear" draw:angle="0" draw:start-color="#7c96a3" draw:end-color="#3b4c54" draw:start-intensity="100%" draw:end-intensity="100%"/>
    <draw:gradient draw:name="a1896" draw:style="linear" draw:angle="0" draw:start-color="#7c96a3" draw:end-color="#3b4c54" draw:start-intensity="100%" draw:end-intensity="100%"/>
    <draw:gradient draw:name="a318" draw:style="linear" draw:angle="0" draw:start-color="#7c96a3" draw:end-color="#3b4c54" draw:start-intensity="100%" draw:end-intensity="100%"/>
    <draw:gradient draw:name="a1355" draw:style="linear" draw:angle="0" draw:start-color="#7c96a3" draw:end-color="#3b4c54" draw:start-intensity="100%" draw:end-intensity="100%"/>
    <draw:gradient draw:name="a1898" draw:style="linear" draw:angle="0" draw:start-color="#7c96a3" draw:end-color="#3b4c54" draw:start-intensity="100%" draw:end-intensity="100%"/>
    <draw:gradient draw:name="a1357" draw:style="linear" draw:angle="0" draw:start-color="#7c96a3" draw:end-color="#3b4c54" draw:start-intensity="100%" draw:end-intensity="100%"/>
    <draw:gradient draw:name="a1359" draw:style="linear" draw:angle="0" draw:start-color="#7c96a3" draw:end-color="#3b4c54" draw:start-intensity="100%" draw:end-intensity="100%"/>
    <draw:gradient draw:name="a1080" draw:style="linear" draw:angle="0" draw:start-color="#7c96a3" draw:end-color="#3b4c54" draw:start-intensity="100%" draw:end-intensity="100%"/>
    <draw:gradient draw:name="a1082" draw:style="linear" draw:angle="0" draw:start-color="#7c96a3" draw:end-color="#3b4c54" draw:start-intensity="100%" draw:end-intensity="100%"/>
    <draw:gradient draw:name="a1084" draw:style="linear" draw:angle="0" draw:start-color="#7c96a3" draw:end-color="#3b4c54" draw:start-intensity="100%" draw:end-intensity="100%"/>
    <draw:gradient draw:name="a1910" draw:style="linear" draw:angle="0" draw:start-color="#7c96a3" draw:end-color="#3b4c54" draw:start-intensity="100%" draw:end-intensity="100%"/>
    <draw:gradient draw:name="a1912" draw:style="linear" draw:angle="0" draw:start-color="#7c96a3" draw:end-color="#3b4c54" draw:start-intensity="100%" draw:end-intensity="100%"/>
    <draw:gradient draw:name="a861" draw:style="linear" draw:angle="0" draw:start-color="#7c96a3" draw:end-color="#3b4c54" draw:start-intensity="100%" draw:end-intensity="100%"/>
    <draw:gradient draw:name="a320" draw:style="linear" draw:angle="0" draw:start-color="#7c96a3" draw:end-color="#3b4c54" draw:start-intensity="100%" draw:end-intensity="100%"/>
    <draw:gradient draw:name="a1914" draw:style="linear" draw:angle="0" draw:start-color="#7c96a3" draw:end-color="#3b4c54" draw:start-intensity="100%" draw:end-intensity="100%"/>
    <draw:gradient draw:name="a863" draw:style="linear" draw:angle="0" draw:start-color="#7c96a3" draw:end-color="#3b4c54" draw:start-intensity="100%" draw:end-intensity="100%"/>
    <draw:gradient draw:name="a322" draw:style="linear" draw:angle="0" draw:start-color="#7c96a3" draw:end-color="#3b4c54" draw:start-intensity="100%" draw:end-intensity="100%"/>
    <draw:gradient draw:name="a1916" draw:style="linear" draw:angle="0" draw:start-color="#7c96a3" draw:end-color="#3b4c54" draw:start-intensity="100%" draw:end-intensity="100%"/>
    <draw:gradient draw:name="a865" draw:style="linear" draw:angle="0" draw:start-color="#7c96a3" draw:end-color="#3b4c54" draw:start-intensity="100%" draw:end-intensity="100%"/>
    <draw:gradient draw:name="a324" draw:style="linear" draw:angle="0" draw:start-color="#7c96a3" draw:end-color="#3b4c54" draw:start-intensity="100%" draw:end-intensity="100%"/>
    <draw:gradient draw:name="a1918" draw:style="linear" draw:angle="0" draw:start-color="#7c96a3" draw:end-color="#3b4c54" draw:start-intensity="100%" draw:end-intensity="100%"/>
    <draw:gradient draw:name="a1361" draw:style="linear" draw:angle="0" draw:start-color="#7c96a3" draw:end-color="#3b4c54" draw:start-intensity="100%" draw:end-intensity="100%"/>
    <draw:gradient draw:name="a867" draw:style="linear" draw:angle="0" draw:start-color="#7c96a3" draw:end-color="#3b4c54" draw:start-intensity="100%" draw:end-intensity="100%"/>
    <draw:gradient draw:name="a326" draw:style="linear" draw:angle="0" draw:start-color="#7c96a3" draw:end-color="#3b4c54" draw:start-intensity="100%" draw:end-intensity="100%"/>
    <draw:gradient draw:name="a1363" draw:style="linear" draw:angle="0" draw:start-color="#7c96a3" draw:end-color="#3b4c54" draw:start-intensity="100%" draw:end-intensity="100%"/>
    <draw:gradient draw:name="a869" draw:style="linear" draw:angle="0" draw:start-color="#7c96a3" draw:end-color="#3b4c54" draw:start-intensity="100%" draw:end-intensity="100%"/>
    <draw:gradient draw:name="a328" draw:style="linear" draw:angle="0" draw:start-color="#7c96a3" draw:end-color="#3b4c54" draw:start-intensity="100%" draw:end-intensity="100%"/>
    <draw:gradient draw:name="a1365" draw:style="linear" draw:angle="0" draw:start-color="#7c96a3" draw:end-color="#3b4c54" draw:start-intensity="100%" draw:end-intensity="100%"/>
    <draw:gradient draw:name="a1367" draw:style="linear" draw:angle="0" draw:start-color="#7c96a3" draw:end-color="#3b4c54" draw:start-intensity="100%" draw:end-intensity="100%"/>
    <draw:gradient draw:name="a1369" draw:style="linear" draw:angle="0" draw:start-color="#7c96a3" draw:end-color="#3b4c54" draw:start-intensity="100%" draw:end-intensity="100%"/>
    <draw:gradient draw:name="a1648" draw:style="linear" draw:angle="0" draw:start-color="#7c96a3" draw:end-color="#3b4c54" draw:start-intensity="100%" draw:end-intensity="100%"/>
    <draw:gradient draw:name="a1920" draw:style="linear" draw:angle="0" draw:start-color="#7c96a3" draw:end-color="#3b4c54" draw:start-intensity="100%" draw:end-intensity="100%"/>
    <draw:gradient draw:name="a1922" draw:style="linear" draw:angle="0" draw:start-color="#7c96a3" draw:end-color="#3b4c54" draw:start-intensity="100%" draw:end-intensity="100%"/>
    <draw:gradient draw:name="a871" draw:style="linear" draw:angle="0" draw:start-color="#7c96a3" draw:end-color="#3b4c54" draw:start-intensity="100%" draw:end-intensity="100%"/>
    <draw:gradient draw:name="a330" draw:style="linear" draw:angle="0" draw:start-color="#7c96a3" draw:end-color="#3b4c54" draw:start-intensity="100%" draw:end-intensity="100%"/>
    <draw:gradient draw:name="a1924" draw:style="linear" draw:angle="0" draw:start-color="#7c96a3" draw:end-color="#3b4c54" draw:start-intensity="100%" draw:end-intensity="100%"/>
    <draw:gradient draw:name="a873" draw:style="linear" draw:angle="0" draw:start-color="#7c96a3" draw:end-color="#3b4c54" draw:start-intensity="100%" draw:end-intensity="100%"/>
    <draw:gradient draw:name="a332" draw:style="linear" draw:angle="0" draw:start-color="#7c96a3" draw:end-color="#3b4c54" draw:start-intensity="100%" draw:end-intensity="100%"/>
    <draw:gradient draw:name="a1926" draw:style="linear" draw:angle="0" draw:start-color="#7c96a3" draw:end-color="#3b4c54" draw:start-intensity="100%" draw:end-intensity="100%"/>
    <draw:gradient draw:name="a334" draw:style="linear" draw:angle="0" draw:start-color="#7c96a3" draw:end-color="#3b4c54" draw:start-intensity="100%" draw:end-intensity="100%"/>
    <draw:gradient draw:name="a1928" draw:style="linear" draw:angle="0" draw:start-color="#7c96a3" draw:end-color="#3b4c54" draw:start-intensity="100%" draw:end-intensity="100%"/>
    <draw:gradient draw:name="a1371" draw:style="linear" draw:angle="0" draw:start-color="#7c96a3" draw:end-color="#3b4c54" draw:start-intensity="100%" draw:end-intensity="100%"/>
    <draw:gradient draw:name="a336" draw:style="linear" draw:angle="0" draw:start-color="#7c96a3" draw:end-color="#3b4c54" draw:start-intensity="100%" draw:end-intensity="100%"/>
    <draw:gradient draw:name="a1373" draw:style="linear" draw:angle="0" draw:start-color="#7c96a3" draw:end-color="#3b4c54" draw:start-intensity="100%" draw:end-intensity="100%"/>
    <draw:gradient draw:name="a338" draw:style="linear" draw:angle="0" draw:start-color="#7c96a3" draw:end-color="#3b4c54" draw:start-intensity="100%" draw:end-intensity="100%"/>
    <draw:gradient draw:name="a1375" draw:style="linear" draw:angle="0" draw:start-color="#7c96a3" draw:end-color="#3b4c54" draw:start-intensity="100%" draw:end-intensity="100%"/>
    <draw:gradient draw:name="a1377" draw:style="linear" draw:angle="0" draw:start-color="#7c96a3" draw:end-color="#3b4c54" draw:start-intensity="100%" draw:end-intensity="100%"/>
    <draw:gradient draw:name="a1379" draw:style="linear" draw:angle="0" draw:start-color="#7c96a3" draw:end-color="#3b4c54" draw:start-intensity="100%" draw:end-intensity="100%"/>
    <draw:gradient draw:name="a1650" draw:style="linear" draw:angle="0" draw:start-color="#7c96a3" draw:end-color="#3b4c54" draw:start-intensity="100%" draw:end-intensity="100%"/>
    <draw:gradient draw:name="a1652" draw:style="linear" draw:angle="0" draw:start-color="#7c96a3" draw:end-color="#3b4c54" draw:start-intensity="100%" draw:end-intensity="100%"/>
    <draw:gradient draw:name="a1111" draw:style="linear" draw:angle="0" draw:start-color="#7c96a3" draw:end-color="#3b4c54" draw:start-intensity="100%" draw:end-intensity="100%"/>
    <draw:gradient draw:name="a1654" draw:style="linear" draw:angle="0" draw:start-color="#7c96a3" draw:end-color="#3b4c54" draw:start-intensity="100%" draw:end-intensity="100%"/>
    <draw:gradient draw:name="a1113" draw:style="linear" draw:angle="0" draw:start-color="#7c96a3" draw:end-color="#3b4c54" draw:start-intensity="100%" draw:end-intensity="100%"/>
    <draw:gradient draw:name="a1656" draw:style="linear" draw:angle="0" draw:start-color="#7c96a3" draw:end-color="#3b4c54" draw:start-intensity="100%" draw:end-intensity="100%"/>
    <draw:gradient draw:name="a1115" draw:style="linear" draw:angle="0" draw:start-color="#7c96a3" draw:end-color="#3b4c54" draw:start-intensity="100%" draw:end-intensity="100%"/>
    <draw:gradient draw:name="a1658" draw:style="linear" draw:angle="0" draw:start-color="#7c96a3" draw:end-color="#3b4c54" draw:start-intensity="100%" draw:end-intensity="100%"/>
    <draw:gradient draw:name="a1117" draw:style="linear" draw:angle="0" draw:start-color="#7c96a3" draw:end-color="#3b4c54" draw:start-intensity="100%" draw:end-intensity="100%"/>
    <draw:gradient draw:name="a1119" draw:style="linear" draw:angle="0" draw:start-color="#7c96a3" draw:end-color="#3b4c54" draw:start-intensity="100%" draw:end-intensity="100%"/>
    <draw:gradient draw:name="a1930" draw:style="linear" draw:angle="0" draw:start-color="#7c96a3" draw:end-color="#3b4c54" draw:start-intensity="100%" draw:end-intensity="100%"/>
    <draw:gradient draw:name="a1932" draw:style="linear" draw:angle="0" draw:start-color="#7c96a3" draw:end-color="#3b4c54" draw:start-intensity="100%" draw:end-intensity="100%"/>
    <draw:gradient draw:name="a340" draw:style="linear" draw:angle="0" draw:start-color="#7c96a3" draw:end-color="#3b4c54" draw:start-intensity="100%" draw:end-intensity="100%"/>
    <draw:gradient draw:name="a1934" draw:style="linear" draw:angle="0" draw:start-color="#7c96a3" draw:end-color="#3b4c54" draw:start-intensity="100%" draw:end-intensity="100%"/>
    <draw:gradient draw:name="a342" draw:style="linear" draw:angle="0" draw:start-color="#7c96a3" draw:end-color="#3b4c54" draw:start-intensity="100%" draw:end-intensity="100%"/>
    <draw:gradient draw:name="a1936" draw:style="linear" draw:angle="0" draw:start-color="#7c96a3" draw:end-color="#3b4c54" draw:start-intensity="100%" draw:end-intensity="100%"/>
    <draw:gradient draw:name="a1381" draw:style="linear" draw:angle="0" draw:start-color="#7c96a3" draw:end-color="#3b4c54" draw:start-intensity="100%" draw:end-intensity="100%"/>
    <draw:gradient draw:name="a1383" draw:style="linear" draw:angle="0" draw:start-color="#7c96a3" draw:end-color="#3b4c54" draw:start-intensity="100%" draw:end-intensity="100%"/>
    <draw:gradient draw:name="a623" draw:style="linear" draw:angle="0" draw:start-color="#7c96a3" draw:end-color="#3b4c54" draw:start-intensity="100%" draw:end-intensity="100%"/>
    <draw:gradient draw:name="a1660" draw:style="linear" draw:angle="0" draw:start-color="#7c96a3" draw:end-color="#3b4c54" draw:start-intensity="100%" draw:end-intensity="100%"/>
    <draw:gradient draw:name="a625" draw:style="linear" draw:angle="0" draw:start-color="#7c96a3" draw:end-color="#3b4c54" draw:start-intensity="100%" draw:end-intensity="100%"/>
    <draw:gradient draw:name="a1662" draw:style="linear" draw:angle="0" draw:start-color="#7c96a3" draw:end-color="#3b4c54" draw:start-intensity="100%" draw:end-intensity="100%"/>
    <draw:gradient draw:name="a1121" draw:style="linear" draw:angle="0" draw:start-color="#7c96a3" draw:end-color="#3b4c54" draw:start-intensity="100%" draw:end-intensity="100%"/>
    <draw:gradient draw:name="a627" draw:style="linear" draw:angle="0" draw:start-color="#7c96a3" draw:end-color="#3b4c54" draw:start-intensity="100%" draw:end-intensity="100%"/>
    <draw:gradient draw:name="a1664" draw:style="linear" draw:angle="0" draw:start-color="#7c96a3" draw:end-color="#3b4c54" draw:start-intensity="100%" draw:end-intensity="100%"/>
    <draw:gradient draw:name="a1123" draw:style="linear" draw:angle="0" draw:start-color="#7c96a3" draw:end-color="#3b4c54" draw:start-intensity="100%" draw:end-intensity="100%"/>
    <draw:gradient draw:name="a629" draw:style="linear" draw:angle="0" draw:start-color="#7c96a3" draw:end-color="#3b4c54" draw:start-intensity="100%" draw:end-intensity="100%"/>
    <draw:gradient draw:name="a1666" draw:style="linear" draw:angle="0" draw:start-color="#7c96a3" draw:end-color="#3b4c54" draw:start-intensity="100%" draw:end-intensity="100%"/>
    <draw:gradient draw:name="a1125" draw:style="linear" draw:angle="0" draw:start-color="#7c96a3" draw:end-color="#3b4c54" draw:start-intensity="100%" draw:end-intensity="100%"/>
    <draw:gradient draw:name="a1668" draw:style="linear" draw:angle="0" draw:start-color="#7c96a3" draw:end-color="#3b4c54" draw:start-intensity="100%" draw:end-intensity="100%"/>
    <draw:gradient draw:name="a1127" draw:style="linear" draw:angle="0" draw:start-color="#7c96a3" draw:end-color="#3b4c54" draw:start-intensity="100%" draw:end-intensity="100%"/>
    <draw:gradient draw:name="a1129" draw:style="linear" draw:angle="0" draw:start-color="#7c96a3" draw:end-color="#3b4c54" draw:start-intensity="100%" draw:end-intensity="100%"/>
    <draw:gradient draw:name="a1406" draw:style="linear" draw:angle="0" draw:start-color="#7c96a3" draw:end-color="#3b4c54" draw:start-intensity="100%" draw:end-intensity="100%"/>
    <draw:gradient draw:name="a1408" draw:style="linear" draw:angle="0" draw:start-color="#7c96a3" draw:end-color="#3b4c54" draw:start-intensity="100%" draw:end-intensity="100%"/>
    <draw:gradient draw:name="a33" draw:style="linear" draw:angle="0" draw:start-color="#7c96a3" draw:end-color="#3b4c54" draw:start-intensity="100%" draw:end-intensity="100%"/>
    <draw:gradient draw:name="a35" draw:style="linear" draw:angle="0" draw:start-color="#7c96a3" draw:end-color="#3b4c54" draw:start-intensity="100%" draw:end-intensity="100%"/>
    <draw:gradient draw:name="a37" draw:style="linear" draw:angle="0" draw:start-color="#7c96a3" draw:end-color="#3b4c54" draw:start-intensity="100%" draw:end-intensity="100%"/>
    <draw:gradient draw:name="a631" draw:style="linear" draw:angle="0" draw:start-color="#7c96a3" draw:end-color="#3b4c54" draw:start-intensity="100%" draw:end-intensity="100%"/>
    <draw:gradient draw:name="a39" draw:style="linear" draw:angle="0" draw:start-color="#7c96a3" draw:end-color="#3b4c54" draw:start-intensity="100%" draw:end-intensity="100%"/>
    <draw:gradient draw:name="a633" draw:style="linear" draw:angle="0" draw:start-color="#7c96a3" draw:end-color="#3b4c54" draw:start-intensity="100%" draw:end-intensity="100%"/>
    <draw:gradient draw:name="a1670" draw:style="linear" draw:angle="0" draw:start-color="#7c96a3" draw:end-color="#3b4c54" draw:start-intensity="100%" draw:end-intensity="100%"/>
    <draw:gradient draw:name="a635" draw:style="linear" draw:angle="0" draw:start-color="#7c96a3" draw:end-color="#3b4c54" draw:start-intensity="100%" draw:end-intensity="100%"/>
    <draw:gradient draw:name="a1672" draw:style="linear" draw:angle="0" draw:start-color="#7c96a3" draw:end-color="#3b4c54" draw:start-intensity="100%" draw:end-intensity="100%"/>
    <draw:gradient draw:name="a1131" draw:style="linear" draw:angle="0" draw:start-color="#7c96a3" draw:end-color="#3b4c54" draw:start-intensity="100%" draw:end-intensity="100%"/>
    <draw:gradient draw:name="a637" draw:style="linear" draw:angle="0" draw:start-color="#7c96a3" draw:end-color="#3b4c54" draw:start-intensity="100%" draw:end-intensity="100%"/>
    <draw:gradient draw:name="a1674" draw:style="linear" draw:angle="0" draw:start-color="#7c96a3" draw:end-color="#3b4c54" draw:start-intensity="100%" draw:end-intensity="100%"/>
    <draw:gradient draw:name="a1133" draw:style="linear" draw:angle="0" draw:start-color="#7c96a3" draw:end-color="#3b4c54" draw:start-intensity="100%" draw:end-intensity="100%"/>
    <draw:gradient draw:name="a639" draw:style="linear" draw:angle="0" draw:start-color="#7c96a3" draw:end-color="#3b4c54" draw:start-intensity="100%" draw:end-intensity="100%"/>
    <draw:gradient draw:name="a1676" draw:style="linear" draw:angle="0" draw:start-color="#7c96a3" draw:end-color="#3b4c54" draw:start-intensity="100%" draw:end-intensity="100%"/>
    <draw:gradient draw:name="a1135" draw:style="linear" draw:angle="0" draw:start-color="#7c96a3" draw:end-color="#3b4c54" draw:start-intensity="100%" draw:end-intensity="100%"/>
    <draw:gradient draw:name="a1678" draw:style="linear" draw:angle="0" draw:start-color="#7c96a3" draw:end-color="#3b4c54" draw:start-intensity="100%" draw:end-intensity="100%"/>
    <draw:gradient draw:name="a1137" draw:style="linear" draw:angle="0" draw:start-color="#7c96a3" draw:end-color="#3b4c54" draw:start-intensity="100%" draw:end-intensity="100%"/>
    <draw:gradient draw:name="a1139" draw:style="linear" draw:angle="0" draw:start-color="#7c96a3" draw:end-color="#3b4c54" draw:start-intensity="100%" draw:end-intensity="100%"/>
    <draw:gradient draw:name="a913" draw:style="linear" draw:angle="0" draw:start-color="#7c96a3" draw:end-color="#3b4c54" draw:start-intensity="100%" draw:end-intensity="100%"/>
    <draw:gradient draw:name="a1410" draw:style="linear" draw:angle="0" draw:start-color="#7c96a3" draw:end-color="#3b4c54" draw:start-intensity="100%" draw:end-intensity="100%"/>
    <draw:gradient draw:name="a915" draw:style="linear" draw:angle="0" draw:start-color="#7c96a3" draw:end-color="#3b4c54" draw:start-intensity="100%" draw:end-intensity="100%"/>
    <draw:gradient draw:name="a1412" draw:style="linear" draw:angle="0" draw:start-color="#7c96a3" draw:end-color="#3b4c54" draw:start-intensity="100%" draw:end-intensity="100%"/>
    <draw:gradient draw:name="a917" draw:style="linear" draw:angle="0" draw:start-color="#7c96a3" draw:end-color="#3b4c54" draw:start-intensity="100%" draw:end-intensity="100%"/>
    <draw:gradient draw:name="a1414" draw:style="linear" draw:angle="0" draw:start-color="#7c96a3" draw:end-color="#3b4c54" draw:start-intensity="100%" draw:end-intensity="100%"/>
    <draw:gradient draw:name="a919" draw:style="linear" draw:angle="0" draw:start-color="#7c96a3" draw:end-color="#3b4c54" draw:start-intensity="100%" draw:end-intensity="100%"/>
    <draw:gradient draw:name="a1416" draw:style="linear" draw:angle="0" draw:start-color="#7c96a3" draw:end-color="#3b4c54" draw:start-intensity="100%" draw:end-intensity="100%"/>
    <draw:gradient draw:name="a365" draw:style="linear" draw:angle="0" draw:start-color="#7c96a3" draw:end-color="#3b4c54" draw:start-intensity="100%" draw:end-intensity="100%"/>
    <draw:gradient draw:name="a1418" draw:style="linear" draw:angle="0" draw:start-color="#7c96a3" draw:end-color="#3b4c54" draw:start-intensity="100%" draw:end-intensity="100%"/>
    <draw:gradient draw:name="a41" draw:style="linear" draw:angle="0" draw:start-color="#7c96a3" draw:end-color="#3b4c54" draw:start-intensity="100%" draw:end-intensity="100%"/>
    <draw:gradient draw:name="a367" draw:style="linear" draw:angle="0" draw:start-color="#7c96a3" draw:end-color="#3b4c54" draw:start-intensity="100%" draw:end-intensity="100%"/>
    <draw:gradient draw:name="a43" draw:style="linear" draw:angle="0" draw:start-color="#7c96a3" draw:end-color="#3b4c54" draw:start-intensity="100%" draw:end-intensity="100%"/>
    <draw:gradient draw:name="a369" draw:style="linear" draw:angle="0" draw:start-color="#7c96a3" draw:end-color="#3b4c54" draw:start-intensity="100%" draw:end-intensity="100%"/>
    <draw:gradient draw:name="a45" draw:style="linear" draw:angle="0" draw:start-color="#7c96a3" draw:end-color="#3b4c54" draw:start-intensity="100%" draw:end-intensity="100%"/>
    <draw:gradient draw:name="a47" draw:style="linear" draw:angle="0" draw:start-color="#7c96a3" draw:end-color="#3b4c54" draw:start-intensity="100%" draw:end-intensity="100%"/>
    <draw:gradient draw:name="a641" draw:style="linear" draw:angle="0" draw:start-color="#7c96a3" draw:end-color="#3b4c54" draw:start-intensity="100%" draw:end-intensity="100%"/>
    <draw:gradient draw:name="a49" draw:style="linear" draw:angle="0" draw:start-color="#7c96a3" draw:end-color="#3b4c54" draw:start-intensity="100%" draw:end-intensity="100%"/>
    <draw:gradient draw:name="a643" draw:style="linear" draw:angle="0" draw:start-color="#7c96a3" draw:end-color="#3b4c54" draw:start-intensity="100%" draw:end-intensity="100%"/>
    <draw:gradient draw:name="a101" draw:style="linear" draw:angle="0" draw:start-color="#7c96a3" draw:end-color="#3b4c54" draw:start-intensity="100%" draw:end-intensity="100%"/>
    <draw:gradient draw:name="a1680" draw:style="linear" draw:angle="0" draw:start-color="#7c96a3" draw:end-color="#3b4c54" draw:start-intensity="100%" draw:end-intensity="100%"/>
    <draw:gradient draw:name="a645" draw:style="linear" draw:angle="0" draw:start-color="#7c96a3" draw:end-color="#3b4c54" draw:start-intensity="100%" draw:end-intensity="100%"/>
    <draw:gradient draw:name="a103" draw:style="linear" draw:angle="0" draw:start-color="#7c96a3" draw:end-color="#3b4c54" draw:start-intensity="100%" draw:end-intensity="100%"/>
    <draw:gradient draw:name="a1682" draw:style="linear" draw:angle="0" draw:start-color="#7c96a3" draw:end-color="#3b4c54" draw:start-intensity="100%" draw:end-intensity="100%"/>
    <draw:gradient draw:name="a1141" draw:style="linear" draw:angle="0" draw:start-color="#7c96a3" draw:end-color="#3b4c54" draw:start-intensity="100%" draw:end-intensity="100%"/>
    <draw:gradient draw:name="a647" draw:style="linear" draw:angle="0" draw:start-color="#7c96a3" draw:end-color="#3b4c54" draw:start-intensity="100%" draw:end-intensity="100%"/>
    <draw:gradient draw:name="a105" draw:style="linear" draw:angle="0" draw:start-color="#7c96a3" draw:end-color="#3b4c54" draw:start-intensity="100%" draw:end-intensity="100%"/>
    <draw:gradient draw:name="a1684" draw:style="linear" draw:angle="0" draw:start-color="#7c96a3" draw:end-color="#3b4c54" draw:start-intensity="100%" draw:end-intensity="100%"/>
    <draw:gradient draw:name="a1143" draw:style="linear" draw:angle="0" draw:start-color="#7c96a3" draw:end-color="#3b4c54" draw:start-intensity="100%" draw:end-intensity="100%"/>
    <draw:gradient draw:name="a649" draw:style="linear" draw:angle="0" draw:start-color="#7c96a3" draw:end-color="#3b4c54" draw:start-intensity="100%" draw:end-intensity="100%"/>
    <draw:gradient draw:name="a1686" draw:style="linear" draw:angle="0" draw:start-color="#7c96a3" draw:end-color="#3b4c54" draw:start-intensity="100%" draw:end-intensity="100%"/>
    <draw:gradient draw:name="a1145" draw:style="linear" draw:angle="0" draw:start-color="#7c96a3" draw:end-color="#3b4c54" draw:start-intensity="100%" draw:end-intensity="100%"/>
    <draw:gradient draw:name="a1688" draw:style="linear" draw:angle="0" draw:start-color="#7c96a3" draw:end-color="#3b4c54" draw:start-intensity="100%" draw:end-intensity="100%"/>
    <draw:gradient draw:name="a1147" draw:style="linear" draw:angle="0" draw:start-color="#7c96a3" draw:end-color="#3b4c54" draw:start-intensity="100%" draw:end-intensity="100%"/>
    <draw:gradient draw:name="a921" draw:style="linear" draw:angle="0" draw:start-color="#7c96a3" draw:end-color="#3b4c54" draw:start-intensity="100%" draw:end-intensity="100%"/>
    <draw:gradient draw:name="a1149" draw:style="linear" draw:angle="0" draw:start-color="#7c96a3" draw:end-color="#3b4c54" draw:start-intensity="100%" draw:end-intensity="100%"/>
    <draw:gradient draw:name="a923" draw:style="linear" draw:angle="0" draw:start-color="#7c96a3" draw:end-color="#3b4c54" draw:start-intensity="100%" draw:end-intensity="100%"/>
    <draw:gradient draw:name="a1420" draw:style="linear" draw:angle="0" draw:start-color="#7c96a3" draw:end-color="#3b4c54" draw:start-intensity="100%" draw:end-intensity="100%"/>
    <draw:gradient draw:name="a925" draw:style="linear" draw:angle="0" draw:start-color="#7c96a3" draw:end-color="#3b4c54" draw:start-intensity="100%" draw:end-intensity="100%"/>
    <draw:gradient draw:name="a1422" draw:style="linear" draw:angle="0" draw:start-color="#7c96a3" draw:end-color="#3b4c54" draw:start-intensity="100%" draw:end-intensity="100%"/>
    <draw:gradient draw:name="a927" draw:style="linear" draw:angle="0" draw:start-color="#7c96a3" draw:end-color="#3b4c54" draw:start-intensity="100%" draw:end-intensity="100%"/>
    <draw:gradient draw:name="a371" draw:style="linear" draw:angle="0" draw:start-color="#7c96a3" draw:end-color="#3b4c54" draw:start-intensity="100%" draw:end-intensity="100%"/>
    <draw:gradient draw:name="a1424" draw:style="linear" draw:angle="0" draw:start-color="#7c96a3" draw:end-color="#3b4c54" draw:start-intensity="100%" draw:end-intensity="100%"/>
    <draw:gradient draw:name="a929" draw:style="linear" draw:angle="0" draw:start-color="#7c96a3" draw:end-color="#3b4c54" draw:start-intensity="100%" draw:end-intensity="100%"/>
    <draw:gradient draw:name="a373" draw:style="linear" draw:angle="0" draw:start-color="#7c96a3" draw:end-color="#3b4c54" draw:start-intensity="100%" draw:end-intensity="100%"/>
    <draw:gradient draw:name="a1426" draw:style="linear" draw:angle="0" draw:start-color="#7c96a3" draw:end-color="#3b4c54" draw:start-intensity="100%" draw:end-intensity="100%"/>
    <draw:gradient draw:name="a375" draw:style="linear" draw:angle="0" draw:start-color="#7c96a3" draw:end-color="#3b4c54" draw:start-intensity="100%" draw:end-intensity="100%"/>
    <draw:gradient draw:name="a1428" draw:style="linear" draw:angle="0" draw:start-color="#7c96a3" draw:end-color="#3b4c54" draw:start-intensity="100%" draw:end-intensity="100%"/>
    <draw:gradient draw:name="a51" draw:style="linear" draw:angle="0" draw:start-color="#7c96a3" draw:end-color="#3b4c54" draw:start-intensity="100%" draw:end-intensity="100%"/>
    <draw:gradient draw:name="a377" draw:style="linear" draw:angle="0" draw:start-color="#7c96a3" draw:end-color="#3b4c54" draw:start-intensity="100%" draw:end-intensity="100%"/>
    <draw:gradient draw:name="a53" draw:style="linear" draw:angle="0" draw:start-color="#7c96a3" draw:end-color="#3b4c54" draw:start-intensity="100%" draw:end-intensity="100%"/>
    <draw:gradient draw:name="a379" draw:style="linear" draw:angle="0" draw:start-color="#7c96a3" draw:end-color="#3b4c54" draw:start-intensity="100%" draw:end-intensity="100%"/>
    <draw:gradient draw:name="a55" draw:style="linear" draw:angle="0" draw:start-color="#7c96a3" draw:end-color="#3b4c54" draw:start-intensity="100%" draw:end-intensity="100%"/>
    <draw:gradient draw:name="a1700" draw:style="linear" draw:angle="0" draw:start-color="#7c96a3" draw:end-color="#3b4c54" draw:start-intensity="100%" draw:end-intensity="100%"/>
    <draw:gradient draw:name="a57" draw:style="linear" draw:angle="0" draw:start-color="#7c96a3" draw:end-color="#3b4c54" draw:start-intensity="100%" draw:end-intensity="100%"/>
    <draw:gradient draw:name="a1702" draw:style="linear" draw:angle="0" draw:start-color="#7c96a3" draw:end-color="#3b4c54" draw:start-intensity="100%" draw:end-intensity="100%"/>
    <draw:gradient draw:name="a651" draw:style="linear" draw:angle="0" draw:start-color="#7c96a3" draw:end-color="#3b4c54" draw:start-intensity="100%" draw:end-intensity="100%"/>
    <draw:gradient draw:name="a59" draw:style="linear" draw:angle="0" draw:start-color="#7c96a3" draw:end-color="#3b4c54" draw:start-intensity="100%" draw:end-intensity="100%"/>
    <draw:gradient draw:name="a1704" draw:style="linear" draw:angle="0" draw:start-color="#7c96a3" draw:end-color="#3b4c54" draw:start-intensity="100%" draw:end-intensity="100%"/>
    <draw:gradient draw:name="a653" draw:style="linear" draw:angle="0" draw:start-color="#7c96a3" draw:end-color="#3b4c54" draw:start-intensity="100%" draw:end-intensity="100%"/>
    <draw:gradient draw:name="a1690" draw:style="linear" draw:angle="0" draw:start-color="#7c96a3" draw:end-color="#3b4c54" draw:start-intensity="100%" draw:end-intensity="100%"/>
    <draw:gradient draw:name="a1706" draw:style="linear" draw:angle="0" draw:start-color="#7c96a3" draw:end-color="#3b4c54" draw:start-intensity="100%" draw:end-intensity="100%"/>
    <draw:gradient draw:name="a655" draw:style="linear" draw:angle="0" draw:start-color="#7c96a3" draw:end-color="#3b4c54" draw:start-intensity="100%" draw:end-intensity="100%"/>
    <draw:gradient draw:name="a1692" draw:style="linear" draw:angle="0" draw:start-color="#7c96a3" draw:end-color="#3b4c54" draw:start-intensity="100%" draw:end-intensity="100%"/>
    <draw:gradient draw:name="a1708" draw:style="linear" draw:angle="0" draw:start-color="#7c96a3" draw:end-color="#3b4c54" draw:start-intensity="100%" draw:end-intensity="100%"/>
    <draw:gradient draw:name="a1151" draw:style="linear" draw:angle="0" draw:start-color="#7c96a3" draw:end-color="#3b4c54" draw:start-intensity="100%" draw:end-intensity="100%"/>
    <draw:gradient draw:name="a657" draw:style="linear" draw:angle="0" draw:start-color="#7c96a3" draw:end-color="#3b4c54" draw:start-intensity="100%" draw:end-intensity="100%"/>
    <draw:gradient draw:name="a1694" draw:style="linear" draw:angle="0" draw:start-color="#7c96a3" draw:end-color="#3b4c54" draw:start-intensity="100%" draw:end-intensity="100%"/>
    <draw:gradient draw:name="a1153" draw:style="linear" draw:angle="0" draw:start-color="#7c96a3" draw:end-color="#3b4c54" draw:start-intensity="100%" draw:end-intensity="100%"/>
    <draw:gradient draw:name="a659" draw:style="linear" draw:angle="0" draw:start-color="#7c96a3" draw:end-color="#3b4c54" draw:start-intensity="100%" draw:end-intensity="100%"/>
    <draw:gradient draw:name="a1696" draw:style="linear" draw:angle="0" draw:start-color="#7c96a3" draw:end-color="#3b4c54" draw:start-intensity="100%" draw:end-intensity="100%"/>
    <draw:gradient draw:name="a1155" draw:style="linear" draw:angle="0" draw:start-color="#7c96a3" draw:end-color="#3b4c54" draw:start-intensity="100%" draw:end-intensity="100%"/>
    <draw:gradient draw:name="a1698" draw:style="linear" draw:angle="0" draw:start-color="#7c96a3" draw:end-color="#3b4c54" draw:start-intensity="100%" draw:end-intensity="100%"/>
    <draw:gradient draw:name="a1157" draw:style="linear" draw:angle="0" draw:start-color="#7c96a3" draw:end-color="#3b4c54" draw:start-intensity="100%" draw:end-intensity="100%"/>
    <draw:gradient draw:name="a931" draw:style="linear" draw:angle="0" draw:start-color="#7c96a3" draw:end-color="#3b4c54" draw:start-intensity="100%" draw:end-intensity="100%"/>
    <draw:gradient draw:name="a1159" draw:style="linear" draw:angle="0" draw:start-color="#7c96a3" draw:end-color="#3b4c54" draw:start-intensity="100%" draw:end-intensity="100%"/>
    <draw:gradient draw:name="a933" draw:style="linear" draw:angle="0" draw:start-color="#7c96a3" draw:end-color="#3b4c54" draw:start-intensity="100%" draw:end-intensity="100%"/>
    <draw:gradient draw:name="a1430" draw:style="linear" draw:angle="0" draw:start-color="#7c96a3" draw:end-color="#3b4c54" draw:start-intensity="100%" draw:end-intensity="100%"/>
    <draw:gradient draw:name="a935" draw:style="linear" draw:angle="0" draw:start-color="#7c96a3" draw:end-color="#3b4c54" draw:start-intensity="100%" draw:end-intensity="100%"/>
    <draw:gradient draw:name="a1432" draw:style="linear" draw:angle="0" draw:start-color="#7c96a3" draw:end-color="#3b4c54" draw:start-intensity="100%" draw:end-intensity="100%"/>
    <draw:gradient draw:name="a937" draw:style="linear" draw:angle="0" draw:start-color="#7c96a3" draw:end-color="#3b4c54" draw:start-intensity="100%" draw:end-intensity="100%"/>
    <draw:gradient draw:name="a381" draw:style="linear" draw:angle="0" draw:start-color="#7c96a3" draw:end-color="#3b4c54" draw:start-intensity="100%" draw:end-intensity="100%"/>
    <draw:gradient draw:name="a1434" draw:style="linear" draw:angle="0" draw:start-color="#7c96a3" draw:end-color="#3b4c54" draw:start-intensity="100%" draw:end-intensity="100%"/>
    <draw:gradient draw:name="a939" draw:style="linear" draw:angle="0" draw:start-color="#7c96a3" draw:end-color="#3b4c54" draw:start-intensity="100%" draw:end-intensity="100%"/>
    <draw:gradient draw:name="a383" draw:style="linear" draw:angle="0" draw:start-color="#7c96a3" draw:end-color="#3b4c54" draw:start-intensity="100%" draw:end-intensity="100%"/>
    <draw:gradient draw:name="a1436" draw:style="linear" draw:angle="0" draw:start-color="#7c96a3" draw:end-color="#3b4c54" draw:start-intensity="100%" draw:end-intensity="100%"/>
    <draw:gradient draw:name="a385" draw:style="linear" draw:angle="0" draw:start-color="#7c96a3" draw:end-color="#3b4c54" draw:start-intensity="100%" draw:end-intensity="100%"/>
    <draw:gradient draw:name="a1438" draw:style="linear" draw:angle="0" draw:start-color="#7c96a3" draw:end-color="#3b4c54" draw:start-intensity="100%" draw:end-intensity="100%"/>
    <draw:gradient draw:name="a61" draw:style="linear" draw:angle="0" draw:start-color="#7c96a3" draw:end-color="#3b4c54" draw:start-intensity="100%" draw:end-intensity="100%"/>
    <draw:gradient draw:name="a387" draw:style="linear" draw:angle="0" draw:start-color="#7c96a3" draw:end-color="#3b4c54" draw:start-intensity="100%" draw:end-intensity="100%"/>
    <draw:gradient draw:name="a63" draw:style="linear" draw:angle="0" draw:start-color="#7c96a3" draw:end-color="#3b4c54" draw:start-intensity="100%" draw:end-intensity="100%"/>
    <draw:gradient draw:name="a389" draw:style="linear" draw:angle="0" draw:start-color="#7c96a3" draw:end-color="#3b4c54" draw:start-intensity="100%" draw:end-intensity="100%"/>
    <draw:gradient draw:name="a65" draw:style="linear" draw:angle="0" draw:start-color="#7c96a3" draw:end-color="#3b4c54" draw:start-intensity="100%" draw:end-intensity="100%"/>
    <draw:gradient draw:name="a1710" draw:style="linear" draw:angle="0" draw:start-color="#7c96a3" draw:end-color="#3b4c54" draw:start-intensity="100%" draw:end-intensity="100%"/>
    <draw:gradient draw:name="a67" draw:style="linear" draw:angle="0" draw:start-color="#7c96a3" draw:end-color="#3b4c54" draw:start-intensity="100%" draw:end-intensity="100%"/>
    <draw:gradient draw:name="a1712" draw:style="linear" draw:angle="0" draw:start-color="#7c96a3" draw:end-color="#3b4c54" draw:start-intensity="100%" draw:end-intensity="100%"/>
    <draw:gradient draw:name="a661" draw:style="linear" draw:angle="0" draw:start-color="#7c96a3" draw:end-color="#3b4c54" draw:start-intensity="100%" draw:end-intensity="100%"/>
    <draw:gradient draw:name="a69" draw:style="linear" draw:angle="0" draw:start-color="#7c96a3" draw:end-color="#3b4c54" draw:start-intensity="100%" draw:end-intensity="100%"/>
    <draw:gradient draw:name="a1714" draw:style="linear" draw:angle="0" draw:start-color="#7c96a3" draw:end-color="#3b4c54" draw:start-intensity="100%" draw:end-intensity="100%"/>
    <draw:gradient draw:name="a663" draw:style="linear" draw:angle="0" draw:start-color="#7c96a3" draw:end-color="#3b4c54" draw:start-intensity="100%" draw:end-intensity="100%"/>
    <draw:gradient draw:name="a1716" draw:style="linear" draw:angle="0" draw:start-color="#7c96a3" draw:end-color="#3b4c54" draw:start-intensity="100%" draw:end-intensity="100%"/>
    <draw:gradient draw:name="a665" draw:style="linear" draw:angle="0" draw:start-color="#7c96a3" draw:end-color="#3b4c54" draw:start-intensity="100%" draw:end-intensity="100%"/>
    <draw:gradient draw:name="a1718" draw:style="linear" draw:angle="0" draw:start-color="#7c96a3" draw:end-color="#3b4c54" draw:start-intensity="100%" draw:end-intensity="100%"/>
    <draw:gradient draw:name="a1161" draw:style="linear" draw:angle="0" draw:start-color="#7c96a3" draw:end-color="#3b4c54" draw:start-intensity="100%" draw:end-intensity="100%"/>
    <draw:gradient draw:name="a667" draw:style="linear" draw:angle="0" draw:start-color="#7c96a3" draw:end-color="#3b4c54" draw:start-intensity="100%" draw:end-intensity="100%"/>
    <draw:gradient draw:name="a1163" draw:style="linear" draw:angle="0" draw:start-color="#7c96a3" draw:end-color="#3b4c54" draw:start-intensity="100%" draw:end-intensity="100%"/>
    <draw:gradient draw:name="a669" draw:style="linear" draw:angle="0" draw:start-color="#7c96a3" draw:end-color="#3b4c54" draw:start-intensity="100%" draw:end-intensity="100%"/>
    <draw:gradient draw:name="a128" draw:style="linear" draw:angle="0" draw:start-color="#7c96a3" draw:end-color="#3b4c54" draw:start-intensity="100%" draw:end-intensity="100%"/>
    <draw:gradient draw:name="a1165" draw:style="linear" draw:angle="0" draw:start-color="#7c96a3" draw:end-color="#3b4c54" draw:start-intensity="100%" draw:end-intensity="100%"/>
    <draw:gradient draw:name="a1167" draw:style="linear" draw:angle="0" draw:start-color="#7c96a3" draw:end-color="#3b4c54" draw:start-intensity="100%" draw:end-intensity="100%"/>
    <draw:gradient draw:name="a941" draw:style="linear" draw:angle="0" draw:start-color="#7c96a3" draw:end-color="#3b4c54" draw:start-intensity="100%" draw:end-intensity="100%"/>
    <draw:gradient draw:name="a1169" draw:style="linear" draw:angle="0" draw:start-color="#7c96a3" draw:end-color="#3b4c54" draw:start-intensity="100%" draw:end-intensity="100%"/>
    <draw:gradient draw:name="a401" draw:style="linear" draw:angle="0" draw:start-color="#7c96a3" draw:end-color="#3b4c54" draw:start-intensity="100%" draw:end-intensity="100%"/>
    <draw:gradient draw:name="a943" draw:style="linear" draw:angle="0" draw:start-color="#7c96a3" draw:end-color="#3b4c54" draw:start-intensity="100%" draw:end-intensity="100%"/>
    <draw:gradient draw:name="a403" draw:style="linear" draw:angle="0" draw:start-color="#7c96a3" draw:end-color="#3b4c54" draw:start-intensity="100%" draw:end-intensity="100%"/>
    <draw:gradient draw:name="a945" draw:style="linear" draw:angle="0" draw:start-color="#7c96a3" draw:end-color="#3b4c54" draw:start-intensity="100%" draw:end-intensity="100%"/>
    <draw:gradient draw:name="a1440" draw:style="linear" draw:angle="0" draw:start-color="#7c96a3" draw:end-color="#3b4c54" draw:start-intensity="100%" draw:end-intensity="100%"/>
    <draw:gradient draw:name="a405" draw:style="linear" draw:angle="0" draw:start-color="#7c96a3" draw:end-color="#3b4c54" draw:start-intensity="100%" draw:end-intensity="100%"/>
    <draw:gradient draw:name="a947" draw:style="linear" draw:angle="0" draw:start-color="#7c96a3" draw:end-color="#3b4c54" draw:start-intensity="100%" draw:end-intensity="100%"/>
    <draw:gradient draw:name="a1442" draw:style="linear" draw:angle="0" draw:start-color="#7c96a3" draw:end-color="#3b4c54" draw:start-intensity="100%" draw:end-intensity="100%"/>
    <draw:gradient draw:name="a391" draw:style="linear" draw:angle="0" draw:start-color="#7c96a3" draw:end-color="#3b4c54" draw:start-intensity="100%" draw:end-intensity="100%"/>
    <draw:gradient draw:name="a407" draw:style="linear" draw:angle="0" draw:start-color="#7c96a3" draw:end-color="#3b4c54" draw:start-intensity="100%" draw:end-intensity="100%"/>
    <draw:gradient draw:name="a949" draw:style="linear" draw:angle="0" draw:start-color="#7c96a3" draw:end-color="#3b4c54" draw:start-intensity="100%" draw:end-intensity="100%"/>
    <draw:gradient draw:name="a1444" draw:style="linear" draw:angle="0" draw:start-color="#7c96a3" draw:end-color="#3b4c54" draw:start-intensity="100%" draw:end-intensity="100%"/>
    <draw:gradient draw:name="a393" draw:style="linear" draw:angle="0" draw:start-color="#7c96a3" draw:end-color="#3b4c54" draw:start-intensity="100%" draw:end-intensity="100%"/>
    <draw:gradient draw:name="a409" draw:style="linear" draw:angle="0" draw:start-color="#7c96a3" draw:end-color="#3b4c54" draw:start-intensity="100%" draw:end-intensity="100%"/>
    <draw:gradient draw:name="a1446" draw:style="linear" draw:angle="0" draw:start-color="#7c96a3" draw:end-color="#3b4c54" draw:start-intensity="100%" draw:end-intensity="100%"/>
    <draw:gradient draw:name="a395" draw:style="linear" draw:angle="0" draw:start-color="#7c96a3" draw:end-color="#3b4c54" draw:start-intensity="100%" draw:end-intensity="100%"/>
    <draw:gradient draw:name="a1448" draw:style="linear" draw:angle="0" draw:start-color="#7c96a3" draw:end-color="#3b4c54" draw:start-intensity="100%" draw:end-intensity="100%"/>
    <draw:gradient draw:name="a71" draw:style="linear" draw:angle="0" draw:start-color="#7c96a3" draw:end-color="#3b4c54" draw:start-intensity="100%" draw:end-intensity="100%"/>
    <draw:gradient draw:name="a397" draw:style="linear" draw:angle="0" draw:start-color="#7c96a3" draw:end-color="#3b4c54" draw:start-intensity="100%" draw:end-intensity="100%"/>
    <draw:gradient draw:name="a73" draw:style="linear" draw:angle="0" draw:start-color="#7c96a3" draw:end-color="#3b4c54" draw:start-intensity="100%" draw:end-intensity="100%"/>
    <draw:gradient draw:name="a399" draw:style="linear" draw:angle="0" draw:start-color="#7c96a3" draw:end-color="#3b4c54" draw:start-intensity="100%" draw:end-intensity="100%"/>
    <draw:gradient draw:name="a75" draw:style="linear" draw:angle="0" draw:start-color="#7c96a3" draw:end-color="#3b4c54" draw:start-intensity="100%" draw:end-intensity="100%"/>
    <draw:gradient draw:name="a1720" draw:style="linear" draw:angle="0" draw:start-color="#7c96a3" draw:end-color="#3b4c54" draw:start-intensity="100%" draw:end-intensity="100%"/>
    <draw:gradient draw:name="a77" draw:style="linear" draw:angle="0" draw:start-color="#7c96a3" draw:end-color="#3b4c54" draw:start-intensity="100%" draw:end-intensity="100%"/>
    <draw:gradient draw:name="a671" draw:style="linear" draw:angle="0" draw:start-color="#7c96a3" draw:end-color="#3b4c54" draw:start-intensity="100%" draw:end-intensity="100%"/>
    <draw:gradient draw:name="a79" draw:style="linear" draw:angle="0" draw:start-color="#7c96a3" draw:end-color="#3b4c54" draw:start-intensity="100%" draw:end-intensity="100%"/>
    <draw:gradient draw:name="a130" draw:style="linear" draw:angle="0" draw:start-color="#7c96a3" draw:end-color="#3b4c54" draw:start-intensity="100%" draw:end-intensity="100%"/>
    <draw:gradient draw:name="a673" draw:style="linear" draw:angle="0" draw:start-color="#7c96a3" draw:end-color="#3b4c54" draw:start-intensity="100%" draw:end-intensity="100%"/>
    <draw:gradient draw:name="a132" draw:style="linear" draw:angle="0" draw:start-color="#7c96a3" draw:end-color="#3b4c54" draw:start-intensity="100%" draw:end-intensity="100%"/>
    <draw:gradient draw:name="a675" draw:style="linear" draw:angle="0" draw:start-color="#7c96a3" draw:end-color="#3b4c54" draw:start-intensity="100%" draw:end-intensity="100%"/>
    <draw:gradient draw:name="a134" draw:style="linear" draw:angle="0" draw:start-color="#7c96a3" draw:end-color="#3b4c54" draw:start-intensity="100%" draw:end-intensity="100%"/>
    <draw:gradient draw:name="a1171" draw:style="linear" draw:angle="0" draw:start-color="#7c96a3" draw:end-color="#3b4c54" draw:start-intensity="100%" draw:end-intensity="100%"/>
    <draw:gradient draw:name="a677" draw:style="linear" draw:angle="0" draw:start-color="#7c96a3" draw:end-color="#3b4c54" draw:start-intensity="100%" draw:end-intensity="100%"/>
    <draw:gradient draw:name="a136" draw:style="linear" draw:angle="0" draw:start-color="#7c96a3" draw:end-color="#3b4c54" draw:start-intensity="100%" draw:end-intensity="100%"/>
    <draw:gradient draw:name="a1173" draw:style="linear" draw:angle="0" draw:start-color="#7c96a3" draw:end-color="#3b4c54" draw:start-intensity="100%" draw:end-intensity="100%"/>
    <draw:gradient draw:name="a679" draw:style="linear" draw:angle="0" draw:start-color="#7c96a3" draw:end-color="#3b4c54" draw:start-intensity="100%" draw:end-intensity="100%"/>
    <draw:gradient draw:name="a138" draw:style="linear" draw:angle="0" draw:start-color="#7c96a3" draw:end-color="#3b4c54" draw:start-intensity="100%" draw:end-intensity="100%"/>
    <draw:gradient draw:name="a1175" draw:style="linear" draw:angle="0" draw:start-color="#7c96a3" draw:end-color="#3b4c54" draw:start-intensity="100%" draw:end-intensity="100%"/>
    <draw:gradient draw:name="a1177" draw:style="linear" draw:angle="0" draw:start-color="#7c96a3" draw:end-color="#3b4c54" draw:start-intensity="100%" draw:end-intensity="100%"/>
    <draw:gradient draw:name="a951" draw:style="linear" draw:angle="0" draw:start-color="#7c96a3" draw:end-color="#3b4c54" draw:start-intensity="100%" draw:end-intensity="100%"/>
    <draw:gradient draw:name="a1179" draw:style="linear" draw:angle="0" draw:start-color="#7c96a3" draw:end-color="#3b4c54" draw:start-intensity="100%" draw:end-intensity="100%"/>
    <draw:gradient draw:name="a411" draw:style="linear" draw:angle="0" draw:start-color="#7c96a3" draw:end-color="#3b4c54" draw:start-intensity="100%" draw:end-intensity="100%"/>
    <draw:gradient draw:name="a953" draw:style="linear" draw:angle="0" draw:start-color="#7c96a3" draw:end-color="#3b4c54" draw:start-intensity="100%" draw:end-intensity="100%"/>
    <draw:gradient draw:name="a413" draw:style="linear" draw:angle="0" draw:start-color="#7c96a3" draw:end-color="#3b4c54" draw:start-intensity="100%" draw:end-intensity="100%"/>
    <draw:gradient draw:name="a955" draw:style="linear" draw:angle="0" draw:start-color="#7c96a3" draw:end-color="#3b4c54" draw:start-intensity="100%" draw:end-intensity="100%"/>
    <draw:gradient draw:name="a1450" draw:style="linear" draw:angle="0" draw:start-color="#7c96a3" draw:end-color="#3b4c54" draw:start-intensity="100%" draw:end-intensity="100%"/>
    <draw:gradient draw:name="a415" draw:style="linear" draw:angle="0" draw:start-color="#7c96a3" draw:end-color="#3b4c54" draw:start-intensity="100%" draw:end-intensity="100%"/>
    <draw:gradient draw:name="a957" draw:style="linear" draw:angle="0" draw:start-color="#7c96a3" draw:end-color="#3b4c54" draw:start-intensity="100%" draw:end-intensity="100%"/>
    <draw:gradient draw:name="a1452" draw:style="linear" draw:angle="0" draw:start-color="#7c96a3" draw:end-color="#3b4c54" draw:start-intensity="100%" draw:end-intensity="100%"/>
    <draw:gradient draw:name="a417" draw:style="linear" draw:angle="0" draw:start-color="#7c96a3" draw:end-color="#3b4c54" draw:start-intensity="100%" draw:end-intensity="100%"/>
    <draw:gradient draw:name="a959" draw:style="linear" draw:angle="0" draw:start-color="#7c96a3" draw:end-color="#3b4c54" draw:start-intensity="100%" draw:end-intensity="100%"/>
    <draw:gradient draw:name="a1454" draw:style="linear" draw:angle="0" draw:start-color="#7c96a3" draw:end-color="#3b4c54" draw:start-intensity="100%" draw:end-intensity="100%"/>
    <draw:gradient draw:name="a419" draw:style="linear" draw:angle="0" draw:start-color="#7c96a3" draw:end-color="#3b4c54" draw:start-intensity="100%" draw:end-intensity="100%"/>
    <draw:gradient draw:name="a1456" draw:style="linear" draw:angle="0" draw:start-color="#7c96a3" draw:end-color="#3b4c54" draw:start-intensity="100%" draw:end-intensity="100%"/>
    <draw:gradient draw:name="a1458" draw:style="linear" draw:angle="0" draw:start-color="#7c96a3" draw:end-color="#3b4c54" draw:start-intensity="100%" draw:end-intensity="100%"/>
    <draw:gradient draw:name="a81" draw:style="linear" draw:angle="0" draw:start-color="#7c96a3" draw:end-color="#3b4c54" draw:start-intensity="100%" draw:end-intensity="100%"/>
    <draw:gradient draw:name="a83" draw:style="linear" draw:angle="0" draw:start-color="#7c96a3" draw:end-color="#3b4c54" draw:start-intensity="100%" draw:end-intensity="100%"/>
    <draw:gradient draw:name="a85" draw:style="linear" draw:angle="0" draw:start-color="#7c96a3" draw:end-color="#3b4c54" draw:start-intensity="100%" draw:end-intensity="100%"/>
    <draw:gradient draw:name="a87" draw:style="linear" draw:angle="0" draw:start-color="#7c96a3" draw:end-color="#3b4c54" draw:start-intensity="100%" draw:end-intensity="100%"/>
    <draw:gradient draw:name="a681" draw:style="linear" draw:angle="0" draw:start-color="#7c96a3" draw:end-color="#3b4c54" draw:start-intensity="100%" draw:end-intensity="100%"/>
    <draw:gradient draw:name="a89" draw:style="linear" draw:angle="0" draw:start-color="#7c96a3" draw:end-color="#3b4c54" draw:start-intensity="100%" draw:end-intensity="100%"/>
    <draw:gradient draw:name="a140" draw:style="linear" draw:angle="0" draw:start-color="#7c96a3" draw:end-color="#3b4c54" draw:start-intensity="100%" draw:end-intensity="100%"/>
    <draw:gradient draw:name="a683" draw:style="linear" draw:angle="0" draw:start-color="#7c96a3" draw:end-color="#3b4c54" draw:start-intensity="100%" draw:end-intensity="100%"/>
    <draw:gradient draw:name="a142" draw:style="linear" draw:angle="0" draw:start-color="#7c96a3" draw:end-color="#3b4c54" draw:start-intensity="100%" draw:end-intensity="100%"/>
    <draw:gradient draw:name="a685" draw:style="linear" draw:angle="0" draw:start-color="#7c96a3" draw:end-color="#3b4c54" draw:start-intensity="100%" draw:end-intensity="100%"/>
    <draw:gradient draw:name="a144" draw:style="linear" draw:angle="0" draw:start-color="#7c96a3" draw:end-color="#3b4c54" draw:start-intensity="100%" draw:end-intensity="100%"/>
    <draw:gradient draw:name="a1181" draw:style="linear" draw:angle="0" draw:start-color="#7c96a3" draw:end-color="#3b4c54" draw:start-intensity="100%" draw:end-intensity="100%"/>
    <draw:gradient draw:name="a687" draw:style="linear" draw:angle="0" draw:start-color="#7c96a3" draw:end-color="#3b4c54" draw:start-intensity="100%" draw:end-intensity="100%"/>
    <draw:gradient draw:name="a146" draw:style="linear" draw:angle="0" draw:start-color="#7c96a3" draw:end-color="#3b4c54" draw:start-intensity="100%" draw:end-intensity="100%"/>
    <draw:gradient draw:name="a1183" draw:style="linear" draw:angle="0" draw:start-color="#7c96a3" draw:end-color="#3b4c54" draw:start-intensity="100%" draw:end-intensity="100%"/>
    <draw:gradient draw:name="a689" draw:style="linear" draw:angle="0" draw:start-color="#7c96a3" draw:end-color="#3b4c54" draw:start-intensity="100%" draw:end-intensity="100%"/>
    <draw:gradient draw:name="a148" draw:style="linear" draw:angle="0" draw:start-color="#7c96a3" draw:end-color="#3b4c54" draw:start-intensity="100%" draw:end-intensity="100%"/>
    <draw:gradient draw:name="a961" draw:style="linear" draw:angle="0" draw:start-color="#7c96a3" draw:end-color="#3b4c54" draw:start-intensity="100%" draw:end-intensity="100%"/>
    <draw:gradient draw:name="a421" draw:style="linear" draw:angle="0" draw:start-color="#7c96a3" draw:end-color="#3b4c54" draw:start-intensity="100%" draw:end-intensity="100%"/>
    <draw:gradient draw:name="a963" draw:style="linear" draw:angle="0" draw:start-color="#7c96a3" draw:end-color="#3b4c54" draw:start-intensity="100%" draw:end-intensity="100%"/>
    <draw:gradient draw:name="a423" draw:style="linear" draw:angle="0" draw:start-color="#7c96a3" draw:end-color="#3b4c54" draw:start-intensity="100%" draw:end-intensity="100%"/>
    <draw:gradient draw:name="a965" draw:style="linear" draw:angle="0" draw:start-color="#7c96a3" draw:end-color="#3b4c54" draw:start-intensity="100%" draw:end-intensity="100%"/>
    <draw:gradient draw:name="a1460" draw:style="linear" draw:angle="0" draw:start-color="#7c96a3" draw:end-color="#3b4c54" draw:start-intensity="100%" draw:end-intensity="100%"/>
    <draw:gradient draw:name="a425" draw:style="linear" draw:angle="0" draw:start-color="#7c96a3" draw:end-color="#3b4c54" draw:start-intensity="100%" draw:end-intensity="100%"/>
    <draw:gradient draw:name="a967" draw:style="linear" draw:angle="0" draw:start-color="#7c96a3" draw:end-color="#3b4c54" draw:start-intensity="100%" draw:end-intensity="100%"/>
    <draw:gradient draw:name="a1462" draw:style="linear" draw:angle="0" draw:start-color="#7c96a3" draw:end-color="#3b4c54" draw:start-intensity="100%" draw:end-intensity="100%"/>
    <draw:gradient draw:name="a427" draw:style="linear" draw:angle="0" draw:start-color="#7c96a3" draw:end-color="#3b4c54" draw:start-intensity="100%" draw:end-intensity="100%"/>
    <draw:gradient draw:name="a969" draw:style="linear" draw:angle="0" draw:start-color="#7c96a3" draw:end-color="#3b4c54" draw:start-intensity="100%" draw:end-intensity="100%"/>
    <draw:gradient draw:name="a1464" draw:style="linear" draw:angle="0" draw:start-color="#7c96a3" draw:end-color="#3b4c54" draw:start-intensity="100%" draw:end-intensity="100%"/>
    <draw:gradient draw:name="a429" draw:style="linear" draw:angle="0" draw:start-color="#7c96a3" draw:end-color="#3b4c54" draw:start-intensity="100%" draw:end-intensity="100%"/>
    <draw:gradient draw:name="a1466" draw:style="linear" draw:angle="0" draw:start-color="#7c96a3" draw:end-color="#3b4c54" draw:start-intensity="100%" draw:end-intensity="100%"/>
    <draw:gradient draw:name="a1468" draw:style="linear" draw:angle="0" draw:start-color="#7c96a3" draw:end-color="#3b4c54" draw:start-intensity="100%" draw:end-intensity="100%"/>
    <draw:gradient draw:name="a91" draw:style="linear" draw:angle="0" draw:start-color="#7c96a3" draw:end-color="#3b4c54" draw:start-intensity="100%" draw:end-intensity="100%"/>
    <draw:gradient draw:name="a93" draw:style="linear" draw:angle="0" draw:start-color="#7c96a3" draw:end-color="#3b4c54" draw:start-intensity="100%" draw:end-intensity="100%"/>
    <draw:gradient draw:name="a95" draw:style="linear" draw:angle="0" draw:start-color="#7c96a3" draw:end-color="#3b4c54" draw:start-intensity="100%" draw:end-intensity="100%"/>
    <draw:gradient draw:name="a97" draw:style="linear" draw:angle="0" draw:start-color="#7c96a3" draw:end-color="#3b4c54" draw:start-intensity="100%" draw:end-intensity="100%"/>
    <draw:gradient draw:name="a691" draw:style="linear" draw:angle="0" draw:start-color="#7c96a3" draw:end-color="#3b4c54" draw:start-intensity="100%" draw:end-intensity="100%"/>
    <draw:gradient draw:name="a99" draw:style="linear" draw:angle="0" draw:start-color="#7c96a3" draw:end-color="#3b4c54" draw:start-intensity="100%" draw:end-intensity="100%"/>
    <draw:gradient draw:name="a150" draw:style="linear" draw:angle="0" draw:start-color="#7c96a3" draw:end-color="#3b4c54" draw:start-intensity="100%" draw:end-intensity="100%"/>
    <draw:gradient draw:name="a693" draw:style="linear" draw:angle="0" draw:start-color="#7c96a3" draw:end-color="#3b4c54" draw:start-intensity="100%" draw:end-intensity="100%"/>
    <draw:gradient draw:name="a152" draw:style="linear" draw:angle="0" draw:start-color="#7c96a3" draw:end-color="#3b4c54" draw:start-intensity="100%" draw:end-intensity="100%"/>
    <draw:gradient draw:name="a695" draw:style="linear" draw:angle="0" draw:start-color="#7c96a3" draw:end-color="#3b4c54" draw:start-intensity="100%" draw:end-intensity="100%"/>
    <draw:gradient draw:name="a1206" draw:style="linear" draw:angle="0" draw:start-color="#7c96a3" draw:end-color="#3b4c54" draw:start-intensity="100%" draw:end-intensity="100%"/>
    <draw:gradient draw:name="a154" draw:style="linear" draw:angle="0" draw:start-color="#7c96a3" draw:end-color="#3b4c54" draw:start-intensity="100%" draw:end-intensity="100%"/>
    <draw:gradient draw:name="a1208" draw:style="linear" draw:angle="0" draw:start-color="#7c96a3" draw:end-color="#3b4c54" draw:start-intensity="100%" draw:end-intensity="100%"/>
    <draw:gradient draw:name="a156" draw:style="linear" draw:angle="0" draw:start-color="#7c96a3" draw:end-color="#3b4c54" draw:start-intensity="100%" draw:end-intensity="100%"/>
    <draw:gradient draw:name="a158" draw:style="linear" draw:angle="0" draw:start-color="#7c96a3" draw:end-color="#3b4c54" draw:start-intensity="100%" draw:end-intensity="100%"/>
    <draw:gradient draw:name="a971" draw:style="linear" draw:angle="0" draw:start-color="#7c96a3" draw:end-color="#3b4c54" draw:start-intensity="100%" draw:end-intensity="100%"/>
    <draw:gradient draw:name="a431" draw:style="linear" draw:angle="0" draw:start-color="#7c96a3" draw:end-color="#3b4c54" draw:start-intensity="100%" draw:end-intensity="100%"/>
    <draw:gradient draw:name="a973" draw:style="linear" draw:angle="0" draw:start-color="#7c96a3" draw:end-color="#3b4c54" draw:start-intensity="100%" draw:end-intensity="100%"/>
    <draw:gradient draw:name="a433" draw:style="linear" draw:angle="0" draw:start-color="#7c96a3" draw:end-color="#3b4c54" draw:start-intensity="100%" draw:end-intensity="100%"/>
    <draw:gradient draw:name="a975" draw:style="linear" draw:angle="0" draw:start-color="#7c96a3" draw:end-color="#3b4c54" draw:start-intensity="100%" draw:end-intensity="100%"/>
    <draw:gradient draw:name="a1470" draw:style="linear" draw:angle="0" draw:start-color="#7c96a3" draw:end-color="#3b4c54" draw:start-intensity="100%" draw:end-intensity="100%"/>
    <draw:gradient draw:name="a435" draw:style="linear" draw:angle="0" draw:start-color="#7c96a3" draw:end-color="#3b4c54" draw:start-intensity="100%" draw:end-intensity="100%"/>
    <draw:gradient draw:name="a977" draw:style="linear" draw:angle="0" draw:start-color="#7c96a3" draw:end-color="#3b4c54" draw:start-intensity="100%" draw:end-intensity="100%"/>
    <draw:gradient draw:name="a1472" draw:style="linear" draw:angle="0" draw:start-color="#7c96a3" draw:end-color="#3b4c54" draw:start-intensity="100%" draw:end-intensity="100%"/>
    <draw:gradient draw:name="a437" draw:style="linear" draw:angle="0" draw:start-color="#7c96a3" draw:end-color="#3b4c54" draw:start-intensity="100%" draw:end-intensity="100%"/>
    <draw:gradient draw:name="a979" draw:style="linear" draw:angle="0" draw:start-color="#7c96a3" draw:end-color="#3b4c54" draw:start-intensity="100%" draw:end-intensity="100%"/>
    <draw:gradient draw:name="a1474" draw:style="linear" draw:angle="0" draw:start-color="#7c96a3" draw:end-color="#3b4c54" draw:start-intensity="100%" draw:end-intensity="100%"/>
    <draw:gradient draw:name="a1476" draw:style="linear" draw:angle="0" draw:start-color="#7c96a3" draw:end-color="#3b4c54" draw:start-intensity="100%" draw:end-intensity="100%"/>
    <draw:fill-image draw:name="a2607" xlink:href="media/image1.png" xlink:show="embed" xlink:actuate="onLoad"/>
    <draw:fill-image draw:name="a1722" xlink:href="media/image1.png" xlink:show="embed" xlink:actuate="onLoad"/>
    <draw:fill-image draw:name="a1972" xlink:href="media/image1.png" xlink:show="embed" xlink:actuate="onLoad"/>
    <draw:fill-image draw:name="a2811" xlink:href="media/image1.png" xlink:show="embed" xlink:actuate="onLoad"/>
    <draw:fill-image draw:name="a2538" xlink:href="media/image1.png" xlink:show="embed" xlink:actuate="onLoad"/>
    <draw:fill-image draw:name="a987" xlink:href="media/image1.png" xlink:show="embed" xlink:actuate="onLoad"/>
    <draw:fill-image draw:name="a3553" xlink:href="media/image1.png" xlink:show="embed" xlink:actuate="onLoad"/>
    <draw:fill-image draw:name="a439" xlink:href="media/image1.png" xlink:show="embed" xlink:actuate="onLoad"/>
    <draw:fill-image draw:name="a2741" xlink:href="media/image1.png" xlink:show="embed" xlink:actuate="onLoad"/>
    <draw:fill-image draw:name="a3231" xlink:href="media/image1.png" xlink:show="embed" xlink:actuate="onLoad"/>
    <draw:fill-image draw:name="a1280" xlink:href="media/image1.png" xlink:show="embed" xlink:actuate="onLoad"/>
    <draw:fill-image draw:name="a1953" xlink:href="media/image1.png" xlink:show="embed" xlink:actuate="onLoad"/>
    <draw:fill-image draw:name="a2144" xlink:href="media/image1.png" xlink:show="embed" xlink:actuate="onLoad"/>
    <draw:fill-image draw:name="a344" xlink:href="media/image1.png" xlink:show="embed" xlink:actuate="onLoad"/>
    <draw:fill-image draw:name="a3464" xlink:href="media/image1.png" xlink:show="embed" xlink:actuate="onLoad"/>
    <draw:fill-image draw:name="a2102" xlink:href="media/image1.png" xlink:show="embed" xlink:actuate="onLoad"/>
    <draw:fill-image draw:name="a875" xlink:href="media/image1.png" xlink:show="embed" xlink:actuate="onLoad"/>
    <draw:fill-image draw:name="a2054" xlink:href="media/image1.png" xlink:show="embed" xlink:actuate="onLoad"/>
    <draw:fill-image draw:name="a1938" xlink:href="media/image1.png" xlink:show="embed" xlink:actuate="onLoad"/>
    <draw:fill-image draw:name="a3094" xlink:href="media/image1.png" xlink:show="embed" xlink:actuate="onLoad"/>
    <draw:fill-image draw:name="a3394" xlink:href="media/image1.png" xlink:show="embed" xlink:actuate="onLoad"/>
    <draw:fill-image draw:name="a2954" xlink:href="media/image1.png" xlink:show="embed" xlink:actuate="onLoad"/>
    <draw:fill-image draw:name="a236" xlink:href="media/image1.png" xlink:show="embed" xlink:actuate="onLoad"/>
    <draw:fill-image draw:name="a2588" xlink:href="media/image1.png" xlink:show="embed" xlink:actuate="onLoad"/>
    <draw:fill-image draw:name="a2912" xlink:href="media/image1.png" xlink:show="embed" xlink:actuate="onLoad"/>
    <draw:fill-image draw:name="a788" xlink:href="media/image1.png" xlink:show="embed" xlink:actuate="onLoad"/>
    <draw:fill-image draw:name="a2241" xlink:href="media/image1.png" xlink:show="embed" xlink:actuate="onLoad"/>
    <draw:fill-image draw:name="a2017" xlink:href="media/image1.png" xlink:show="embed" xlink:actuate="onLoad"/>
    <draw:fill-image draw:name="a2867" xlink:href="media/image1.png" xlink:show="embed" xlink:actuate="onLoad"/>
    <draw:fill-image draw:name="a2495" xlink:href="media/image1.png" xlink:show="embed" xlink:actuate="onLoad"/>
    <draw:fill-image draw:name="a3358" xlink:href="media/image1.png" xlink:show="embed" xlink:actuate="onLoad"/>
    <draw:fill-image draw:name="a2319" xlink:href="media/image1.png" xlink:show="embed" xlink:actuate="onLoad"/>
    <draw:fill-image draw:name="a3334" xlink:href="media/image1.png" xlink:show="embed" xlink:actuate="onLoad"/>
    <draw:fill-image draw:name="a1385" xlink:href="media/image1.png" xlink:show="embed" xlink:actuate="onLoad"/>
    <draw:fill-image draw:name="a3037" xlink:href="media/image1.png" xlink:show="embed" xlink:actuate="onLoad"/>
    <draw:fill-image draw:name="a1086" xlink:href="media/image1.png" xlink:show="embed" xlink:actuate="onLoad"/>
    <draw:fill-image draw:name="a697" xlink:href="media/image1.png" xlink:show="embed" xlink:actuate="onLoad"/>
    <draw:fill-image draw:name="a3315" xlink:href="media/image1.png" xlink:show="embed" xlink:actuate="onLoad"/>
    <draw:fill-image draw:name="a2179" xlink:href="media/image1.png" xlink:show="embed" xlink:actuate="onLoad"/>
    <draw:fill-image draw:name="a3541" xlink:href="media/image1.png" xlink:show="embed" xlink:actuate="onLoad"/>
    <draw:fill-image draw:name="a2454" xlink:href="media/image1.png" xlink:show="embed" xlink:actuate="onLoad"/>
    <draw:fill-image draw:name="a3018" xlink:href="media/image1.png" xlink:show="embed" xlink:actuate="onLoad"/>
    <draw:fill-image draw:name="a107" xlink:href="media/image1.png" xlink:show="embed" xlink:actuate="onLoad"/>
    <draw:fill-image draw:name="a1595" xlink:href="media/image1.png" xlink:show="embed" xlink:actuate="onLoad"/>
    <draw:fill-image draw:name="a3522" xlink:href="media/image1.png" xlink:show="embed" xlink:actuate="onLoad"/>
    <draw:fill-image draw:name="a0" xlink:href="media/image1.png" xlink:show="embed" xlink:actuate="onLoad"/>
    <draw:fill-image draw:name="a564" xlink:href="media/image1.png" xlink:show="embed" xlink:actuate="onLoad"/>
    <draw:fill-image draw:name="a3156" xlink:href="media/image1.png" xlink:show="embed" xlink:actuate="onLoad"/>
    <draw:fill-image draw:name="a1480" xlink:href="media/image1.png" xlink:show="embed" xlink:actuate="onLoad"/>
    <draw:fill-image draw:name="a1830" xlink:href="media/image1.png" xlink:show="embed" xlink:actuate="onLoad"/>
    <draw:fill-image draw:name="a2419" xlink:href="media/image1.png" xlink:show="embed" xlink:actuate="onLoad"/>
    <draw:fill-image draw:name="a1185" xlink:href="media/image1.png" xlink:show="embed" xlink:actuate="onLoad"/>
    <draw:fill-image draw:name="a3063" xlink:href="media/image1.png" xlink:show="embed" xlink:actuate="onLoad"/>
    <draw:fill-image draw:name="a3436" xlink:href="media/image1.png" xlink:show="embed" xlink:actuate="onLoad"/>
    <draw:fill-image draw:name="a2648" xlink:href="media/image1.png" xlink:show="embed" xlink:actuate="onLoad"/>
    <draw:fill-image draw:name="a2277"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366">
      <style:graphic-properties draw:fill="gradient" draw:fill-gradient-name="a365" draw:stroke="none"/>
    </style:style>
    <style:style style:family="graphic" style:name="a1338">
      <style:graphic-properties draw:fill="gradient" draw:fill-gradient-name="a1337" draw:stroke="none"/>
    </style:style>
    <style:style style:family="graphic" style:name="a368">
      <style:graphic-properties draw:fill="gradient" draw:fill-gradient-name="a367" draw:stroke="non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draw:fill="gradient" draw:fill-gradient-name="a869" draw:stroke="none"/>
    </style:style>
    <style:style style:family="paragraph" style:name="a184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draw:fill="gradient" draw:fill-gradient-name="a871" draw:stroke="non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draw:fill="gradient" draw:fill-gradient-name="a873" draw:stroke="non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6">
      <style:drawing-page-properties draw:fill="bitmap" draw:fill-image-name="a8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parent-style-name="Graphics">
      <style:graphic-properties draw:fill="none" fo:clip="rect(0in, 0in, 0in, 0in)" draw:stroke="none" draw:image-opacity="30%"/>
    </style:style>
    <style:style style:family="text" style:name="a878">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draw:fill="gradient" draw:fill-gradient-name="a1339" draw:stroke="none"/>
    </style:style>
    <style:style style:family="graphic" style:name="a370">
      <style:graphic-properties draw:fill="gradient" draw:fill-gradient-name="a369" draw:stroke="none"/>
    </style:style>
    <style:style style:family="graphic" style:name="a1342">
      <style:graphic-properties draw:fill="gradient" draw:fill-gradient-name="a1341" draw:stroke="none"/>
    </style:style>
    <style:style style:family="graphic" style:name="a372">
      <style:graphic-properties draw:fill="gradient" draw:fill-gradient-name="a371" draw:stroke="none"/>
    </style:style>
    <style:style style:family="graphic" style:name="a1344">
      <style:graphic-properties draw:fill="gradient" draw:fill-gradient-name="a1343" draw:stroke="none"/>
    </style:style>
    <style:style style:family="graphic" style:name="a374">
      <style:graphic-properties draw:fill="gradient" draw:fill-gradient-name="a373" draw:stroke="none"/>
    </style:style>
    <style:style style:family="graphic" style:name="a1346">
      <style:graphic-properties draw:fill="gradient" draw:fill-gradient-name="a1345" draw:stroke="none"/>
    </style:style>
    <style:style style:family="graphic" style:name="a376">
      <style:graphic-properties draw:fill="gradient" draw:fill-gradient-name="a375" draw:stroke="none"/>
    </style:style>
    <style:style style:family="graphic" style:name="a1348">
      <style:graphic-properties draw:fill="gradient" draw:fill-gradient-name="a1347" draw:stroke="none"/>
    </style:style>
    <style:style style:family="graphic" style:name="a378">
      <style:graphic-properties draw:fill="gradient" draw:fill-gradient-name="a377" draw:stroke="non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draw:fill="gradient" draw:fill-gradient-name="a1349" draw:stroke="none"/>
    </style:style>
    <style:style style:family="graphic" style:name="a380">
      <style:graphic-properties draw:fill="gradient" draw:fill-gradient-name="a379" draw:stroke="non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draw:fill="gradient" draw:fill-gradient-name="a1351" draw:stroke="none"/>
    </style:style>
    <style:style style:family="graphic" style:name="a382">
      <style:graphic-properties draw:fill="gradient" draw:fill-gradient-name="a381" draw:stroke="none"/>
    </style:style>
    <style:style style:family="graphic" style:name="a1354">
      <style:graphic-properties draw:fill="gradient" draw:fill-gradient-name="a1353" draw:stroke="solid" svg:stroke-width="0.00002in" svg:stroke-color="#ffffff" svg:stroke-opacity="100%" draw:stroke-linejoin="miter" svg:stroke-linecap="butt"/>
    </style:style>
    <style:style style:family="graphic" style:name="a384">
      <style:graphic-properties draw:fill="gradient" draw:fill-gradient-name="a383" draw:stroke="none"/>
    </style:style>
    <style:style style:family="graphic" style:name="a1356">
      <style:graphic-properties draw:fill="gradient" draw:fill-gradient-name="a1355" draw:stroke="none"/>
    </style:style>
    <style:style style:family="graphic" style:name="a386">
      <style:graphic-properties draw:fill="gradient" draw:fill-gradient-name="a385" draw:stroke="none"/>
    </style:style>
    <style:style style:family="graphic" style:name="a1358">
      <style:graphic-properties draw:fill="gradient" draw:fill-gradient-name="a1357" draw:stroke="none"/>
    </style:style>
    <style:style style:family="graphic" style:name="a388">
      <style:graphic-properties draw:fill="gradient" draw:fill-gradient-name="a387" draw:stroke="none"/>
    </style:style>
    <style:style style:family="presentation" style:name="a1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5">
      <style:graphic-properties draw:fill="gradient" draw:fill-gradient-name="a1864" draw:stroke="non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draw:fill="gradient" draw:fill-gradient-name="a200" draw:stroke="none"/>
    </style:style>
    <style:style style:family="paragraph" style:name="a89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7">
      <style:graphic-properties draw:fill="gradient" draw:fill-gradient-name="a1866" draw:stroke="none"/>
    </style:style>
    <style:style style:family="graphic" style:name="a203">
      <style:graphic-properties draw:fill="gradient" draw:fill-gradient-name="a202" draw:stroke="non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869">
      <style:graphic-properties draw:fill="gradient" draw:fill-gradient-name="a1868" draw:stroke="non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
      <style:graphic-properties draw:fill="gradient" draw:fill-gradient-name="a204" draw:stroke="none"/>
    </style:style>
    <style:style style:family="graphic" style:name="a207">
      <style:graphic-properties draw:fill="gradient" draw:fill-gradient-name="a206" draw:stroke="none"/>
    </style:style>
    <style:style style:family="graphic" style:name="a209">
      <style:graphic-properties draw:fill="gradient" draw:fill-gradient-name="a208" draw:stroke="non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5">
      <style:graphic-properties draw:fill="gradient" draw:fill-gradient-name="a714" draw:stroke="none"/>
    </style:style>
    <style:style style:family="graphic" style:name="a717">
      <style:graphic-properties draw:fill="gradient" draw:fill-gradient-name="a716" draw:stroke="none"/>
    </style:style>
    <style:style style:family="graphic" style:name="a1360">
      <style:graphic-properties draw:fill="gradient" draw:fill-gradient-name="a1359" draw:stroke="none"/>
    </style:style>
    <style:style style:family="graphic" style:name="a390">
      <style:graphic-properties draw:fill="gradient" draw:fill-gradient-name="a389" draw:stroke="none"/>
    </style:style>
    <style:style style:family="graphic" style:name="a719">
      <style:graphic-properties draw:fill="gradient" draw:fill-gradient-name="a718" draw:stroke="none"/>
    </style:style>
    <style:style style:family="graphic" style:name="a1362">
      <style:graphic-properties draw:fill="gradient" draw:fill-gradient-name="a1361" draw:stroke="none"/>
    </style:style>
    <style:style style:family="graphic" style:name="a392">
      <style:graphic-properties draw:fill="gradient" draw:fill-gradient-name="a391" draw:stroke="none"/>
    </style:style>
    <style:style style:family="graphic" style:name="a1364">
      <style:graphic-properties draw:fill="gradient" draw:fill-gradient-name="a1363" draw:stroke="none"/>
    </style:style>
    <style:style style:family="graphic" style:name="a394">
      <style:graphic-properties draw:fill="gradient" draw:fill-gradient-name="a393" draw:stroke="none"/>
    </style:style>
    <style:style style:family="graphic" style:name="a1366">
      <style:graphic-properties draw:fill="gradient" draw:fill-gradient-name="a1365" draw:stroke="none"/>
    </style:style>
    <style:style style:family="graphic" style:name="a396">
      <style:graphic-properties draw:fill="gradient" draw:fill-gradient-name="a395" draw:stroke="none"/>
    </style:style>
    <style:style style:family="graphic" style:name="a1368">
      <style:graphic-properties draw:fill="gradient" draw:fill-gradient-name="a1367" draw:stroke="none"/>
    </style:style>
    <style:style style:family="graphic" style:name="a398">
      <style:graphic-properties draw:fill="gradient" draw:fill-gradient-name="a397" draw:stroke="none"/>
    </style:style>
    <style:style style:family="graphic" style:name="a1871">
      <style:graphic-properties draw:fill="gradient" draw:fill-gradient-name="a1870" draw:stroke="none"/>
    </style:style>
    <style:style style:family="graphic" style:name="a1873">
      <style:graphic-properties draw:fill="gradient" draw:fill-gradient-name="a1872" draw:stroke="none"/>
    </style:style>
    <style:style style:family="graphic" style:name="a1875">
      <style:graphic-properties draw:fill="gradient" draw:fill-gradient-name="a1874" draw:stroke="none"/>
    </style:style>
    <style:style style:family="graphic" style:name="a211">
      <style:graphic-properties draw:fill="gradient" draw:fill-gradient-name="a210" draw:stroke="none"/>
    </style:style>
    <style:style style:family="graphic" style:name="a1877">
      <style:graphic-properties draw:fill="gradient" draw:fill-gradient-name="a1876" draw:stroke="none"/>
    </style:style>
    <style:style style:family="graphic" style:name="a213">
      <style:graphic-properties draw:fill="gradient" draw:fill-gradient-name="a212" draw:stroke="none"/>
    </style:style>
    <style:style style:family="graphic" style:name="a1879">
      <style:graphic-properties draw:fill="gradient" draw:fill-gradient-name="a1878" draw:stroke="none"/>
    </style:style>
    <style:style style:family="graphic" style:name="a215">
      <style:graphic-properties draw:fill="gradient" draw:fill-gradient-name="a214" draw:stroke="none"/>
    </style:style>
    <style:style style:family="graphic" style:name="a217">
      <style:graphic-properties draw:fill="gradient" draw:fill-gradient-name="a216" draw:stroke="none"/>
    </style:style>
    <style:style style:family="graphic" style:name="a219">
      <style:graphic-properties draw:fill="gradient" draw:fill-gradient-name="a218" draw:stroke="none"/>
    </style:style>
    <style:style style:family="graphic" style:name="a721">
      <style:graphic-properties draw:fill="gradient" draw:fill-gradient-name="a720" draw:stroke="none"/>
    </style:style>
    <style:style style:family="graphic" style:name="a723">
      <style:graphic-properties draw:fill="gradient" draw:fill-gradient-name="a722" draw:stroke="none"/>
    </style:style>
    <style:style style:family="graphic" style:name="a725">
      <style:graphic-properties draw:fill="gradient" draw:fill-gradient-name="a724" draw:stroke="none"/>
    </style:style>
    <style:style style:family="graphic" style:name="a727">
      <style:graphic-properties draw:fill="gradient" draw:fill-gradient-name="a726" draw:stroke="none"/>
    </style:style>
    <style:style style:family="graphic" style:name="a1370">
      <style:graphic-properties draw:fill="gradient" draw:fill-gradient-name="a1369" draw:stroke="none"/>
    </style:style>
    <style:style style:family="graphic" style:name="a729">
      <style:graphic-properties draw:fill="gradient" draw:fill-gradient-name="a728" draw:stroke="none"/>
    </style:style>
    <style:style style:family="graphic" style:name="a1372">
      <style:graphic-properties draw:fill="gradient" draw:fill-gradient-name="a1371" draw:stroke="none"/>
    </style:style>
    <style:style style:family="graphic" style:name="a1374">
      <style:graphic-properties draw:fill="gradient" draw:fill-gradient-name="a1373" draw:stroke="none"/>
    </style:style>
    <style:style style:family="graphic" style:name="a1376">
      <style:graphic-properties draw:fill="gradient" draw:fill-gradient-name="a1375" draw:stroke="none"/>
    </style:style>
    <style:style style:family="graphic" style:name="a1378">
      <style:graphic-properties draw:fill="gradient" draw:fill-gradient-name="a1377" draw:stroke="none"/>
    </style:style>
    <style:style style:family="graphic" style:name="a1881">
      <style:graphic-properties draw:fill="gradient" draw:fill-gradient-name="a1880" draw:stroke="none"/>
    </style:style>
    <style:style style:family="graphic" style:name="a1883">
      <style:graphic-properties draw:fill="gradient" draw:fill-gradient-name="a1882" draw:stroke="none"/>
    </style:style>
    <style:style style:family="graphic" style:name="a1885">
      <style:graphic-properties draw:fill="gradient" draw:fill-gradient-name="a1884" draw:stroke="none"/>
    </style:style>
    <style:style style:family="graphic" style:name="a221">
      <style:graphic-properties draw:fill="gradient" draw:fill-gradient-name="a220" draw:stroke="none"/>
    </style:style>
    <style:style style:family="graphic" style:name="a1887">
      <style:graphic-properties draw:fill="gradient" draw:fill-gradient-name="a1886" draw:stroke="none"/>
    </style:style>
    <style:style style:family="graphic" style:name="a223">
      <style:graphic-properties draw:fill="gradient" draw:fill-gradient-name="a222" draw:stroke="none"/>
    </style:style>
    <style:style style:family="graphic" style:name="a1889">
      <style:graphic-properties draw:fill="gradient" draw:fill-gradient-name="a1888" draw:stroke="none"/>
    </style:style>
    <style:style style:family="graphic" style:name="a225">
      <style:graphic-properties draw:fill="gradient" draw:fill-gradient-name="a224" draw:stroke="none"/>
    </style:style>
    <style:style style:family="graphic" style:name="a227">
      <style:graphic-properties draw:fill="gradient" draw:fill-gradient-name="a226" draw:stroke="none"/>
    </style:style>
    <style:style style:family="graphic" style:name="a229">
      <style:graphic-properties draw:fill="gradient" draw:fill-gradient-name="a228" draw:stroke="none"/>
    </style:style>
    <style:style style:family="graphic" style:name="a1701">
      <style:graphic-properties draw:fill="gradient" draw:fill-gradient-name="a1700" draw:stroke="none"/>
    </style:style>
    <style:style style:family="graphic" style:name="a731">
      <style:graphic-properties draw:fill="gradient" draw:fill-gradient-name="a730" draw:stroke="none"/>
    </style:style>
    <style:style style:family="graphic" style:name="a1703">
      <style:graphic-properties draw:fill="gradient" draw:fill-gradient-name="a1702" draw:stroke="none"/>
    </style:style>
    <style:style style:family="graphic" style:name="a733">
      <style:graphic-properties draw:fill="gradient" draw:fill-gradient-name="a732" draw:stroke="none"/>
    </style:style>
    <style:style style:family="graphic" style:name="a1705">
      <style:graphic-properties draw:fill="gradient" draw:fill-gradient-name="a1704" draw:stroke="none"/>
    </style:style>
    <style:style style:family="graphic" style:name="a735">
      <style:graphic-properties draw:fill="gradient" draw:fill-gradient-name="a734" draw:stroke="none"/>
    </style:style>
    <style:style style:family="graphic" style:name="a1707">
      <style:graphic-properties draw:fill="gradient" draw:fill-gradient-name="a1706" draw:stroke="none"/>
    </style:style>
    <style:style style:family="graphic" style:name="a737">
      <style:graphic-properties draw:fill="gradient" draw:fill-gradient-name="a736" draw:stroke="none"/>
    </style:style>
    <style:style style:family="graphic" style:name="a1380">
      <style:graphic-properties draw:fill="gradient" draw:fill-gradient-name="a1379" draw:stroke="none"/>
    </style:style>
    <style:style style:family="graphic" style:name="a1709">
      <style:graphic-properties draw:fill="gradient" draw:fill-gradient-name="a1708" draw:stroke="none"/>
    </style:style>
    <style:style style:family="graphic" style:name="a739">
      <style:graphic-properties draw:fill="gradient" draw:fill-gradient-name="a738" draw:stroke="none"/>
    </style:style>
    <style:style style:family="graphic" style:name="a1382">
      <style:graphic-properties draw:fill="gradient" draw:fill-gradient-name="a1381" draw:stroke="none"/>
    </style:style>
    <style:style style:family="graphic" style:name="a1384">
      <style:graphic-properties draw:fill="gradient" draw:fill-gradient-name="a1383" draw:stroke="none"/>
    </style:style>
    <style:style style:family="drawing-page" style:name="a1386">
      <style:drawing-page-properties draw:fill="bitmap" draw:fill-image-name="a13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7" style:parent-style-name="Graphics">
      <style:graphic-properties draw:fill="none" fo:clip="rect(0in, 0in, 0in, 0in)" draw:stroke="none" draw:image-opacity="30%"/>
    </style:style>
    <style:style style:family="text" style:name="a138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1">
      <style:graphic-properties draw:fill="gradient" draw:fill-gradient-name="a1890" draw:stroke="none"/>
    </style:style>
    <style:style style:family="graphic" style:name="a1893">
      <style:graphic-properties draw:fill="gradient" draw:fill-gradient-name="a1892" draw:stroke="none"/>
    </style:style>
    <style:style style:family="text" style:name="a120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draw:fill="gradient" draw:fill-gradient-name="a1894" draw:stroke="none"/>
    </style:style>
    <style:style style:family="graphic" style:name="a231">
      <style:graphic-properties draw:fill="gradient" draw:fill-gradient-name="a230" draw:stroke="none"/>
    </style:style>
    <style:style style:family="presentation" style:name="a1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7">
      <style:graphic-properties draw:fill="gradient" draw:fill-gradient-name="a1896" draw:stroke="none"/>
    </style:style>
    <style:style style:family="graphic" style:name="a233">
      <style:graphic-properties draw:fill="gradient" draw:fill-gradient-name="a232" draw:stroke="none"/>
    </style:style>
    <style:style style:family="paragraph" style:name="a1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99">
      <style:graphic-properties draw:fill="gradient" draw:fill-gradient-name="a1898" draw:stroke="none"/>
    </style:style>
    <style:style style:family="graphic" style:name="a235">
      <style:graphic-properties draw:fill="gradient" draw:fill-gradient-name="a234" draw:stroke="none"/>
    </style:style>
    <style:style style:family="graphic" style:name="a1207">
      <style:graphic-properties draw:fill="gradient" draw:fill-gradient-name="a1206" draw:stroke="none"/>
    </style:style>
    <style:style style:family="drawing-page" style:name="a237">
      <style:drawing-page-properties draw:fill="bitmap" draw:fill-image-name="a2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8" style:parent-style-name="Graphics">
      <style:graphic-properties draw:fill="none" fo:clip="rect(0in, 0in, 0in, 0in)" draw:stroke="none" draw:image-opacity="30%"/>
    </style:style>
    <style:style style:family="graphic" style:name="a1209">
      <style:graphic-properties draw:fill="gradient" draw:fill-gradient-name="a1208" draw:stroke="none"/>
    </style:style>
    <style:style style:family="text" style:name="a23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1">
      <style:graphic-properties draw:fill="gradient" draw:fill-gradient-name="a1710" draw:stroke="none"/>
    </style:style>
    <style:style style:family="graphic" style:name="a741">
      <style:graphic-properties draw:fill="gradient" draw:fill-gradient-name="a740" draw:stroke="none"/>
    </style:style>
    <style:style style:family="graphic" style:name="a1713">
      <style:graphic-properties draw:fill="gradient" draw:fill-gradient-name="a1712" draw:stroke="none"/>
    </style:style>
    <style:style style:family="graphic" style:name="a743">
      <style:graphic-properties draw:fill="gradient" draw:fill-gradient-name="a742" draw:stroke="none"/>
    </style:style>
    <style:style style:family="graphic" style:name="a1715">
      <style:graphic-properties draw:fill="gradient" draw:fill-gradient-name="a1714" draw:stroke="none"/>
    </style:style>
    <style:style style:family="graphic" style:name="a745">
      <style:graphic-properties draw:fill="gradient" draw:fill-gradient-name="a744" draw:stroke="none"/>
    </style:style>
    <style:style style:family="graphic" style:name="a1717">
      <style:graphic-properties draw:fill="gradient" draw:fill-gradient-name="a1716" draw:stroke="none"/>
    </style:style>
    <style:style style:family="graphic" style:name="a747">
      <style:graphic-properties draw:fill="gradient" draw:fill-gradient-name="a746" draw:stroke="none"/>
    </style:style>
    <style:style style:family="paragraph" style:name="a1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draw:fill="gradient" draw:fill-gradient-name="a1718" draw:stroke="none"/>
    </style:style>
    <style:style style:family="graphic" style:name="a749">
      <style:graphic-properties draw:fill="gradient" draw:fill-gradient-name="a748" draw:stroke="none"/>
    </style:style>
    <style:style style:family="presentation" style:name="a13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1">
      <style:graphic-properties draw:fill="gradient" draw:fill-gradient-name="a1210" draw:stroke="non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13">
      <style:graphic-properties draw:fill="gradient" draw:fill-gradient-name="a1212" draw:stroke="non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draw:fill="gradient" draw:fill-gradient-name="a1214" draw:stroke="non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7">
      <style:graphic-properties draw:fill="gradient" draw:fill-gradient-name="a1216" draw:stroke="none"/>
    </style:style>
    <style:style style:family="paragraph" style:name="a24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draw:fill="gradient" draw:fill-gradient-name="a1218" draw:stroke="non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graphic-properties draw:fill="gradient" draw:fill-gradient-name="a1720" draw:stroke="none"/>
    </style:style>
    <style:style style:family="graphic" style:name="a751">
      <style:graphic-properties draw:fill="gradient" draw:fill-gradient-name="a750" draw:stroke="none"/>
    </style:style>
    <style:style style:family="drawing-page" style:name="a1723">
      <style:drawing-page-properties draw:fill="bitmap" draw:fill-image-name="a17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3">
      <style:graphic-properties draw:fill="gradient" draw:fill-gradient-name="a752" draw:stroke="none"/>
    </style:style>
    <style:style style:family="graphic" style:name="a1724" style:parent-style-name="Graphics">
      <style:graphic-properties draw:fill="none" fo:clip="rect(0in, 0in, 0in, 0in)" draw:stroke="none" draw:image-opacity="30%"/>
    </style:style>
    <style:style style:family="text" style:name="a172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draw:fill="gradient" draw:fill-gradient-name="a754" draw:stroke="none"/>
    </style:style>
    <style:style style:family="text" style:name="a172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draw:fill="gradient" draw:fill-gradient-name="a756" draw:stroke="solid" svg:stroke-width="0.00002in" svg:stroke-color="#ffffff" svg:stroke-opacity="100%" draw:stroke-linejoin="miter" svg:stroke-linecap="butt"/>
    </style:style>
    <style:style style:family="presentation" style:name="a17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gradient" draw:fill-gradient-name="a758" draw:stroke="none"/>
    </style:style>
    <style:style style:family="paragraph" style:name="a25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draw:fill="gradient" draw:fill-gradient-name="a1220" draw:stroke="non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3">
      <style:graphic-properties draw:fill="gradient" draw:fill-gradient-name="a1222" draw:stroke="none"/>
    </style:style>
    <style:style style:family="paragraph" style:name="a25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draw:fill="gradient" draw:fill-gradient-name="a1224" draw:stroke="non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draw:fill="gradient" draw:fill-gradient-name="a1226" draw:stroke="none"/>
    </style:style>
    <style:style style:family="paragraph" style:name="a25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draw:fill="gradient" draw:fill-gradient-name="a1228" draw:stroke="non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draw:fill="gradient" draw:fill-gradient-name="a760" draw:stroke="non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draw:fill="gradient" draw:fill-gradient-name="a762" draw:stroke="non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draw:fill="gradient" draw:fill-gradient-name="a764" draw:stroke="non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draw:fill="gradient" draw:fill-gradient-name="a766" draw:stroke="none"/>
    </style:style>
    <style:style style:family="paragraph" style:name="a173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draw:fill="gradient" draw:fill-gradient-name="a768" draw:stroke="non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graphic-properties draw:fill="gradient" draw:fill-gradient-name="a1230" draw:stroke="non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draw:fill="gradient" draw:fill-gradient-name="a1232" draw:stroke="non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graphic-properties draw:fill="gradient" draw:fill-gradient-name="a1234" draw:stroke="non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37">
      <style:graphic-properties draw:fill="gradient" draw:fill-gradient-name="a1236" draw:stroke="non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draw:fill="gradient" draw:fill-gradient-name="a1238" draw:stroke="non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gradient" draw:fill-gradient-name="a770" draw:stroke="non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gradient" draw:fill-gradient-name="a772" draw:stroke="none"/>
    </style:style>
    <style:style style:family="presentation" style:name="a17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775">
      <style:graphic-properties draw:fill="gradient" draw:fill-gradient-name="a774" draw:stroke="none"/>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draw:fill="gradient" draw:fill-gradient-name="a776" draw:stroke="none"/>
    </style:style>
    <style:style style:family="paragraph" style:name="a17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9">
      <style:graphic-properties draw:fill="gradient" draw:fill-gradient-name="a778" draw:stroke="none"/>
    </style:style>
    <style:style style:family="graphic" style:name="a1241">
      <style:graphic-properties draw:fill="gradient" draw:fill-gradient-name="a1240" draw:stroke="none"/>
    </style:style>
    <style:style style:family="graphic" style:name="a271">
      <style:graphic-properties draw:fill="gradient" draw:fill-gradient-name="a270" draw:stroke="none"/>
    </style:style>
    <style:style style:family="graphic" style:name="a1243">
      <style:graphic-properties draw:fill="gradient" draw:fill-gradient-name="a1242" draw:stroke="none"/>
    </style:style>
    <style:style style:family="graphic" style:name="a273">
      <style:graphic-properties draw:fill="gradient" draw:fill-gradient-name="a272" draw:stroke="none"/>
    </style:style>
    <style:style style:family="graphic" style:name="a1245">
      <style:graphic-properties draw:fill="gradient" draw:fill-gradient-name="a1244" draw:stroke="none"/>
    </style:style>
    <style:style style:family="graphic" style:name="a275">
      <style:graphic-properties draw:fill="gradient" draw:fill-gradient-name="a274" draw:stroke="none"/>
    </style:style>
    <style:style style:family="graphic" style:name="a1247">
      <style:graphic-properties draw:fill="gradient" draw:fill-gradient-name="a1246" draw:stroke="none"/>
    </style:style>
    <style:style style:family="graphic" style:name="a277">
      <style:graphic-properties draw:fill="gradient" draw:fill-gradient-name="a276" draw:stroke="none"/>
    </style:style>
    <style:style style:family="graphic" style:name="a1249">
      <style:graphic-properties draw:fill="gradient" draw:fill-gradient-name="a1248" draw:stroke="solid" svg:stroke-width="0.00002in" svg:stroke-color="#ffffff" svg:stroke-opacity="100%" draw:stroke-linejoin="miter" svg:stroke-linecap="butt"/>
    </style:style>
    <style:style style:family="graphic" style:name="a279">
      <style:graphic-properties draw:fill="gradient" draw:fill-gradient-name="a278" draw:stroke="none"/>
    </style:style>
    <style:style style:family="text" style:name="a175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draw:fill="gradient" draw:fill-gradient-name="a780" draw:stroke="none"/>
    </style:style>
    <style:style style:family="presentation" style:name="a1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graphic-properties draw:fill="gradient" draw:fill-gradient-name="a782" draw:stroke="none"/>
    </style:style>
    <style:style style:family="paragraph" style:name="a1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5">
      <style:graphic-properties draw:fill="gradient" draw:fill-gradient-name="a784" draw:stroke="none"/>
    </style:style>
    <style:style style:family="graphic" style:name="a1757">
      <style:graphic-properties draw:fill="gradient" draw:fill-gradient-name="a1756" draw:stroke="none"/>
    </style:style>
    <style:style style:family="graphic" style:name="a787">
      <style:graphic-properties draw:fill="gradient" draw:fill-gradient-name="a786" draw:stroke="none"/>
    </style:style>
    <style:style style:family="graphic" style:name="a1759">
      <style:graphic-properties draw:fill="gradient" draw:fill-gradient-name="a1758" draw:stroke="none"/>
    </style:style>
    <style:style style:family="drawing-page" style:name="a789">
      <style:drawing-page-properties draw:fill="bitmap" draw:fill-image-name="a7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draw:fill="gradient" draw:fill-gradient-name="a1250" draw:stroke="none"/>
    </style:style>
    <style:style style:family="graphic" style:name="a281">
      <style:graphic-properties draw:fill="gradient" draw:fill-gradient-name="a280" draw:stroke="none"/>
    </style:style>
    <style:style style:family="graphic" style:name="a1253">
      <style:graphic-properties draw:fill="gradient" draw:fill-gradient-name="a1252" draw:stroke="none"/>
    </style:style>
    <style:style style:family="graphic" style:name="a283">
      <style:graphic-properties draw:fill="gradient" draw:fill-gradient-name="a282" draw:stroke="none"/>
    </style:style>
    <style:style style:family="graphic" style:name="a1255">
      <style:graphic-properties draw:fill="gradient" draw:fill-gradient-name="a1254" draw:stroke="none"/>
    </style:style>
    <style:style style:family="graphic" style:name="a285">
      <style:graphic-properties draw:fill="gradient" draw:fill-gradient-name="a284" draw:stroke="none"/>
    </style:style>
    <style:style style:family="graphic" style:name="a1257">
      <style:graphic-properties draw:fill="gradient" draw:fill-gradient-name="a1256" draw:stroke="none"/>
    </style:style>
    <style:style style:family="graphic" style:name="a287">
      <style:graphic-properties draw:fill="gradient" draw:fill-gradient-name="a286" draw:stroke="none"/>
    </style:style>
    <style:style style:family="graphic" style:name="a1259">
      <style:graphic-properties draw:fill="gradient" draw:fill-gradient-name="a1258" draw:stroke="none"/>
    </style:style>
    <style:style style:family="graphic" style:name="a289">
      <style:graphic-properties draw:fill="gradient" draw:fill-gradient-name="a288" draw:stroke="none"/>
    </style:style>
    <style:style style:family="graphic" style:name="a790" style:parent-style-name="Graphics">
      <style:graphic-properties draw:fill="none" fo:clip="rect(0in, 0in, 0in, 0in)" draw:stroke="none" draw:image-opacity="30%"/>
    </style:style>
    <style:style style:family="graphic" style:name="a1761">
      <style:graphic-properties draw:fill="gradient" draw:fill-gradient-name="a1760" draw:stroke="non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3">
      <style:graphic-properties draw:fill="gradient" draw:fill-gradient-name="a1762" draw:stroke="none"/>
    </style:style>
    <style:style style:family="paragraph" style:name="a7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65">
      <style:graphic-properties draw:fill="gradient" draw:fill-gradient-name="a1764" draw:stroke="none"/>
    </style:style>
    <style:style style:family="graphic" style:name="a100">
      <style:graphic-properties draw:fill="gradient" draw:fill-gradient-name="a99" draw:stroke="none"/>
    </style:style>
    <style:style style:family="text" style:name="a79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draw:fill="gradient" draw:fill-gradient-name="a1766" draw:stroke="none"/>
    </style:style>
    <style:style style:family="graphic" style:name="a102">
      <style:graphic-properties draw:fill="gradient" draw:fill-gradient-name="a101" draw:stroke="non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9">
      <style:graphic-properties draw:fill="gradient" draw:fill-gradient-name="a1768" draw:stroke="none"/>
    </style:style>
    <style:style style:family="graphic" style:name="a104">
      <style:graphic-properties draw:fill="gradient" draw:fill-gradient-name="a103" draw:stroke="none"/>
    </style:style>
    <style:style style:family="paragraph" style:name="a7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draw:fill="gradient" draw:fill-gradient-name="a105" draw:stroke="none"/>
    </style:style>
    <style:style style:family="drawing-page" style:name="a108">
      <style:drawing-page-properties draw:fill="bitmap" draw:fill-image-name="a107"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09" style:parent-style-name="Graphics">
      <style:graphic-properties draw:fill="none" fo:clip="rect(0in, 0in, 0in, 0in)" draw:stroke="none" draw:image-opacity="30%"/>
    </style:style>
    <style:style style:family="paragraph" style:name="a61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1">
      <style:graphic-properties draw:fill="gradient" draw:fill-gradient-name="a1260" draw:stroke="none"/>
    </style:style>
    <style:style style:family="graphic" style:name="a291">
      <style:graphic-properties draw:fill="gradient" draw:fill-gradient-name="a290" draw:stroke="none"/>
    </style:style>
    <style:style style:family="graphic" style:name="a1263">
      <style:graphic-properties draw:fill="gradient" draw:fill-gradient-name="a1262" draw:stroke="none"/>
    </style:style>
    <style:style style:family="graphic" style:name="a293">
      <style:graphic-properties draw:fill="gradient" draw:fill-gradient-name="a292" draw:stroke="none"/>
    </style:style>
    <style:style style:family="graphic" style:name="a1265">
      <style:graphic-properties draw:fill="gradient" draw:fill-gradient-name="a1264" draw:stroke="none"/>
    </style:style>
    <style:style style:family="graphic" style:name="a295">
      <style:graphic-properties draw:fill="gradient" draw:fill-gradient-name="a294" draw:stroke="none"/>
    </style:style>
    <style:style style:family="graphic" style:name="a1267">
      <style:graphic-properties draw:fill="gradient" draw:fill-gradient-name="a1266" draw:stroke="none"/>
    </style:style>
    <style:style style:family="graphic" style:name="a297">
      <style:graphic-properties draw:fill="gradient" draw:fill-gradient-name="a296" draw:stroke="none"/>
    </style:style>
    <style:style style:family="graphic" style:name="a1269">
      <style:graphic-properties draw:fill="gradient" draw:fill-gradient-name="a1268" draw:stroke="none"/>
    </style:style>
    <style:style style:family="graphic" style:name="a299">
      <style:graphic-properties draw:fill="gradient" draw:fill-gradient-name="a298" draw:stroke="none"/>
    </style:style>
    <style:style style:family="graphic" style:name="a1771">
      <style:graphic-properties draw:fill="gradient" draw:fill-gradient-name="a1770" draw:stroke="none"/>
    </style:style>
    <style:style style:family="graphic" style:name="a1773">
      <style:graphic-properties draw:fill="gradient" draw:fill-gradient-name="a1772" draw:stroke="none"/>
    </style:style>
    <style:style style:family="text" style:name="a11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5">
      <style:graphic-properties draw:fill="gradient" draw:fill-gradient-name="a1774" draw:stroke="none"/>
    </style:style>
    <style:style style:family="text" style:name="a11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draw:fill="gradient" draw:fill-gradient-name="a1776" draw:stroke="non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text-transform="uppercase" fo:color="#7c96a3"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9">
      <style:graphic-properties draw:fill="gradient" draw:fill-gradient-name="a1778" draw:stroke="none"/>
    </style:style>
    <style:style style:family="text" style:name="a115">
      <style:text-properties fo:text-transform="uppercase" fo:color="#7c96a3"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4">
      <style:graphic-properties draw:fill="gradient" draw:fill-gradient-name="a623" draw:stroke="none"/>
    </style:style>
    <style:style style:family="graphic" style:name="a626">
      <style:graphic-properties draw:fill="gradient" draw:fill-gradient-name="a625" draw:stroke="none"/>
    </style:style>
    <style:style style:family="graphic" style:name="a628">
      <style:graphic-properties draw:fill="gradient" draw:fill-gradient-name="a627" draw:stroke="none"/>
    </style:style>
    <style:style style:family="graphic" style:name="a1271">
      <style:graphic-properties draw:fill="gradient" draw:fill-gradient-name="a1270" draw:stroke="none"/>
    </style:style>
    <style:style style:family="graphic" style:name="a1273">
      <style:graphic-properties draw:fill="gradient" draw:fill-gradient-name="a1272" draw:stroke="none"/>
    </style:style>
    <style:style style:family="graphic" style:name="a1275">
      <style:graphic-properties draw:fill="gradient" draw:fill-gradient-name="a1274" draw:stroke="none"/>
    </style:style>
    <style:style style:family="graphic" style:name="a1277">
      <style:graphic-properties draw:fill="gradient" draw:fill-gradient-name="a1276" draw:stroke="none"/>
    </style:style>
    <style:style style:family="graphic" style:name="a1279">
      <style:graphic-properties draw:fill="gradient" draw:fill-gradient-name="a1278" draw:stroke="none"/>
    </style:style>
    <style:style style:family="graphic" style:name="a1781">
      <style:graphic-properties draw:fill="gradient" draw:fill-gradient-name="a1780" draw:stroke="none"/>
    </style:style>
    <style:style style:family="graphic" style:name="a1783">
      <style:graphic-properties draw:fill="gradient" draw:fill-gradient-name="a1782" draw:stroke="non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draw:fill="gradient" draw:fill-gradient-name="a1784" draw:stroke="non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7">
      <style:graphic-properties draw:fill="gradient" draw:fill-gradient-name="a1786" draw:stroke="none"/>
    </style:style>
    <style:style style:family="paragraph" style:name="a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89">
      <style:graphic-properties draw:fill="gradient" draw:fill-gradient-name="a1788" draw:stroke="non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gradient" draw:fill-gradient-name="a128" draw:stroke="none"/>
    </style:style>
    <style:style style:family="graphic" style:name="a630">
      <style:graphic-properties draw:fill="gradient" draw:fill-gradient-name="a629" draw:stroke="none"/>
    </style:style>
    <style:style style:family="presentation" style:name="a1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2">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draw:fill="gradient" draw:fill-gradient-name="a631" draw:stroke="none"/>
    </style:style>
    <style:style style:family="paragraph" style:name="a16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draw:fill="gradient" draw:fill-gradient-name="a633" draw:stroke="none"/>
    </style:style>
    <style:style style:family="presentation" style:name="a1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draw:fill="gradient" draw:fill-gradient-name="a635" draw:stroke="non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draw:fill="gradient" draw:fill-gradient-name="a637" draw:stroke="none"/>
    </style:style>
    <style:style style:family="presentation" style:name="a1609">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drawing-page" style:name="a1281">
      <style:drawing-page-properties draw:fill="bitmap" draw:fill-image-name="a12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2" style:parent-style-name="Graphics">
      <style:graphic-properties draw:fill="none" fo:clip="rect(0in, 0in, 0in, 0in)" draw:stroke="none" draw:image-opacity="30%"/>
    </style:style>
    <style:style style:family="text" style:name="a128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draw:fill="gradient" draw:fill-gradient-name="a1790" draw:stroke="none"/>
    </style:style>
    <style:style style:family="graphic" style:name="a1793">
      <style:graphic-properties draw:fill="gradient" draw:fill-gradient-name="a1792" draw:stroke="non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draw:fill="gradient" draw:fill-gradient-name="a1794" draw:stroke="none"/>
    </style:style>
    <style:style style:family="graphic" style:name="a131">
      <style:graphic-properties draw:fill="gradient" draw:fill-gradient-name="a130" draw:stroke="none"/>
    </style:style>
    <style:style style:family="paragraph" style:name="a1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7">
      <style:graphic-properties draw:fill="gradient" draw:fill-gradient-name="a1796" draw:stroke="none"/>
    </style:style>
    <style:style style:family="presentation" style:name="a1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
      <style:graphic-properties draw:fill="gradient" draw:fill-gradient-name="a132" draw:stroke="none"/>
    </style:style>
    <style:style style:family="text" style:name="a110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9">
      <style:graphic-properties draw:fill="gradient" draw:fill-gradient-name="a1798" draw:stroke="solid" svg:stroke-width="0.00002in" svg:stroke-color="#ffffff" svg:stroke-opacity="100%" draw:stroke-linejoin="miter" svg:stroke-linecap="butt"/>
    </style:style>
    <style:style style:family="paragraph" style:name="a1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draw:fill="gradient" draw:fill-gradient-name="a134" draw:stroke="none"/>
    </style:style>
    <style:style style:family="presentation" style:name="a1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draw:fill="gradient" draw:fill-gradient-name="a136" draw:stroke="none"/>
    </style:style>
    <style:style style:family="paragraph" style:name="a1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draw:fill="gradient" draw:fill-gradient-name="a138" draw:stroke="none"/>
    </style:style>
    <style:style style:family="graphic" style:name="a640">
      <style:graphic-properties draw:fill="gradient" draw:fill-gradient-name="a639" draw:stroke="none"/>
    </style:style>
    <style:style style:family="paragraph" style:name="a16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gradient" draw:fill-gradient-name="a641" draw:stroke="none"/>
    </style:style>
    <style:style style:family="presentation" style:name="a16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4">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graphic-properties draw:fill="gradient" draw:fill-gradient-name="a643" draw:stroke="none"/>
    </style:style>
    <style:style style:family="paragraph" style:name="a16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draw:fill="gradient" draw:fill-gradient-name="a645" draw:stroke="none"/>
    </style:style>
    <style:style style:family="presentation" style:name="a1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graphic-properties draw:fill="gradient" draw:fill-gradient-name="a647" draw:stroke="non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2">
      <style:graphic-properties draw:fill="gradient" draw:fill-gradient-name="a1111" draw:stroke="none"/>
    </style:style>
    <style:style style:family="graphic" style:name="a141">
      <style:graphic-properties draw:fill="gradient" draw:fill-gradient-name="a140" draw:stroke="none"/>
    </style:style>
    <style:style style:family="graphic" style:name="a1114">
      <style:graphic-properties draw:fill="gradient" draw:fill-gradient-name="a1113" draw:stroke="none"/>
    </style:style>
    <style:style style:family="graphic" style:name="a143">
      <style:graphic-properties draw:fill="gradient" draw:fill-gradient-name="a142" draw:stroke="none"/>
    </style:style>
    <style:style style:family="graphic" style:name="a1116">
      <style:graphic-properties draw:fill="gradient" draw:fill-gradient-name="a1115" draw:stroke="none"/>
    </style:style>
    <style:style style:family="graphic" style:name="a145">
      <style:graphic-properties draw:fill="gradient" draw:fill-gradient-name="a144" draw:stroke="none"/>
    </style:style>
    <style:style style:family="graphic" style:name="a1118">
      <style:graphic-properties draw:fill="gradient" draw:fill-gradient-name="a1117" draw:stroke="none"/>
    </style:style>
    <style:style style:family="graphic" style:name="a147">
      <style:graphic-properties draw:fill="gradient" draw:fill-gradient-name="a146" draw:stroke="none"/>
    </style:style>
    <style:style style:family="paragraph" style:name="a162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gradient" draw:fill-gradient-name="a148" draw:stroke="none"/>
    </style:style>
    <style:style style:family="graphic" style:name="a650">
      <style:graphic-properties draw:fill="gradient" draw:fill-gradient-name="a649" draw:stroke="none"/>
    </style:style>
    <style:style style:family="presentation" style:name="a1621">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draw:fill="gradient" draw:fill-gradient-name="a651" draw:stroke="none"/>
    </style:style>
    <style:style style:family="paragraph" style:name="a162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draw:fill="gradient" draw:fill-gradient-name="a653" draw:stroke="none"/>
    </style:style>
    <style:style style:family="presentation" style:name="a1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6">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6">
      <style:graphic-properties draw:fill="gradient" draw:fill-gradient-name="a655" draw:stroke="none"/>
    </style:style>
    <style:style style:family="paragraph" style:name="a16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gradient" draw:fill-gradient-name="a657" draw:stroke="none"/>
    </style:style>
    <style:style style:family="presentation" style:name="a1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20">
      <style:graphic-properties draw:fill="gradient" draw:fill-gradient-name="a1119" draw:stroke="none"/>
    </style:style>
    <style:style style:family="graphic" style:name="a2" style:parent-style-name="Graphics">
      <style:graphic-properties draw:fill="none" fo:clip="rect(0in, 0in, 0in, 0in)" draw:stroke="none" draw:image-opacity="30%"/>
    </style:style>
    <style:style style:family="graphic" style:name="a151">
      <style:graphic-properties draw:fill="gradient" draw:fill-gradient-name="a150" draw:stroke="none"/>
    </style:style>
    <style:style style:family="graphic" style:name="a1122">
      <style:graphic-properties draw:fill="gradient" draw:fill-gradient-name="a1121" draw:stroke="none"/>
    </style:style>
    <style:style style:family="text" style:name="a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draw:fill="gradient" draw:fill-gradient-name="a152" draw:stroke="none"/>
    </style:style>
    <style:style style:family="graphic" style:name="a1124">
      <style:graphic-properties draw:fill="gradient" draw:fill-gradient-name="a1123" draw:stroke="non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draw:fill="gradient" draw:fill-gradient-name="a154" draw:stroke="none"/>
    </style:style>
    <style:style style:family="graphic" style:name="a1126">
      <style:graphic-properties draw:fill="gradient" draw:fill-gradient-name="a1125" draw:stroke="non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gradient" draw:fill-gradient-name="a156" draw:stroke="none"/>
    </style:style>
    <style:style style:family="graphic" style:name="a1128">
      <style:graphic-properties draw:fill="gradient" draw:fill-gradient-name="a1127" draw:stroke="non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draw:fill="gradient" draw:fill-gradient-name="a158" draw:stroke="non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draw:fill="gradient" draw:fill-gradient-name="a659" draw:stroke="non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draw:fill="gradient" draw:fill-gradient-name="a661" draw:stroke="none"/>
    </style:style>
    <style:style style:family="presentation" style:name="a1633">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gradient" draw:fill-gradient-name="a663" draw:stroke="none"/>
    </style:style>
    <style:style style:family="paragraph" style:name="a163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draw:fill="gradient" draw:fill-gradient-name="a665" draw:stroke="solid" svg:stroke-width="0.00002in" svg:stroke-color="#ffffff" svg:stroke-opacity="100%" draw:stroke-linejoin="miter" svg:stroke-linecap="butt"/>
    </style:style>
    <style:style style:family="presentation" style:name="a1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draw:fill="gradient" draw:fill-gradient-name="a667" draw:stroke="none"/>
    </style:style>
    <style:style style:family="graphic" style:name="a1130">
      <style:graphic-properties draw:fill="gradient" draw:fill-gradient-name="a1129" draw:stroke="none"/>
    </style:style>
    <style:style style:family="graphic" style:name="a161">
      <style:graphic-properties draw:fill="gradient" draw:fill-gradient-name="a160" draw:stroke="none"/>
    </style:style>
    <style:style style:family="graphic" style:name="a1132">
      <style:graphic-properties draw:fill="gradient" draw:fill-gradient-name="a1131" draw:stroke="none"/>
    </style:style>
    <style:style style:family="graphic" style:name="a163">
      <style:graphic-properties draw:fill="gradient" draw:fill-gradient-name="a162" draw:stroke="none"/>
    </style:style>
    <style:style style:family="graphic" style:name="a1134">
      <style:graphic-properties draw:fill="gradient" draw:fill-gradient-name="a1133" draw:stroke="none"/>
    </style:style>
    <style:style style:family="graphic" style:name="a165">
      <style:graphic-properties draw:fill="gradient" draw:fill-gradient-name="a164" draw:stroke="none"/>
    </style:style>
    <style:style style:family="graphic" style:name="a1136">
      <style:graphic-properties draw:fill="gradient" draw:fill-gradient-name="a1135" draw:stroke="none"/>
    </style:style>
    <style:style style:family="graphic" style:name="a167">
      <style:graphic-properties draw:fill="gradient" draw:fill-gradient-name="a166" draw:stroke="none"/>
    </style:style>
    <style:style style:family="graphic" style:name="a1138">
      <style:graphic-properties draw:fill="gradient" draw:fill-gradient-name="a1137" draw:stroke="none"/>
    </style:style>
    <style:style style:family="graphic" style:name="a169">
      <style:graphic-properties draw:fill="gradient" draw:fill-gradient-name="a168" draw:stroke="none"/>
    </style:style>
    <style:style style:family="paragraph" style:name="a16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draw:fill="gradient" draw:fill-gradient-name="a669" draw:stroke="none"/>
    </style:style>
    <style:style style:family="presentation" style:name="a1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gradient" draw:fill-gradient-name="a671" draw:stroke="none"/>
    </style:style>
    <style:style style:family="paragraph" style:name="a1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gradient" draw:fill-gradient-name="a673" draw:stroke="non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draw:fill="gradient" draw:fill-gradient-name="a675" draw:stroke="none"/>
    </style:style>
    <style:style style:family="presentation" style:name="a1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8">
      <style:graphic-properties draw:fill="gradient" draw:fill-gradient-name="a677" draw:stroke="none"/>
    </style:style>
    <style:style style:family="graphic" style:name="a1649">
      <style:graphic-properties draw:fill="gradient" draw:fill-gradient-name="a1648" draw:stroke="none"/>
    </style:style>
    <style:style style:family="graphic" style:name="a1140">
      <style:graphic-properties draw:fill="gradient" draw:fill-gradient-name="a1139" draw:stroke="none"/>
    </style:style>
    <style:style style:family="graphic" style:name="a171">
      <style:graphic-properties draw:fill="gradient" draw:fill-gradient-name="a170" draw:stroke="none"/>
    </style:style>
    <style:style style:family="graphic" style:name="a1142">
      <style:graphic-properties draw:fill="gradient" draw:fill-gradient-name="a1141" draw:stroke="none"/>
    </style:style>
    <style:style style:family="graphic" style:name="a173">
      <style:graphic-properties draw:fill="gradient" draw:fill-gradient-name="a172" draw:stroke="none"/>
    </style:style>
    <style:style style:family="graphic" style:name="a1144">
      <style:graphic-properties draw:fill="gradient" draw:fill-gradient-name="a1143" draw:stroke="none"/>
    </style:style>
    <style:style style:family="graphic" style:name="a175">
      <style:graphic-properties draw:fill="gradient" draw:fill-gradient-name="a174" draw:stroke="none"/>
    </style:style>
    <style:style style:family="graphic" style:name="a1146">
      <style:graphic-properties draw:fill="gradient" draw:fill-gradient-name="a1145" draw:stroke="none"/>
    </style:style>
    <style:style style:family="graphic" style:name="a177">
      <style:graphic-properties draw:fill="gradient" draw:fill-gradient-name="a176" draw:stroke="none"/>
    </style:style>
    <style:style style:family="graphic" style:name="a1148">
      <style:graphic-properties draw:fill="gradient" draw:fill-gradient-name="a1147" draw:stroke="none"/>
    </style:style>
    <style:style style:family="graphic" style:name="a179">
      <style:graphic-properties draw:fill="gradient" draw:fill-gradient-name="a178" draw:stroke="none"/>
    </style:style>
    <style:style style:family="graphic" style:name="a680">
      <style:graphic-properties draw:fill="gradient" draw:fill-gradient-name="a679" draw:stroke="none"/>
    </style:style>
    <style:style style:family="graphic" style:name="a1651">
      <style:graphic-properties draw:fill="gradient" draw:fill-gradient-name="a1650" draw:stroke="none"/>
    </style:style>
    <style:style style:family="graphic" style:name="a682">
      <style:graphic-properties draw:fill="gradient" draw:fill-gradient-name="a681" draw:stroke="none"/>
    </style:style>
    <style:style style:family="graphic" style:name="a1653">
      <style:graphic-properties draw:fill="gradient" draw:fill-gradient-name="a1652" draw:stroke="none"/>
    </style:style>
    <style:style style:family="graphic" style:name="a684">
      <style:graphic-properties draw:fill="gradient" draw:fill-gradient-name="a683" draw:stroke="none"/>
    </style:style>
    <style:style style:family="graphic" style:name="a1655">
      <style:graphic-properties draw:fill="gradient" draw:fill-gradient-name="a1654" draw:stroke="none"/>
    </style:style>
    <style:style style:family="graphic" style:name="a686">
      <style:graphic-properties draw:fill="gradient" draw:fill-gradient-name="a685" draw:stroke="none"/>
    </style:style>
    <style:style style:family="graphic" style:name="a1657">
      <style:graphic-properties draw:fill="gradient" draw:fill-gradient-name="a1656" draw:stroke="none"/>
    </style:style>
    <style:style style:family="graphic" style:name="a688">
      <style:graphic-properties draw:fill="gradient" draw:fill-gradient-name="a687" draw:stroke="none"/>
    </style:style>
    <style:style style:family="graphic" style:name="a1659">
      <style:graphic-properties draw:fill="gradient" draw:fill-gradient-name="a1658" draw:stroke="none"/>
    </style:style>
    <style:style style:family="graphic" style:name="a501">
      <style:graphic-properties draw:fill="gradient" draw:fill-gradient-name="a500" draw:stroke="none"/>
    </style:style>
    <style:style style:family="graphic" style:name="a503">
      <style:graphic-properties draw:fill="gradient" draw:fill-gradient-name="a502" draw:stroke="none"/>
    </style:style>
    <style:style style:family="graphic" style:name="a505">
      <style:graphic-properties draw:fill="gradient" draw:fill-gradient-name="a504" draw:stroke="none"/>
    </style:style>
    <style:style style:family="graphic" style:name="a507">
      <style:graphic-properties draw:fill="gradient" draw:fill-gradient-name="a506" draw:stroke="none"/>
    </style:style>
    <style:style style:family="graphic" style:name="a1150">
      <style:graphic-properties draw:fill="gradient" draw:fill-gradient-name="a1149" draw:stroke="none"/>
    </style:style>
    <style:style style:family="graphic" style:name="a509">
      <style:graphic-properties draw:fill="gradient" draw:fill-gradient-name="a508" draw:stroke="none"/>
    </style:style>
    <style:style style:family="graphic" style:name="a181">
      <style:graphic-properties draw:fill="gradient" draw:fill-gradient-name="a180" draw:stroke="none"/>
    </style:style>
    <style:style style:family="graphic" style:name="a1152">
      <style:graphic-properties draw:fill="gradient" draw:fill-gradient-name="a1151" draw:stroke="none"/>
    </style:style>
    <style:style style:family="graphic" style:name="a183">
      <style:graphic-properties draw:fill="gradient" draw:fill-gradient-name="a182" draw:stroke="none"/>
    </style:style>
    <style:style style:family="graphic" style:name="a1154">
      <style:graphic-properties draw:fill="gradient" draw:fill-gradient-name="a1153" draw:stroke="solid" svg:stroke-width="0.00002in" svg:stroke-color="#ffffff" svg:stroke-opacity="100%" draw:stroke-linejoin="miter" svg:stroke-linecap="butt"/>
    </style:style>
    <style:style style:family="graphic" style:name="a185">
      <style:graphic-properties draw:fill="gradient" draw:fill-gradient-name="a184" draw:stroke="none"/>
    </style:style>
    <style:style style:family="graphic" style:name="a1156">
      <style:graphic-properties draw:fill="gradient" draw:fill-gradient-name="a1155" draw:stroke="none"/>
    </style:style>
    <style:style style:family="graphic" style:name="a187">
      <style:graphic-properties draw:fill="gradient" draw:fill-gradient-name="a186" draw:stroke="none"/>
    </style:style>
    <style:style style:family="graphic" style:name="a1158">
      <style:graphic-properties draw:fill="gradient" draw:fill-gradient-name="a1157" draw:stroke="none"/>
    </style:style>
    <style:style style:family="graphic" style:name="a189">
      <style:graphic-properties draw:fill="gradient" draw:fill-gradient-name="a188" draw:stroke="none"/>
    </style:style>
    <style:style style:family="graphic" style:name="a1661">
      <style:graphic-properties draw:fill="gradient" draw:fill-gradient-name="a1660" draw:stroke="none"/>
    </style:style>
    <style:style style:family="graphic" style:name="a690">
      <style:graphic-properties draw:fill="gradient" draw:fill-gradient-name="a689" draw:stroke="none"/>
    </style:style>
    <style:style style:family="graphic" style:name="a1663">
      <style:graphic-properties draw:fill="gradient" draw:fill-gradient-name="a1662" draw:stroke="none"/>
    </style:style>
    <style:style style:family="graphic" style:name="a692">
      <style:graphic-properties draw:fill="gradient" draw:fill-gradient-name="a691" draw:stroke="none"/>
    </style:style>
    <style:style style:family="graphic" style:name="a1665">
      <style:graphic-properties draw:fill="gradient" draw:fill-gradient-name="a1664" draw:stroke="none"/>
    </style:style>
    <style:style style:family="graphic" style:name="a694">
      <style:graphic-properties draw:fill="gradient" draw:fill-gradient-name="a693" draw:stroke="none"/>
    </style:style>
    <style:style style:family="graphic" style:name="a1667">
      <style:graphic-properties draw:fill="gradient" draw:fill-gradient-name="a1666" draw:stroke="none"/>
    </style:style>
    <style:style style:family="graphic" style:name="a696">
      <style:graphic-properties draw:fill="gradient" draw:fill-gradient-name="a695" draw:stroke="none"/>
    </style:style>
    <style:style style:family="graphic" style:name="a1669">
      <style:graphic-properties draw:fill="gradient" draw:fill-gradient-name="a1668" draw:stroke="none"/>
    </style:style>
    <style:style style:family="drawing-page" style:name="a698">
      <style:drawing-page-properties draw:fill="bitmap" draw:fill-image-name="a6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9" style:parent-style-name="Graphics">
      <style:graphic-properties draw:fill="none" fo:clip="rect(0in, 0in, 0in, 0in)" draw:stroke="none" draw:image-opacity="30%"/>
    </style:style>
    <style:style style:family="graphic" style:name="a511">
      <style:graphic-properties draw:fill="gradient" draw:fill-gradient-name="a510" draw:stroke="none"/>
    </style:style>
    <style:style style:family="graphic" style:name="a513">
      <style:graphic-properties draw:fill="gradient" draw:fill-gradient-name="a512" draw:stroke="none"/>
    </style:style>
    <style:style style:family="graphic" style:name="a515">
      <style:graphic-properties draw:fill="gradient" draw:fill-gradient-name="a514" draw:stroke="none"/>
    </style:style>
    <style:style style:family="graphic" style:name="a517">
      <style:graphic-properties draw:fill="gradient" draw:fill-gradient-name="a516" draw:stroke="none"/>
    </style:style>
    <style:style style:family="graphic" style:name="a1160">
      <style:graphic-properties draw:fill="gradient" draw:fill-gradient-name="a1159" draw:stroke="none"/>
    </style:style>
    <style:style style:family="graphic" style:name="a519">
      <style:graphic-properties draw:fill="gradient" draw:fill-gradient-name="a518" draw:stroke="none"/>
    </style:style>
    <style:style style:family="graphic" style:name="a191">
      <style:graphic-properties draw:fill="gradient" draw:fill-gradient-name="a190" draw:stroke="none"/>
    </style:style>
    <style:style style:family="graphic" style:name="a1162">
      <style:graphic-properties draw:fill="gradient" draw:fill-gradient-name="a1161" draw:stroke="none"/>
    </style:style>
    <style:style style:family="graphic" style:name="a193">
      <style:graphic-properties draw:fill="gradient" draw:fill-gradient-name="a192" draw:stroke="none"/>
    </style:style>
    <style:style style:family="graphic" style:name="a1164">
      <style:graphic-properties draw:fill="gradient" draw:fill-gradient-name="a1163" draw:stroke="none"/>
    </style:style>
    <style:style style:family="graphic" style:name="a195">
      <style:graphic-properties draw:fill="gradient" draw:fill-gradient-name="a194" draw:stroke="none"/>
    </style:style>
    <style:style style:family="graphic" style:name="a1166">
      <style:graphic-properties draw:fill="gradient" draw:fill-gradient-name="a1165" draw:stroke="none"/>
    </style:style>
    <style:style style:family="graphic" style:name="a197">
      <style:graphic-properties draw:fill="gradient" draw:fill-gradient-name="a196" draw:stroke="none"/>
    </style:style>
    <style:style style:family="graphic" style:name="a1168">
      <style:graphic-properties draw:fill="gradient" draw:fill-gradient-name="a1167" draw:stroke="none"/>
    </style:style>
    <style:style style:family="graphic" style:name="a199">
      <style:graphic-properties draw:fill="gradient" draw:fill-gradient-name="a198" draw:stroke="none"/>
    </style:style>
    <style:style style:family="graphic" style:name="a1671">
      <style:graphic-properties draw:fill="gradient" draw:fill-gradient-name="a1670" draw:stroke="none"/>
    </style:style>
    <style:style style:family="graphic" style:name="a1673">
      <style:graphic-properties draw:fill="gradient" draw:fill-gradient-name="a1672" draw:stroke="none"/>
    </style:style>
    <style:style style:family="graphic" style:name="a1675">
      <style:graphic-properties draw:fill="gradient" draw:fill-gradient-name="a1674" draw:stroke="none"/>
    </style:style>
    <style:style style:family="graphic" style:name="a1677">
      <style:graphic-properties draw:fill="gradient" draw:fill-gradient-name="a1676" draw:stroke="none"/>
    </style:style>
    <style:style style:family="graphic" style:name="a1679">
      <style:graphic-properties draw:fill="gradient" draw:fill-gradient-name="a1678" draw:stroke="none"/>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draw:fill="gradient" draw:fill-gradient-name="a520" draw:stroke="non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gradient" draw:fill-gradient-name="a522" draw:stroke="non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gradient" draw:fill-gradient-name="a524" draw:stroke="non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draw:fill="gradient" draw:fill-gradient-name="a526" draw:stroke="non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draw:fill="gradient" draw:fill-gradient-name="a1169" draw:stroke="none"/>
    </style:style>
    <style:style style:family="graphic" style:name="a529">
      <style:graphic-properties draw:fill="gradient" draw:fill-gradient-name="a528" draw:stroke="none"/>
    </style:style>
    <style:style style:family="graphic" style:name="a1172">
      <style:graphic-properties draw:fill="gradient" draw:fill-gradient-name="a1171" draw:stroke="none"/>
    </style:style>
    <style:style style:family="graphic" style:name="a1174">
      <style:graphic-properties draw:fill="gradient" draw:fill-gradient-name="a1173" draw:stroke="none"/>
    </style:style>
    <style:style style:family="graphic" style:name="a1176">
      <style:graphic-properties draw:fill="gradient" draw:fill-gradient-name="a1175" draw:stroke="none"/>
    </style:style>
    <style:style style:family="graphic" style:name="a1178">
      <style:graphic-properties draw:fill="gradient" draw:fill-gradient-name="a1177" draw:stroke="none"/>
    </style:style>
    <style:style style:family="graphic" style:name="a1681">
      <style:graphic-properties draw:fill="gradient" draw:fill-gradient-name="a1680" draw:stroke="none"/>
    </style:style>
    <style:style style:family="graphic" style:name="a1683">
      <style:graphic-properties draw:fill="gradient" draw:fill-gradient-name="a1682" draw:stroke="none"/>
    </style:style>
    <style:style style:family="graphic" style:name="a1685">
      <style:graphic-properties draw:fill="gradient" draw:fill-gradient-name="a1684" draw:stroke="none"/>
    </style:style>
    <style:style style:family="graphic" style:name="a1687">
      <style:graphic-properties draw:fill="gradient" draw:fill-gradient-name="a1686" draw:stroke="none"/>
    </style:style>
    <style:style style:family="graphic" style:name="a1689">
      <style:graphic-properties draw:fill="gradient" draw:fill-gradient-name="a1688" draw:stroke="none"/>
    </style:style>
    <style:style style:family="paragraph" style:name="a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draw:fill="gradient" draw:fill-gradient-name="a530" draw:stroke="none"/>
    </style:style>
    <style:style style:family="presentation" style:name="a1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draw:fill="gradient" draw:fill-gradient-name="a532" draw:stroke="solid" svg:stroke-width="0.00002in" svg:stroke-color="#ffffff" svg:stroke-opacity="100%" draw:stroke-linejoin="miter" svg:stroke-linecap="butt"/>
    </style:style>
    <style:style style:family="paragraph" style:name="a1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draw:fill="gradient" draw:fill-gradient-name="a534" draw:stroke="none"/>
    </style:style>
    <style:style style:family="presentation" style:name="a1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gradient" draw:fill-gradient-name="a536" draw:stroke="none"/>
    </style:style>
    <style:style style:family="paragraph" style:name="a15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0">
      <style:graphic-properties draw:fill="gradient" draw:fill-gradient-name="a1179" draw:stroke="none"/>
    </style:style>
    <style:style style:family="graphic" style:name="a539">
      <style:graphic-properties draw:fill="gradient" draw:fill-gradient-name="a538" draw:stroke="none"/>
    </style:style>
    <style:style style:family="graphic" style:name="a1182">
      <style:graphic-properties draw:fill="gradient" draw:fill-gradient-name="a1181" draw:stroke="none"/>
    </style:style>
    <style:style style:family="graphic" style:name="a1184">
      <style:graphic-properties draw:fill="gradient" draw:fill-gradient-name="a1183" draw:stroke="none"/>
    </style:style>
    <style:style style:family="drawing-page" style:name="a1186">
      <style:drawing-page-properties draw:fill="bitmap" draw:fill-image-name="a11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7" style:parent-style-name="Graphics">
      <style:graphic-properties draw:fill="none" fo:clip="rect(0in, 0in, 0in, 0in)" draw:stroke="none" draw:image-opacity="30%"/>
    </style:style>
    <style:style style:family="text" style:name="a118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1">
      <style:graphic-properties draw:fill="gradient" draw:fill-gradient-name="a1690" draw:stroke="solid" svg:stroke-width="0.00002in" svg:stroke-color="#ffffff" svg:stroke-opacity="100%" draw:stroke-linejoin="miter" svg:stroke-linecap="butt"/>
    </style:style>
    <style:style style:family="graphic" style:name="a1693">
      <style:graphic-properties draw:fill="gradient" draw:fill-gradient-name="a1692" draw:stroke="none"/>
    </style:style>
    <style:style style:family="graphic" style:name="a1695">
      <style:graphic-properties draw:fill="gradient" draw:fill-gradient-name="a1694" draw:stroke="non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graphic-properties draw:fill="gradient" draw:fill-gradient-name="a1696" draw:stroke="none"/>
    </style:style>
    <style:style style:family="paragraph" style:name="a10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9">
      <style:graphic-properties draw:fill="gradient" draw:fill-gradient-name="a1698" draw:stroke="non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6">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draw:fill="gradient" draw:fill-gradient-name="a540" draw:stroke="non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draw:fill="gradient" draw:fill-gradient-name="a542" draw:stroke="none"/>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gradient" draw:fill-gradient-name="a33" draw:stroke="none"/>
    </style:style>
    <style:style style:family="text" style:name="a151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gradient" draw:fill-gradient-name="a544" draw:stroke="none"/>
    </style:style>
    <style:style style:family="paragraph" style:name="a1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gradient" draw:fill-gradient-name="a35" draw:stroke="none"/>
    </style:style>
    <style:style style:family="presentation" style:name="a1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7">
      <style:graphic-properties draw:fill="gradient" draw:fill-gradient-name="a546" draw:stroke="non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gradient" draw:fill-gradient-name="a37" draw:stroke="none"/>
    </style:style>
    <style:style style:family="paragraph" style:name="a11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gradient" draw:fill-gradient-name="a548" draw:stroke="non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13">
      <style:graphic-properties draw:fill="gradient" draw:fill-gradient-name="a1012" draw:stroke="none"/>
    </style:style>
    <style:style style:family="graphic" style:name="a1015">
      <style:graphic-properties draw:fill="gradient" draw:fill-gradient-name="a1014" draw:stroke="none"/>
    </style:style>
    <style:style style:family="graphic" style:name="a1017">
      <style:graphic-properties draw:fill="gradient" draw:fill-gradient-name="a1016" draw:stroke="none"/>
    </style:style>
    <style:style style:family="graphic" style:name="a1019">
      <style:graphic-properties draw:fill="gradient" draw:fill-gradient-name="a1018" draw:stroke="none"/>
    </style:style>
    <style:style style:family="graphic" style:name="a40">
      <style:graphic-properties draw:fill="gradient" draw:fill-gradient-name="a39" draw:stroke="none"/>
    </style:style>
    <style:style style:family="presentation" style:name="a1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1">
      <style:graphic-properties draw:fill="gradient" draw:fill-gradient-name="a550" draw:stroke="none"/>
    </style:style>
    <style:style style:family="graphic" style:name="a1522">
      <style:graphic-properties draw:fill="gradient" draw:fill-gradient-name="a1521" draw:stroke="none"/>
    </style:style>
    <style:style style:family="graphic" style:name="a42">
      <style:graphic-properties draw:fill="gradient" draw:fill-gradient-name="a41" draw:stroke="none"/>
    </style:style>
    <style:style style:family="graphic" style:name="a553">
      <style:graphic-properties draw:fill="gradient" draw:fill-gradient-name="a552" draw:stroke="none"/>
    </style:style>
    <style:style style:family="graphic" style:name="a1524">
      <style:graphic-properties draw:fill="gradient" draw:fill-gradient-name="a1523" draw:stroke="none"/>
    </style:style>
    <style:style style:family="graphic" style:name="a44">
      <style:graphic-properties draw:fill="gradient" draw:fill-gradient-name="a43" draw:stroke="none"/>
    </style:style>
    <style:style style:family="graphic" style:name="a555">
      <style:graphic-properties draw:fill="gradient" draw:fill-gradient-name="a554" draw:stroke="none"/>
    </style:style>
    <style:style style:family="graphic" style:name="a1526">
      <style:graphic-properties draw:fill="gradient" draw:fill-gradient-name="a1525" draw:stroke="none"/>
    </style:style>
    <style:style style:family="graphic" style:name="a46">
      <style:graphic-properties draw:fill="gradient" draw:fill-gradient-name="a45" draw:stroke="none"/>
    </style:style>
    <style:style style:family="graphic" style:name="a557">
      <style:graphic-properties draw:fill="gradient" draw:fill-gradient-name="a556" draw:stroke="none"/>
    </style:style>
    <style:style style:family="graphic" style:name="a1528">
      <style:graphic-properties draw:fill="gradient" draw:fill-gradient-name="a1527" draw:stroke="none"/>
    </style:style>
    <style:style style:family="graphic" style:name="a48">
      <style:graphic-properties draw:fill="gradient" draw:fill-gradient-name="a47" draw:stroke="none"/>
    </style:style>
    <style:style style:family="graphic" style:name="a559">
      <style:graphic-properties draw:fill="gradient" draw:fill-gradient-name="a558" draw:stroke="none"/>
    </style:style>
    <style:style style:family="graphic" style:name="a1021">
      <style:graphic-properties draw:fill="gradient" draw:fill-gradient-name="a1020" draw:stroke="none"/>
    </style:style>
    <style:style style:family="graphic" style:name="a1023">
      <style:graphic-properties draw:fill="gradient" draw:fill-gradient-name="a1022" draw:stroke="none"/>
    </style:style>
    <style:style style:family="graphic" style:name="a1025">
      <style:graphic-properties draw:fill="gradient" draw:fill-gradient-name="a1024" draw:stroke="none"/>
    </style:style>
    <style:style style:family="graphic" style:name="a1027">
      <style:graphic-properties draw:fill="gradient" draw:fill-gradient-name="a1026" draw:stroke="none"/>
    </style:style>
    <style:style style:family="graphic" style:name="a1029">
      <style:graphic-properties draw:fill="gradient" draw:fill-gradient-name="a1028" draw:stroke="none"/>
    </style:style>
    <style:style style:family="graphic" style:name="a50">
      <style:graphic-properties draw:fill="gradient" draw:fill-gradient-name="a49" draw:stroke="none"/>
    </style:style>
    <style:style style:family="graphic" style:name="a1530">
      <style:graphic-properties draw:fill="gradient" draw:fill-gradient-name="a1529" draw:stroke="none"/>
    </style:style>
    <style:style style:family="graphic" style:name="a561">
      <style:graphic-properties draw:fill="gradient" draw:fill-gradient-name="a560" draw:stroke="none"/>
    </style:style>
    <style:style style:family="graphic" style:name="a1532">
      <style:graphic-properties draw:fill="gradient" draw:fill-gradient-name="a1531" draw:stroke="none"/>
    </style:style>
    <style:style style:family="graphic" style:name="a52">
      <style:graphic-properties draw:fill="gradient" draw:fill-gradient-name="a51" draw:stroke="none"/>
    </style:style>
    <style:style style:family="graphic" style:name="a563">
      <style:graphic-properties draw:fill="gradient" draw:fill-gradient-name="a562" draw:stroke="none"/>
    </style:style>
    <style:style style:family="graphic" style:name="a1534">
      <style:graphic-properties draw:fill="gradient" draw:fill-gradient-name="a1533" draw:stroke="none"/>
    </style:style>
    <style:style style:family="graphic" style:name="a54">
      <style:graphic-properties draw:fill="gradient" draw:fill-gradient-name="a53" draw:stroke="none"/>
    </style:style>
    <style:style style:family="drawing-page" style:name="a565">
      <style:drawing-page-properties draw:fill="bitmap" draw:fill-image-name="a5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36">
      <style:graphic-properties draw:fill="gradient" draw:fill-gradient-name="a1535" draw:stroke="none"/>
    </style:style>
    <style:style style:family="graphic" style:name="a56">
      <style:graphic-properties draw:fill="gradient" draw:fill-gradient-name="a55" draw:stroke="none"/>
    </style:style>
    <style:style style:family="graphic" style:name="a566" style:parent-style-name="Graphics">
      <style:graphic-properties draw:fill="none" fo:clip="rect(0in, 0in, 0in, 0in)" draw:stroke="none" draw:image-opacity="30%"/>
    </style:style>
    <style:style style:family="text" style:name="a56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8">
      <style:graphic-properties draw:fill="gradient" draw:fill-gradient-name="a1537" draw:stroke="none"/>
    </style:style>
    <style:style style:family="graphic" style:name="a58">
      <style:graphic-properties draw:fill="gradient" draw:fill-gradient-name="a57" draw:stroke="none"/>
    </style:style>
    <style:style style:family="text" style:name="a56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draw:fill="gradient" draw:fill-gradient-name="a1030" draw:stroke="none"/>
    </style:style>
    <style:style style:family="graphic" style:name="a1033">
      <style:graphic-properties draw:fill="gradient" draw:fill-gradient-name="a1032" draw:stroke="none"/>
    </style:style>
    <style:style style:family="graphic" style:name="a1035">
      <style:graphic-properties draw:fill="gradient" draw:fill-gradient-name="a1034" draw:stroke="none"/>
    </style:style>
    <style:style style:family="graphic" style:name="a1037">
      <style:graphic-properties draw:fill="gradient" draw:fill-gradient-name="a1036" draw:stroke="none"/>
    </style:style>
    <style:style style:family="graphic" style:name="a1039">
      <style:graphic-properties draw:fill="gradient" draw:fill-gradient-name="a1038" draw:stroke="none"/>
    </style:style>
    <style:style style:family="graphic" style:name="a60">
      <style:graphic-properties draw:fill="gradient" draw:fill-gradient-name="a59" draw:stroke="none"/>
    </style:style>
    <style:style style:family="graphic" style:name="a1540">
      <style:graphic-properties draw:fill="gradient" draw:fill-gradient-name="a1539" draw:stroke="non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draw:fill="gradient" draw:fill-gradient-name="a1541" draw:stroke="none"/>
    </style:style>
    <style:style style:family="graphic" style:name="a62">
      <style:graphic-properties draw:fill="gradient" draw:fill-gradient-name="a61" draw:stroke="none"/>
    </style:style>
    <style:style style:family="paragraph" style:name="a5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gradient" draw:fill-gradient-name="a63" draw:stroke="none"/>
    </style:style>
    <style:style style:family="graphic" style:name="a1544">
      <style:graphic-properties draw:fill="gradient" draw:fill-gradient-name="a1543" draw:stroke="non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6">
      <style:graphic-properties draw:fill="gradient" draw:fill-gradient-name="a1545" draw:stroke="none"/>
    </style:style>
    <style:style style:family="graphic" style:name="a66">
      <style:graphic-properties draw:fill="gradient" draw:fill-gradient-name="a65" draw:stroke="none"/>
    </style:style>
    <style:style style:family="paragraph" style:name="a57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gradient" draw:fill-gradient-name="a67" draw:stroke="none"/>
    </style:style>
    <style:style style:family="graphic" style:name="a1548">
      <style:graphic-properties draw:fill="gradient" draw:fill-gradient-name="a1547" draw:stroke="non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draw:fill="gradient" draw:fill-gradient-name="a1040" draw:stroke="none"/>
    </style:style>
    <style:style style:family="paragraph" style:name="a9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draw:fill="gradient" draw:fill-gradient-name="a1042" draw:stroke="non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draw:fill="gradient" draw:fill-gradient-name="a1044" draw:stroke="none"/>
    </style:style>
    <style:style style:family="paragraph" style:name="a9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draw:fill="gradient" draw:fill-gradient-name="a1046" draw:stroke="none"/>
    </style:style>
    <style:style style:family="presentation"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draw:fill="gradient" draw:fill-gradient-name="a1048" draw:stroke="none"/>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draw:fill="gradient" draw:fill-gradient-name="a1549" draw:stroke="none"/>
    </style:style>
    <style:style style:family="graphic" style:name="a70">
      <style:graphic-properties draw:fill="gradient" draw:fill-gradient-name="a69" draw:stroke="non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graphic-properties draw:fill="gradient" draw:fill-gradient-name="a1551" draw:stroke="none"/>
    </style:style>
    <style:style style:family="graphic" style:name="a72">
      <style:graphic-properties draw:fill="gradient" draw:fill-gradient-name="a71" draw:stroke="none"/>
    </style:style>
    <style:style style:family="paragraph" style:name="a58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draw:fill="gradient" draw:fill-gradient-name="a73" draw:stroke="none"/>
    </style:style>
    <style:style style:family="graphic" style:name="a1554">
      <style:graphic-properties draw:fill="gradient" draw:fill-gradient-name="a1553" draw:stroke="non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draw:fill="gradient" draw:fill-gradient-name="a1555" draw:stroke="none"/>
    </style:style>
    <style:style style:family="graphic" style:name="a76">
      <style:graphic-properties draw:fill="gradient" draw:fill-gradient-name="a75" draw:stroke="solid" svg:stroke-width="0.00002in" svg:stroke-color="#ffffff" svg:stroke-opacity="100%" draw:stroke-linejoin="miter" svg:stroke-linecap="butt"/>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8">
      <style:graphic-properties draw:fill="gradient" draw:fill-gradient-name="a1557" draw:stroke="none"/>
    </style:style>
    <style:style style:family="graphic" style:name="a78">
      <style:graphic-properties draw:fill="gradient" draw:fill-gradient-name="a77" draw:stroke="non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2">
      <style:graphic-properties draw:fill="gradient" draw:fill-gradient-name="a401" draw:stroke="none"/>
    </style:style>
    <style:style style:family="graphic" style:name="a404">
      <style:graphic-properties draw:fill="gradient" draw:fill-gradient-name="a403" draw:stroke="none"/>
    </style:style>
    <style:style style:family="graphic" style:name="a406">
      <style:graphic-properties draw:fill="gradient" draw:fill-gradient-name="a405" draw:stroke="none"/>
    </style:style>
    <style:style style:family="graphic" style:name="a408">
      <style:graphic-properties draw:fill="gradient" draw:fill-gradient-name="a407" draw:stroke="solid" svg:stroke-width="0.00002in" svg:stroke-color="#ffffff" svg:stroke-opacity="100%" draw:stroke-linejoin="miter" svg:stroke-linecap="butt"/>
    </style:style>
    <style:style style:family="graphic" style:name="a1051">
      <style:graphic-properties draw:fill="gradient" draw:fill-gradient-name="a1050" draw:stroke="non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draw:fill="gradient" draw:fill-gradient-name="a1052" draw:stroke="none"/>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5">
      <style:graphic-properties draw:fill="gradient" draw:fill-gradient-name="a1054" draw:stroke="solid" svg:stroke-width="0.00002in" svg:stroke-color="#ffffff" svg:stroke-opacity="100%" draw:stroke-linejoin="miter" svg:stroke-linecap="butt"/>
    </style:style>
    <style:style style:family="graphic" style:name="a914">
      <style:graphic-properties draw:fill="gradient" draw:fill-gradient-name="a913" draw:stroke="none"/>
    </style:style>
    <style:style style:family="graphic" style:name="a1057">
      <style:graphic-properties draw:fill="gradient" draw:fill-gradient-name="a1056" draw:stroke="none"/>
    </style:style>
    <style:style style:family="graphic" style:name="a916">
      <style:graphic-properties draw:fill="gradient" draw:fill-gradient-name="a915" draw:stroke="none"/>
    </style:style>
    <style:style style:family="graphic" style:name="a1059">
      <style:graphic-properties draw:fill="gradient" draw:fill-gradient-name="a1058" draw:stroke="none"/>
    </style:style>
    <style:style style:family="graphic" style:name="a918">
      <style:graphic-properties draw:fill="gradient" draw:fill-gradient-name="a917" draw:stroke="none"/>
    </style:style>
    <style:style style:family="graphic" style:name="a1560">
      <style:graphic-properties draw:fill="gradient" draw:fill-gradient-name="a1559" draw:stroke="none"/>
    </style:style>
    <style:style style:family="graphic" style:name="a80">
      <style:graphic-properties draw:fill="gradient" draw:fill-gradient-name="a79" draw:stroke="non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2">
      <style:graphic-properties draw:fill="gradient" draw:fill-gradient-name="a1561" draw:stroke="none"/>
    </style:style>
    <style:style style:family="graphic" style:name="a82">
      <style:graphic-properties draw:fill="gradient" draw:fill-gradient-name="a81" draw:stroke="none"/>
    </style:style>
    <style:style style:family="text" style:name="a592">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draw:fill="gradient" draw:fill-gradient-name="a1563" draw:stroke="solid" svg:stroke-width="0.00002in" svg:stroke-color="#ffffff" svg:stroke-opacity="100%" draw:stroke-linejoin="miter" svg:stroke-linecap="butt"/>
    </style:style>
    <style:style style:family="graphic" style:name="a84">
      <style:graphic-properties draw:fill="gradient" draw:fill-gradient-name="a83" draw:stroke="non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66">
      <style:graphic-properties draw:fill="gradient" draw:fill-gradient-name="a1565" draw:stroke="none"/>
    </style:style>
    <style:style style:family="graphic" style:name="a86">
      <style:graphic-properties draw:fill="gradient" draw:fill-gradient-name="a85" draw:stroke="non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draw:fill="gradient" draw:fill-gradient-name="a1567" draw:stroke="none"/>
    </style:style>
    <style:style style:family="graphic" style:name="a88">
      <style:graphic-properties draw:fill="gradient" draw:fill-gradient-name="a87" draw:stroke="non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gradient" draw:fill-gradient-name="a409" draw:stroke="none"/>
    </style:style>
    <style:style style:family="graphic" style:name="a412">
      <style:graphic-properties draw:fill="gradient" draw:fill-gradient-name="a411" draw:stroke="none"/>
    </style:style>
    <style:style style:family="graphic" style:name="a414">
      <style:graphic-properties draw:fill="gradient" draw:fill-gradient-name="a413" draw:stroke="none"/>
    </style:style>
    <style:style style:family="graphic" style:name="a416">
      <style:graphic-properties draw:fill="gradient" draw:fill-gradient-name="a415" draw:stroke="none"/>
    </style:style>
    <style:style style:family="graphic" style:name="a418">
      <style:graphic-properties draw:fill="gradient" draw:fill-gradient-name="a417" draw:stroke="none"/>
    </style:style>
    <style:style style:family="graphic" style:name="a1061">
      <style:graphic-properties draw:fill="gradient" draw:fill-gradient-name="a1060" draw:stroke="none"/>
    </style:style>
    <style:style style:family="graphic" style:name="a920">
      <style:graphic-properties draw:fill="gradient" draw:fill-gradient-name="a919" draw:stroke="none"/>
    </style:style>
    <style:style style:family="graphic" style:name="a1063">
      <style:graphic-properties draw:fill="gradient" draw:fill-gradient-name="a1062" draw:stroke="none"/>
    </style:style>
    <style:style style:family="graphic" style:name="a922">
      <style:graphic-properties draw:fill="gradient" draw:fill-gradient-name="a921" draw:stroke="none"/>
    </style:style>
    <style:style style:family="graphic" style:name="a1065">
      <style:graphic-properties draw:fill="gradient" draw:fill-gradient-name="a1064" draw:stroke="none"/>
    </style:style>
    <style:style style:family="graphic" style:name="a924">
      <style:graphic-properties draw:fill="gradient" draw:fill-gradient-name="a923" draw:stroke="none"/>
    </style:style>
    <style:style style:family="graphic" style:name="a1067">
      <style:graphic-properties draw:fill="gradient" draw:fill-gradient-name="a1066" draw:stroke="none"/>
    </style:style>
    <style:style style:family="graphic" style:name="a926">
      <style:graphic-properties draw:fill="gradient" draw:fill-gradient-name="a925" draw:stroke="none"/>
    </style:style>
    <style:style style:family="graphic" style:name="a1069">
      <style:graphic-properties draw:fill="gradient" draw:fill-gradient-name="a1068" draw:stroke="none"/>
    </style:style>
    <style:style style:family="graphic" style:name="a928">
      <style:graphic-properties draw:fill="gradient" draw:fill-gradient-name="a927" draw:stroke="none"/>
    </style:style>
    <style:style style:family="graphic" style:name="a1570">
      <style:graphic-properties draw:fill="gradient" draw:fill-gradient-name="a1569" draw:stroke="none"/>
    </style:style>
    <style:style style:family="graphic" style:name="a90">
      <style:graphic-properties draw:fill="gradient" draw:fill-gradient-name="a89" draw:stroke="none"/>
    </style:style>
    <style:style style:family="graphic" style:name="a92">
      <style:graphic-properties draw:fill="gradient" draw:fill-gradient-name="a91" draw:stroke="none"/>
    </style:style>
    <style:style style:family="graphic" style:name="a1572">
      <style:graphic-properties draw:fill="gradient" draw:fill-gradient-name="a1571" draw:stroke="none"/>
    </style:style>
    <style:style style:family="graphic" style:name="a94">
      <style:graphic-properties draw:fill="gradient" draw:fill-gradient-name="a93" draw:stroke="none"/>
    </style:style>
    <style:style style:family="graphic" style:name="a1574">
      <style:graphic-properties draw:fill="gradient" draw:fill-gradient-name="a1573" draw:stroke="none"/>
    </style:style>
    <style:style style:family="graphic" style:name="a96">
      <style:graphic-properties draw:fill="gradient" draw:fill-gradient-name="a95" draw:stroke="none"/>
    </style:style>
    <style:style style:family="graphic" style:name="a1576">
      <style:graphic-properties draw:fill="gradient" draw:fill-gradient-name="a1575" draw:stroke="none"/>
    </style:style>
    <style:style style:family="graphic" style:name="a98">
      <style:graphic-properties draw:fill="gradient" draw:fill-gradient-name="a97" draw:stroke="none"/>
    </style:style>
    <style:style style:family="graphic" style:name="a1578">
      <style:graphic-properties draw:fill="gradient" draw:fill-gradient-name="a1577" draw:stroke="none"/>
    </style:style>
    <style:style style:family="graphic" style:name="a420">
      <style:graphic-properties draw:fill="gradient" draw:fill-gradient-name="a419" draw:stroke="none"/>
    </style:style>
    <style:style style:family="graphic" style:name="a422">
      <style:graphic-properties draw:fill="gradient" draw:fill-gradient-name="a421" draw:stroke="none"/>
    </style:style>
    <style:style style:family="graphic" style:name="a424">
      <style:graphic-properties draw:fill="gradient" draw:fill-gradient-name="a423" draw:stroke="none"/>
    </style:style>
    <style:style style:family="graphic" style:name="a426">
      <style:graphic-properties draw:fill="gradient" draw:fill-gradient-name="a425" draw:stroke="none"/>
    </style:style>
    <style:style style:family="graphic" style:name="a428">
      <style:graphic-properties draw:fill="gradient" draw:fill-gradient-name="a427" draw:stroke="none"/>
    </style:style>
    <style:style style:family="graphic" style:name="a1071">
      <style:graphic-properties draw:fill="gradient" draw:fill-gradient-name="a1070" draw:stroke="none"/>
    </style:style>
    <style:style style:family="graphic" style:name="a930">
      <style:graphic-properties draw:fill="gradient" draw:fill-gradient-name="a929" draw:stroke="none"/>
    </style:style>
    <style:style style:family="graphic" style:name="a1901">
      <style:graphic-properties draw:fill="gradient" draw:fill-gradient-name="a1900" draw:stroke="none"/>
    </style:style>
    <style:style style:family="graphic" style:name="a1073">
      <style:graphic-properties draw:fill="gradient" draw:fill-gradient-name="a1072" draw:stroke="none"/>
    </style:style>
    <style:style style:family="graphic" style:name="a932">
      <style:graphic-properties draw:fill="gradient" draw:fill-gradient-name="a931" draw:stroke="none"/>
    </style:style>
    <style:style style:family="graphic" style:name="a1903">
      <style:graphic-properties draw:fill="gradient" draw:fill-gradient-name="a1902" draw:stroke="none"/>
    </style:style>
    <style:style style:family="graphic" style:name="a1075">
      <style:graphic-properties draw:fill="gradient" draw:fill-gradient-name="a1074" draw:stroke="none"/>
    </style:style>
    <style:style style:family="graphic" style:name="a934">
      <style:graphic-properties draw:fill="gradient" draw:fill-gradient-name="a933" draw:stroke="none"/>
    </style:style>
    <style:style style:family="graphic" style:name="a1905">
      <style:graphic-properties draw:fill="gradient" draw:fill-gradient-name="a1904" draw:stroke="none"/>
    </style:style>
    <style:style style:family="graphic" style:name="a1077">
      <style:graphic-properties draw:fill="gradient" draw:fill-gradient-name="a1076" draw:stroke="none"/>
    </style:style>
    <style:style style:family="graphic" style:name="a936">
      <style:graphic-properties draw:fill="gradient" draw:fill-gradient-name="a935" draw:stroke="none"/>
    </style:style>
    <style:style style:family="graphic" style:name="a1907">
      <style:graphic-properties draw:fill="gradient" draw:fill-gradient-name="a1906" draw:stroke="solid" svg:stroke-width="0.00002in" svg:stroke-color="#ffffff" svg:stroke-opacity="100%" draw:stroke-linejoin="miter" svg:stroke-linecap="butt"/>
    </style:style>
    <style:style style:family="graphic" style:name="a1079">
      <style:graphic-properties draw:fill="gradient" draw:fill-gradient-name="a1078" draw:stroke="none"/>
    </style:style>
    <style:style style:family="graphic" style:name="a1580">
      <style:graphic-properties draw:fill="gradient" draw:fill-gradient-name="a1579" draw:stroke="none"/>
    </style:style>
    <style:style style:family="graphic" style:name="a1909">
      <style:graphic-properties draw:fill="gradient" draw:fill-gradient-name="a1908" draw:stroke="none"/>
    </style:style>
    <style:style style:family="graphic" style:name="a938">
      <style:graphic-properties draw:fill="gradient" draw:fill-gradient-name="a937" draw:stroke="none"/>
    </style:style>
    <style:style style:family="graphic" style:name="a1582">
      <style:graphic-properties draw:fill="gradient" draw:fill-gradient-name="a1581" draw:stroke="none"/>
    </style:style>
    <style:style style:family="graphic" style:name="a1584">
      <style:graphic-properties draw:fill="gradient" draw:fill-gradient-name="a1583" draw:stroke="none"/>
    </style:style>
    <style:style style:family="graphic" style:name="a1586">
      <style:graphic-properties draw:fill="gradient" draw:fill-gradient-name="a1585" draw:stroke="none"/>
    </style:style>
    <style:style style:family="graphic" style:name="a1588">
      <style:graphic-properties draw:fill="gradient" draw:fill-gradient-name="a1587" draw:stroke="none"/>
    </style:style>
    <style:style style:family="text" style:name="a140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draw:fill="gradient" draw:fill-gradient-name="a429" draw:stroke="none"/>
    </style:style>
    <style:style style:family="paragraph" style:name="a1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2">
      <style:graphic-properties draw:fill="gradient" draw:fill-gradient-name="a431" draw:stroke="non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draw:fill="gradient" draw:fill-gradient-name="a433" draw:stroke="none"/>
    </style:style>
    <style:style style:family="presentation" style:name="a1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6">
      <style:graphic-properties draw:fill="gradient" draw:fill-gradient-name="a435" draw:stroke="none"/>
    </style:style>
    <style:style style:family="graphic" style:name="a1407">
      <style:graphic-properties draw:fill="gradient" draw:fill-gradient-name="a1406" draw:stroke="none"/>
    </style:style>
    <style:style style:family="graphic" style:name="a438">
      <style:graphic-properties draw:fill="gradient" draw:fill-gradient-name="a437" draw:stroke="none"/>
    </style:style>
    <style:style style:family="graphic" style:name="a1409">
      <style:graphic-properties draw:fill="gradient" draw:fill-gradient-name="a1408" draw:stroke="none"/>
    </style:style>
    <style:style style:family="graphic" style:name="a1081">
      <style:graphic-properties draw:fill="gradient" draw:fill-gradient-name="a1080" draw:stroke="none"/>
    </style:style>
    <style:style style:family="graphic" style:name="a940">
      <style:graphic-properties draw:fill="gradient" draw:fill-gradient-name="a939" draw:stroke="none"/>
    </style:style>
    <style:style style:family="graphic" style:name="a1911">
      <style:graphic-properties draw:fill="gradient" draw:fill-gradient-name="a1910" draw:stroke="none"/>
    </style:style>
    <style:style style:family="graphic" style:name="a1083">
      <style:graphic-properties draw:fill="gradient" draw:fill-gradient-name="a1082" draw:stroke="none"/>
    </style:style>
    <style:style style:family="graphic" style:name="a942">
      <style:graphic-properties draw:fill="gradient" draw:fill-gradient-name="a941" draw:stroke="none"/>
    </style:style>
    <style:style style:family="graphic" style:name="a1913">
      <style:graphic-properties draw:fill="gradient" draw:fill-gradient-name="a1912" draw:stroke="none"/>
    </style:style>
    <style:style style:family="graphic" style:name="a1085">
      <style:graphic-properties draw:fill="gradient" draw:fill-gradient-name="a1084" draw:stroke="none"/>
    </style:style>
    <style:style style:family="graphic" style:name="a944">
      <style:graphic-properties draw:fill="gradient" draw:fill-gradient-name="a943" draw:stroke="none"/>
    </style:style>
    <style:style style:family="graphic" style:name="a1915">
      <style:graphic-properties draw:fill="gradient" draw:fill-gradient-name="a1914" draw:stroke="none"/>
    </style:style>
    <style:style style:family="drawing-page" style:name="a1087">
      <style:drawing-page-properties draw:fill="bitmap" draw:fill-image-name="a10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6">
      <style:graphic-properties draw:fill="gradient" draw:fill-gradient-name="a945" draw:stroke="none"/>
    </style:style>
    <style:style style:family="graphic" style:name="a1917">
      <style:graphic-properties draw:fill="gradient" draw:fill-gradient-name="a1916" draw:stroke="none"/>
    </style:style>
    <style:style style:family="graphic" style:name="a1088" style:parent-style-name="Graphics">
      <style:graphic-properties draw:fill="none" fo:clip="rect(0in, 0in, 0in, 0in)" draw:stroke="none" draw:image-opacity="30%"/>
    </style:style>
    <style:style style:family="text" style:name="a108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draw:fill="gradient" draw:fill-gradient-name="a1589" draw:stroke="none"/>
    </style:style>
    <style:style style:family="graphic" style:name="a1919">
      <style:graphic-properties draw:fill="gradient" draw:fill-gradient-name="a1918" draw:stroke="none"/>
    </style:style>
    <style:style style:family="graphic" style:name="a948">
      <style:graphic-properties draw:fill="gradient" draw:fill-gradient-name="a947" draw:stroke="none"/>
    </style:style>
    <style:style style:family="graphic" style:name="a1592">
      <style:graphic-properties draw:fill="gradient" draw:fill-gradient-name="a1591" draw:stroke="none"/>
    </style:style>
    <style:style style:family="graphic" style:name="a1594">
      <style:graphic-properties draw:fill="gradient" draw:fill-gradient-name="a1593" draw:stroke="none"/>
    </style:style>
    <style:style style:family="drawing-page" style:name="a1596">
      <style:drawing-page-properties draw:fill="bitmap" draw:fill-image-name="a15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7" style:parent-style-name="Graphics">
      <style:graphic-properties draw:fill="none" fo:clip="rect(0in, 0in, 0in, 0in)" draw:stroke="none" draw:image-opacity="30%"/>
    </style:style>
    <style:style style:family="text" style:name="a159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bitmap" draw:fill-image-name="a4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1">
      <style:graphic-properties draw:fill="gradient" draw:fill-gradient-name="a1410" draw:stroke="none"/>
    </style:style>
    <style:style style:family="graphic" style:name="a441" style:parent-style-name="Graphics">
      <style:graphic-properties draw:fill="none" fo:clip="rect(0in, 0in, 0in, 0in)" draw:stroke="none" draw:image-opacity="30%"/>
    </style:style>
    <style:style style:family="text" style:name="a44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draw:fill="gradient" draw:fill-gradient-name="a1412" draw:stroke="none"/>
    </style:style>
    <style:style style:family="text" style:name="a44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draw:fill="gradient" draw:fill-gradient-name="a1414" draw:stroke="non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7">
      <style:graphic-properties draw:fill="gradient" draw:fill-gradient-name="a1416" draw:stroke="none"/>
    </style:style>
    <style:style style:family="paragraph" style:name="a44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9">
      <style:graphic-properties draw:fill="gradient" draw:fill-gradient-name="a1418" draw:stroke="non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draw:fill="gradient" draw:fill-gradient-name="a949" draw:stroke="none"/>
    </style:style>
    <style:style style:family="graphic" style:name="a1921">
      <style:graphic-properties draw:fill="gradient" draw:fill-gradient-name="a1920" draw:stroke="none"/>
    </style:style>
    <style:style style:family="presentation" style:name="a10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draw:fill="gradient" draw:fill-gradient-name="a951" draw:stroke="none"/>
    </style:style>
    <style:style style:family="graphic" style:name="a1923">
      <style:graphic-properties draw:fill="gradient" draw:fill-gradient-name="a1922" draw:stroke="non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draw:fill="gradient" draw:fill-gradient-name="a953" draw:stroke="none"/>
    </style:style>
    <style:style style:family="graphic" style:name="a1925">
      <style:graphic-properties draw:fill="gradient" draw:fill-gradient-name="a1924" draw:stroke="none"/>
    </style:style>
    <style:style style:family="presentation" style:name="a1096">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graphic-properties draw:fill="gradient" draw:fill-gradient-name="a955" draw:stroke="solid" svg:stroke-width="0.00002in" svg:stroke-color="#ffffff" svg:stroke-opacity="100%" draw:stroke-linejoin="miter" svg:stroke-linecap="butt"/>
    </style:style>
    <style:style style:family="graphic" style:name="a1927">
      <style:graphic-properties draw:fill="gradient" draw:fill-gradient-name="a1926" draw:stroke="none"/>
    </style:style>
    <style:style style:family="paragraph" style:name="a10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draw:fill="gradient" draw:fill-gradient-name="a957" draw:stroke="none"/>
    </style:style>
    <style:style style:family="graphic" style:name="a1929">
      <style:graphic-properties draw:fill="gradient" draw:fill-gradient-name="a1928" draw:stroke="none"/>
    </style:style>
    <style:style style:family="paragraph" style:name="a45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draw:fill="gradient" draw:fill-gradient-name="a1420" draw:stroke="non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3">
      <style:graphic-properties draw:fill="gradient" draw:fill-gradient-name="a1422" draw:stroke="none"/>
    </style:style>
    <style:style style:family="paragraph" style:name="a45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draw:fill="gradient" draw:fill-gradient-name="a1424" draw:stroke="non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draw:fill="gradient" draw:fill-gradient-name="a1426" draw:stroke="non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9">
      <style:graphic-properties draw:fill="gradient" draw:fill-gradient-name="a1428" draw:stroke="non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draw:fill="gradient" draw:fill-gradient-name="a959" draw:stroke="none"/>
    </style:style>
    <style:style style:family="graphic" style:name="a1931">
      <style:graphic-properties draw:fill="gradient" draw:fill-gradient-name="a1930" draw:stroke="none"/>
    </style:style>
    <style:style style:family="graphic" style:name="a962">
      <style:graphic-properties draw:fill="gradient" draw:fill-gradient-name="a961" draw:stroke="none"/>
    </style:style>
    <style:style style:family="graphic" style:name="a1933">
      <style:graphic-properties draw:fill="gradient" draw:fill-gradient-name="a1932" draw:stroke="none"/>
    </style:style>
    <style:style style:family="graphic" style:name="a964">
      <style:graphic-properties draw:fill="gradient" draw:fill-gradient-name="a963" draw:stroke="none"/>
    </style:style>
    <style:style style:family="graphic" style:name="a1935">
      <style:graphic-properties draw:fill="gradient" draw:fill-gradient-name="a1934" draw:stroke="none"/>
    </style:style>
    <style:style style:family="graphic" style:name="a966">
      <style:graphic-properties draw:fill="gradient" draw:fill-gradient-name="a965" draw:stroke="none"/>
    </style:style>
    <style:style style:family="graphic" style:name="a1937">
      <style:graphic-properties draw:fill="gradient" draw:fill-gradient-name="a1936" draw:stroke="none"/>
    </style:style>
    <style:style style:family="graphic" style:name="a968">
      <style:graphic-properties draw:fill="gradient" draw:fill-gradient-name="a967" draw:stroke="none"/>
    </style:style>
    <style:style style:family="paragraph" style:name="a46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draw:fill="gradient" draw:fill-gradient-name="a1430" draw:stroke="non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3">
      <style:graphic-properties draw:fill="gradient" draw:fill-gradient-name="a1432" draw:stroke="non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draw:fill="gradient" draw:fill-gradient-name="a1434" draw:stroke="non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draw:fill="gradient" draw:fill-gradient-name="a1436" draw:stroke="none"/>
    </style:style>
    <style:style style:family="paragraph" style:name="a46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draw:fill="gradient" draw:fill-gradient-name="a1438" draw:stroke="non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draw:fill="gradient" draw:fill-gradient-name="a969" draw:stroke="none"/>
    </style:style>
    <style:style style:family="graphic" style:name="a972">
      <style:graphic-properties draw:fill="gradient" draw:fill-gradient-name="a971" draw:stroke="none"/>
    </style:style>
    <style:style style:family="graphic" style:name="a974">
      <style:graphic-properties draw:fill="gradient" draw:fill-gradient-name="a973" draw:stroke="none"/>
    </style:style>
    <style:style style:family="graphic" style:name="a976">
      <style:graphic-properties draw:fill="gradient" draw:fill-gradient-name="a975" draw:stroke="none"/>
    </style:style>
    <style:style style:family="graphic" style:name="a978">
      <style:graphic-properties draw:fill="gradient" draw:fill-gradient-name="a977" draw:stroke="none"/>
    </style:style>
    <style:style style:family="paragraph" style:name="a47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draw:fill="gradient" draw:fill-gradient-name="a1440" draw:stroke="non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draw:fill="gradient" draw:fill-gradient-name="a1442" draw:stroke="none"/>
    </style:style>
    <style:style style:family="paragraph" style:name="a47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draw:fill="gradient" draw:fill-gradient-name="a1444"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7">
      <style:graphic-properties draw:fill="gradient" draw:fill-gradient-name="a1446" draw:stroke="none"/>
    </style:style>
    <style:style style:family="paragraph" style:name="a47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draw:fill="gradient" draw:fill-gradient-name="a1448" draw:stroke="solid" svg:stroke-width="0.00002in" svg:stroke-color="#ffffff" svg:stroke-opacity="100%" draw:stroke-linejoin="miter" svg:stroke-linecap="butt"/>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0">
      <style:graphic-properties draw:fill="gradient" draw:fill-gradient-name="a979" draw:stroke="none"/>
    </style:style>
    <style:style style:family="graphic" style:name="a982">
      <style:graphic-properties draw:fill="gradient" draw:fill-gradient-name="a981" draw:stroke="none"/>
    </style:style>
    <style:style style:family="graphic" style:name="a984">
      <style:graphic-properties draw:fill="gradient" draw:fill-gradient-name="a983" draw:stroke="none"/>
    </style:style>
    <style:style style:family="graphic" style:name="a986">
      <style:graphic-properties draw:fill="gradient" draw:fill-gradient-name="a985" draw:stroke="none"/>
    </style:style>
    <style:style style:family="drawing-page" style:name="a988">
      <style:drawing-page-properties draw:fill="bitmap" draw:fill-image-name="a9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9" style:parent-style-name="Graphics">
      <style:graphic-properties draw:fill="none" fo:clip="rect(0in, 0in, 0in, 0in)" draw:stroke="none" draw:image-opacity="30%"/>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2">
      <style:graphic-properties draw:fill="gradient" draw:fill-gradient-name="a801" draw:stroke="none"/>
    </style:style>
    <style:style style:family="graphic" style:name="a804">
      <style:graphic-properties draw:fill="gradient" draw:fill-gradient-name="a803" draw:stroke="none"/>
    </style:style>
    <style:style style:family="graphic" style:name="a806">
      <style:graphic-properties draw:fill="gradient" draw:fill-gradient-name="a805" draw:stroke="none"/>
    </style:style>
    <style:style style:family="graphic" style:name="a808">
      <style:graphic-properties draw:fill="gradient" draw:fill-gradient-name="a807" draw:stroke="non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draw:fill="gradient" draw:fill-gradient-name="a1450" draw:stroke="non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draw:fill="gradient" draw:fill-gradient-name="a1452" draw:stroke="non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draw:fill="gradient" draw:fill-gradient-name="a1454" draw:stroke="non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57">
      <style:graphic-properties draw:fill="gradient" draw:fill-gradient-name="a1456" draw:stroke="non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draw:fill="gradient" draw:fill-gradient-name="a1458" draw:stroke="non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draw:fill="gradient" draw:fill-gradient-name="a300" draw:stroke="none"/>
    </style:style>
    <style:style style:family="paragraph" style:name="a99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draw:fill="gradient" draw:fill-gradient-name="a302" draw:stroke="none"/>
    </style:style>
    <style:style style:family="presentation" style:name="a997">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
      <style:graphic-properties draw:fill="gradient" draw:fill-gradient-name="a304" draw:stroke="none"/>
    </style:style>
    <style:style style:family="paragraph" style:name="a99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draw:fill="gradient" draw:fill-gradient-name="a306" draw:stroke="none"/>
    </style:style>
    <style:style style:family="graphic" style:name="a309">
      <style:graphic-properties draw:fill="gradient" draw:fill-gradient-name="a308" draw:stroke="none"/>
    </style:style>
    <style:style style:family="graphic" style:name="a810">
      <style:graphic-properties draw:fill="gradient" draw:fill-gradient-name="a809" draw:stroke="none"/>
    </style:style>
    <style:style style:family="graphic" style:name="a812">
      <style:graphic-properties draw:fill="gradient" draw:fill-gradient-name="a811" draw:stroke="none"/>
    </style:style>
    <style:style style:family="graphic" style:name="a814">
      <style:graphic-properties draw:fill="gradient" draw:fill-gradient-name="a813" draw:stroke="none"/>
    </style:style>
    <style:style style:family="graphic" style:name="a816">
      <style:graphic-properties draw:fill="gradient" draw:fill-gradient-name="a815" draw:stroke="none"/>
    </style:style>
    <style:style style:family="graphic" style:name="a818">
      <style:graphic-properties draw:fill="gradient" draw:fill-gradient-name="a817" draw:stroke="none"/>
    </style:style>
    <style:style style:family="graphic" style:name="a1461">
      <style:graphic-properties draw:fill="gradient" draw:fill-gradient-name="a1460" draw:stroke="none"/>
    </style:style>
    <style:style style:family="graphic" style:name="a491">
      <style:graphic-properties draw:fill="gradient" draw:fill-gradient-name="a490" draw:stroke="none"/>
    </style:style>
    <style:style style:family="graphic" style:name="a1463">
      <style:graphic-properties draw:fill="gradient" draw:fill-gradient-name="a1462" draw:stroke="none"/>
    </style:style>
    <style:style style:family="graphic" style:name="a493">
      <style:graphic-properties draw:fill="gradient" draw:fill-gradient-name="a492" draw:stroke="none"/>
    </style:style>
    <style:style style:family="graphic" style:name="a1465">
      <style:graphic-properties draw:fill="gradient" draw:fill-gradient-name="a1464" draw:stroke="none"/>
    </style:style>
    <style:style style:family="graphic" style:name="a495">
      <style:graphic-properties draw:fill="gradient" draw:fill-gradient-name="a494" draw:stroke="none"/>
    </style:style>
    <style:style style:family="graphic" style:name="a1467">
      <style:graphic-properties draw:fill="gradient" draw:fill-gradient-name="a1466" draw:stroke="none"/>
    </style:style>
    <style:style style:family="graphic" style:name="a497">
      <style:graphic-properties draw:fill="gradient" draw:fill-gradient-name="a496" draw:stroke="none"/>
    </style:style>
    <style:style style:family="graphic" style:name="a1469">
      <style:graphic-properties draw:fill="gradient" draw:fill-gradient-name="a1468" draw:stroke="none"/>
    </style:style>
    <style:style style:family="graphic" style:name="a499">
      <style:graphic-properties draw:fill="gradient" draw:fill-gradient-name="a498" draw:stroke="none"/>
    </style:style>
    <style:style style:family="graphic" style:name="a311">
      <style:graphic-properties draw:fill="gradient" draw:fill-gradient-name="a310" draw:stroke="none"/>
    </style:style>
    <style:style style:family="graphic" style:name="a313">
      <style:graphic-properties draw:fill="gradient" draw:fill-gradient-name="a312" draw:stroke="solid" svg:stroke-width="0.00002in" svg:stroke-color="#ffffff" svg:stroke-opacity="100%" draw:stroke-linejoin="miter" svg:stroke-linecap="butt"/>
    </style:style>
    <style:style style:family="graphic" style:name="a315">
      <style:graphic-properties draw:fill="gradient" draw:fill-gradient-name="a314" draw:stroke="none"/>
    </style:style>
    <style:style style:family="graphic" style:name="a317">
      <style:graphic-properties draw:fill="gradient" draw:fill-gradient-name="a316" draw:stroke="none"/>
    </style:style>
    <style:style style:family="graphic" style:name="a319">
      <style:graphic-properties draw:fill="gradient" draw:fill-gradient-name="a318" draw:stroke="none"/>
    </style:style>
    <style:style style:family="graphic" style:name="a820">
      <style:graphic-properties draw:fill="gradient" draw:fill-gradient-name="a819" draw:stroke="none"/>
    </style:style>
    <style:style style:family="graphic" style:name="a822">
      <style:graphic-properties draw:fill="gradient" draw:fill-gradient-name="a821" draw:stroke="none"/>
    </style:style>
    <style:style style:family="graphic" style:name="a824">
      <style:graphic-properties draw:fill="gradient" draw:fill-gradient-name="a823" draw:stroke="none"/>
    </style:style>
    <style:style style:family="graphic" style:name="a826">
      <style:graphic-properties draw:fill="gradient" draw:fill-gradient-name="a825" draw:stroke="none"/>
    </style:style>
    <style:style style:family="graphic" style:name="a828">
      <style:graphic-properties draw:fill="gradient" draw:fill-gradient-name="a827" draw:stroke="none"/>
    </style:style>
    <style:style style:family="graphic" style:name="a1471">
      <style:graphic-properties draw:fill="gradient" draw:fill-gradient-name="a1470" draw:stroke="none"/>
    </style:style>
    <style:style style:family="graphic" style:name="a1473">
      <style:graphic-properties draw:fill="gradient" draw:fill-gradient-name="a1472" draw:stroke="none"/>
    </style:style>
    <style:style style:family="graphic" style:name="a1475">
      <style:graphic-properties draw:fill="gradient" draw:fill-gradient-name="a1474" draw:stroke="none"/>
    </style:style>
    <style:style style:family="graphic" style:name="a1477">
      <style:graphic-properties draw:fill="gradient" draw:fill-gradient-name="a1476" draw:stroke="none"/>
    </style:style>
    <style:style style:family="graphic" style:name="a1479">
      <style:graphic-properties draw:fill="gradient" draw:fill-gradient-name="a1478" draw:stroke="none"/>
    </style:style>
    <style:style style:family="graphic" style:name="a321">
      <style:graphic-properties draw:fill="gradient" draw:fill-gradient-name="a320" draw:stroke="none"/>
    </style:style>
    <style:style style:family="graphic" style:name="a323">
      <style:graphic-properties draw:fill="gradient" draw:fill-gradient-name="a322" draw:stroke="none"/>
    </style:style>
    <style:style style:family="graphic" style:name="a325">
      <style:graphic-properties draw:fill="gradient" draw:fill-gradient-name="a324" draw:stroke="none"/>
    </style:style>
    <style:style style:family="graphic" style:name="a327">
      <style:graphic-properties draw:fill="gradient" draw:fill-gradient-name="a326" draw:stroke="none"/>
    </style:style>
    <style:style style:family="graphic" style:name="a329">
      <style:graphic-properties draw:fill="gradient" draw:fill-gradient-name="a328" draw:stroke="none"/>
    </style:style>
    <style:style style:family="graphic" style:name="a830">
      <style:graphic-properties draw:fill="gradient" draw:fill-gradient-name="a829" draw:stroke="none"/>
    </style:style>
    <style:style style:family="graphic" style:name="a1801">
      <style:graphic-properties draw:fill="gradient" draw:fill-gradient-name="a1800" draw:stroke="none"/>
    </style:style>
    <style:style style:family="graphic" style:name="a832">
      <style:graphic-properties draw:fill="gradient" draw:fill-gradient-name="a831" draw:stroke="none"/>
    </style:style>
    <style:style style:family="graphic" style:name="a1803">
      <style:graphic-properties draw:fill="gradient" draw:fill-gradient-name="a1802" draw:stroke="none"/>
    </style:style>
    <style:style style:family="graphic" style:name="a834">
      <style:graphic-properties draw:fill="gradient" draw:fill-gradient-name="a833" draw:stroke="none"/>
    </style:style>
    <style:style style:family="graphic" style:name="a1805">
      <style:graphic-properties draw:fill="gradient" draw:fill-gradient-name="a1804" draw:stroke="none"/>
    </style:style>
    <style:style style:family="graphic" style:name="a836">
      <style:graphic-properties draw:fill="gradient" draw:fill-gradient-name="a835" draw:stroke="none"/>
    </style:style>
    <style:style style:family="graphic" style:name="a1807">
      <style:graphic-properties draw:fill="gradient" draw:fill-gradient-name="a1806" draw:stroke="none"/>
    </style:style>
    <style:style style:family="graphic" style:name="a838">
      <style:graphic-properties draw:fill="gradient" draw:fill-gradient-name="a837" draw:stroke="none"/>
    </style:style>
    <style:style style:family="graphic" style:name="a1809">
      <style:graphic-properties draw:fill="gradient" draw:fill-gradient-name="a1808" draw:stroke="none"/>
    </style:style>
    <style:style style:family="drawing-page" style:name="a1481">
      <style:drawing-page-properties draw:fill="bitmap" draw:fill-image-name="a14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2" style:parent-style-name="Graphics">
      <style:graphic-properties draw:fill="none" fo:clip="rect(0in, 0in, 0in, 0in)" draw:stroke="none" draw:image-opacity="30%"/>
    </style:style>
    <style:style style:family="text" style:name="a148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1">
      <style:graphic-properties draw:fill="gradient" draw:fill-gradient-name="a330" draw:stroke="non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draw:fill="gradient" draw:fill-gradient-name="a332" draw:stroke="none"/>
    </style:style>
    <style:style style:family="presentation" style:name="a1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5">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draw:fill="gradient" draw:fill-gradient-name="a334" draw:stroke="none"/>
    </style:style>
    <style:style style:family="paragraph" style:name="a1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7">
      <style:graphic-properties draw:fill="gradient" draw:fill-gradient-name="a336" draw:stroke="none"/>
    </style:style>
    <style:style style:family="text" style:name="a1308">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draw:fill="gradient" draw:fill-gradient-name="a338" draw:stroke="none"/>
    </style:style>
    <style:style style:family="graphic" style:name="a840">
      <style:graphic-properties draw:fill="gradient" draw:fill-gradient-name="a839" draw:stroke="none"/>
    </style:style>
    <style:style style:family="graphic" style:name="a1811">
      <style:graphic-properties draw:fill="gradient" draw:fill-gradient-name="a1810" draw:stroke="none"/>
    </style:style>
    <style:style style:family="graphic" style:name="a842">
      <style:graphic-properties draw:fill="gradient" draw:fill-gradient-name="a841" draw:stroke="none"/>
    </style:style>
    <style:style style:family="graphic" style:name="a1813">
      <style:graphic-properties draw:fill="gradient" draw:fill-gradient-name="a1812" draw:stroke="none"/>
    </style:style>
    <style:style style:family="graphic" style:name="a844">
      <style:graphic-properties draw:fill="gradient" draw:fill-gradient-name="a843" draw:stroke="solid" svg:stroke-width="0.00002in" svg:stroke-color="#ffffff" svg:stroke-opacity="100%" draw:stroke-linejoin="miter" svg:stroke-linecap="butt"/>
    </style:style>
    <style:style style:family="graphic" style:name="a1815">
      <style:graphic-properties draw:fill="gradient" draw:fill-gradient-name="a1814" draw:stroke="none"/>
    </style:style>
    <style:style style:family="graphic" style:name="a846">
      <style:graphic-properties draw:fill="gradient" draw:fill-gradient-name="a845" draw:stroke="none"/>
    </style:style>
    <style:style style:family="graphic" style:name="a1817">
      <style:graphic-properties draw:fill="gradient" draw:fill-gradient-name="a1816" draw:stroke="none"/>
    </style:style>
    <style:style style:family="graphic" style:name="a848">
      <style:graphic-properties draw:fill="gradient" draw:fill-gradient-name="a847" draw:stroke="none"/>
    </style:style>
    <style:style style:family="graphic" style:name="a1819">
      <style:graphic-properties draw:fill="gradient" draw:fill-gradient-name="a1818" draw:stroke="none"/>
    </style:style>
    <style:style style:family="presentation" style:name="a1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5">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1">
      <style:graphic-properties draw:fill="gradient" draw:fill-gradient-name="a340" draw:stroke="none"/>
    </style:style>
    <style:style style:family="graphic" style:name="a1312">
      <style:graphic-properties draw:fill="gradient" draw:fill-gradient-name="a1311" draw:stroke="none"/>
    </style:style>
    <style:style style:family="graphic" style:name="a343">
      <style:graphic-properties draw:fill="gradient" draw:fill-gradient-name="a342" draw:stroke="none"/>
    </style:style>
    <style:style style:family="graphic" style:name="a1314">
      <style:graphic-properties draw:fill="gradient" draw:fill-gradient-name="a1313" draw:stroke="none"/>
    </style:style>
    <style:style style:family="drawing-page" style:name="a345">
      <style:drawing-page-properties draw:fill="bitmap" draw:fill-image-name="a3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6">
      <style:graphic-properties draw:fill="gradient" draw:fill-gradient-name="a1315" draw:stroke="none"/>
    </style:style>
    <style:style style:family="graphic" style:name="a346" style:parent-style-name="Graphics">
      <style:graphic-properties draw:fill="none" fo:clip="rect(0in, 0in, 0in, 0in)" draw:stroke="none" draw:image-opacity="30%"/>
    </style:style>
    <style:style style:family="text" style:name="a34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draw:fill="gradient" draw:fill-gradient-name="a1317" draw:stroke="none"/>
    </style:style>
    <style:style style:family="text" style:name="a34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draw:fill="gradient" draw:fill-gradient-name="a849" draw:stroke="none"/>
    </style:style>
    <style:style style:family="graphic" style:name="a1821">
      <style:graphic-properties draw:fill="gradient" draw:fill-gradient-name="a1820" draw:stroke="none"/>
    </style:style>
    <style:style style:family="graphic" style:name="a852">
      <style:graphic-properties draw:fill="gradient" draw:fill-gradient-name="a851" draw:stroke="none"/>
    </style:style>
    <style:style style:family="graphic" style:name="a1823">
      <style:graphic-properties draw:fill="gradient" draw:fill-gradient-name="a1822" draw:stroke="none"/>
    </style:style>
    <style:style style:family="graphic" style:name="a854">
      <style:graphic-properties draw:fill="gradient" draw:fill-gradient-name="a853" draw:stroke="none"/>
    </style:style>
    <style:style style:family="graphic" style:name="a1825">
      <style:graphic-properties draw:fill="gradient" draw:fill-gradient-name="a1824" draw:stroke="none"/>
    </style:style>
    <style:style style:family="graphic" style:name="a856">
      <style:graphic-properties draw:fill="gradient" draw:fill-gradient-name="a855" draw:stroke="none"/>
    </style:style>
    <style:style style:family="graphic" style:name="a1827">
      <style:graphic-properties draw:fill="gradient" draw:fill-gradient-name="a1826" draw:stroke="none"/>
    </style:style>
    <style:style style:family="graphic" style:name="a858">
      <style:graphic-properties draw:fill="gradient" draw:fill-gradient-name="a857" draw:stroke="none"/>
    </style:style>
    <style:style style:family="graphic" style:name="a1829">
      <style:graphic-properties draw:fill="gradient" draw:fill-gradient-name="a1828" draw:stroke="none"/>
    </style:style>
    <style:style style:family="graphic" style:name="a1320">
      <style:graphic-properties draw:fill="gradient" draw:fill-gradient-name="a1319" draw:stroke="non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text-transform="uppercas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2">
      <style:graphic-properties draw:fill="gradient" draw:fill-gradient-name="a1321" draw:stroke="none"/>
    </style:style>
    <style:style style:family="paragraph" style:name="a35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draw:fill="gradient" draw:fill-gradient-name="a1323" draw:stroke="non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draw:fill="gradient" draw:fill-gradient-name="a1325" draw:stroke="non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draw:fill="gradient" draw:fill-gradient-name="a1327" draw:stroke="non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draw:fill="gradient" draw:fill-gradient-name="a859" draw:stroke="none"/>
    </style:style>
    <style:style style:family="drawing-page" style:name="a1831">
      <style:drawing-page-properties draw:fill="bitmap" draw:fill-image-name="a18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2" style:parent-style-name="Graphics">
      <style:graphic-properties draw:fill="none" fo:clip="rect(0in, 0in, 0in, 0in)" draw:stroke="none" draw:image-opacity="30%"/>
    </style:style>
    <style:style style:family="graphic" style:name="a862">
      <style:graphic-properties draw:fill="gradient" draw:fill-gradient-name="a861" draw:stroke="none"/>
    </style:style>
    <style:style style:family="text" style:name="a183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graphic-properties draw:fill="gradient" draw:fill-gradient-name="a863" draw:stroke="none"/>
    </style:style>
    <style:style style:family="paragraph" style:name="a1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66">
      <style:graphic-properties draw:fill="gradient" draw:fill-gradient-name="a865" draw:stroke="non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draw:fill="gradient" draw:fill-gradient-name="a867" draw:stroke="none"/>
    </style:style>
    <style:style style:family="graphic" style:name="a1330">
      <style:graphic-properties draw:fill="gradient" draw:fill-gradient-name="a1329" draw:stroke="non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draw:fill="gradient" draw:fill-gradient-name="a1331" draw:stroke="non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draw:fill="gradient" draw:fill-gradient-name="a1333" draw:stroke="non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6">
      <style:graphic-properties draw:fill="gradient" draw:fill-gradient-name="a1335" draw:stroke="none"/>
    </style: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5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3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3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8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8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4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4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4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4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ircuit" style:page-layout-name="pageLayout1" draw:style-name="a1">
      <draw:frame draw:id="id0" draw:style-name="a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
        <svg:title/>
        <svg:desc/>
        <draw:g draw:name="Group 8" draw:id="id7">
          <svg:title/>
          <svg:desc/>
          <draw:custom-shape svg:x="0.125in" svg:y="0.00521in" svg:width="0.02604in" svg:height="2.38542in" draw:id="id19" draw:style-name="a5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0" draw:style-name="a5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1" draw:style-name="a5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 draw:style-name="a6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3" draw:style-name="a6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4" draw:style-name="a6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5" draw:style-name="a6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6" draw:style-name="a6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 draw:style-name="a7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8" draw:style-name="a7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9" draw:style-name="a7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0" draw:style-name="a7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1" draw:style-name="a7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 draw:style-name="a8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3" draw:style-name="a8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4" draw:style-name="a8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5" draw:style-name="a8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6" draw:style-name="a8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 draw:style-name="a9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8" draw:style-name="a9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9" draw:style-name="a9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0" draw:style-name="a9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1" draw:style-name="a9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 draw:style-name="a10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3" draw:style-name="a10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4" draw:style-name="a10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5" draw:style-name="a10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
          <svg:title/>
          <svg:desc/>
          <draw:custom-shape svg:x="12.55903in" svg:y="0in" svg:width="0.4566in" svg:height="0.56076in" draw:id="id9" draw:style-name="a3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0" draw:style-name="a3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 draw:style-name="a3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2" draw:style-name="a4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3" draw:style-name="a4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4" draw:style-name="a4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5" draw:style-name="a4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 draw:style-name="a4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 draw:style-name="a5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8" draw:style-name="a52" draw:name="Rectangle 41">
            <svg:title/>
            <svg:desc/>
            <draw:enhanced-geometry xmlns:dr3d="urn:oasis:names:tc:opendocument:xmlns:dr3d:1.0" draw:type="non-primitive" svg:viewBox="0 0 21600 21600" draw:enhanced-path="M 0 0 L 21600 0 21600 21600 0 21600 Z N"/>
          </draw:custom-shape>
        </draw:g>
      </draw:g>
      <draw:frame draw:id="id2" presentation:style-name="a5" draw:name="Title Placeholder 1" svg:x="1.24826in" svg:y="0.67642in" svg:width="10.83333in" svg:height="1.61698in" presentation:class="title" presentation:placeholder="false">
        <draw:text-box>
          <text:p text:style-name="a4" text:class-names="" text:cond-style-name=""><text:span text:style-name="a3" text:class-names=""/></text:p>
        </draw:text-box>
        <svg:title/>
        <svg:desc/>
      </draw:frame>
      <draw:frame draw:id="id3" presentation:style-name="a22" draw:name="Text Placeholder 2" svg:x="1.24826in" svg:y="2.46007in" svg:width="10.83333in" svg:height="3.8732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4" presentation:style-name="a26" draw:name="Date Placeholder 3" svg:x="8.15499in" svg:y="6.43403in" svg:width="3in" svg:height="0.39931in" presentation:class="date-time" presentation:placeholder="false">
        <draw:text-box>
          <text:p text:style-name="a25" text:class-names="" text:cond-style-name=""><text:span text:style-name="a23" text:class-names=""><text:date text:fixed="false" style:data-style-name="a24">1/27/2017</text:date></text:span></text:p>
        </draw:text-box>
        <svg:title/>
        <svg:desc/>
      </draw:frame>
      <draw:frame draw:id="id5" presentation:style-name="a29" draw:name="Footer Placeholder 4" svg:x="1.24826in" svg:y="6.43403in" svg:width="6.82339in" svg:height="0.39931in" presentation:class="footer" presentation:placeholder="false">
        <draw:text-box>
          <text:p text:style-name="a28" text:class-names="" text:cond-style-name=""><text:span text:style-name="a27" text:class-names=""/></text:p>
        </draw:text-box>
        <svg:title/>
        <svg:desc/>
      </draw:frame>
      <draw:frame draw:id="id6" presentation:style-name="a32" draw:name="Slide Number Placeholder 5" svg:x="11.23832in" svg:y="6.43403in" svg:width="0.84327in" svg:height="0.39931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108">
      <draw:frame draw:id="id46" draw:style-name="a109"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0" draw:id="id47">
        <svg:title/>
        <svg:desc/>
        <draw:custom-shape svg:x="1.32292in" svg:y="0.00521in" svg:width="0.02604in" svg:height="2.38542in" draw:id="id53" draw:style-name="a129" draw:name="Rectangle 5">
          <svg:title/>
          <svg:desc/>
          <draw:enhanced-geometry xmlns:dr3d="urn:oasis:names:tc:opendocument:xmlns:dr3d:1.0" draw:type="non-primitive" svg:viewBox="0 0 21600 21600" draw:enhanced-path="M 0 0 L 21600 0 21600 21600 0 21600 Z N"/>
        </draw:custom-shape>
        <draw:custom-shape svg:x="1.23438in" svg:y="2.38021in" svg:width="0.20833in" svg:height="0.20833in" draw:id="id54" draw:style-name="a131"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2917in" svg:y="4.39757in" svg:width="0.20833in" svg:height="0.2066in" draw:id="id55" draw:style-name="a133" draw:name="Freeform 7">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45313in" svg:y="0.01042in" svg:width="0.03125in" svg:height="4.90104in" draw:id="id56" draw:style-name="a135" draw:name="Rectangle 8">
          <svg:title/>
          <svg:desc/>
          <draw:enhanced-geometry xmlns:dr3d="urn:oasis:names:tc:opendocument:xmlns:dr3d:1.0" draw:type="non-primitive" svg:viewBox="0 0 21600 21600" draw:enhanced-path="M 0 0 L 21600 0 21600 21600 0 21600 Z N"/>
        </draw:custom-shape>
        <draw:custom-shape svg:x="0.36458in" svg:y="4.90104in" svg:width="0.20833in" svg:height="0.20833in" draw:id="id57" draw:style-name="a137" draw:name="Freeform 9">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0833in" svg:y="0.01042in" svg:width="0.16667in" svg:height="0.99306in" draw:id="id58" draw:style-name="a139" draw:name="Freeform 10">
          <svg:title/>
          <svg:desc/>
          <draw:enhanced-geometry xmlns:dr3d="urn:oasis:names:tc:opendocument:xmlns:dr3d:1.0" draw:type="non-primitive" svg:viewBox="0 0 96 572" draw:enhanced-path="M 15 572 L 0 566 81 380 81 0 96 0 96 383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1.41146in" svg:y="0.01563in" svg:width="0.41146in" svg:height="1.97049in" draw:id="id59" draw:style-name="a141" draw:name="Freeform 11">
          <svg:title/>
          <svg:desc/>
          <draw:enhanced-geometry xmlns:dr3d="urn:oasis:names:tc:opendocument:xmlns:dr3d:1.0" draw:type="non-primitive" svg:viewBox="0 0 237 1135" draw:enhanced-path="M 222 1135 L 0 620 0 0 18 0 18 617 237 1129 222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
            <draw:equation draw:name="f7" draw:formula="?f4 / 1135"/>
            <draw:equation draw:name="f8" draw:formula="0 / ?f6"/>
            <draw:equation draw:name="f9" draw:formula="?f1 / ?f6"/>
            <draw:equation draw:name="f10" draw:formula="0 / ?f7"/>
            <draw:equation draw:name="f11" draw:formula="?f3 / ?f7"/>
          </draw:enhanced-geometry>
        </draw:custom-shape>
        <draw:custom-shape svg:x="1.75in" svg:y="1.97049in" svg:width="0.20833in" svg:height="0.2066in" draw:id="id60" draw:style-name="a143" draw:name="Freeform 12">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1042in" svg:y="0.01042in" svg:width="0.40625in" svg:height="1.55903in" draw:id="id61" draw:style-name="a145" draw:name="Freeform 13">
          <svg:title/>
          <svg:desc/>
          <draw:enhanced-geometry xmlns:dr3d="urn:oasis:names:tc:opendocument:xmlns:dr3d:1.0" draw:type="non-primitive" svg:viewBox="0 0 234 898" draw:enhanced-path="M 219 898 L 0 383 0 0 15 0 15 380 234 892 219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79688in" svg:y="0in" svg:width="0.16667in" svg:height="0.99826in" draw:id="id62" draw:style-name="a147" draw:name="Freeform 14">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4375in" svg:y="1.55382in" svg:width="0.20833in" svg:height="0.20833in" draw:id="id63" draw:style-name="a149" draw:name="Freeform 1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4375in" svg:y="0.98785in" svg:width="0.20833in" svg:height="0.20833in" draw:id="id64" draw:style-name="a151" draw:name="Freeform 16">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0625in" svg:y="0.00521in" svg:width="0.45833in" svg:height="0.57118in" draw:id="id65" draw:style-name="a153" draw:name="Freeform 17">
          <svg:title/>
          <svg:desc/>
          <draw:enhanced-geometry xmlns:dr3d="urn:oasis:names:tc:opendocument:xmlns:dr3d:1.0" draw:type="non-primitive" svg:viewBox="0 0 264 329" draw:enhanced-path="M 252 329 L 45 120 0 6 15 0 60 111 264 317 252 3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29"/>
            <draw:equation draw:name="f8" draw:formula="0 / ?f6"/>
            <draw:equation draw:name="f9" draw:formula="?f1 / ?f6"/>
            <draw:equation draw:name="f10" draw:formula="0 / ?f7"/>
            <draw:equation draw:name="f11" draw:formula="?f3 / ?f7"/>
          </draw:enhanced-geometry>
        </draw:custom-shape>
        <draw:custom-shape svg:x="2.31771in" svg:y="0.53472in" svg:width="0.17708in" svg:height="0.16146in" draw:id="id66" draw:style-name="a155" draw:name="Freeform 18">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1.04167in" svg:y="0.00521in" svg:width="0.16667in" svg:height="0.99306in" draw:id="id67" draw:style-name="a157" draw:name="Freeform 19">
          <svg:title/>
          <svg:desc/>
          <draw:enhanced-geometry xmlns:dr3d="urn:oasis:names:tc:opendocument:xmlns:dr3d:1.0" draw:type="non-primitive" svg:viewBox="0 0 96 572" draw:enhanced-path="M 15 572 L 0 572 0 189 81 0 96 6 15 192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0.94792in" svg:y="0.98785in" svg:width="0.20833in" svg:height="0.20833in" draw:id="id68" draw:style-name="a159" draw:name="Freeform 20">
          <svg:title/>
          <svg:desc/>
          <draw:enhanced-geometry xmlns:dr3d="urn:oasis:names:tc:opendocument:xmlns:dr3d:1.0" draw:type="non-primitive" svg:viewBox="0 0 40 40" draw:enhanced-path="M 20 40 C 9 40 0 31 0 20 0 9 9 0 20 0 31 0 40 9 40 20 40 31 31 40 20 40 Z M 20 4 C 11 4 4 12 4 20 4 29 11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97396in" svg:y="1.69965in" svg:width="0.20833in" svg:height="0.20833in" draw:id="id69" draw:style-name="a161" draw:name="Freeform 21">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0729in" svg:y="6.14931in" svg:width="0.36979in" svg:height="1.32986in" draw:id="id70" draw:style-name="a163" draw:name="Freeform 22">
          <svg:title/>
          <svg:desc/>
          <draw:enhanced-geometry xmlns:dr3d="urn:oasis:names:tc:opendocument:xmlns:dr3d:1.0" draw:type="non-primitive" svg:viewBox="0 0 213 766" draw:enhanced-path="M 213 766 L 195 766 195 464 0 6 12 0 213 461 213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
            <draw:equation draw:name="f7" draw:formula="?f4 / 766"/>
            <draw:equation draw:name="f8" draw:formula="0 / ?f6"/>
            <draw:equation draw:name="f9" draw:formula="?f1 / ?f6"/>
            <draw:equation draw:name="f10" draw:formula="0 / ?f7"/>
            <draw:equation draw:name="f11" draw:formula="?f3 / ?f7"/>
          </draw:enhanced-geometry>
        </draw:custom-shape>
        <draw:custom-shape svg:x="0.70833in" svg:y="5.99306in" svg:width="0.17188in" svg:height="0.17188in" draw:id="id71" draw:style-name="a165" draw:name="Freeform 23">
          <svg:title/>
          <svg:desc/>
          <draw:enhanced-geometry xmlns:dr3d="urn:oasis:names:tc:opendocument:xmlns:dr3d:1.0" draw:type="non-primitive" svg:viewBox="0 0 33 33" draw:enhanced-path="M 17 33 C 8 33 0 26 0 17 0 8 8 0 17 0 26 0 33 8 33 17 33 26 26 33 17 33 Z M 17 4 C 10 4 4 10 4 17 4 24 10 29 17 29 23 29 29 24 29 17 29 10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0.07292in" svg:y="0.98785in" svg:width="0.20833in" svg:height="0.20833in" draw:id="id72" draw:style-name="a167" draw:name="Freeform 24">
          <svg:title/>
          <svg:desc/>
          <draw:enhanced-geometry xmlns:dr3d="urn:oasis:names:tc:opendocument:xmlns:dr3d:1.0" draw:type="non-primitive" svg:viewBox="0 0 40 40" draw:enhanced-path="M 20 40 C 9 40 0 31 0 20 0 9 9 0 20 0 32 0 40 9 40 20 40 31 32 40 20 40 Z M 20 4 C 12 4 4 12 4 20 4 29 12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4.26215in" svg:width="0.14583in" svg:height="0.29167in" draw:id="id73" draw:style-name="a169" draw:name="Freeform 25">
          <svg:title/>
          <svg:desc/>
          <draw:enhanced-geometry xmlns:dr3d="urn:oasis:names:tc:opendocument:xmlns:dr3d:1.0" draw:type="non-primitive" svg:viewBox="0 0 84 168" draw:enhanced-path="M 69 168 L 0 6 12 0 84 162 69 16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68"/>
            <draw:equation draw:name="f8" draw:formula="0 / ?f6"/>
            <draw:equation draw:name="f9" draw:formula="?f1 / ?f6"/>
            <draw:equation draw:name="f10" draw:formula="0 / ?f7"/>
            <draw:equation draw:name="f11" draw:formula="?f3 / ?f7"/>
          </draw:enhanced-geometry>
        </draw:custom-shape>
        <draw:custom-shape svg:x="0.07292in" svg:y="4.53819in" svg:width="0.20833in" svg:height="0.2066in" draw:id="id74" draw:style-name="a171" draw:name="Freeform 26">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1.79861in" svg:width="0.14583in" svg:height="0.29514in" draw:id="id75" draw:style-name="a173" draw:name="Freeform 27">
          <svg:title/>
          <svg:desc/>
          <draw:enhanced-geometry xmlns:dr3d="urn:oasis:names:tc:opendocument:xmlns:dr3d:1.0" draw:type="non-primitive" svg:viewBox="0 0 84 170" draw:enhanced-path="M 12 170 L 0 164 69 0 84 6 12 1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70"/>
            <draw:equation draw:name="f8" draw:formula="0 / ?f6"/>
            <draw:equation draw:name="f9" draw:formula="?f1 / ?f6"/>
            <draw:equation draw:name="f10" draw:formula="0 / ?f7"/>
            <draw:equation draw:name="f11" draw:formula="?f3 / ?f7"/>
          </draw:enhanced-geometry>
        </draw:custom-shape>
        <draw:custom-shape svg:x="0.07292in" svg:y="1.6059in" svg:width="0.20833in" svg:height="0.20833in" draw:id="id76" draw:style-name="a175" draw:name="Freeform 28">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042in" svg:y="0.00521in" svg:width="0.33854in" svg:height="1.70486in" draw:id="id77" draw:style-name="a177" draw:name="Freeform 29">
          <svg:title/>
          <svg:desc/>
          <draw:enhanced-geometry xmlns:dr3d="urn:oasis:names:tc:opendocument:xmlns:dr3d:1.0" draw:type="non-primitive" svg:viewBox="0 0 195 982" draw:enhanced-path="M 195 982 L 177 982 177 805 0 629 0 0 18 0 18 623 195 796 195 98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
            <draw:equation draw:name="f7" draw:formula="?f4 / 982"/>
            <draw:equation draw:name="f8" draw:formula="0 / ?f6"/>
            <draw:equation draw:name="f9" draw:formula="?f1 / ?f6"/>
            <draw:equation draw:name="f10" draw:formula="0 / ?f7"/>
            <draw:equation draw:name="f11" draw:formula="?f3 / ?f7"/>
          </draw:enhanced-geometry>
        </draw:custom-shape>
        <draw:custom-shape svg:x="0.0625in" svg:y="5.33854in" svg:width="0.20833in" svg:height="0.2066in" draw:id="id78" draw:style-name="a179" draw:name="Freeform 3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15104in" svg:y="5.53472in" svg:width="0.33333in" svg:height="1.94444in" draw:id="id79" draw:style-name="a181" draw:name="Freeform 31">
          <svg:title/>
          <svg:desc/>
          <draw:enhanced-geometry xmlns:dr3d="urn:oasis:names:tc:opendocument:xmlns:dr3d:1.0" draw:type="non-primitive" svg:viewBox="0 0 192 1120" draw:enhanced-path="M 192 1120 L 177 1120 177 360 0 183 0 0 15 0 15 177 192 354 192 11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1120"/>
            <draw:equation draw:name="f8" draw:formula="0 / ?f6"/>
            <draw:equation draw:name="f9" draw:formula="?f1 / ?f6"/>
            <draw:equation draw:name="f10" draw:formula="0 / ?f7"/>
            <draw:equation draw:name="f11" draw:formula="?f3 / ?f7"/>
          </draw:enhanced-geometry>
        </draw:custom-shape>
        <draw:custom-shape svg:x="0.61458in" svg:y="7.03299in" svg:width="0.20833in" svg:height="0.2066in" draw:id="id80" draw:style-name="a183" draw:name="Freeform 32">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13in" svg:y="7.22917in" svg:width="0.02604in" svg:height="0.26563in" draw:id="id81" draw:style-name="a185" draw:name="Rectangle 33">
          <svg:title/>
          <svg:desc/>
          <draw:enhanced-geometry xmlns:dr3d="urn:oasis:names:tc:opendocument:xmlns:dr3d:1.0" draw:type="non-primitive" svg:viewBox="0 0 21600 21600" draw:enhanced-path="M 0 0 L 21600 0 21600 21600 0 21600 Z N"/>
        </draw:custom-shape>
        <draw:custom-shape svg:x="0.08333in" svg:y="7.03299in" svg:width="0.20833in" svg:height="0.2066in" draw:id="id82" draw:style-name="a187" draw:name="Freeform 34">
          <svg:title/>
          <svg:desc/>
          <draw:enhanced-geometry xmlns:dr3d="urn:oasis:names:tc:opendocument:xmlns:dr3d:1.0" draw:type="non-primitive" svg:viewBox="0 0 40 40" draw:enhanced-path="M 20 40 C 9 40 0 31 0 20 0 9 9 0 20 0 32 0 40 9 40 20 40 31 32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6.53819in" svg:width="0.20833in" svg:height="0.50521in" draw:id="id83" draw:style-name="a189" draw:name="Freeform 35">
          <svg:title/>
          <svg:desc/>
          <draw:enhanced-geometry xmlns:dr3d="urn:oasis:names:tc:opendocument:xmlns:dr3d:1.0" draw:type="non-primitive" svg:viewBox="0 0 120 291" draw:enhanced-path="M 120 291 L 105 291 105 114 0 9 12 0 120 108 120 29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
            <draw:equation draw:name="f7" draw:formula="?f4 / 291"/>
            <draw:equation draw:name="f8" draw:formula="0 / ?f6"/>
            <draw:equation draw:name="f9" draw:formula="?f1 / ?f6"/>
            <draw:equation draw:name="f10" draw:formula="0 / ?f7"/>
            <draw:equation draw:name="f11" draw:formula="?f3 / ?f7"/>
          </draw:enhanced-geometry>
        </draw:custom-shape>
        <draw:custom-shape svg:x="1.10938in" svg:y="1.97049in" svg:width="0.23438in" svg:height="0.82639in" draw:id="id84" draw:style-name="a191" draw:name="Freeform 36">
          <svg:title/>
          <svg:desc/>
          <draw:enhanced-geometry xmlns:dr3d="urn:oasis:names:tc:opendocument:xmlns:dr3d:1.0" draw:type="non-primitive" svg:viewBox="0 0 135 476" draw:enhanced-path="M 12 476 L 0 476 0 128 126 0 135 9 12 131 12 47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
            <draw:equation draw:name="f7" draw:formula="?f4 / 476"/>
            <draw:equation draw:name="f8" draw:formula="0 / ?f6"/>
            <draw:equation draw:name="f9" draw:formula="?f1 / ?f6"/>
            <draw:equation draw:name="f10" draw:formula="0 / ?f7"/>
            <draw:equation draw:name="f11" draw:formula="?f3 / ?f7"/>
          </draw:enhanced-geometry>
        </draw:custom-shape>
        <draw:custom-shape svg:x="1.02604in" svg:y="2.78646in" svg:width="0.18229in" svg:height="0.17535in" draw:id="id85" draw:style-name="a193" draw:name="Freeform 37">
          <svg:title/>
          <svg:desc/>
          <draw:enhanced-geometry xmlns:dr3d="urn:oasis:names:tc:opendocument:xmlns:dr3d:1.0" draw:type="non-primitive" svg:viewBox="0 0 35 34" draw:enhanced-path="M 18 34 C 8 34 0 26 0 17 0 7 8 0 18 0 27 0 35 7 35 17 35 26 27 34 18 34 Z M 18 4 C 10 4 4 10 4 17 4 24 10 30 18 30 25 30 31 24 31 17 31 10 25 4 18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34"/>
            <draw:equation draw:name="f8" draw:formula="0 / ?f6"/>
            <draw:equation draw:name="f9" draw:formula="?f1 / ?f6"/>
            <draw:equation draw:name="f10" draw:formula="0 / ?f7"/>
            <draw:equation draw:name="f11" draw:formula="?f3 / ?f7"/>
          </draw:enhanced-geometry>
        </draw:custom-shape>
        <draw:custom-shape svg:x="0.65104in" svg:y="0.00521in" svg:width="0.69792in" svg:height="4.40278in" draw:id="id86" draw:style-name="a195" draw:name="Freeform 38">
          <svg:title/>
          <svg:desc/>
          <draw:enhanced-geometry xmlns:dr3d="urn:oasis:names:tc:opendocument:xmlns:dr3d:1.0" draw:type="non-primitive" svg:viewBox="0 0 402 2536" draw:enhanced-path="M 402 2536 L 387 2536 387 2311 0 1925 0 0 15 0 15 1916 402 2302 402 25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2"/>
            <draw:equation draw:name="f7" draw:formula="?f4 / 2536"/>
            <draw:equation draw:name="f8" draw:formula="0 / ?f6"/>
            <draw:equation draw:name="f9" draw:formula="?f1 / ?f6"/>
            <draw:equation draw:name="f10" draw:formula="0 / ?f7"/>
            <draw:equation draw:name="f11" draw:formula="?f3 / ?f7"/>
          </draw:enhanced-geometry>
        </draw:custom-shape>
        <draw:custom-shape svg:x="1.33854in" svg:y="1.51215in" svg:width="0.15625in" svg:height="0.52083in" draw:id="id87" draw:style-name="a197" draw:name="Freeform 3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1.42188in" svg:y="2.02257in" svg:width="0.11979in" svg:height="0.11806in" draw:id="id88" draw:style-name="a199" draw:name="Freeform 40">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30729in" svg:y="3.73785in" svg:width="0.15625in" svg:height="0.5191in" draw:id="id89" draw:style-name="a201" draw:name="Freeform 41">
          <svg:title/>
          <svg:desc/>
          <draw:enhanced-geometry xmlns:dr3d="urn:oasis:names:tc:opendocument:xmlns:dr3d:1.0" draw:type="non-primitive" svg:viewBox="0 0 90 299" draw:enhanced-path="M 12 299 L 0 299 0 80 81 0 90 8 12 83 12 2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99"/>
            <draw:equation draw:name="f8" draw:formula="0 / ?f6"/>
            <draw:equation draw:name="f9" draw:formula="?f1 / ?f6"/>
            <draw:equation draw:name="f10" draw:formula="0 / ?f7"/>
            <draw:equation draw:name="f11" draw:formula="?f3 / ?f7"/>
          </draw:enhanced-geometry>
        </draw:custom-shape>
        <draw:custom-shape svg:x="0.26042in" svg:y="4.24653in" svg:width="0.11979in" svg:height="0.11979in" draw:id="id90" draw:style-name="a203" draw:name="Freeform 42">
          <svg:title/>
          <svg:desc/>
          <draw:enhanced-geometry xmlns:dr3d="urn:oasis:names:tc:opendocument:xmlns:dr3d:1.0" draw:type="non-primitive" svg:viewBox="0 0 23 23" draw:enhanced-path="M 11 23 C 5 23 0 18 0 12 0 5 5 0 11 0 17 0 23 5 23 12 23 18 17 23 11 23 Z M 11 4 C 7 4 4 8 4 12 4 16 7 19 11 19 15 19 19 16 19 12 19 8 15 4 11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00521in" svg:y="2.36979in" svg:width="0.125in" svg:height="0.49479in" draw:id="id91" draw:style-name="a205" draw:name="Freeform 43">
          <svg:title/>
          <svg:desc/>
          <draw:enhanced-geometry xmlns:dr3d="urn:oasis:names:tc:opendocument:xmlns:dr3d:1.0" draw:type="non-primitive" svg:viewBox="0 0 72 285" draw:enhanced-path="M 6 285 L 0 276 60 216 60 0 72 0 72 222 6 28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
            <draw:equation draw:name="f7" draw:formula="?f4 / 285"/>
            <draw:equation draw:name="f8" draw:formula="0 / ?f6"/>
            <draw:equation draw:name="f9" draw:formula="?f1 / ?f6"/>
            <draw:equation draw:name="f10" draw:formula="0 / ?f7"/>
            <draw:equation draw:name="f11" draw:formula="?f3 / ?f7"/>
          </draw:enhanced-geometry>
        </draw:custom-shape>
        <draw:custom-shape svg:x="0.05729in" svg:y="2.26042in" svg:width="0.11979in" svg:height="0.11979in" draw:id="id92" draw:style-name="a207" draw:name="Freeform 44">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1.34375in" svg:y="5.09896in" svg:width="0.02604in" svg:height="2.38542in" draw:id="id93" draw:style-name="a209" draw:name="Rectangle 45">
          <svg:title/>
          <svg:desc/>
          <draw:enhanced-geometry xmlns:dr3d="urn:oasis:names:tc:opendocument:xmlns:dr3d:1.0" draw:type="non-primitive" svg:viewBox="0 0 21600 21600" draw:enhanced-path="M 0 0 L 21600 0 21600 21600 0 21600 Z N"/>
        </draw:custom-shape>
        <draw:custom-shape svg:x="1.44271in" svg:y="5.51389in" svg:width="0.40625in" svg:height="1.97049in" draw:id="id94" draw:style-name="a211" draw:name="Freeform 46">
          <svg:title/>
          <svg:desc/>
          <draw:enhanced-geometry xmlns:dr3d="urn:oasis:names:tc:opendocument:xmlns:dr3d:1.0" draw:type="non-primitive" svg:viewBox="0 0 234 1135" draw:enhanced-path="M 15 1135 L 0 1135 0 515 0 512 219 0 234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1135"/>
            <draw:equation draw:name="f8" draw:formula="0 / ?f6"/>
            <draw:equation draw:name="f9" draw:formula="?f1 / ?f6"/>
            <draw:equation draw:name="f10" draw:formula="0 / ?f7"/>
            <draw:equation draw:name="f11" draw:formula="?f3 / ?f7"/>
          </draw:enhanced-geometry>
        </draw:custom-shape>
        <draw:custom-shape svg:x="1.25521in" svg:y="4.90104in" svg:width="0.20833in" svg:height="0.20833in" draw:id="id95" draw:style-name="a213" draw:name="Freeform 47">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9583in" svg:y="4.3559in" svg:width="0.38021in" svg:height="3.12847in" draw:id="id96" draw:style-name="a215" draw:name="Freeform 48">
          <svg:title/>
          <svg:desc/>
          <draw:enhanced-geometry xmlns:dr3d="urn:oasis:names:tc:opendocument:xmlns:dr3d:1.0" draw:type="non-primitive" svg:viewBox="0 0 219 1802" draw:enhanced-path="M 219 1802 L 201 1802 201 1185 0 3 15 0 219 1185 219 180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9"/>
            <draw:equation draw:name="f7" draw:formula="?f4 / 1802"/>
            <draw:equation draw:name="f8" draw:formula="0 / ?f6"/>
            <draw:equation draw:name="f9" draw:formula="?f1 / ?f6"/>
            <draw:equation draw:name="f10" draw:formula="0 / ?f7"/>
            <draw:equation draw:name="f11" draw:formula="?f3 / ?f7"/>
          </draw:enhanced-geometry>
        </draw:custom-shape>
        <draw:custom-shape svg:x="0.79688in" svg:y="4.16319in" svg:width="0.20833in" svg:height="0.20833in" draw:id="id97" draw:style-name="a217" draw:name="Freeform 49">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77604in" svg:y="5.32292in" svg:width="0.20833in" svg:height="0.2066in" draw:id="id98" draw:style-name="a219" draw:name="Freeform 50">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3646in" svg:y="5.93056in" svg:width="0.40625in" svg:height="1.55903in" draw:id="id99" draw:style-name="a221" draw:name="Freeform 51">
          <svg:title/>
          <svg:desc/>
          <draw:enhanced-geometry xmlns:dr3d="urn:oasis:names:tc:opendocument:xmlns:dr3d:1.0" draw:type="non-primitive" svg:viewBox="0 0 234 898" draw:enhanced-path="M 18 898 L 0 898 0 515 0 512 222 0 234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82292in" svg:y="6.50174in" svg:width="0.16667in" svg:height="0.99826in" draw:id="id100" draw:style-name="a223" draw:name="Freeform 52">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6979in" svg:y="5.73785in" svg:width="0.20833in" svg:height="0.20833in" draw:id="id101" draw:style-name="a225" draw:name="Freeform 5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6979in" svg:y="6.30382in" svg:width="0.20833in" svg:height="0.20833in" draw:id="id102" draw:style-name="a227" draw:name="Freeform 5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3229in" svg:y="6.92361in" svg:width="0.45833in" svg:height="0.57639in" draw:id="id103" draw:style-name="a229" draw:name="Freeform 55">
          <svg:title/>
          <svg:desc/>
          <draw:enhanced-geometry xmlns:dr3d="urn:oasis:names:tc:opendocument:xmlns:dr3d:1.0" draw:type="non-primitive" svg:viewBox="0 0 264 332" draw:enhanced-path="M 12 332 L 0 326 45 206 255 0 264 12 60 215 12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32"/>
            <draw:equation draw:name="f8" draw:formula="0 / ?f6"/>
            <draw:equation draw:name="f9" draw:formula="?f1 / ?f6"/>
            <draw:equation draw:name="f10" draw:formula="0 / ?f7"/>
            <draw:equation draw:name="f11" draw:formula="?f3 / ?f7"/>
          </draw:enhanced-geometry>
        </draw:custom-shape>
        <draw:custom-shape svg:x="2.34896in" svg:y="6.80382in" svg:width="0.17188in" svg:height="0.16146in" draw:id="id104" draw:style-name="a231" draw:name="Freeform 56">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custom-shape svg:x="0.55208in" svg:y="0.01042in" svg:width="0.25521in" svg:height="5.5816in" draw:id="id105" draw:style-name="a233" draw:name="Freeform 57">
          <svg:title/>
          <svg:desc/>
          <draw:enhanced-geometry xmlns:dr3d="urn:oasis:names:tc:opendocument:xmlns:dr3d:1.0" draw:type="non-primitive" svg:viewBox="0 0 147 3215" draw:enhanced-path="M 132 3215 L 129 2754 0 1901 0 0 15 0 15 1898 144 2754 147 3215 132 32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
            <draw:equation draw:name="f7" draw:formula="?f4 / 3215"/>
            <draw:equation draw:name="f8" draw:formula="0 / ?f6"/>
            <draw:equation draw:name="f9" draw:formula="?f1 / ?f6"/>
            <draw:equation draw:name="f10" draw:formula="0 / ?f7"/>
            <draw:equation draw:name="f11" draw:formula="?f3 / ?f7"/>
          </draw:enhanced-geometry>
        </draw:custom-shape>
        <draw:custom-shape svg:x="0.69271in" svg:y="5.5816in" svg:width="0.20313in" svg:height="0.20313in" draw:id="id106" draw:style-name="a235" draw:name="Freeform 58">
          <svg:title/>
          <svg:desc/>
          <draw:enhanced-geometry xmlns:dr3d="urn:oasis:names:tc:opendocument:xmlns:dr3d:1.0" draw:type="non-primitive" svg:viewBox="0 0 39 39" draw:enhanced-path="M 20 39 C 9 39 0 30 0 19 0 9 9 0 20 0 30 0 39 9 39 19 39 30 30 39 20 39 Z M 20 4 C 11 4 4 11 4 19 4 28 11 35 20 35 28 35 35 28 35 19 35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
            <draw:equation draw:name="f7" draw:formula="?f4 / 39"/>
            <draw:equation draw:name="f8" draw:formula="0 / ?f6"/>
            <draw:equation draw:name="f9" draw:formula="?f1 / ?f6"/>
            <draw:equation draw:name="f10" draw:formula="0 / ?f7"/>
            <draw:equation draw:name="f11" draw:formula="?f3 / ?f7"/>
          </draw:enhanced-geometry>
        </draw:custom-shape>
      </draw:g>
      <draw:frame draw:id="id48" presentation:style-name="a113" draw:name="Title 1" svg:x="2.05208in" svg:y="1.22743in" svg:width="9.61458in" svg:height="2.61111in" presentation:class="title" presentation:placeholder="false">
        <draw:text-box>
          <text:p text:style-name="a112" text:class-names="" text:cond-style-name=""><text:span text:style-name="a110" text:class-names="">Click to edit Master title style</text:span><text:span text:style-name="a111" text:class-names=""/></text:p>
        </draw:text-box>
        <svg:title/>
        <svg:desc/>
      </draw:frame>
      <draw:frame draw:id="id49" presentation:style-name="a117" draw:name="Subtitle 2" svg:x="2.05208in" svg:y="3.93924in" svg:width="9.61458in" svg:height="1.81076in" presentation:class="subtitle" presentation:placeholder="false">
        <draw:text-box>
          <text:p text:style-name="a116" text:class-names="" text:cond-style-name=""><text:span text:style-name="a114" text:class-names="">Click to edit Master subtitle style</text:span><text:span text:style-name="a115" text:class-names=""/></text:p>
        </draw:text-box>
        <svg:title/>
        <svg:desc/>
      </draw:frame>
      <draw:frame draw:id="id50" presentation:style-name="a121" draw:name="Date Placeholder 3" svg:x="7.74006in" svg:y="5.91667in" svg:width="3in" svg:height="0.39931in" presentation:class="date-time" presentation:placeholder="false">
        <draw:text-box>
          <text:p text:style-name="a120" text:class-names="" text:cond-style-name=""><text:span text:style-name="a118" text:class-names=""><text:date text:fixed="false" style:data-style-name="a119">1/27/2017</text:date></text:span></text:p>
        </draw:text-box>
        <svg:title/>
        <svg:desc/>
      </draw:frame>
      <draw:frame draw:id="id51" presentation:style-name="a124" draw:name="Footer Placeholder 4" svg:x="2.05208in" svg:y="5.91667in" svg:width="5.60464in" svg:height="0.39931in" presentation:class="footer" presentation:placeholder="false">
        <draw:text-box>
          <text:p text:style-name="a123" text:class-names="" text:cond-style-name=""><text:span text:style-name="a122" text:class-names=""/></text:p>
        </draw:text-box>
        <svg:title/>
        <svg:desc/>
      </draw:frame>
      <draw:frame draw:id="id52" presentation:style-name="a127" draw:name="Slide Number Placeholder 5" svg:x="10.82339in" svg:y="5.91667in" svg:width="0.84327in" svg:height="0.39931in" presentation:class="page-number" presentation:placeholder="false">
        <draw:text-box>
          <text:p text:style-name="a126" text:class-names="" text:cond-style-name=""><text:span text:style-name="a125" text:class-names=""><text:page-number style:num-format="1" text:fixed="false">‹#›</text:page-number></text:span></text:p>
        </draw:text-box>
        <svg:title/>
        <svg:desc/>
      </draw:frame>
    </style:master-page>
    <style:master-page style:name="Master1-Layout2-obj-Title-and-Content" style:page-layout-name="pageLayout1" draw:style-name="a237">
      <draw:frame draw:id="id107" draw:layer="Master1-bg" draw:style-name="a238"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08">
        <svg:title/>
        <svg:desc/>
        <draw:g draw:name="Group 8" draw:id="id114">
          <svg:title/>
          <svg:desc/>
          <draw:custom-shape svg:x="0.125in" svg:y="0.00521in" svg:width="0.02604in" svg:height="2.38542in" draw:id="id126" draw:layer="Master1-bg" draw:style-name="a29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27" draw:layer="Master1-bg" draw:style-name="a29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28" draw:layer="Master1-bg" draw:style-name="a29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29" draw:layer="Master1-bg" draw:style-name="a29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30" draw:layer="Master1-bg" draw:style-name="a29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31" draw:layer="Master1-bg" draw:style-name="a30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32" draw:layer="Master1-bg" draw:style-name="a30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33" draw:layer="Master1-bg" draw:style-name="a30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34" draw:layer="Master1-bg" draw:style-name="a30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35" draw:layer="Master1-bg" draw:style-name="a30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36" draw:layer="Master1-bg" draw:style-name="a31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37" draw:layer="Master1-bg" draw:style-name="a31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38" draw:layer="Master1-bg" draw:style-name="a31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39" draw:layer="Master1-bg" draw:style-name="a31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40" draw:layer="Master1-bg" draw:style-name="a31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41" draw:layer="Master1-bg" draw:style-name="a32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42" draw:layer="Master1-bg" draw:style-name="a32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43" draw:layer="Master1-bg" draw:style-name="a32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44" draw:layer="Master1-bg" draw:style-name="a32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45" draw:layer="Master1-bg" draw:style-name="a32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46" draw:layer="Master1-bg" draw:style-name="a33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47" draw:layer="Master1-bg" draw:style-name="a33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48" draw:layer="Master1-bg" draw:style-name="a33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49" draw:layer="Master1-bg" draw:style-name="a33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50" draw:layer="Master1-bg" draw:style-name="a33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51" draw:layer="Master1-bg" draw:style-name="a34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52" draw:layer="Master1-bg" draw:style-name="a34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15">
          <svg:title/>
          <svg:desc/>
          <draw:custom-shape svg:x="12.55903in" svg:y="0in" svg:width="0.4566in" svg:height="0.56076in" draw:id="id116" draw:layer="Master1-bg" draw:style-name="a27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17" draw:layer="Master1-bg" draw:style-name="a27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8" draw:layer="Master1-bg" draw:style-name="a27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19" draw:layer="Master1-bg" draw:style-name="a27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20" draw:layer="Master1-bg" draw:style-name="a27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21" draw:layer="Master1-bg" draw:style-name="a28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22" draw:layer="Master1-bg" draw:style-name="a28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23" draw:layer="Master1-bg" draw:style-name="a28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24" draw:layer="Master1-bg" draw:style-name="a28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25" draw:layer="Master1-bg" draw:style-name="a289" draw:name="Rectangle 41">
            <svg:title/>
            <svg:desc/>
            <draw:enhanced-geometry xmlns:dr3d="urn:oasis:names:tc:opendocument:xmlns:dr3d:1.0" draw:type="non-primitive" svg:viewBox="0 0 21600 21600" draw:enhanced-path="M 0 0 L 21600 0 21600 21600 0 21600 Z N"/>
          </draw:custom-shape>
        </draw:g>
      </draw:g>
      <draw:frame draw:id="id109" presentation:style-name="a242" draw:name="Title 1" svg:x="1.24826in" svg:y="0.67642in" svg:width="10.83333in" svg:height="1.61698in" presentation:class="title" presentation:placeholder="false">
        <draw:text-box>
          <text:p text:style-name="a241" text:class-names="" text:cond-style-name=""><text:span text:style-name="a239" text:class-names="">Click to edit Master title style</text:span><text:span text:style-name="a240" text:class-names=""/></text:p>
        </draw:text-box>
        <svg:title/>
        <svg:desc/>
      </draw:frame>
      <draw:frame draw:id="id110" presentation:style-name="a259" draw:name="Content Placeholder 2" svg:x="1.24826in" svg:y="2.46007in" svg:width="10.83333in" svg:height="3.87327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Fifth level</text:span><text:span text:style-name="a256" text:class-names=""/></text:p>
                            </text:list-item>
                          </text:list>
                        </text:list-item>
                      </text:list>
                    </text:list-item>
                  </text:list>
                </text:list-item>
              </text:list>
            </text:list-item>
          </text:list>
        </draw:text-box>
        <svg:title/>
        <svg:desc/>
      </draw:frame>
      <draw:frame draw:id="id111" presentation:style-name="a263" draw:name="Date Placeholder 3" svg:x="8.15499in" svg:y="6.43403in" svg:width="3in" svg:height="0.39931in" presentation:class="date-time" presentation:placeholder="false">
        <draw:text-box>
          <text:p text:style-name="a262" text:class-names="" text:cond-style-name=""><text:span text:style-name="a260" text:class-names=""><text:date text:fixed="false" style:data-style-name="a261">1/27/2017</text:date></text:span></text:p>
        </draw:text-box>
        <svg:title/>
        <svg:desc/>
      </draw:frame>
      <draw:frame draw:id="id112" presentation:style-name="a266" draw:name="Footer Placeholder 4" svg:x="1.24826in" svg:y="6.43403in" svg:width="6.82339in" svg:height="0.39931in" presentation:class="footer" presentation:placeholder="false">
        <draw:text-box>
          <text:p text:style-name="a265" text:class-names="" text:cond-style-name=""><text:span text:style-name="a264" text:class-names=""/></text:p>
        </draw:text-box>
        <svg:title/>
        <svg:desc/>
      </draw:frame>
      <draw:frame draw:id="id113" presentation:style-name="a269" draw:name="Slide Number Placeholder 5" svg:x="11.23832in" svg:y="6.43403in" svg:width="0.84327in" svg:height="0.39931in" presentation:class="page-number" presentation:placeholder="false">
        <draw:text-box>
          <text:p text:style-name="a268" text:class-names="" text:cond-style-name=""><text:span text:style-name="a267" text:class-names=""><text:page-number style:num-format="1" text:fixed="false">‹#›</text:page-number></text:span></text:p>
        </draw:text-box>
        <svg:title/>
        <svg:desc/>
      </draw:frame>
    </style:master-page>
    <style:master-page style:name="Master1-Layout3-secHead-Section-Header" style:page-layout-name="pageLayout1" draw:style-name="a345">
      <draw:frame draw:id="id153" draw:layer="Master1-bg" draw:style-name="a34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54">
        <svg:title/>
        <svg:desc/>
        <draw:g draw:name="Group 8" draw:id="id160">
          <svg:title/>
          <svg:desc/>
          <draw:custom-shape svg:x="0.125in" svg:y="0.00521in" svg:width="0.02604in" svg:height="2.38542in" draw:id="id172" draw:layer="Master1-bg" draw:style-name="a386"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73" draw:layer="Master1-bg" draw:style-name="a388"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74" draw:layer="Master1-bg" draw:style-name="a390"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75" draw:layer="Master1-bg" draw:style-name="a392"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76" draw:layer="Master1-bg" draw:style-name="a394"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77" draw:layer="Master1-bg" draw:style-name="a396"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78" draw:layer="Master1-bg" draw:style-name="a398"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79" draw:layer="Master1-bg" draw:style-name="a400"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80" draw:layer="Master1-bg" draw:style-name="a402"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81" draw:layer="Master1-bg" draw:style-name="a404"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82" draw:layer="Master1-bg" draw:style-name="a406"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83" draw:layer="Master1-bg" draw:style-name="a408"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84" draw:layer="Master1-bg" draw:style-name="a410"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85" draw:layer="Master1-bg" draw:style-name="a412"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86" draw:layer="Master1-bg" draw:style-name="a414"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87" draw:layer="Master1-bg" draw:style-name="a416"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88" draw:layer="Master1-bg" draw:style-name="a418"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89" draw:layer="Master1-bg" draw:style-name="a420"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90" draw:layer="Master1-bg" draw:style-name="a422"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91" draw:layer="Master1-bg" draw:style-name="a424"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92" draw:layer="Master1-bg" draw:style-name="a426"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93" draw:layer="Master1-bg" draw:style-name="a428"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94" draw:layer="Master1-bg" draw:style-name="a430"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95" draw:layer="Master1-bg" draw:style-name="a432"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96" draw:layer="Master1-bg" draw:style-name="a434"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97" draw:layer="Master1-bg" draw:style-name="a436"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98" draw:layer="Master1-bg" draw:style-name="a438"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61">
          <svg:title/>
          <svg:desc/>
          <draw:custom-shape svg:x="12.55903in" svg:y="0in" svg:width="0.4566in" svg:height="0.56076in" draw:id="id162" draw:layer="Master1-bg" draw:style-name="a366"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63" draw:layer="Master1-bg" draw:style-name="a368"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64" draw:layer="Master1-bg" draw:style-name="a370"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65" draw:layer="Master1-bg" draw:style-name="a372"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66" draw:layer="Master1-bg" draw:style-name="a374"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67" draw:layer="Master1-bg" draw:style-name="a376"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68" draw:layer="Master1-bg" draw:style-name="a378"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9" draw:layer="Master1-bg" draw:style-name="a380"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0" draw:layer="Master1-bg" draw:style-name="a382"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71" draw:layer="Master1-bg" draw:style-name="a384" draw:name="Rectangle 41">
            <svg:title/>
            <svg:desc/>
            <draw:enhanced-geometry xmlns:dr3d="urn:oasis:names:tc:opendocument:xmlns:dr3d:1.0" draw:type="non-primitive" svg:viewBox="0 0 21600 21600" draw:enhanced-path="M 0 0 L 21600 0 21600 21600 0 21600 Z N"/>
          </draw:custom-shape>
        </draw:g>
      </draw:g>
      <draw:frame draw:id="id155" presentation:style-name="a350" draw:name="Title 1" svg:x="1.24826in" svg:y="1.55208in" svg:width="10.83333in" svg:height="3.1197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156" presentation:style-name="a354" draw:name="Text Placeholder 2" svg:x="1.24826in" svg:y="4.83854in" svg:width="10.83333in" svg:height="1.50347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157" presentation:style-name="a358" draw:name="Date Placeholder 3" svg:x="8.15499in" svg:y="6.43403in" svg:width="3in" svg:height="0.39931in" presentation:class="date-time" presentation:placeholder="false">
        <draw:text-box>
          <text:p text:style-name="a357" text:class-names="" text:cond-style-name=""><text:span text:style-name="a355" text:class-names=""><text:date text:fixed="false" style:data-style-name="a356">1/27/2017</text:date></text:span></text:p>
        </draw:text-box>
        <svg:title/>
        <svg:desc/>
      </draw:frame>
      <draw:frame draw:id="id158" presentation:style-name="a361" draw:name="Footer Placeholder 4" svg:x="1.24826in" svg:y="6.43403in" svg:width="6.82339in" svg:height="0.39931in" presentation:class="footer" presentation:placeholder="false">
        <draw:text-box>
          <text:p text:style-name="a360" text:class-names="" text:cond-style-name=""><text:span text:style-name="a359" text:class-names=""/></text:p>
        </draw:text-box>
        <svg:title/>
        <svg:desc/>
      </draw:frame>
      <draw:frame draw:id="id159" presentation:style-name="a364" draw:name="Slide Number Placeholder 5" svg:x="11.23832in" svg:y="6.43403in" svg:width="0.84327in" svg:height="0.39931in" presentation:class="page-number" presentation:placeholder="false">
        <draw:text-box>
          <text:p text:style-name="a363" text:class-names="" text:cond-style-name=""><text:span text:style-name="a362" text:class-names=""><text:page-number style:num-format="1" text:fixed="false">‹#›</text:page-number></text:span></text:p>
        </draw:text-box>
        <svg:title/>
        <svg:desc/>
      </draw:frame>
    </style:master-page>
    <style:master-page style:name="Master1-Layout4-twoObj-Two-Content" style:page-layout-name="pageLayout1" draw:style-name="a440">
      <draw:frame draw:id="id199" draw:layer="Master1-bg" draw:style-name="a441"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200">
        <svg:title/>
        <svg:desc/>
        <draw:g draw:name="Group 9" draw:id="id207">
          <svg:title/>
          <svg:desc/>
          <draw:custom-shape svg:x="0.125in" svg:y="0.00521in" svg:width="0.02604in" svg:height="2.38542in" draw:id="id219" draw:layer="Master1-bg" draw:style-name="a51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20" draw:layer="Master1-bg" draw:style-name="a51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21" draw:layer="Master1-bg" draw:style-name="a51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2" draw:layer="Master1-bg" draw:style-name="a51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23" draw:layer="Master1-bg" draw:style-name="a51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24" draw:layer="Master1-bg" draw:style-name="a52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25" draw:layer="Master1-bg" draw:style-name="a52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26" draw:layer="Master1-bg" draw:style-name="a52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27" draw:layer="Master1-bg" draw:style-name="a52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28" draw:layer="Master1-bg" draw:style-name="a52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29" draw:layer="Master1-bg" draw:style-name="a53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30" draw:layer="Master1-bg" draw:style-name="a53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31" draw:layer="Master1-bg" draw:style-name="a53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32" draw:layer="Master1-bg" draw:style-name="a53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33" draw:layer="Master1-bg" draw:style-name="a53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34" draw:layer="Master1-bg" draw:style-name="a54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35" draw:layer="Master1-bg" draw:style-name="a54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36" draw:layer="Master1-bg" draw:style-name="a54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37" draw:layer="Master1-bg" draw:style-name="a54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38" draw:layer="Master1-bg" draw:style-name="a54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39" draw:layer="Master1-bg" draw:style-name="a55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40" draw:layer="Master1-bg" draw:style-name="a55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41" draw:layer="Master1-bg" draw:style-name="a55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42" draw:layer="Master1-bg" draw:style-name="a55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43" draw:layer="Master1-bg" draw:style-name="a55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44" draw:layer="Master1-bg" draw:style-name="a56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45" draw:layer="Master1-bg" draw:style-name="a56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208">
          <svg:title/>
          <svg:desc/>
          <draw:custom-shape svg:x="12.55903in" svg:y="0in" svg:width="0.4566in" svg:height="0.56076in" draw:id="id209" draw:layer="Master1-bg" draw:style-name="a49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10" draw:layer="Master1-bg" draw:style-name="a49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11" draw:layer="Master1-bg" draw:style-name="a49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12" draw:layer="Master1-bg" draw:style-name="a49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13" draw:layer="Master1-bg" draw:style-name="a49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14" draw:layer="Master1-bg" draw:style-name="a50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15" draw:layer="Master1-bg" draw:style-name="a50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16" draw:layer="Master1-bg" draw:style-name="a50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17" draw:layer="Master1-bg" draw:style-name="a50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18" draw:layer="Master1-bg" draw:style-name="a509" draw:name="Rectangle 41">
            <svg:title/>
            <svg:desc/>
            <draw:enhanced-geometry xmlns:dr3d="urn:oasis:names:tc:opendocument:xmlns:dr3d:1.0" draw:type="non-primitive" svg:viewBox="0 0 21600 21600" draw:enhanced-path="M 0 0 L 21600 0 21600 21600 0 21600 Z N"/>
          </draw:custom-shape>
        </draw:g>
      </draw:g>
      <draw:frame draw:id="id201" presentation:style-name="a445" draw:name="Title 1" svg:x="1.24826in" svg:y="0.67642in" svg:width="10.83333in" svg:height="1.61698in" presentation:class="title" presentation:placeholder="false">
        <draw:text-box>
          <text:p text:style-name="a444" text:class-names="" text:cond-style-name=""><text:span text:style-name="a442" text:class-names="">Click to edit Master title style</text:span><text:span text:style-name="a443" text:class-names=""/></text:p>
        </draw:text-box>
        <svg:title/>
        <svg:desc/>
      </draw:frame>
      <draw:frame draw:id="id202" presentation:style-name="a462" draw:name="Content Placeholder 2" svg:x="1.24826in" svg:y="2.46007in" svg:width="5.33507in" svg:height="3.87327in" presentation:class="object" presentation:placeholder="false">
        <draw:text-box>
          <text:list text:style-name="a448">
            <text:list-item>
              <text:p text:style-name="a447" text:class-names="" text:cond-style-name=""><text:span text:style-name="a446" text:class-names="">Click to edit Master text styles</text:span></text:p>
            </text:list-item>
          </text:list>
          <text:list text:style-name="a451">
            <text:list-item>
              <text:list text:style-name="a451">
                <text:list-item>
                  <text:p text:style-name="a450" text:class-names="" text:cond-style-name=""><text:span text:style-name="a449" text:class-names="">Second level</text:span></text:p>
                </text:list-item>
              </text:list>
            </text:list-item>
          </text:list>
          <text:list text:style-name="a454">
            <text:list-item>
              <text:list text:style-name="a454">
                <text:list-item>
                  <text:list text:style-name="a454">
                    <text:list-item>
                      <text:p text:style-name="a453" text:class-names="" text:cond-style-name=""><text:span text:style-name="a452" text:class-names="">Third level</text:span></text:p>
                    </text:list-item>
                  </text:list>
                </text:list-item>
              </text:list>
            </text:list-item>
          </text:list>
          <text:list text:style-name="a457">
            <text:list-item>
              <text:list text:style-name="a457">
                <text:list-item>
                  <text:list text:style-name="a457">
                    <text:list-item>
                      <text:list text:style-name="a457">
                        <text:list-item>
                          <text:p text:style-name="a456" text:class-names="" text:cond-style-name=""><text:span text:style-name="a455" text:class-names="">Fourth level</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8" text:class-names="">Fifth level</text:span><text:span text:style-name="a459" text:class-names=""/></text:p>
                            </text:list-item>
                          </text:list>
                        </text:list-item>
                      </text:list>
                    </text:list-item>
                  </text:list>
                </text:list-item>
              </text:list>
            </text:list-item>
          </text:list>
        </draw:text-box>
        <svg:title/>
        <svg:desc/>
      </draw:frame>
      <draw:frame draw:id="id203" presentation:style-name="a479" draw:name="Content Placeholder 3" svg:x="6.75in" svg:y="2.46007in" svg:width="5.3316in" svg:height="3.87327in" presentation:class="object" presentation:placeholder="false">
        <draw:text-box>
          <text:list text:style-name="a465">
            <text:list-item>
              <text:p text:style-name="a464" text:class-names="" text:cond-style-name=""><text:span text:style-name="a463" text:class-names="">Click to edit Master text styles</text:span></text:p>
            </text:list-item>
          </text:list>
          <text:list text:style-name="a468">
            <text:list-item>
              <text:list text:style-name="a468">
                <text:list-item>
                  <text:p text:style-name="a467" text:class-names="" text:cond-style-name=""><text:span text:style-name="a466" text:class-names="">Second level</text:span></text:p>
                </text:list-item>
              </text:list>
            </text:list-item>
          </text:list>
          <text:list text:style-name="a471">
            <text:list-item>
              <text:list text:style-name="a471">
                <text:list-item>
                  <text:list text:style-name="a471">
                    <text:list-item>
                      <text:p text:style-name="a470" text:class-names="" text:cond-style-name=""><text:span text:style-name="a469" text:class-names="">Third level</text:span></text:p>
                    </text:list-item>
                  </text:list>
                </text:list-item>
              </text:list>
            </text:list-item>
          </text:list>
          <text:list text:style-name="a474">
            <text:list-item>
              <text:list text:style-name="a474">
                <text:list-item>
                  <text:list text:style-name="a474">
                    <text:list-item>
                      <text:list text:style-name="a474">
                        <text:list-item>
                          <text:p text:style-name="a473" text:class-names="" text:cond-style-name=""><text:span text:style-name="a472"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5" text:class-names="">Fifth level</text:span><text:span text:style-name="a476" text:class-names=""/></text:p>
                            </text:list-item>
                          </text:list>
                        </text:list-item>
                      </text:list>
                    </text:list-item>
                  </text:list>
                </text:list-item>
              </text:list>
            </text:list-item>
          </text:list>
        </draw:text-box>
        <svg:title/>
        <svg:desc/>
      </draw:frame>
      <draw:frame draw:id="id204" presentation:style-name="a483" draw:name="Date Placeholder 4" svg:x="8.15499in" svg:y="6.43403in" svg:width="3in" svg:height="0.39931in" presentation:class="date-time" presentation:placeholder="false">
        <draw:text-box>
          <text:p text:style-name="a482" text:class-names="" text:cond-style-name=""><text:span text:style-name="a480" text:class-names=""><text:date text:fixed="false" style:data-style-name="a481">1/27/2017</text:date></text:span></text:p>
        </draw:text-box>
        <svg:title/>
        <svg:desc/>
      </draw:frame>
      <draw:frame draw:id="id205" presentation:style-name="a486" draw:name="Footer Placeholder 5" svg:x="1.24826in" svg:y="6.43403in" svg:width="6.82339in" svg:height="0.39931in" presentation:class="footer" presentation:placeholder="false">
        <draw:text-box>
          <text:p text:style-name="a485" text:class-names="" text:cond-style-name=""><text:span text:style-name="a484" text:class-names=""/></text:p>
        </draw:text-box>
        <svg:title/>
        <svg:desc/>
      </draw:frame>
      <draw:frame draw:id="id206" presentation:style-name="a489" draw:name="Slide Number Placeholder 6" svg:x="11.23832in" svg:y="6.43403in" svg:width="0.84327in" svg:height="0.39931in" presentation:class="page-number" presentation:placeholder="false">
        <draw:text-box>
          <text:p text:style-name="a488" text:class-names="" text:cond-style-name=""><text:span text:style-name="a487" text:class-names=""><text:page-number style:num-format="1" text:fixed="false">‹#›</text:page-number></text:span></text:p>
        </draw:text-box>
        <svg:title/>
        <svg:desc/>
      </draw:frame>
    </style:master-page>
    <style:master-page style:name="Master1-Layout5-twoTxTwoObj-Comparison" style:page-layout-name="pageLayout1" draw:style-name="a565">
      <draw:frame draw:id="id246" draw:layer="Master1-bg" draw:style-name="a56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0" draw:id="id247">
        <svg:title/>
        <svg:desc/>
        <draw:g draw:name="Group 11" draw:id="id256">
          <svg:title/>
          <svg:desc/>
          <draw:custom-shape svg:x="0.125in" svg:y="0.00521in" svg:width="0.02604in" svg:height="2.38542in" draw:id="id268" draw:layer="Master1-bg" draw:style-name="a64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69" draw:layer="Master1-bg" draw:style-name="a64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70" draw:layer="Master1-bg" draw:style-name="a64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71" draw:layer="Master1-bg" draw:style-name="a65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72" draw:layer="Master1-bg" draw:style-name="a65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73" draw:layer="Master1-bg" draw:style-name="a65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74" draw:layer="Master1-bg" draw:style-name="a65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75" draw:layer="Master1-bg" draw:style-name="a65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6" draw:layer="Master1-bg" draw:style-name="a66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77" draw:layer="Master1-bg" draw:style-name="a66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78" draw:layer="Master1-bg" draw:style-name="a66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79" draw:layer="Master1-bg" draw:style-name="a66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80" draw:layer="Master1-bg" draw:style-name="a66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81" draw:layer="Master1-bg" draw:style-name="a67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82" draw:layer="Master1-bg" draw:style-name="a67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83" draw:layer="Master1-bg" draw:style-name="a67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84" draw:layer="Master1-bg" draw:style-name="a67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85" draw:layer="Master1-bg" draw:style-name="a67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86" draw:layer="Master1-bg" draw:style-name="a68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87" draw:layer="Master1-bg" draw:style-name="a68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88" draw:layer="Master1-bg" draw:style-name="a68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89" draw:layer="Master1-bg" draw:style-name="a68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90" draw:layer="Master1-bg" draw:style-name="a68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91" draw:layer="Master1-bg" draw:style-name="a69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92" draw:layer="Master1-bg" draw:style-name="a69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93" draw:layer="Master1-bg" draw:style-name="a69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94" draw:layer="Master1-bg" draw:style-name="a69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2" draw:id="id257">
          <svg:title/>
          <svg:desc/>
          <draw:custom-shape svg:x="12.55903in" svg:y="0in" svg:width="0.4566in" svg:height="0.56076in" draw:id="id258" draw:layer="Master1-bg" draw:style-name="a62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59" draw:layer="Master1-bg" draw:style-name="a62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60" draw:layer="Master1-bg" draw:style-name="a62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61" draw:layer="Master1-bg" draw:style-name="a63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62" draw:layer="Master1-bg" draw:style-name="a63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63" draw:layer="Master1-bg" draw:style-name="a63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64" draw:layer="Master1-bg" draw:style-name="a63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65" draw:layer="Master1-bg" draw:style-name="a63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66" draw:layer="Master1-bg" draw:style-name="a64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67" draw:layer="Master1-bg" draw:style-name="a642" draw:name="Rectangle 41">
            <svg:title/>
            <svg:desc/>
            <draw:enhanced-geometry xmlns:dr3d="urn:oasis:names:tc:opendocument:xmlns:dr3d:1.0" draw:type="non-primitive" svg:viewBox="0 0 21600 21600" draw:enhanced-path="M 0 0 L 21600 0 21600 21600 0 21600 Z N"/>
          </draw:custom-shape>
        </draw:g>
      </draw:g>
      <draw:frame draw:id="id248" presentation:style-name="a570" draw:name="Title 1" svg:x="1.24826in" svg:y="0.67708in" svg:width="10.83333in" svg:height="1.61632in" presentation:class="title" presentation:placeholder="false">
        <draw:text-box>
          <text:p text:style-name="a569" text:class-names="" text:cond-style-name=""><text:span text:style-name="a567" text:class-names="">Click to edit Master title style</text:span><text:span text:style-name="a568" text:class-names=""/></text:p>
        </draw:text-box>
        <svg:title/>
        <svg:desc/>
      </draw:frame>
      <draw:frame draw:id="id249" presentation:style-name="a574" draw:name="Text Placeholder 2" svg:x="1.49827in" svg:y="2.46007in" svg:width="5.08506in" svg:height="0.90104in" presentation:class="outline" presentation:placeholder="false">
        <draw:text-box>
          <text:list text:style-name="a573">
            <text:list-item>
              <text:p text:style-name="a572" text:class-names="" text:cond-style-name=""><text:span text:style-name="a571" text:class-names="">Click to edit Master text styles</text:span></text:p>
            </text:list-item>
          </text:list>
        </draw:text-box>
        <svg:title/>
        <svg:desc/>
      </draw:frame>
      <draw:frame draw:id="id250" presentation:style-name="a591" draw:name="Content Placeholder 3" svg:x="1.24826in" svg:y="3.36111in" svg:width="5.33507in" svg:height="2.97222in" presentation:class="object" presentation:placeholder="false">
        <draw:text-box>
          <text:list text:style-name="a577">
            <text:list-item>
              <text:p text:style-name="a576" text:class-names="" text:cond-style-name=""><text:span text:style-name="a575" text:class-names="">Click to edit Master text styles</text:span></text:p>
            </text:list-item>
          </text:list>
          <text:list text:style-name="a580">
            <text:list-item>
              <text:list text:style-name="a580">
                <text:list-item>
                  <text:p text:style-name="a579" text:class-names="" text:cond-style-name=""><text:span text:style-name="a578" text:class-names="">Second level</text:span></text:p>
                </text:list-item>
              </text:list>
            </text:list-item>
          </text:list>
          <text:list text:style-name="a583">
            <text:list-item>
              <text:list text:style-name="a583">
                <text:list-item>
                  <text:list text:style-name="a583">
                    <text:list-item>
                      <text:p text:style-name="a582" text:class-names="" text:cond-style-name=""><text:span text:style-name="a581" text:class-names="">Third level</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Fourth level</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7" text:class-names="">Fifth level</text:span><text:span text:style-name="a588" text:class-names=""/></text:p>
                            </text:list-item>
                          </text:list>
                        </text:list-item>
                      </text:list>
                    </text:list-item>
                  </text:list>
                </text:list-item>
              </text:list>
            </text:list-item>
          </text:list>
        </draw:text-box>
        <svg:title/>
        <svg:desc/>
      </draw:frame>
      <draw:frame draw:id="id251" presentation:style-name="a595" draw:name="Text Placeholder 4" svg:x="7.00001in" svg:y="2.46007in" svg:width="5.08159in" svg:height="0.90104in" presentation:class="outline" presentation:placeholder="false">
        <draw:text-box>
          <text:list text:style-name="a594">
            <text:list-item>
              <text:p text:style-name="a593" text:class-names="" text:cond-style-name=""><text:span text:style-name="a592" text:class-names="">Click to edit Master text styles</text:span></text:p>
            </text:list-item>
          </text:list>
        </draw:text-box>
        <svg:title/>
        <svg:desc/>
      </draw:frame>
      <draw:frame draw:id="id252" presentation:style-name="a612" draw:name="Content Placeholder 5" svg:x="6.75in" svg:y="3.36111in" svg:width="5.33159in" svg:height="2.97222in" presentation:class="object" presentation:placeholder="false">
        <draw:text-box>
          <text:list text:style-name="a598">
            <text:list-item>
              <text:p text:style-name="a597" text:class-names="" text:cond-style-name=""><text:span text:style-name="a596" text:class-names="">Click to edit Master text styles</text:span></text:p>
            </text:list-item>
          </text:list>
          <text:list text:style-name="a601">
            <text:list-item>
              <text:list text:style-name="a601">
                <text:list-item>
                  <text:p text:style-name="a600" text:class-names="" text:cond-style-name=""><text:span text:style-name="a599" text:class-names="">Second level</text:span></text:p>
                </text:list-item>
              </text:list>
            </text:list-item>
          </text:list>
          <text:list text:style-name="a604">
            <text:list-item>
              <text:list text:style-name="a604">
                <text:list-item>
                  <text:list text:style-name="a604">
                    <text:list-item>
                      <text:p text:style-name="a603" text:class-names="" text:cond-style-name=""><text:span text:style-name="a602" text:class-names="">Third level</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Fourth level</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8" text:class-names="">Fifth level</text:span><text:span text:style-name="a609" text:class-names=""/></text:p>
                            </text:list-item>
                          </text:list>
                        </text:list-item>
                      </text:list>
                    </text:list-item>
                  </text:list>
                </text:list-item>
              </text:list>
            </text:list-item>
          </text:list>
        </draw:text-box>
        <svg:title/>
        <svg:desc/>
      </draw:frame>
      <draw:frame draw:id="id253" presentation:style-name="a616" draw:name="Date Placeholder 6" svg:x="8.15499in" svg:y="6.43403in" svg:width="3in" svg:height="0.39931in" presentation:class="date-time" presentation:placeholder="false">
        <draw:text-box>
          <text:p text:style-name="a615" text:class-names="" text:cond-style-name=""><text:span text:style-name="a613" text:class-names=""><text:date text:fixed="false" style:data-style-name="a614">1/27/2017</text:date></text:span></text:p>
        </draw:text-box>
        <svg:title/>
        <svg:desc/>
      </draw:frame>
      <draw:frame draw:id="id254" presentation:style-name="a619" draw:name="Footer Placeholder 7" svg:x="1.24826in" svg:y="6.43403in" svg:width="6.82339in" svg:height="0.39931in" presentation:class="footer" presentation:placeholder="false">
        <draw:text-box>
          <text:p text:style-name="a618" text:class-names="" text:cond-style-name=""><text:span text:style-name="a617" text:class-names=""/></text:p>
        </draw:text-box>
        <svg:title/>
        <svg:desc/>
      </draw:frame>
      <draw:frame draw:id="id255" presentation:style-name="a622" draw:name="Slide Number Placeholder 8" svg:x="11.23832in" svg:y="6.43403in" svg:width="0.84327in" svg:height="0.39931in" presentation:class="page-number" presentation:placeholder="false">
        <draw:text-box>
          <text:p text:style-name="a621" text:class-names="" text:cond-style-name=""><text:span text:style-name="a620" text:class-names=""><text:page-number style:num-format="1" text:fixed="false">‹#›</text:page-number></text:span></text:p>
        </draw:text-box>
        <svg:title/>
        <svg:desc/>
      </draw:frame>
    </style:master-page>
    <style:master-page style:name="Master1-Layout6-titleOnly-Title-Only" style:page-layout-name="pageLayout1" draw:style-name="a698">
      <draw:frame draw:id="id295" draw:layer="Master1-bg" draw:style-name="a699"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6" draw:id="id296">
        <svg:title/>
        <svg:desc/>
        <draw:g draw:name="Group 7" draw:id="id301">
          <svg:title/>
          <svg:desc/>
          <draw:custom-shape svg:x="0.125in" svg:y="0.00521in" svg:width="0.02604in" svg:height="2.38542in" draw:id="id313" draw:layer="Master1-bg" draw:style-name="a735"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14" draw:layer="Master1-bg" draw:style-name="a73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15" draw:layer="Master1-bg" draw:style-name="a739"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16" draw:layer="Master1-bg" draw:style-name="a741"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17" draw:layer="Master1-bg" draw:style-name="a743"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18" draw:layer="Master1-bg" draw:style-name="a745"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19" draw:layer="Master1-bg" draw:style-name="a747"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20" draw:layer="Master1-bg" draw:style-name="a749"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21" draw:layer="Master1-bg" draw:style-name="a751"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22" draw:layer="Master1-bg" draw:style-name="a753"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23" draw:layer="Master1-bg" draw:style-name="a755"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24" draw:layer="Master1-bg" draw:style-name="a757"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25" draw:layer="Master1-bg" draw:style-name="a759"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6" draw:layer="Master1-bg" draw:style-name="a761"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27" draw:layer="Master1-bg" draw:style-name="a763"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28" draw:layer="Master1-bg" draw:style-name="a765"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29" draw:layer="Master1-bg" draw:style-name="a767"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30" draw:layer="Master1-bg" draw:style-name="a769"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31" draw:layer="Master1-bg" draw:style-name="a771"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32" draw:layer="Master1-bg" draw:style-name="a773"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33" draw:layer="Master1-bg" draw:style-name="a775"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34" draw:layer="Master1-bg" draw:style-name="a777"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35" draw:layer="Master1-bg" draw:style-name="a779"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36" draw:layer="Master1-bg" draw:style-name="a781"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37" draw:layer="Master1-bg" draw:style-name="a783"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38" draw:layer="Master1-bg" draw:style-name="a785"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39" draw:layer="Master1-bg" draw:style-name="a787"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8" draw:id="id302">
          <svg:title/>
          <svg:desc/>
          <draw:custom-shape svg:x="12.55903in" svg:y="0in" svg:width="0.4566in" svg:height="0.56076in" draw:id="id303" draw:layer="Master1-bg" draw:style-name="a715"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04" draw:layer="Master1-bg" draw:style-name="a717"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05" draw:layer="Master1-bg" draw:style-name="a719"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06" draw:layer="Master1-bg" draw:style-name="a721"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07" draw:layer="Master1-bg" draw:style-name="a723"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08" draw:layer="Master1-bg" draw:style-name="a725"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09" draw:layer="Master1-bg" draw:style-name="a727"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10" draw:layer="Master1-bg" draw:style-name="a729"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11" draw:layer="Master1-bg" draw:style-name="a731"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12" draw:layer="Master1-bg" draw:style-name="a733" draw:name="Rectangle 41">
            <svg:title/>
            <svg:desc/>
            <draw:enhanced-geometry xmlns:dr3d="urn:oasis:names:tc:opendocument:xmlns:dr3d:1.0" draw:type="non-primitive" svg:viewBox="0 0 21600 21600" draw:enhanced-path="M 0 0 L 21600 0 21600 21600 0 21600 Z N"/>
          </draw:custom-shape>
        </draw:g>
      </draw:g>
      <draw:frame draw:id="id297" presentation:style-name="a703" draw:name="Title 1" svg:x="1.24826in" svg:y="0.67642in" svg:width="10.83333in" svg:height="1.61698in" presentation:class="title" presentation:placeholder="false">
        <draw:text-box>
          <text:p text:style-name="a702" text:class-names="" text:cond-style-name=""><text:span text:style-name="a700" text:class-names="">Click to edit Master title style</text:span><text:span text:style-name="a701" text:class-names=""/></text:p>
        </draw:text-box>
        <svg:title/>
        <svg:desc/>
      </draw:frame>
      <draw:frame draw:id="id298" presentation:style-name="a707" draw:name="Date Placeholder 2" svg:x="8.15499in" svg:y="6.43403in" svg:width="3in" svg:height="0.39931in" presentation:class="date-time" presentation:placeholder="false">
        <draw:text-box>
          <text:p text:style-name="a706" text:class-names="" text:cond-style-name=""><text:span text:style-name="a704" text:class-names=""><text:date text:fixed="false" style:data-style-name="a705">1/27/2017</text:date></text:span></text:p>
        </draw:text-box>
        <svg:title/>
        <svg:desc/>
      </draw:frame>
      <draw:frame draw:id="id299" presentation:style-name="a710" draw:name="Footer Placeholder 3" svg:x="1.24826in" svg:y="6.43403in" svg:width="6.82339in" svg:height="0.39931in" presentation:class="footer" presentation:placeholder="false">
        <draw:text-box>
          <text:p text:style-name="a709" text:class-names="" text:cond-style-name=""><text:span text:style-name="a708" text:class-names=""/></text:p>
        </draw:text-box>
        <svg:title/>
        <svg:desc/>
      </draw:frame>
      <draw:frame draw:id="id300" presentation:style-name="a713" draw:name="Slide Number Placeholder 4" svg:x="11.23832in" svg:y="6.43403in" svg:width="0.84327in" svg:height="0.39931in" presentation:class="page-number" presentation:placeholder="false">
        <draw:text-box>
          <text:p text:style-name="a712" text:class-names="" text:cond-style-name=""><text:span text:style-name="a711" text:class-names=""><text:page-number style:num-format="1" text:fixed="false">‹#›</text:page-number></text:span></text:p>
        </draw:text-box>
        <svg:title/>
        <svg:desc/>
      </draw:frame>
    </style:master-page>
    <style:master-page style:name="Master1-Layout7-blank-Blank" style:page-layout-name="pageLayout1" draw:style-name="a789">
      <draw:frame draw:id="id340" draw:layer="Master1-bg" draw:style-name="a790"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5" draw:id="id341">
        <svg:title/>
        <svg:desc/>
        <draw:g draw:name="Group 6" draw:id="id345">
          <svg:title/>
          <svg:desc/>
          <draw:custom-shape svg:x="0.125in" svg:y="0.00521in" svg:width="0.02604in" svg:height="2.38542in" draw:id="id357" draw:layer="Master1-bg" draw:style-name="a82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58" draw:layer="Master1-bg" draw:style-name="a82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59" draw:layer="Master1-bg" draw:style-name="a82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60" draw:layer="Master1-bg" draw:style-name="a82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61" draw:layer="Master1-bg" draw:style-name="a83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62" draw:layer="Master1-bg" draw:style-name="a83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63" draw:layer="Master1-bg" draw:style-name="a83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64" draw:layer="Master1-bg" draw:style-name="a83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65" draw:layer="Master1-bg" draw:style-name="a83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66" draw:layer="Master1-bg" draw:style-name="a84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67" draw:layer="Master1-bg" draw:style-name="a84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68" draw:layer="Master1-bg" draw:style-name="a84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69" draw:layer="Master1-bg" draw:style-name="a84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70" draw:layer="Master1-bg" draw:style-name="a84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71" draw:layer="Master1-bg" draw:style-name="a85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72" draw:layer="Master1-bg" draw:style-name="a85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73" draw:layer="Master1-bg" draw:style-name="a85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74" draw:layer="Master1-bg" draw:style-name="a85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5" draw:layer="Master1-bg" draw:style-name="a85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76" draw:layer="Master1-bg" draw:style-name="a86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77" draw:layer="Master1-bg" draw:style-name="a86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78" draw:layer="Master1-bg" draw:style-name="a86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79" draw:layer="Master1-bg" draw:style-name="a86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80" draw:layer="Master1-bg" draw:style-name="a86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81" draw:layer="Master1-bg" draw:style-name="a87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82" draw:layer="Master1-bg" draw:style-name="a87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83" draw:layer="Master1-bg" draw:style-name="a87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7" draw:id="id346">
          <svg:title/>
          <svg:desc/>
          <draw:custom-shape svg:x="12.55903in" svg:y="0in" svg:width="0.4566in" svg:height="0.56076in" draw:id="id347" draw:layer="Master1-bg" draw:style-name="a80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48" draw:layer="Master1-bg" draw:style-name="a80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49" draw:layer="Master1-bg" draw:style-name="a80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50" draw:layer="Master1-bg" draw:style-name="a80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51" draw:layer="Master1-bg" draw:style-name="a81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52" draw:layer="Master1-bg" draw:style-name="a81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53" draw:layer="Master1-bg" draw:style-name="a81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54" draw:layer="Master1-bg" draw:style-name="a81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55" draw:layer="Master1-bg" draw:style-name="a81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56" draw:layer="Master1-bg" draw:style-name="a820" draw:name="Rectangle 41">
            <svg:title/>
            <svg:desc/>
            <draw:enhanced-geometry xmlns:dr3d="urn:oasis:names:tc:opendocument:xmlns:dr3d:1.0" draw:type="non-primitive" svg:viewBox="0 0 21600 21600" draw:enhanced-path="M 0 0 L 21600 0 21600 21600 0 21600 Z N"/>
          </draw:custom-shape>
        </draw:g>
      </draw:g>
      <draw:frame draw:id="id342" presentation:style-name="a794" draw:name="Date Placeholder 1" svg:x="8.15499in" svg:y="6.43403in" svg:width="3in" svg:height="0.39931in" presentation:class="date-time" presentation:placeholder="false">
        <draw:text-box>
          <text:p text:style-name="a793" text:class-names="" text:cond-style-name=""><text:span text:style-name="a791" text:class-names=""><text:date text:fixed="false" style:data-style-name="a792">1/27/2017</text:date></text:span></text:p>
        </draw:text-box>
        <svg:title/>
        <svg:desc/>
      </draw:frame>
      <draw:frame draw:id="id343" presentation:style-name="a797" draw:name="Footer Placeholder 2" svg:x="1.24826in" svg:y="6.43403in" svg:width="6.82339in" svg:height="0.39931in" presentation:class="footer" presentation:placeholder="false">
        <draw:text-box>
          <text:p text:style-name="a796" text:class-names="" text:cond-style-name=""><text:span text:style-name="a795" text:class-names=""/></text:p>
        </draw:text-box>
        <svg:title/>
        <svg:desc/>
      </draw:frame>
      <draw:frame draw:id="id344" presentation:style-name="a800" draw:name="Slide Number Placeholder 3" svg:x="11.23832in" svg:y="6.43403in" svg:width="0.84327in" svg:height="0.39931in" presentation:class="page-number" presentation:placeholder="false">
        <draw:text-box>
          <text:p text:style-name="a799" text:class-names="" text:cond-style-name=""><text:span text:style-name="a798" text:class-names=""><text:page-number style:num-format="1" text:fixed="false">‹#›</text:page-number></text:span></text:p>
        </draw:text-box>
        <svg:title/>
        <svg:desc/>
      </draw:frame>
    </style:master-page>
    <style:master-page style:name="Master1-Layout8-objTx-Content-with-Caption" style:page-layout-name="pageLayout1" draw:style-name="a876">
      <draw:frame draw:id="id384" draw:layer="Master1-bg" draw:style-name="a87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385">
        <svg:title/>
        <svg:desc/>
        <draw:g draw:name="Group 9" draw:id="id392">
          <svg:title/>
          <svg:desc/>
          <draw:custom-shape svg:x="0.125in" svg:y="0.00521in" svg:width="0.02604in" svg:height="2.38542in" draw:id="id404" draw:layer="Master1-bg" draw:style-name="a93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05" draw:layer="Master1-bg" draw:style-name="a93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06" draw:layer="Master1-bg" draw:style-name="a93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07" draw:layer="Master1-bg" draw:style-name="a94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08" draw:layer="Master1-bg" draw:style-name="a94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09" draw:layer="Master1-bg" draw:style-name="a94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10" draw:layer="Master1-bg" draw:style-name="a94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11" draw:layer="Master1-bg" draw:style-name="a94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12" draw:layer="Master1-bg" draw:style-name="a95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13" draw:layer="Master1-bg" draw:style-name="a95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14" draw:layer="Master1-bg" draw:style-name="a95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15" draw:layer="Master1-bg" draw:style-name="a95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16" draw:layer="Master1-bg" draw:style-name="a95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17" draw:layer="Master1-bg" draw:style-name="a96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18" draw:layer="Master1-bg" draw:style-name="a96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19" draw:layer="Master1-bg" draw:style-name="a96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20" draw:layer="Master1-bg" draw:style-name="a96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21" draw:layer="Master1-bg" draw:style-name="a96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22" draw:layer="Master1-bg" draw:style-name="a97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23" draw:layer="Master1-bg" draw:style-name="a97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24" draw:layer="Master1-bg" draw:style-name="a97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25" draw:layer="Master1-bg" draw:style-name="a97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26" draw:layer="Master1-bg" draw:style-name="a97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7" draw:layer="Master1-bg" draw:style-name="a98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28" draw:layer="Master1-bg" draw:style-name="a98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29" draw:layer="Master1-bg" draw:style-name="a98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30" draw:layer="Master1-bg" draw:style-name="a98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393">
          <svg:title/>
          <svg:desc/>
          <draw:custom-shape svg:x="12.55903in" svg:y="0in" svg:width="0.4566in" svg:height="0.56076in" draw:id="id394" draw:layer="Master1-bg" draw:style-name="a91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95" draw:layer="Master1-bg" draw:style-name="a91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96" draw:layer="Master1-bg" draw:style-name="a91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97" draw:layer="Master1-bg" draw:style-name="a92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98" draw:layer="Master1-bg" draw:style-name="a92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99" draw:layer="Master1-bg" draw:style-name="a92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00" draw:layer="Master1-bg" draw:style-name="a92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01" draw:layer="Master1-bg" draw:style-name="a92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02" draw:layer="Master1-bg" draw:style-name="a93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03" draw:layer="Master1-bg" draw:style-name="a932" draw:name="Rectangle 41">
            <svg:title/>
            <svg:desc/>
            <draw:enhanced-geometry xmlns:dr3d="urn:oasis:names:tc:opendocument:xmlns:dr3d:1.0" draw:type="non-primitive" svg:viewBox="0 0 21600 21600" draw:enhanced-path="M 0 0 L 21600 0 21600 21600 0 21600 Z N"/>
          </draw:custom-shape>
        </draw:g>
      </draw:g>
      <draw:frame draw:id="id386" presentation:style-name="a881" draw:name="Title 1" svg:x="1.25405in" svg:y="0.66667in" svg:width="4.21701in" svg:height="1.7934in" presentation:class="title" presentation:placeholder="false">
        <draw:text-box>
          <text:p text:style-name="a880" text:class-names="" text:cond-style-name=""><text:span text:style-name="a878" text:class-names="">Click to edit Master title style</text:span><text:span text:style-name="a879" text:class-names=""/></text:p>
        </draw:text-box>
        <svg:title/>
        <svg:desc/>
      </draw:frame>
      <draw:frame draw:id="id387" presentation:style-name="a898" draw:name="Content Placeholder 2" svg:x="5.63889in" svg:y="0.64815in" svg:width="6.4427in" svg:height="5.68519in" presentation:class="object" presentation:placeholder="false">
        <draw:text-box>
          <text:list text:style-name="a884">
            <text:list-item>
              <text:p text:style-name="a883" text:class-names="" text:cond-style-name=""><text:span text:style-name="a882" text:class-names="">Click to edit Master text styles</text:span></text:p>
            </text:list-item>
          </text:list>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388" presentation:style-name="a902" draw:name="Text Placeholder 3" svg:x="1.25405in" svg:y="2.46007in" svg:width="4.21701in" svg:height="3.87327in" presentation:class="outline" presentation:placeholder="false">
        <draw:text-box>
          <text:list text:style-name="a901">
            <text:list-item>
              <text:p text:style-name="a900" text:class-names="" text:cond-style-name=""><text:span text:style-name="a899" text:class-names="">Click to edit Master text styles</text:span></text:p>
            </text:list-item>
          </text:list>
        </draw:text-box>
        <svg:title/>
        <svg:desc/>
      </draw:frame>
      <draw:frame draw:id="id389" presentation:style-name="a906" draw:name="Date Placeholder 4" svg:x="8.15499in" svg:y="6.43403in" svg:width="3in" svg:height="0.39931in" presentation:class="date-time" presentation:placeholder="false">
        <draw:text-box>
          <text:p text:style-name="a905" text:class-names="" text:cond-style-name=""><text:span text:style-name="a903" text:class-names=""><text:date text:fixed="false" style:data-style-name="a904">1/27/2017</text:date></text:span></text:p>
        </draw:text-box>
        <svg:title/>
        <svg:desc/>
      </draw:frame>
      <draw:frame draw:id="id390" presentation:style-name="a909" draw:name="Footer Placeholder 5" svg:x="1.24826in" svg:y="6.43403in" svg:width="6.82339in" svg:height="0.39931in" presentation:class="footer" presentation:placeholder="false">
        <draw:text-box>
          <text:p text:style-name="a908" text:class-names="" text:cond-style-name=""><text:span text:style-name="a907" text:class-names=""/></text:p>
        </draw:text-box>
        <svg:title/>
        <svg:desc/>
      </draw:frame>
      <draw:frame draw:id="id391" presentation:style-name="a912" draw:name="Slide Number Placeholder 6" svg:x="11.23832in" svg:y="6.43403in" svg:width="0.84327in" svg:height="0.39931in" presentation:class="page-number" presentation:placeholder="false">
        <draw:text-box>
          <text:p text:style-name="a911" text:class-names="" text:cond-style-name=""><text:span text:style-name="a910" text:class-names=""><text:page-number style:num-format="1" text:fixed="false">‹#›</text:page-number></text:span></text:p>
        </draw:text-box>
        <svg:title/>
        <svg:desc/>
      </draw:frame>
    </style:master-page>
    <style:master-page style:name="Master1-Layout9-picTx-Picture-with-Caption" style:page-layout-name="pageLayout1" draw:style-name="a988">
      <draw:frame draw:id="id431" draw:layer="Master1-bg" draw:style-name="a989"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432">
        <svg:title/>
        <svg:desc/>
        <draw:g draw:name="Group 9" draw:id="id439">
          <svg:title/>
          <svg:desc/>
          <draw:custom-shape svg:x="0.125in" svg:y="0.00521in" svg:width="0.02604in" svg:height="2.38542in" draw:id="id451" draw:layer="Master1-bg" draw:style-name="a1033"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52" draw:layer="Master1-bg" draw:style-name="a1035"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53" draw:layer="Master1-bg" draw:style-name="a1037"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54" draw:layer="Master1-bg" draw:style-name="a1039"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55" draw:layer="Master1-bg" draw:style-name="a1041"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56" draw:layer="Master1-bg" draw:style-name="a1043"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57" draw:layer="Master1-bg" draw:style-name="a1045"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58" draw:layer="Master1-bg" draw:style-name="a1047"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59" draw:layer="Master1-bg" draw:style-name="a1049"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60" draw:layer="Master1-bg" draw:style-name="a1051"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61" draw:layer="Master1-bg" draw:style-name="a1053"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62" draw:layer="Master1-bg" draw:style-name="a1055"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63" draw:layer="Master1-bg" draw:style-name="a1057"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64" draw:layer="Master1-bg" draw:style-name="a1059"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65" draw:layer="Master1-bg" draw:style-name="a1061"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66" draw:layer="Master1-bg" draw:style-name="a1063"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67" draw:layer="Master1-bg" draw:style-name="a1065"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68" draw:layer="Master1-bg" draw:style-name="a1067"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69" draw:layer="Master1-bg" draw:style-name="a1069"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70" draw:layer="Master1-bg" draw:style-name="a1071"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71" draw:layer="Master1-bg" draw:style-name="a1073"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72" draw:layer="Master1-bg" draw:style-name="a1075"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73" draw:layer="Master1-bg" draw:style-name="a1077"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74" draw:layer="Master1-bg" draw:style-name="a1079"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75" draw:layer="Master1-bg" draw:style-name="a1081"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76" draw:layer="Master1-bg" draw:style-name="a1083"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77" draw:layer="Master1-bg" draw:style-name="a1085"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40">
          <svg:title/>
          <svg:desc/>
          <draw:custom-shape svg:x="12.55903in" svg:y="0in" svg:width="0.4566in" svg:height="0.56076in" draw:id="id441" draw:layer="Master1-bg" draw:style-name="a1013"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42" draw:layer="Master1-bg" draw:style-name="a1015"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43" draw:layer="Master1-bg" draw:style-name="a1017"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44" draw:layer="Master1-bg" draw:style-name="a1019"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45" draw:layer="Master1-bg" draw:style-name="a1021"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46" draw:layer="Master1-bg" draw:style-name="a1023"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47" draw:layer="Master1-bg" draw:style-name="a1025"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48" draw:layer="Master1-bg" draw:style-name="a1027"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49" draw:layer="Master1-bg" draw:style-name="a1029"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50" draw:layer="Master1-bg" draw:style-name="a1031" draw:name="Rectangle 41">
            <svg:title/>
            <svg:desc/>
            <draw:enhanced-geometry xmlns:dr3d="urn:oasis:names:tc:opendocument:xmlns:dr3d:1.0" draw:type="non-primitive" svg:viewBox="0 0 21600 21600" draw:enhanced-path="M 0 0 L 21600 0 21600 21600 0 21600 Z N"/>
          </draw:custom-shape>
        </draw:g>
      </draw:g>
      <draw:frame draw:id="id433" presentation:style-name="a993" draw:name="Title 1" svg:x="1.24826in" svg:y="0.66667in" svg:width="6.49006in" svg:height="1.7934in" presentation:class="title" presentation:placeholder="false">
        <draw:text-box>
          <text:p text:style-name="a992" text:class-names="" text:cond-style-name=""><text:span text:style-name="a990" text:class-names="">Click to edit Master title style</text:span><text:span text:style-name="a991" text:class-names=""/></text:p>
        </draw:text-box>
        <svg:title/>
        <svg:desc/>
      </draw:frame>
      <draw:frame draw:id="id434" presentation:style-name="a997" draw:name="Picture Placeholder 2" svg:x="8.07165in" svg:y="0.66667in" svg:width="4.00994in" svg:height="5.66667in" presentation:class="graphic" presentation:placeholder="false">
        <draw:text-box>
          <text:p text:style-name="a996" text:class-names="" text:cond-style-name=""><text:span text:style-name="a994" text:class-names="">Click icon to add picture</text:span><text:span text:style-name="a995" text:class-names=""/></text:p>
        </draw:text-box>
        <svg:title/>
        <svg:desc/>
      </draw:frame>
      <draw:frame draw:id="id435" presentation:style-name="a1001" draw:name="Text Placeholder 3" svg:x="1.24826in" svg:y="2.46007in" svg:width="6.49006in" svg:height="3.87327in" presentation:class="outline" presentation:placeholder="false">
        <draw:text-box>
          <text:list text:style-name="a1000">
            <text:list-item>
              <text:p text:style-name="a999" text:class-names="" text:cond-style-name=""><text:span text:style-name="a998" text:class-names="">Click to edit Master text styles</text:span></text:p>
            </text:list-item>
          </text:list>
        </draw:text-box>
        <svg:title/>
        <svg:desc/>
      </draw:frame>
      <draw:frame draw:id="id436" presentation:style-name="a1005" draw:name="Date Placeholder 4" svg:x="8.15499in" svg:y="6.43403in" svg:width="3in" svg:height="0.39931in" presentation:class="date-time" presentation:placeholder="false">
        <draw:text-box>
          <text:p text:style-name="a1004" text:class-names="" text:cond-style-name=""><text:span text:style-name="a1002" text:class-names=""><text:date text:fixed="false" style:data-style-name="a1003">1/27/2017</text:date></text:span></text:p>
        </draw:text-box>
        <svg:title/>
        <svg:desc/>
      </draw:frame>
      <draw:frame draw:id="id437" presentation:style-name="a1008" draw:name="Footer Placeholder 5" svg:x="1.24826in" svg:y="6.43403in" svg:width="6.82339in" svg:height="0.39931in" presentation:class="footer" presentation:placeholder="false">
        <draw:text-box>
          <text:p text:style-name="a1007" text:class-names="" text:cond-style-name=""><text:span text:style-name="a1006" text:class-names=""/></text:p>
        </draw:text-box>
        <svg:title/>
        <svg:desc/>
      </draw:frame>
      <draw:frame draw:id="id438" presentation:style-name="a1011" draw:name="Slide Number Placeholder 6" svg:x="11.23832in" svg:y="6.43403in" svg:width="0.84327in" svg:height="0.39931in" presentation:class="page-number" presentation:placeholder="false">
        <draw:text-box>
          <text:p text:style-name="a1010" text:class-names="" text:cond-style-name=""><text:span text:style-name="a1009" text:class-names=""><text:page-number style:num-format="1" text:fixed="false">‹#›</text:page-number></text:span></text:p>
        </draw:text-box>
        <svg:title/>
        <svg:desc/>
      </draw:frame>
    </style:master-page>
    <style:master-page style:name="Master1-Layout10-cust-Panoramic-Picture-with-Caption" style:page-layout-name="pageLayout1" draw:style-name="a1087">
      <draw:frame draw:id="id478" draw:layer="Master1-bg" draw:style-name="a1088"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479">
        <svg:title/>
        <svg:desc/>
        <draw:g draw:name="Group 9" draw:id="id486">
          <svg:title/>
          <svg:desc/>
          <draw:custom-shape svg:x="0.125in" svg:y="0.00521in" svg:width="0.02604in" svg:height="2.38542in" draw:id="id498" draw:layer="Master1-bg" draw:style-name="a113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99" draw:layer="Master1-bg" draw:style-name="a113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00" draw:layer="Master1-bg" draw:style-name="a113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01" draw:layer="Master1-bg" draw:style-name="a113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02" draw:layer="Master1-bg" draw:style-name="a114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03" draw:layer="Master1-bg" draw:style-name="a114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04" draw:layer="Master1-bg" draw:style-name="a114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05" draw:layer="Master1-bg" draw:style-name="a114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06" draw:layer="Master1-bg" draw:style-name="a114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07" draw:layer="Master1-bg" draw:style-name="a115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08" draw:layer="Master1-bg" draw:style-name="a115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09" draw:layer="Master1-bg" draw:style-name="a115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10" draw:layer="Master1-bg" draw:style-name="a115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11" draw:layer="Master1-bg" draw:style-name="a115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12" draw:layer="Master1-bg" draw:style-name="a116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13" draw:layer="Master1-bg" draw:style-name="a116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14" draw:layer="Master1-bg" draw:style-name="a116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15" draw:layer="Master1-bg" draw:style-name="a116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16" draw:layer="Master1-bg" draw:style-name="a116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17" draw:layer="Master1-bg" draw:style-name="a117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18" draw:layer="Master1-bg" draw:style-name="a117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19" draw:layer="Master1-bg" draw:style-name="a117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20" draw:layer="Master1-bg" draw:style-name="a117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21" draw:layer="Master1-bg" draw:style-name="a117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22" draw:layer="Master1-bg" draw:style-name="a118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23" draw:layer="Master1-bg" draw:style-name="a118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24" draw:layer="Master1-bg" draw:style-name="a118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87">
          <svg:title/>
          <svg:desc/>
          <draw:custom-shape svg:x="12.55903in" svg:y="0in" svg:width="0.4566in" svg:height="0.56076in" draw:id="id488" draw:layer="Master1-bg" draw:style-name="a111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89" draw:layer="Master1-bg" draw:style-name="a111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90" draw:layer="Master1-bg" draw:style-name="a111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91" draw:layer="Master1-bg" draw:style-name="a111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92" draw:layer="Master1-bg" draw:style-name="a112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93" draw:layer="Master1-bg" draw:style-name="a112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94" draw:layer="Master1-bg" draw:style-name="a112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95" draw:layer="Master1-bg" draw:style-name="a112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96" draw:layer="Master1-bg" draw:style-name="a112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97" draw:layer="Master1-bg" draw:style-name="a1130" draw:name="Rectangle 41">
            <svg:title/>
            <svg:desc/>
            <draw:enhanced-geometry xmlns:dr3d="urn:oasis:names:tc:opendocument:xmlns:dr3d:1.0" draw:type="non-primitive" svg:viewBox="0 0 21600 21600" draw:enhanced-path="M 0 0 L 21600 0 21600 21600 0 21600 Z N"/>
          </draw:custom-shape>
        </draw:g>
      </draw:g>
      <draw:frame draw:id="id480" presentation:style-name="a1092" draw:name="Title 1" svg:x="1.24826in" svg:y="4.70764in" svg:width="10.84028in" svg:height="0.89606in" presentation:class="title" presentation:placeholder="false">
        <draw:text-box>
          <text:p text:style-name="a1091" text:class-names="" text:cond-style-name=""><text:span text:style-name="a1089" text:class-names="">Click to edit Master title style</text:span><text:span text:style-name="a1090" text:class-names=""/></text:p>
        </draw:text-box>
        <svg:title/>
        <svg:desc/>
      </draw:frame>
      <draw:frame draw:id="id481" presentation:style-name="a1096" draw:name="Picture Placeholder 2" svg:x="1.24826in" svg:y="0.6632in" svg:width="10.84028in" svg:height="3.60868in" presentation:class="graphic" presentation:placeholder="false">
        <draw:text-box>
          <text:p text:style-name="a1095" text:class-names="" text:cond-style-name=""><text:span text:style-name="a1093" text:class-names="">Click icon to add picture</text:span><text:span text:style-name="a1094" text:class-names=""/></text:p>
        </draw:text-box>
        <svg:title/>
        <svg:desc/>
      </draw:frame>
      <draw:frame draw:id="id482" presentation:style-name="a1100" draw:name="Text Placeholder 3" svg:x="1.24821in" svg:y="5.6037in" svg:width="10.83865in" svg:height="0.74636in" presentation:class="outline" presentation:placeholder="false">
        <draw:text-box>
          <text:list text:style-name="a1099">
            <text:list-item>
              <text:p text:style-name="a1098" text:class-names="" text:cond-style-name=""><text:span text:style-name="a1097" text:class-names="">Click to edit Master text styles</text:span></text:p>
            </text:list-item>
          </text:list>
        </draw:text-box>
        <svg:title/>
        <svg:desc/>
      </draw:frame>
      <draw:frame draw:id="id483" presentation:style-name="a1104" draw:name="Date Placeholder 4" svg:x="8.15499in" svg:y="6.43403in" svg:width="3in" svg:height="0.39931in" presentation:class="date-time" presentation:placeholder="false">
        <draw:text-box>
          <text:p text:style-name="a1103" text:class-names="" text:cond-style-name=""><text:span text:style-name="a1101" text:class-names=""><text:date text:fixed="false" style:data-style-name="a1102">1/27/2017</text:date></text:span></text:p>
        </draw:text-box>
        <svg:title/>
        <svg:desc/>
      </draw:frame>
      <draw:frame draw:id="id484" presentation:style-name="a1107" draw:name="Footer Placeholder 5" svg:x="1.24826in" svg:y="6.43403in" svg:width="6.82339in" svg:height="0.39931in" presentation:class="footer" presentation:placeholder="false">
        <draw:text-box>
          <text:p text:style-name="a1106" text:class-names="" text:cond-style-name=""><text:span text:style-name="a1105" text:class-names=""/></text:p>
        </draw:text-box>
        <svg:title/>
        <svg:desc/>
      </draw:frame>
      <draw:frame draw:id="id485" presentation:style-name="a1110" draw:name="Slide Number Placeholder 6" svg:x="11.23832in" svg:y="6.43403in" svg:width="0.84327in" svg:height="0.39931in" presentation:class="page-number" presentation:placeholder="false">
        <draw:text-box>
          <text:p text:style-name="a1109" text:class-names="" text:cond-style-name=""><text:span text:style-name="a1108" text:class-names=""><text:page-number style:num-format="1" text:fixed="false">‹#›</text:page-number></text:span></text:p>
        </draw:text-box>
        <svg:title/>
        <svg:desc/>
      </draw:frame>
    </style:master-page>
    <style:master-page style:name="Master1-Layout11-cust-Title-and-Caption" style:page-layout-name="pageLayout1" draw:style-name="a1186">
      <draw:frame draw:id="id525" draw:layer="Master1-bg" draw:style-name="a118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526">
        <svg:title/>
        <svg:desc/>
        <draw:g draw:name="Group 9" draw:id="id532">
          <svg:title/>
          <svg:desc/>
          <draw:custom-shape svg:x="0.125in" svg:y="0.00521in" svg:width="0.02604in" svg:height="2.38542in" draw:id="id544" draw:layer="Master1-bg" draw:style-name="a122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45" draw:layer="Master1-bg" draw:style-name="a122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46" draw:layer="Master1-bg" draw:style-name="a123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47" draw:layer="Master1-bg" draw:style-name="a123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48" draw:layer="Master1-bg" draw:style-name="a123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49" draw:layer="Master1-bg" draw:style-name="a123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50" draw:layer="Master1-bg" draw:style-name="a123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51" draw:layer="Master1-bg" draw:style-name="a124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52" draw:layer="Master1-bg" draw:style-name="a124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53" draw:layer="Master1-bg" draw:style-name="a124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54" draw:layer="Master1-bg" draw:style-name="a124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55" draw:layer="Master1-bg" draw:style-name="a124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56" draw:layer="Master1-bg" draw:style-name="a125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57" draw:layer="Master1-bg" draw:style-name="a125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58" draw:layer="Master1-bg" draw:style-name="a125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59" draw:layer="Master1-bg" draw:style-name="a125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60" draw:layer="Master1-bg" draw:style-name="a125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61" draw:layer="Master1-bg" draw:style-name="a126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62" draw:layer="Master1-bg" draw:style-name="a126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63" draw:layer="Master1-bg" draw:style-name="a126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64" draw:layer="Master1-bg" draw:style-name="a126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65" draw:layer="Master1-bg" draw:style-name="a126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66" draw:layer="Master1-bg" draw:style-name="a127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67" draw:layer="Master1-bg" draw:style-name="a127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68" draw:layer="Master1-bg" draw:style-name="a127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69" draw:layer="Master1-bg" draw:style-name="a127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70" draw:layer="Master1-bg" draw:style-name="a127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533">
          <svg:title/>
          <svg:desc/>
          <draw:custom-shape svg:x="12.55903in" svg:y="0in" svg:width="0.4566in" svg:height="0.56076in" draw:id="id534" draw:layer="Master1-bg" draw:style-name="a120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35" draw:layer="Master1-bg" draw:style-name="a120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36" draw:layer="Master1-bg" draw:style-name="a121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37" draw:layer="Master1-bg" draw:style-name="a121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38" draw:layer="Master1-bg" draw:style-name="a121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39" draw:layer="Master1-bg" draw:style-name="a121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40" draw:layer="Master1-bg" draw:style-name="a121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41" draw:layer="Master1-bg" draw:style-name="a122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42" draw:layer="Master1-bg" draw:style-name="a122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43" draw:layer="Master1-bg" draw:style-name="a1225" draw:name="Rectangle 41">
            <svg:title/>
            <svg:desc/>
            <draw:enhanced-geometry xmlns:dr3d="urn:oasis:names:tc:opendocument:xmlns:dr3d:1.0" draw:type="non-primitive" svg:viewBox="0 0 21600 21600" draw:enhanced-path="M 0 0 L 21600 0 21600 21600 0 21600 Z N"/>
          </draw:custom-shape>
        </draw:g>
      </draw:g>
      <draw:frame draw:id="id527" presentation:style-name="a1191" draw:name="Title 1" svg:x="1.24831in" svg:y="0.66667in" svg:width="10.83328in" svg:height="3.75in" presentation:class="title" presentation:placeholder="false">
        <draw:text-box>
          <text:p text:style-name="a1190" text:class-names="" text:cond-style-name=""><text:span text:style-name="a1188" text:class-names="">Click to edit Master title style</text:span><text:span text:style-name="a1189" text:class-names=""/></text:p>
        </draw:text-box>
        <svg:title/>
        <svg:desc/>
      </draw:frame>
      <draw:frame draw:id="id528" presentation:style-name="a1195" draw:name="Text Placeholder 3" svg:x="1.24826in" svg:y="4.83333in" svg:width="10.83165in" svg:height="1.5in" presentation:class="outline" presentation:placeholder="false">
        <draw:text-box>
          <text:list text:style-name="a1194">
            <text:list-item>
              <text:p text:style-name="a1193" text:class-names="" text:cond-style-name=""><text:span text:style-name="a1192" text:class-names="">Click to edit Master text styles</text:span></text:p>
            </text:list-item>
          </text:list>
        </draw:text-box>
        <svg:title/>
        <svg:desc/>
      </draw:frame>
      <draw:frame draw:id="id529" presentation:style-name="a1199" draw:name="Date Placeholder 4" svg:x="8.15499in" svg:y="6.43403in" svg:width="3in" svg:height="0.39931in" presentation:class="date-time" presentation:placeholder="false">
        <draw:text-box>
          <text:p text:style-name="a1198" text:class-names="" text:cond-style-name=""><text:span text:style-name="a1196" text:class-names=""><text:date text:fixed="false" style:data-style-name="a1197">1/27/2017</text:date></text:span></text:p>
        </draw:text-box>
        <svg:title/>
        <svg:desc/>
      </draw:frame>
      <draw:frame draw:id="id530" presentation:style-name="a1202" draw:name="Footer Placeholder 5" svg:x="1.24826in" svg:y="6.43403in" svg:width="6.82339in" svg:height="0.39931in" presentation:class="footer" presentation:placeholder="false">
        <draw:text-box>
          <text:p text:style-name="a1201" text:class-names="" text:cond-style-name=""><text:span text:style-name="a1200" text:class-names=""/></text:p>
        </draw:text-box>
        <svg:title/>
        <svg:desc/>
      </draw:frame>
      <draw:frame draw:id="id531" presentation:style-name="a1205" draw:name="Slide Number Placeholder 6" svg:x="11.23832in" svg:y="6.43403in" svg:width="0.84327in" svg:height="0.39931in" presentation:class="page-number" presentation:placeholder="false">
        <draw:text-box>
          <text:p text:style-name="a1204" text:class-names="" text:cond-style-name=""><text:span text:style-name="a1203" text:class-names=""><text:page-number style:num-format="1" text:fixed="false">‹#›</text:page-number></text:span></text:p>
        </draw:text-box>
        <svg:title/>
        <svg:desc/>
      </draw:frame>
    </style:master-page>
    <style:master-page style:name="Master1-Layout12-cust-Quote-with-Caption" style:page-layout-name="pageLayout1" draw:style-name="a1281">
      <draw:frame draw:id="id571" draw:layer="Master1-bg" draw:style-name="a128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0" draw:id="id572">
        <svg:title/>
        <svg:desc/>
        <draw:g draw:name="Group 12" draw:id="id581">
          <svg:title/>
          <svg:desc/>
          <draw:custom-shape svg:x="0.125in" svg:y="0.00521in" svg:width="0.02604in" svg:height="2.38542in" draw:id="id593" draw:layer="Master1-bg" draw:style-name="a133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94" draw:layer="Master1-bg" draw:style-name="a133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95" draw:layer="Master1-bg" draw:style-name="a133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96" draw:layer="Master1-bg" draw:style-name="a133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97" draw:layer="Master1-bg" draw:style-name="a134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98" draw:layer="Master1-bg" draw:style-name="a134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99" draw:layer="Master1-bg" draw:style-name="a134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00" draw:layer="Master1-bg" draw:style-name="a134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01" draw:layer="Master1-bg" draw:style-name="a134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02" draw:layer="Master1-bg" draw:style-name="a135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03" draw:layer="Master1-bg" draw:style-name="a135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04" draw:layer="Master1-bg" draw:style-name="a135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05" draw:layer="Master1-bg" draw:style-name="a135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06" draw:layer="Master1-bg" draw:style-name="a135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07" draw:layer="Master1-bg" draw:style-name="a136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08" draw:layer="Master1-bg" draw:style-name="a136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09" draw:layer="Master1-bg" draw:style-name="a136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10" draw:layer="Master1-bg" draw:style-name="a136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11" draw:layer="Master1-bg" draw:style-name="a136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12" draw:layer="Master1-bg" draw:style-name="a137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13" draw:layer="Master1-bg" draw:style-name="a137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14" draw:layer="Master1-bg" draw:style-name="a137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15" draw:layer="Master1-bg" draw:style-name="a137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16" draw:layer="Master1-bg" draw:style-name="a137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17" draw:layer="Master1-bg" draw:style-name="a138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18" draw:layer="Master1-bg" draw:style-name="a138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19" draw:layer="Master1-bg" draw:style-name="a138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3" draw:id="id582">
          <svg:title/>
          <svg:desc/>
          <draw:custom-shape svg:x="12.55903in" svg:y="0in" svg:width="0.4566in" svg:height="0.56076in" draw:id="id583" draw:layer="Master1-bg" draw:style-name="a131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84" draw:layer="Master1-bg" draw:style-name="a131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85" draw:layer="Master1-bg" draw:style-name="a131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86" draw:layer="Master1-bg" draw:style-name="a131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87" draw:layer="Master1-bg" draw:style-name="a132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88" draw:layer="Master1-bg" draw:style-name="a132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89" draw:layer="Master1-bg" draw:style-name="a132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90" draw:layer="Master1-bg" draw:style-name="a132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91" draw:layer="Master1-bg" draw:style-name="a132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92" draw:layer="Master1-bg" draw:style-name="a1330" draw:name="Rectangle 41">
            <svg:title/>
            <svg:desc/>
            <draw:enhanced-geometry xmlns:dr3d="urn:oasis:names:tc:opendocument:xmlns:dr3d:1.0" draw:type="non-primitive" svg:viewBox="0 0 21600 21600" draw:enhanced-path="M 0 0 L 21600 0 21600 21600 0 21600 Z N"/>
          </draw:custom-shape>
        </draw:g>
      </draw:g>
      <draw:frame draw:id="id573" presentation:style-name="a1286" draw:name="Title 1" svg:x="1.5816in" svg:y="0.66667in" svg:width="10.17361in" svg:height="3.00572in" presentation:class="title" presentation:placeholder="false">
        <draw:text-box>
          <text:p text:style-name="a1285" text:class-names="" text:cond-style-name=""><text:span text:style-name="a1283" text:class-names="">Click to edit Master title style</text:span><text:span text:style-name="a1284" text:class-names=""/></text:p>
        </draw:text-box>
        <svg:title/>
        <svg:desc/>
      </draw:frame>
      <draw:frame draw:id="id574" presentation:style-name="a1290" draw:name="Text Placeholder 3" svg:x="1.88172in" svg:y="3.68062in" svg:width="9.57163in" svg:height="0.60036in" presentation:class="outline" presentation:placeholder="false">
        <draw:text-box>
          <text:list text:style-name="a1289">
            <text:list-item>
              <text:p text:style-name="a1288" text:class-names="" text:cond-style-name=""><text:span text:style-name="a1287" text:class-names="">Click to edit Master text styles</text:span></text:p>
            </text:list-item>
          </text:list>
        </draw:text-box>
        <svg:title/>
        <svg:desc/>
      </draw:frame>
      <draw:frame draw:id="id575" presentation:style-name="a1294" draw:name="Text Placeholder 3" svg:x="1.24826in" svg:y="4.71338in" svg:width="10.83334in" svg:height="1.62893in" presentation:class="outline" presentation:placeholder="false">
        <draw:text-box>
          <text:list text:style-name="a1293">
            <text:list-item>
              <text:p text:style-name="a1292" text:class-names="" text:cond-style-name=""><text:span text:style-name="a1291" text:class-names="">Click to edit Master text styles</text:span></text:p>
            </text:list-item>
          </text:list>
        </draw:text-box>
        <svg:title/>
        <svg:desc/>
      </draw:frame>
      <draw:frame draw:id="id576" presentation:style-name="a1298" draw:name="Date Placeholder 4" svg:x="8.15499in" svg:y="6.43403in" svg:width="3in" svg:height="0.39931in" presentation:class="date-time" presentation:placeholder="false">
        <draw:text-box>
          <text:p text:style-name="a1297" text:class-names="" text:cond-style-name=""><text:span text:style-name="a1295" text:class-names=""><text:date text:fixed="false" style:data-style-name="a1296">1/27/2017</text:date></text:span></text:p>
        </draw:text-box>
        <svg:title/>
        <svg:desc/>
      </draw:frame>
      <draw:frame draw:id="id577" presentation:style-name="a1301" draw:name="Footer Placeholder 5" svg:x="1.24826in" svg:y="6.43403in" svg:width="6.82339in" svg:height="0.39931in" presentation:class="footer" presentation:placeholder="false">
        <draw:text-box>
          <text:p text:style-name="a1300" text:class-names="" text:cond-style-name=""><text:span text:style-name="a1299" text:class-names=""/></text:p>
        </draw:text-box>
        <svg:title/>
        <svg:desc/>
      </draw:frame>
      <draw:frame draw:id="id578" presentation:style-name="a1304" draw:name="Slide Number Placeholder 6" svg:x="11.23832in" svg:y="6.43403in" svg:width="0.84327in" svg:height="0.39931in" presentation:class="page-number" presentation:placeholder="false">
        <draw:text-box>
          <text:p text:style-name="a1303" text:class-names="" text:cond-style-name=""><text:span text:style-name="a1302" text:class-names=""><text:page-number style:num-format="1" text:fixed="false">‹#›</text:page-number></text:span></text:p>
        </draw:text-box>
        <svg:title/>
        <svg:desc/>
      </draw:frame>
      <draw:frame draw:id="id579" draw:style-name="a1307" draw:name="TextBox 59" svg:x="0.98809in" svg:y="0.80096in" svg:width="0.66667in" svg:height="0.63952in">
        <draw:text-box>
          <text:p text:style-name="a1306" text:class-names="" text:cond-style-name=""><text:span text:style-name="a1305" text:class-names="">“</text:span></text:p>
        </draw:text-box>
        <svg:title/>
        <svg:desc/>
      </draw:frame>
      <draw:frame draw:id="id580" draw:style-name="a1310" draw:name="TextBox 60" svg:x="11.52381in" svg:y="3.02381in" svg:width="0.66667in" svg:height="0.63952in">
        <draw:text-box>
          <text:p text:style-name="a1309" text:class-names="" text:cond-style-name=""><text:span text:style-name="a1308" text:class-names="">”</text:span></text:p>
        </draw:text-box>
        <svg:title/>
        <svg:desc/>
      </draw:frame>
    </style:master-page>
    <style:master-page style:name="Master1-Layout13-cust-Name-Card" style:page-layout-name="pageLayout1" draw:style-name="a1386">
      <draw:frame draw:id="id620" draw:layer="Master1-bg" draw:style-name="a138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621">
        <svg:title/>
        <svg:desc/>
        <draw:g draw:name="Group 9" draw:id="id627">
          <svg:title/>
          <svg:desc/>
          <draw:custom-shape svg:x="0.125in" svg:y="0.00521in" svg:width="0.02604in" svg:height="2.38542in" draw:id="id639" draw:layer="Master1-bg" draw:style-name="a142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40" draw:layer="Master1-bg" draw:style-name="a142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41" draw:layer="Master1-bg" draw:style-name="a143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42" draw:layer="Master1-bg" draw:style-name="a143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43" draw:layer="Master1-bg" draw:style-name="a143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44" draw:layer="Master1-bg" draw:style-name="a143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45" draw:layer="Master1-bg" draw:style-name="a143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46" draw:layer="Master1-bg" draw:style-name="a144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47" draw:layer="Master1-bg" draw:style-name="a144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48" draw:layer="Master1-bg" draw:style-name="a144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49" draw:layer="Master1-bg" draw:style-name="a144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50" draw:layer="Master1-bg" draw:style-name="a144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51" draw:layer="Master1-bg" draw:style-name="a145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52" draw:layer="Master1-bg" draw:style-name="a145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53" draw:layer="Master1-bg" draw:style-name="a145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54" draw:layer="Master1-bg" draw:style-name="a145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55" draw:layer="Master1-bg" draw:style-name="a145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56" draw:layer="Master1-bg" draw:style-name="a146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57" draw:layer="Master1-bg" draw:style-name="a146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58" draw:layer="Master1-bg" draw:style-name="a146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59" draw:layer="Master1-bg" draw:style-name="a146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60" draw:layer="Master1-bg" draw:style-name="a146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61" draw:layer="Master1-bg" draw:style-name="a147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62" draw:layer="Master1-bg" draw:style-name="a147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63" draw:layer="Master1-bg" draw:style-name="a147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64" draw:layer="Master1-bg" draw:style-name="a147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65" draw:layer="Master1-bg" draw:style-name="a147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628">
          <svg:title/>
          <svg:desc/>
          <draw:custom-shape svg:x="12.55903in" svg:y="0in" svg:width="0.4566in" svg:height="0.56076in" draw:id="id629" draw:layer="Master1-bg" draw:style-name="a140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30" draw:layer="Master1-bg" draw:style-name="a140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31" draw:layer="Master1-bg" draw:style-name="a141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32" draw:layer="Master1-bg" draw:style-name="a141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33" draw:layer="Master1-bg" draw:style-name="a141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34" draw:layer="Master1-bg" draw:style-name="a141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35" draw:layer="Master1-bg" draw:style-name="a141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36" draw:layer="Master1-bg" draw:style-name="a142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37" draw:layer="Master1-bg" draw:style-name="a142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38" draw:layer="Master1-bg" draw:style-name="a1425" draw:name="Rectangle 41">
            <svg:title/>
            <svg:desc/>
            <draw:enhanced-geometry xmlns:dr3d="urn:oasis:names:tc:opendocument:xmlns:dr3d:1.0" draw:type="non-primitive" svg:viewBox="0 0 21600 21600" draw:enhanced-path="M 0 0 L 21600 0 21600 21600 0 21600 Z N"/>
          </draw:custom-shape>
        </draw:g>
      </draw:g>
      <draw:frame draw:id="id622" presentation:style-name="a1391" draw:name="Title 1" svg:x="1.24826in" svg:y="2.33382in" svg:width="10.83333in" svg:height="2.74698in" presentation:class="title" presentation:placeholder="false">
        <draw:text-box>
          <text:p text:style-name="a1390" text:class-names="" text:cond-style-name=""><text:span text:style-name="a1388" text:class-names="">Click to edit Master title style</text:span><text:span text:style-name="a1389" text:class-names=""/></text:p>
        </draw:text-box>
        <svg:title/>
        <svg:desc/>
      </draw:frame>
      <draw:frame draw:id="id623" presentation:style-name="a1395" draw:name="Text Placeholder 3" svg:x="1.24821in" svg:y="5.09367in" svg:width="10.8317in" svg:height="1.24742in" presentation:class="outline" presentation:placeholder="false">
        <draw:text-box>
          <text:list text:style-name="a1394">
            <text:list-item>
              <text:p text:style-name="a1393" text:class-names="" text:cond-style-name=""><text:span text:style-name="a1392" text:class-names="">Click to edit Master text styles</text:span></text:p>
            </text:list-item>
          </text:list>
        </draw:text-box>
        <svg:title/>
        <svg:desc/>
      </draw:frame>
      <draw:frame draw:id="id624" presentation:style-name="a1399" draw:name="Date Placeholder 4" svg:x="8.15499in" svg:y="6.43403in" svg:width="3in" svg:height="0.39931in" presentation:class="date-time" presentation:placeholder="false">
        <draw:text-box>
          <text:p text:style-name="a1398" text:class-names="" text:cond-style-name=""><text:span text:style-name="a1396" text:class-names=""><text:date text:fixed="false" style:data-style-name="a1397">1/27/2017</text:date></text:span></text:p>
        </draw:text-box>
        <svg:title/>
        <svg:desc/>
      </draw:frame>
      <draw:frame draw:id="id625" presentation:style-name="a1402" draw:name="Footer Placeholder 5" svg:x="1.24826in" svg:y="6.43403in" svg:width="6.82339in" svg:height="0.39931in" presentation:class="footer" presentation:placeholder="false">
        <draw:text-box>
          <text:p text:style-name="a1401" text:class-names="" text:cond-style-name=""><text:span text:style-name="a1400" text:class-names=""/></text:p>
        </draw:text-box>
        <svg:title/>
        <svg:desc/>
      </draw:frame>
      <draw:frame draw:id="id626" presentation:style-name="a1405" draw:name="Slide Number Placeholder 6" svg:x="11.23832in" svg:y="6.43403in" svg:width="0.84327in" svg:height="0.39931in" presentation:class="page-number" presentation:placeholder="false">
        <draw:text-box>
          <text:p text:style-name="a1404" text:class-names="" text:cond-style-name=""><text:span text:style-name="a1403" text:class-names=""><text:page-number style:num-format="1" text:fixed="false">‹#›</text:page-number></text:span></text:p>
        </draw:text-box>
        <svg:title/>
        <svg:desc/>
      </draw:frame>
    </style:master-page>
    <style:master-page style:name="Master1-Layout14-cust-3-Column" style:page-layout-name="pageLayout1" draw:style-name="a1481">
      <draw:frame draw:id="id666" draw:layer="Master1-bg" draw:style-name="a148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3" draw:id="id667">
        <svg:title/>
        <svg:desc/>
        <draw:g draw:name="Group 15" draw:id="id678">
          <svg:title/>
          <svg:desc/>
          <draw:custom-shape svg:x="0.125in" svg:y="0.00521in" svg:width="0.02604in" svg:height="2.38542in" draw:id="id690" draw:layer="Master1-bg" draw:style-name="a154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91" draw:layer="Master1-bg" draw:style-name="a154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92" draw:layer="Master1-bg" draw:style-name="a154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93" draw:layer="Master1-bg" draw:style-name="a154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94" draw:layer="Master1-bg" draw:style-name="a155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95" draw:layer="Master1-bg" draw:style-name="a155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96" draw:layer="Master1-bg" draw:style-name="a155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97" draw:layer="Master1-bg" draw:style-name="a155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98" draw:layer="Master1-bg" draw:style-name="a155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99" draw:layer="Master1-bg" draw:style-name="a156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00" draw:layer="Master1-bg" draw:style-name="a156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01" draw:layer="Master1-bg" draw:style-name="a156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02" draw:layer="Master1-bg" draw:style-name="a156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03" draw:layer="Master1-bg" draw:style-name="a156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04" draw:layer="Master1-bg" draw:style-name="a157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05" draw:layer="Master1-bg" draw:style-name="a157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06" draw:layer="Master1-bg" draw:style-name="a157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07" draw:layer="Master1-bg" draw:style-name="a157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08" draw:layer="Master1-bg" draw:style-name="a157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09" draw:layer="Master1-bg" draw:style-name="a158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10" draw:layer="Master1-bg" draw:style-name="a158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11" draw:layer="Master1-bg" draw:style-name="a158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12" draw:layer="Master1-bg" draw:style-name="a158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13" draw:layer="Master1-bg" draw:style-name="a158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14" draw:layer="Master1-bg" draw:style-name="a159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15" draw:layer="Master1-bg" draw:style-name="a159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16" draw:layer="Master1-bg" draw:style-name="a159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6" draw:id="id679">
          <svg:title/>
          <svg:desc/>
          <draw:custom-shape svg:x="12.55903in" svg:y="0in" svg:width="0.4566in" svg:height="0.56076in" draw:id="id680" draw:layer="Master1-bg" draw:style-name="a152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81" draw:layer="Master1-bg" draw:style-name="a152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82" draw:layer="Master1-bg" draw:style-name="a152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83" draw:layer="Master1-bg" draw:style-name="a152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84" draw:layer="Master1-bg" draw:style-name="a153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85" draw:layer="Master1-bg" draw:style-name="a153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86" draw:layer="Master1-bg" draw:style-name="a153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87" draw:layer="Master1-bg" draw:style-name="a153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88" draw:layer="Master1-bg" draw:style-name="a153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89" draw:layer="Master1-bg" draw:style-name="a1540" draw:name="Rectangle 41">
            <svg:title/>
            <svg:desc/>
            <draw:enhanced-geometry xmlns:dr3d="urn:oasis:names:tc:opendocument:xmlns:dr3d:1.0" draw:type="non-primitive" svg:viewBox="0 0 21600 21600" draw:enhanced-path="M 0 0 L 21600 0 21600 21600 0 21600 Z N"/>
          </draw:custom-shape>
        </draw:g>
      </draw:g>
      <draw:frame draw:id="id668" presentation:style-name="a1486" draw:name="Title 1" svg:x="1.24826in" svg:y="0.66667in" svg:width="10.83333in" svg:height="2.08333in" presentation:class="title" presentation:placeholder="false">
        <draw:text-box>
          <text:p text:style-name="a1485" text:class-names="" text:cond-style-name=""><text:span text:style-name="a1483" text:class-names="">Click to edit Master title style</text:span><text:span text:style-name="a1484" text:class-names=""/></text:p>
        </draw:text-box>
        <svg:title/>
        <svg:desc/>
      </draw:frame>
      <draw:frame draw:id="id669" presentation:style-name="a1490" draw:name="Text Placeholder 2" svg:x="1.24826in" svg:y="2.92483in" svg:width="3.49617in" svg:height="0.75in" presentation:class="outline" presentation:placeholder="false">
        <draw:text-box>
          <text:list text:style-name="a1489">
            <text:list-item>
              <text:p text:style-name="a1488" text:class-names="" text:cond-style-name=""><text:span text:style-name="a1487" text:class-names="">Click to edit Master text styles</text:span></text:p>
            </text:list-item>
          </text:list>
        </draw:text-box>
        <svg:title/>
        <svg:desc/>
      </draw:frame>
      <draw:frame draw:id="id670" presentation:style-name="a1494" draw:name="Text Placeholder 3" svg:x="1.23351in" svg:y="3.67483in" svg:width="3.50912in" svg:height="2.6585in" presentation:class="outline" presentation:placeholder="false">
        <draw:text-box>
          <text:list text:style-name="a1493">
            <text:list-item>
              <text:p text:style-name="a1492" text:class-names="" text:cond-style-name=""><text:span text:style-name="a1491" text:class-names="">Click to edit Master text styles</text:span></text:p>
            </text:list-item>
          </text:list>
        </draw:text-box>
        <svg:title/>
        <svg:desc/>
      </draw:frame>
      <draw:frame draw:id="id671" presentation:style-name="a1498" draw:name="Text Placeholder 4" svg:x="4.93741in" svg:y="2.9283in" svg:width="3.48249in" svg:height="0.75in" presentation:class="outline" presentation:placeholder="false">
        <draw:text-box>
          <text:list text:style-name="a1497">
            <text:list-item>
              <text:p text:style-name="a1496" text:class-names="" text:cond-style-name=""><text:span text:style-name="a1495" text:class-names="">Click to edit Master text styles</text:span></text:p>
            </text:list-item>
          </text:list>
        </draw:text-box>
        <svg:title/>
        <svg:desc/>
      </draw:frame>
      <draw:frame draw:id="id672" presentation:style-name="a1502" draw:name="Text Placeholder 3" svg:x="4.92587in" svg:y="3.6783in" svg:width="3.495in" svg:height="2.6585in" presentation:class="outline" presentation:placeholder="false">
        <draw:text-box>
          <text:list text:style-name="a1501">
            <text:list-item>
              <text:p text:style-name="a1500" text:class-names="" text:cond-style-name=""><text:span text:style-name="a1499" text:class-names="">Click to edit Master text styles</text:span></text:p>
            </text:list-item>
          </text:list>
        </draw:text-box>
        <svg:title/>
        <svg:desc/>
      </draw:frame>
      <draw:frame draw:id="id673" presentation:style-name="a1506" draw:name="Text Placeholder 4" svg:x="8.58753in" svg:y="2.92483in" svg:width="3.49406in" svg:height="0.75in" presentation:class="outline" presentation:placeholder="false">
        <draw:text-box>
          <text:list text:style-name="a1505">
            <text:list-item>
              <text:p text:style-name="a1504" text:class-names="" text:cond-style-name=""><text:span text:style-name="a1503" text:class-names="">Click to edit Master text styles</text:span></text:p>
            </text:list-item>
          </text:list>
        </draw:text-box>
        <svg:title/>
        <svg:desc/>
      </draw:frame>
      <draw:frame draw:id="id674" presentation:style-name="a1510" draw:name="Text Placeholder 3" svg:x="8.58753in" svg:y="3.67483in" svg:width="3.49406in" svg:height="2.6585in" presentation:class="outline" presentation:placeholder="false">
        <draw:text-box>
          <text:list text:style-name="a1509">
            <text:list-item>
              <text:p text:style-name="a1508" text:class-names="" text:cond-style-name=""><text:span text:style-name="a1507" text:class-names="">Click to edit Master text styles</text:span></text:p>
            </text:list-item>
          </text:list>
        </draw:text-box>
        <svg:title/>
        <svg:desc/>
      </draw:frame>
      <draw:frame draw:id="id675" presentation:style-name="a1514" draw:name="Date Placeholder 2" svg:x="8.15499in" svg:y="6.43403in" svg:width="3in" svg:height="0.39931in" presentation:class="date-time" presentation:placeholder="false">
        <draw:text-box>
          <text:p text:style-name="a1513" text:class-names="" text:cond-style-name=""><text:span text:style-name="a1511" text:class-names=""><text:date text:fixed="false" style:data-style-name="a1512">1/27/2017</text:date></text:span></text:p>
        </draw:text-box>
        <svg:title/>
        <svg:desc/>
      </draw:frame>
      <draw:frame draw:id="id676" presentation:style-name="a1517" draw:name="Footer Placeholder 3" svg:x="1.24826in" svg:y="6.43403in" svg:width="6.82339in" svg:height="0.39931in" presentation:class="footer" presentation:placeholder="false">
        <draw:text-box>
          <text:p text:style-name="a1516" text:class-names="" text:cond-style-name=""><text:span text:style-name="a1515" text:class-names=""/></text:p>
        </draw:text-box>
        <svg:title/>
        <svg:desc/>
      </draw:frame>
      <draw:frame draw:id="id677" presentation:style-name="a1520" draw:name="Slide Number Placeholder 4" svg:x="11.23832in" svg:y="6.43403in" svg:width="0.84327in" svg:height="0.39931in" presentation:class="page-number" presentation:placeholder="false">
        <draw:text-box>
          <text:p text:style-name="a1519" text:class-names="" text:cond-style-name=""><text:span text:style-name="a1518" text:class-names=""><text:page-number style:num-format="1" text:fixed="false">‹#›</text:page-number></text:span></text:p>
        </draw:text-box>
        <svg:title/>
        <svg:desc/>
      </draw:frame>
    </style:master-page>
    <style:master-page style:name="Master1-Layout15-cust-3-Picture-Column" style:page-layout-name="pageLayout1" draw:style-name="a1596">
      <draw:frame draw:id="id717" draw:layer="Master1-bg" draw:style-name="a159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5" draw:id="id718">
        <svg:title/>
        <svg:desc/>
        <draw:g draw:name="Group 16" draw:id="id732">
          <svg:title/>
          <svg:desc/>
          <draw:custom-shape svg:x="0.125in" svg:y="0.00521in" svg:width="0.02604in" svg:height="2.38542in" draw:id="id744" draw:layer="Master1-bg" draw:style-name="a1669"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45" draw:layer="Master1-bg" draw:style-name="a1671"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46" draw:layer="Master1-bg" draw:style-name="a1673"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47" draw:layer="Master1-bg" draw:style-name="a1675"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48" draw:layer="Master1-bg" draw:style-name="a1677"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49" draw:layer="Master1-bg" draw:style-name="a1679"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50" draw:layer="Master1-bg" draw:style-name="a1681"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51" draw:layer="Master1-bg" draw:style-name="a1683"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52" draw:layer="Master1-bg" draw:style-name="a1685"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53" draw:layer="Master1-bg" draw:style-name="a1687"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54" draw:layer="Master1-bg" draw:style-name="a1689"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55" draw:layer="Master1-bg" draw:style-name="a1691"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56" draw:layer="Master1-bg" draw:style-name="a1693"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57" draw:layer="Master1-bg" draw:style-name="a1695"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58" draw:layer="Master1-bg" draw:style-name="a1697"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59" draw:layer="Master1-bg" draw:style-name="a1699"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60" draw:layer="Master1-bg" draw:style-name="a1701"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61" draw:layer="Master1-bg" draw:style-name="a1703"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62" draw:layer="Master1-bg" draw:style-name="a1705"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63" draw:layer="Master1-bg" draw:style-name="a1707"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64" draw:layer="Master1-bg" draw:style-name="a1709"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65" draw:layer="Master1-bg" draw:style-name="a1711"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66" draw:layer="Master1-bg" draw:style-name="a1713"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67" draw:layer="Master1-bg" draw:style-name="a1715"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68" draw:layer="Master1-bg" draw:style-name="a1717"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69" draw:layer="Master1-bg" draw:style-name="a1719"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70" draw:layer="Master1-bg" draw:style-name="a1721"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7" draw:id="id733">
          <svg:title/>
          <svg:desc/>
          <draw:custom-shape svg:x="12.55903in" svg:y="0in" svg:width="0.4566in" svg:height="0.56076in" draw:id="id734" draw:layer="Master1-bg" draw:style-name="a1649"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35" draw:layer="Master1-bg" draw:style-name="a1651"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36" draw:layer="Master1-bg" draw:style-name="a1653"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37" draw:layer="Master1-bg" draw:style-name="a1655"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38" draw:layer="Master1-bg" draw:style-name="a1657"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39" draw:layer="Master1-bg" draw:style-name="a1659"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40" draw:layer="Master1-bg" draw:style-name="a1661"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41" draw:layer="Master1-bg" draw:style-name="a1663"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42" draw:layer="Master1-bg" draw:style-name="a1665"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43" draw:layer="Master1-bg" draw:style-name="a1667" draw:name="Rectangle 41">
            <svg:title/>
            <svg:desc/>
            <draw:enhanced-geometry xmlns:dr3d="urn:oasis:names:tc:opendocument:xmlns:dr3d:1.0" draw:type="non-primitive" svg:viewBox="0 0 21600 21600" draw:enhanced-path="M 0 0 L 21600 0 21600 21600 0 21600 Z N"/>
          </draw:custom-shape>
        </draw:g>
      </draw:g>
      <draw:frame draw:id="id719" presentation:style-name="a1601" draw:name="Title 1" svg:x="1.24826in" svg:y="0.66667in" svg:width="10.83333in" svg:height="2.08333in" presentation:class="title" presentation:placeholder="false">
        <draw:text-box>
          <text:p text:style-name="a1600" text:class-names="" text:cond-style-name=""><text:span text:style-name="a1598" text:class-names="">Click to edit Master title style</text:span><text:span text:style-name="a1599" text:class-names=""/></text:p>
        </draw:text-box>
        <svg:title/>
        <svg:desc/>
      </draw:frame>
      <draw:frame draw:id="id720" presentation:style-name="a1605" draw:name="Text Placeholder 2" svg:x="1.24826in" svg:y="4.81692in" svg:width="3.49436in" svg:height="0.63021in" presentation:class="outline" presentation:placeholder="false">
        <draw:text-box>
          <text:list text:style-name="a1604">
            <text:list-item>
              <text:p text:style-name="a1603" text:class-names="" text:cond-style-name=""><text:span text:style-name="a1602" text:class-names="">Click to edit Master text styles</text:span></text:p>
            </text:list-item>
          </text:list>
        </draw:text-box>
        <svg:title/>
        <svg:desc/>
      </draw:frame>
      <draw:frame draw:id="id721" presentation:style-name="a1609" draw:name="Picture Placeholder 2" svg:x="1.24826in" svg:y="2.91666in" svg:width="3.49436in" svg:height="1.66667in" presentation:class="graphic" presentation:placeholder="false">
        <draw:text-box>
          <text:p text:style-name="a1608" text:class-names="" text:cond-style-name=""><text:span text:style-name="a1606" text:class-names="">Click icon to add picture</text:span><text:span text:style-name="a1607" text:class-names=""/></text:p>
        </draw:text-box>
        <svg:title/>
        <svg:desc/>
      </draw:frame>
      <draw:frame draw:id="id722" presentation:style-name="a1613" draw:name="Text Placeholder 3" svg:x="1.24826in" svg:y="5.44713in" svg:width="3.49436in" svg:height="0.8944in" presentation:class="outline" presentation:placeholder="false">
        <draw:text-box>
          <text:list text:style-name="a1612">
            <text:list-item>
              <text:p text:style-name="a1611" text:class-names="" text:cond-style-name=""><text:span text:style-name="a1610" text:class-names="">Click to edit Master text styles</text:span></text:p>
            </text:list-item>
          </text:list>
        </draw:text-box>
        <svg:title/>
        <svg:desc/>
      </draw:frame>
      <draw:frame draw:id="id723" presentation:style-name="a1617" draw:name="Text Placeholder 4" svg:x="4.90929in" svg:y="4.81692in" svg:width="3.5in" svg:height="0.63021in" presentation:class="outline" presentation:placeholder="false">
        <draw:text-box>
          <text:list text:style-name="a1616">
            <text:list-item>
              <text:p text:style-name="a1615" text:class-names="" text:cond-style-name=""><text:span text:style-name="a1614" text:class-names="">Click to edit Master text styles</text:span></text:p>
            </text:list-item>
          </text:list>
        </draw:text-box>
        <svg:title/>
        <svg:desc/>
      </draw:frame>
      <draw:frame draw:id="id724" presentation:style-name="a1621" draw:name="Picture Placeholder 2" svg:x="4.90929in" svg:y="2.91666in" svg:width="3.4984in" svg:height="1.66667in" presentation:class="graphic" presentation:placeholder="false">
        <draw:text-box>
          <text:p text:style-name="a1620" text:class-names="" text:cond-style-name=""><text:span text:style-name="a1618" text:class-names="">Click icon to add picture</text:span><text:span text:style-name="a1619" text:class-names=""/></text:p>
        </draw:text-box>
        <svg:title/>
        <svg:desc/>
      </draw:frame>
      <draw:frame draw:id="id725" presentation:style-name="a1625" draw:name="Text Placeholder 3" svg:x="4.90769in" svg:y="5.44713in" svg:width="3.5in" svg:height="0.8862in" presentation:class="outline" presentation:placeholder="false">
        <draw:text-box>
          <text:list text:style-name="a1624">
            <text:list-item>
              <text:p text:style-name="a1623" text:class-names="" text:cond-style-name=""><text:span text:style-name="a1622" text:class-names="">Click to edit Master text styles</text:span></text:p>
            </text:list-item>
          </text:list>
        </draw:text-box>
        <svg:title/>
        <svg:desc/>
      </draw:frame>
      <draw:frame draw:id="id726" presentation:style-name="a1629" draw:name="Text Placeholder 4" svg:x="8.58767in" svg:y="4.81692in" svg:width="3.48944in" svg:height="0.63021in" presentation:class="outline" presentation:placeholder="false">
        <draw:text-box>
          <text:list text:style-name="a1628">
            <text:list-item>
              <text:p text:style-name="a1627" text:class-names="" text:cond-style-name=""><text:span text:style-name="a1626" text:class-names="">Click to edit Master text styles</text:span></text:p>
            </text:list-item>
          </text:list>
        </draw:text-box>
        <svg:title/>
        <svg:desc/>
      </draw:frame>
      <draw:frame draw:id="id727" presentation:style-name="a1633" draw:name="Picture Placeholder 2" svg:x="8.58753in" svg:y="2.91666in" svg:width="3.49406in" svg:height="1.66667in" presentation:class="graphic" presentation:placeholder="false">
        <draw:text-box>
          <text:p text:style-name="a1632" text:class-names="" text:cond-style-name=""><text:span text:style-name="a1630" text:class-names="">Click icon to add picture</text:span><text:span text:style-name="a1631" text:class-names=""/></text:p>
        </draw:text-box>
        <svg:title/>
        <svg:desc/>
      </draw:frame>
      <draw:frame draw:id="id728" presentation:style-name="a1637" draw:name="Text Placeholder 3" svg:x="8.58753in" svg:y="5.44713in" svg:width="3.49406in" svg:height="0.8862in" presentation:class="outline" presentation:placeholder="false">
        <draw:text-box>
          <text:list text:style-name="a1636">
            <text:list-item>
              <text:p text:style-name="a1635" text:class-names="" text:cond-style-name=""><text:span text:style-name="a1634" text:class-names="">Click to edit Master text styles</text:span></text:p>
            </text:list-item>
          </text:list>
        </draw:text-box>
        <svg:title/>
        <svg:desc/>
      </draw:frame>
      <draw:frame draw:id="id729" presentation:style-name="a1641" draw:name="Date Placeholder 2" svg:x="8.15499in" svg:y="6.43403in" svg:width="3in" svg:height="0.39931in" presentation:class="date-time" presentation:placeholder="false">
        <draw:text-box>
          <text:p text:style-name="a1640" text:class-names="" text:cond-style-name=""><text:span text:style-name="a1638" text:class-names=""><text:date text:fixed="false" style:data-style-name="a1639">1/27/2017</text:date></text:span></text:p>
        </draw:text-box>
        <svg:title/>
        <svg:desc/>
      </draw:frame>
      <draw:frame draw:id="id730" presentation:style-name="a1644" draw:name="Footer Placeholder 3" svg:x="1.24826in" svg:y="6.43403in" svg:width="6.82339in" svg:height="0.39931in" presentation:class="footer" presentation:placeholder="false">
        <draw:text-box>
          <text:p text:style-name="a1643" text:class-names="" text:cond-style-name=""><text:span text:style-name="a1642" text:class-names=""/></text:p>
        </draw:text-box>
        <svg:title/>
        <svg:desc/>
      </draw:frame>
      <draw:frame draw:id="id731" presentation:style-name="a1647" draw:name="Slide Number Placeholder 4" svg:x="11.23832in" svg:y="6.43403in" svg:width="0.84327in" svg:height="0.39931in" presentation:class="page-number" presentation:placeholder="false">
        <draw:text-box>
          <text:p text:style-name="a1646" text:class-names="" text:cond-style-name=""><text:span text:style-name="a1645" text:class-names=""><text:page-number style:num-format="1" text:fixed="false">‹#›</text:page-number></text:span></text:p>
        </draw:text-box>
        <svg:title/>
        <svg:desc/>
      </draw:frame>
    </style:master-page>
    <style:master-page style:name="Master1-Layout16-vertTx-Title-and-Vertical-Text" style:page-layout-name="pageLayout1" draw:style-name="a1723">
      <draw:frame draw:id="id771" draw:layer="Master1-bg" draw:style-name="a1724"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772">
        <svg:title/>
        <svg:desc/>
        <draw:g draw:name="Group 8" draw:id="id778">
          <svg:title/>
          <svg:desc/>
          <draw:custom-shape svg:x="0.125in" svg:y="0.00521in" svg:width="0.02604in" svg:height="2.38542in" draw:id="id790" draw:layer="Master1-bg" draw:style-name="a177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91" draw:layer="Master1-bg" draw:style-name="a177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92" draw:layer="Master1-bg" draw:style-name="a178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93" draw:layer="Master1-bg" draw:style-name="a178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94" draw:layer="Master1-bg" draw:style-name="a178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95" draw:layer="Master1-bg" draw:style-name="a178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96" draw:layer="Master1-bg" draw:style-name="a178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97" draw:layer="Master1-bg" draw:style-name="a179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98" draw:layer="Master1-bg" draw:style-name="a179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99" draw:layer="Master1-bg" draw:style-name="a179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00" draw:layer="Master1-bg" draw:style-name="a179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01" draw:layer="Master1-bg" draw:style-name="a179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02" draw:layer="Master1-bg" draw:style-name="a180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03" draw:layer="Master1-bg" draw:style-name="a180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04" draw:layer="Master1-bg" draw:style-name="a180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05" draw:layer="Master1-bg" draw:style-name="a180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06" draw:layer="Master1-bg" draw:style-name="a180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07" draw:layer="Master1-bg" draw:style-name="a181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08" draw:layer="Master1-bg" draw:style-name="a181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09" draw:layer="Master1-bg" draw:style-name="a181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10" draw:layer="Master1-bg" draw:style-name="a181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11" draw:layer="Master1-bg" draw:style-name="a181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12" draw:layer="Master1-bg" draw:style-name="a182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13" draw:layer="Master1-bg" draw:style-name="a182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14" draw:layer="Master1-bg" draw:style-name="a182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15" draw:layer="Master1-bg" draw:style-name="a182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16" draw:layer="Master1-bg" draw:style-name="a182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779">
          <svg:title/>
          <svg:desc/>
          <draw:custom-shape svg:x="12.55903in" svg:y="0in" svg:width="0.4566in" svg:height="0.56076in" draw:id="id780" draw:layer="Master1-bg" draw:style-name="a175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81" draw:layer="Master1-bg" draw:style-name="a175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82" draw:layer="Master1-bg" draw:style-name="a176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83" draw:layer="Master1-bg" draw:style-name="a176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84" draw:layer="Master1-bg" draw:style-name="a176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85" draw:layer="Master1-bg" draw:style-name="a176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86" draw:layer="Master1-bg" draw:style-name="a176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87" draw:layer="Master1-bg" draw:style-name="a177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88" draw:layer="Master1-bg" draw:style-name="a177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89" draw:layer="Master1-bg" draw:style-name="a1775" draw:name="Rectangle 41">
            <svg:title/>
            <svg:desc/>
            <draw:enhanced-geometry xmlns:dr3d="urn:oasis:names:tc:opendocument:xmlns:dr3d:1.0" draw:type="non-primitive" svg:viewBox="0 0 21600 21600" draw:enhanced-path="M 0 0 L 21600 0 21600 21600 0 21600 Z N"/>
          </draw:custom-shape>
        </draw:g>
      </draw:g>
      <draw:frame draw:id="id773" presentation:style-name="a1728" draw:name="Title 1" svg:x="1.24826in" svg:y="0.67642in" svg:width="10.83333in" svg:height="1.61698in" presentation:class="title" presentation:placeholder="false">
        <draw:text-box>
          <text:p text:style-name="a1727" text:class-names="" text:cond-style-name=""><text:span text:style-name="a1725" text:class-names="">Click to edit Master title style</text:span><text:span text:style-name="a1726" text:class-names=""/></text:p>
        </draw:text-box>
        <svg:title/>
        <svg:desc/>
      </draw:frame>
      <draw:frame draw:id="id774" presentation:style-name="a1745" draw:name="Vertical Text Placeholder 2" svg:x="1.24826in" svg:y="2.46007in" svg:width="10.83333in" svg:height="3.87327in" presentation:class="outline" presentation:placeholder="false">
        <draw:text-box>
          <text:list text:style-name="a1731">
            <text:list-item>
              <text:p text:style-name="a1730" text:class-names="" text:cond-style-name=""><text:span text:style-name="a1729" text:class-names="">Click to edit Master text styles</text:span></text:p>
            </text:list-item>
          </text:list>
          <text:list text:style-name="a1734">
            <text:list-item>
              <text:list text:style-name="a1734">
                <text:list-item>
                  <text:p text:style-name="a1733" text:class-names="" text:cond-style-name=""><text:span text:style-name="a1732" text:class-names="">Second level</text:span></text:p>
                </text:list-item>
              </text:list>
            </text:list-item>
          </text:list>
          <text:list text:style-name="a1737">
            <text:list-item>
              <text:list text:style-name="a1737">
                <text:list-item>
                  <text:list text:style-name="a1737">
                    <text:list-item>
                      <text:p text:style-name="a1736" text:class-names="" text:cond-style-name=""><text:span text:style-name="a1735" text:class-names="">Third level</text:span></text:p>
                    </text:list-item>
                  </text:list>
                </text:list-item>
              </text:list>
            </text:list-item>
          </text:list>
          <text:list text:style-name="a1740">
            <text:list-item>
              <text:list text:style-name="a1740">
                <text:list-item>
                  <text:list text:style-name="a1740">
                    <text:list-item>
                      <text:list text:style-name="a1740">
                        <text:list-item>
                          <text:p text:style-name="a1739" text:class-names="" text:cond-style-name=""><text:span text:style-name="a1738" text:class-names="">Fourth level</text:span></text:p>
                        </text:list-item>
                      </text:list>
                    </text:list-item>
                  </text:list>
                </text:list-item>
              </text:list>
            </text:list-item>
          </text:list>
          <text:list text:style-name="a1744">
            <text:list-item>
              <text:list text:style-name="a1744">
                <text:list-item>
                  <text:list text:style-name="a1744">
                    <text:list-item>
                      <text:list text:style-name="a1744">
                        <text:list-item>
                          <text:list text:style-name="a1744">
                            <text:list-item>
                              <text:p text:style-name="a1743" text:class-names="" text:cond-style-name=""><text:span text:style-name="a1741" text:class-names="">Fifth level</text:span><text:span text:style-name="a1742" text:class-names=""/></text:p>
                            </text:list-item>
                          </text:list>
                        </text:list-item>
                      </text:list>
                    </text:list-item>
                  </text:list>
                </text:list-item>
              </text:list>
            </text:list-item>
          </text:list>
        </draw:text-box>
        <svg:title/>
        <svg:desc/>
      </draw:frame>
      <draw:frame draw:id="id775" presentation:style-name="a1749" draw:name="Date Placeholder 3" svg:x="8.15499in" svg:y="6.43403in" svg:width="3in" svg:height="0.39931in" presentation:class="date-time" presentation:placeholder="false">
        <draw:text-box>
          <text:p text:style-name="a1748" text:class-names="" text:cond-style-name=""><text:span text:style-name="a1746" text:class-names=""><text:date text:fixed="false" style:data-style-name="a1747">1/27/2017</text:date></text:span></text:p>
        </draw:text-box>
        <svg:title/>
        <svg:desc/>
      </draw:frame>
      <draw:frame draw:id="id776" presentation:style-name="a1752" draw:name="Footer Placeholder 4" svg:x="1.24826in" svg:y="6.43403in" svg:width="6.82339in" svg:height="0.39931in" presentation:class="footer" presentation:placeholder="false">
        <draw:text-box>
          <text:p text:style-name="a1751" text:class-names="" text:cond-style-name=""><text:span text:style-name="a1750" text:class-names=""/></text:p>
        </draw:text-box>
        <svg:title/>
        <svg:desc/>
      </draw:frame>
      <draw:frame draw:id="id777" presentation:style-name="a1755" draw:name="Slide Number Placeholder 5" svg:x="11.23832in" svg:y="6.43403in" svg:width="0.84327in" svg:height="0.39931in" presentation:class="page-number" presentation:placeholder="false">
        <draw:text-box>
          <text:p text:style-name="a1754" text:class-names="" text:cond-style-name=""><text:span text:style-name="a1753" text:class-names=""><text:page-number style:num-format="1" text:fixed="false">‹#›</text:page-number></text:span></text:p>
        </draw:text-box>
        <svg:title/>
        <svg:desc/>
      </draw:frame>
    </style:master-page>
    <style:master-page style:name="Master1-Layout17-vertTitleAndTx-Vertical-Title-and-Text" style:page-layout-name="pageLayout1" draw:style-name="a1831">
      <draw:frame draw:id="id817" draw:layer="Master1-bg" draw:style-name="a183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818">
        <svg:title/>
        <svg:desc/>
        <draw:g draw:name="Group 8" draw:id="id824">
          <svg:title/>
          <svg:desc/>
          <draw:custom-shape svg:x="0.125in" svg:y="0.00521in" svg:width="0.02604in" svg:height="2.38542in" draw:id="id836" draw:layer="Master1-bg" draw:style-name="a1885"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837" draw:layer="Master1-bg" draw:style-name="a188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838" draw:layer="Master1-bg" draw:style-name="a1889"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839" draw:layer="Master1-bg" draw:style-name="a1891"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840" draw:layer="Master1-bg" draw:style-name="a1893"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841" draw:layer="Master1-bg" draw:style-name="a1895"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842" draw:layer="Master1-bg" draw:style-name="a1897"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843" draw:layer="Master1-bg" draw:style-name="a1899"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844" draw:layer="Master1-bg" draw:style-name="a1901"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845" draw:layer="Master1-bg" draw:style-name="a1903"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46" draw:layer="Master1-bg" draw:style-name="a1905"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47" draw:layer="Master1-bg" draw:style-name="a1907"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48" draw:layer="Master1-bg" draw:style-name="a1909"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49" draw:layer="Master1-bg" draw:style-name="a1911"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50" draw:layer="Master1-bg" draw:style-name="a1913"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51" draw:layer="Master1-bg" draw:style-name="a1915"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52" draw:layer="Master1-bg" draw:style-name="a1917"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53" draw:layer="Master1-bg" draw:style-name="a1919"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54" draw:layer="Master1-bg" draw:style-name="a1921"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55" draw:layer="Master1-bg" draw:style-name="a1923"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56" draw:layer="Master1-bg" draw:style-name="a1925"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57" draw:layer="Master1-bg" draw:style-name="a1927"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58" draw:layer="Master1-bg" draw:style-name="a1929"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59" draw:layer="Master1-bg" draw:style-name="a1931"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60" draw:layer="Master1-bg" draw:style-name="a1933"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61" draw:layer="Master1-bg" draw:style-name="a1935"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62" draw:layer="Master1-bg" draw:style-name="a1937"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25">
          <svg:title/>
          <svg:desc/>
          <draw:custom-shape svg:x="12.55903in" svg:y="0in" svg:width="0.4566in" svg:height="0.56076in" draw:id="id826" draw:layer="Master1-bg" draw:style-name="a1865"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827" draw:layer="Master1-bg" draw:style-name="a1867"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828" draw:layer="Master1-bg" draw:style-name="a1869"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829" draw:layer="Master1-bg" draw:style-name="a1871"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830" draw:layer="Master1-bg" draw:style-name="a1873"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831" draw:layer="Master1-bg" draw:style-name="a1875"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832" draw:layer="Master1-bg" draw:style-name="a1877"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833" draw:layer="Master1-bg" draw:style-name="a1879"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834" draw:layer="Master1-bg" draw:style-name="a1881"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835" draw:layer="Master1-bg" draw:style-name="a1883" draw:name="Rectangle 41">
            <svg:title/>
            <svg:desc/>
            <draw:enhanced-geometry xmlns:dr3d="urn:oasis:names:tc:opendocument:xmlns:dr3d:1.0" draw:type="non-primitive" svg:viewBox="0 0 21600 21600" draw:enhanced-path="M 0 0 L 21600 0 21600 21600 0 21600 Z N"/>
          </draw:custom-shape>
        </draw:g>
      </draw:g>
      <draw:frame draw:id="id819" presentation:style-name="a1836" draw:name="Vertical Title 1" svg:x="9.88889in" svg:y="0.66667in" svg:width="2.19271in" svg:height="5.66667in" presentation:class="title" presentation:placeholder="false">
        <draw:text-box>
          <text:p text:style-name="a1835" text:class-names="" text:cond-style-name=""><text:span text:style-name="a1833" text:class-names="">Click to edit Master title style</text:span><text:span text:style-name="a1834" text:class-names=""/></text:p>
        </draw:text-box>
        <svg:title/>
        <svg:desc/>
      </draw:frame>
      <draw:frame draw:id="id820" presentation:style-name="a1853" draw:name="Vertical Text Placeholder 2" svg:x="1.24826in" svg:y="0.66667in" svg:width="8.47396in" svg:height="5.66667in" presentation:class="outline" presentation:placeholder="false">
        <draw:text-box>
          <text:list text:style-name="a1839">
            <text:list-item>
              <text:p text:style-name="a1838" text:class-names="" text:cond-style-name=""><text:span text:style-name="a1837" text:class-names="">Click to edit Master text styles</text:span></text:p>
            </text:list-item>
          </text:list>
          <text:list text:style-name="a1842">
            <text:list-item>
              <text:list text:style-name="a1842">
                <text:list-item>
                  <text:p text:style-name="a1841" text:class-names="" text:cond-style-name=""><text:span text:style-name="a1840" text:class-names="">Second level</text:span></text:p>
                </text:list-item>
              </text:list>
            </text:list-item>
          </text:list>
          <text:list text:style-name="a1845">
            <text:list-item>
              <text:list text:style-name="a1845">
                <text:list-item>
                  <text:list text:style-name="a1845">
                    <text:list-item>
                      <text:p text:style-name="a1844" text:class-names="" text:cond-style-name=""><text:span text:style-name="a1843" text:class-names="">Third level</text:span></text:p>
                    </text:list-item>
                  </text:list>
                </text:list-item>
              </text:list>
            </text:list-item>
          </text:list>
          <text:list text:style-name="a1848">
            <text:list-item>
              <text:list text:style-name="a1848">
                <text:list-item>
                  <text:list text:style-name="a1848">
                    <text:list-item>
                      <text:list text:style-name="a1848">
                        <text:list-item>
                          <text:p text:style-name="a1847" text:class-names="" text:cond-style-name=""><text:span text:style-name="a1846" text:class-names="">Fourth level</text:span></text:p>
                        </text:list-item>
                      </text:list>
                    </text:list-item>
                  </text:list>
                </text:list-item>
              </text:list>
            </text:list-item>
          </text:list>
          <text:list text:style-name="a1852">
            <text:list-item>
              <text:list text:style-name="a1852">
                <text:list-item>
                  <text:list text:style-name="a1852">
                    <text:list-item>
                      <text:list text:style-name="a1852">
                        <text:list-item>
                          <text:list text:style-name="a1852">
                            <text:list-item>
                              <text:p text:style-name="a1851" text:class-names="" text:cond-style-name=""><text:span text:style-name="a1849" text:class-names="">Fifth level</text:span><text:span text:style-name="a1850" text:class-names=""/></text:p>
                            </text:list-item>
                          </text:list>
                        </text:list-item>
                      </text:list>
                    </text:list-item>
                  </text:list>
                </text:list-item>
              </text:list>
            </text:list-item>
          </text:list>
        </draw:text-box>
        <svg:title/>
        <svg:desc/>
      </draw:frame>
      <draw:frame draw:id="id821" presentation:style-name="a1857" draw:name="Date Placeholder 3" svg:x="8.15499in" svg:y="6.43403in" svg:width="3in" svg:height="0.39931in" presentation:class="date-time" presentation:placeholder="false">
        <draw:text-box>
          <text:p text:style-name="a1856" text:class-names="" text:cond-style-name=""><text:span text:style-name="a1854" text:class-names=""><text:date text:fixed="false" style:data-style-name="a1855">1/27/2017</text:date></text:span></text:p>
        </draw:text-box>
        <svg:title/>
        <svg:desc/>
      </draw:frame>
      <draw:frame draw:id="id822" presentation:style-name="a1860" draw:name="Footer Placeholder 4" svg:x="1.24826in" svg:y="6.43403in" svg:width="6.82339in" svg:height="0.39931in" presentation:class="footer" presentation:placeholder="false">
        <draw:text-box>
          <text:p text:style-name="a1859" text:class-names="" text:cond-style-name=""><text:span text:style-name="a1858" text:class-names=""/></text:p>
        </draw:text-box>
        <svg:title/>
        <svg:desc/>
      </draw:frame>
      <draw:frame draw:id="id823" presentation:style-name="a1863" draw:name="Slide Number Placeholder 5" svg:x="11.23832in" svg:y="6.43403in" svg:width="0.84327in" svg:height="0.39931in" presentation:class="page-number" presentation:placeholder="false">
        <draw:text-box>
          <text:p text:style-name="a1862" text:class-names="" text:cond-style-name=""><text:span text:style-name="a1861"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Шаблоны функций В С++</dc:title>
    <meta:initial-creator>Vladimirov, Konstantin</meta:initial-creator>
    <dc:creator>Vladimirov, Konstantin</dc:creator>
    <meta:creation-date>2017-01-27T18:27:21Z</meta:creation-date>
    <dc:date>2017-01-27T22:17:46Z</dc:date>
    <meta:template xlink:href="TM04033919%5b%5bfn=Circuit%5d%5d" xlink:type="simple"/>
    <meta:editing-cycles>93</meta:editing-cycles>
    <meta:editing-duration>PT13433S</meta:editing-duration>
    <meta:document-statistic meta:paragraph-count="191" meta:word-count="742"/>
  </office:meta>
</office:document-meta>
</file>

<file path=Object 1/content.xml><?xml version="1.0" encoding="utf-8"?>
<mml:math xmlns:mml="http://www.w3.org/1998/Math/MathML" display="block">
  <mml:mo>∀</mml:mo>
  <mml:mi>x</mml:mi>
  <mml:mo>,</mml:mo>
  <mml:mi>y</mml:mi>
  <mml:mo> </mml:mo>
  <mml:mo>|</mml:mo>
  <mml:mo> </mml:mo>
  <mml:mi>x</mml:mi>
  <mml:mo>≤</mml:mo>
  <mml:mi>y</mml:mi>
  <mml:mo> </mml:mo>
  <mml:mo> </mml:mo>
  <mml:mo>:</mml:mo>
  <mml:mo> </mml:mo>
  <mml:mrow>
    <mml:mrow>
      <mml:mi>min</mml:mi>
    </mml:mrow>
    <mml:mo>⁡</mml:mo>
    <mml:mrow>
      <mml:mfenced>
        <mml:mrow>
          <mml:mi>x</mml:mi>
          <mml:mo>,</mml:mo>
          <mml:mi>y</mml:mi>
        </mml:mrow>
      </mml:mfenced>
    </mml:mrow>
  </mml:mrow>
  <mml:mo>=</mml:mo>
  <mml:mi>x</mml:mi>
  <mml:mo> </mml:mo>
  <mml:mo>∧</mml:mo>
  <mml:mo> </mml:mo>
  <mml:mrow>
    <mml:mrow>
      <mml:mi>max</mml:mi>
    </mml:mrow>
    <mml:mo>⁡</mml:mo>
    <mml:mrow>
      <mml:mfenced>
        <mml:mrow>
          <mml:mi>x</mml:mi>
          <mml:mo>,</mml:mo>
          <mml:mi>y</mml:mi>
        </mml:mrow>
      </mml:mfenced>
    </mml:mrow>
  </mml:mrow>
  <mml:mo>=</mml:mo>
  <mml:mi>y</mml:mi>
</mml:math>
</file>

<file path=Object 2/content.xml><?xml version="1.0" encoding="utf-8"?>
<mml:math xmlns:mml="http://www.w3.org/1998/Math/MathML" display="block">
  <mml:mo>∀</mml:mo>
  <mml:mi>x</mml:mi>
  <mml:mo>,</mml:mo>
  <mml:mi>y</mml:mi>
  <mml:mo> </mml:mo>
  <mml:mo>|</mml:mo>
  <mml:mo> </mml:mo>
  <mml:mi>x</mml:mi>
  <mml:mo>≤</mml:mo>
  <mml:mi>y</mml:mi>
  <mml:mo> </mml:mo>
  <mml:mo> </mml:mo>
  <mml:mo>:</mml:mo>
  <mml:mo> </mml:mo>
  <mml:mrow>
    <mml:mrow>
      <mml:mi>min</mml:mi>
    </mml:mrow>
    <mml:mo>⁡</mml:mo>
    <mml:mrow>
      <mml:mfenced>
        <mml:mrow>
          <mml:mi>x</mml:mi>
          <mml:mo>,</mml:mo>
          <mml:mi>y</mml:mi>
        </mml:mrow>
      </mml:mfenced>
    </mml:mrow>
  </mml:mrow>
  <mml:mo>=</mml:mo>
  <mml:mi>x</mml:mi>
  <mml:mo> </mml:mo>
  <mml:mo>∧</mml:mo>
  <mml:mo> </mml:mo>
  <mml:mrow>
    <mml:mrow>
      <mml:mi>max</mml:mi>
    </mml:mrow>
    <mml:mo>⁡</mml:mo>
    <mml:mrow>
      <mml:mfenced>
        <mml:mrow>
          <mml:mi>x</mml:mi>
          <mml:mo>,</mml:mo>
          <mml:mi>y</mml:mi>
        </mml:mrow>
      </mml:mfenced>
    </mml:mrow>
  </mml:mrow>
  <mml:mo>=</mml:mo>
  <mml:mi>y</mml:mi>
</mml:math>
</file>

<file path=Object 3/content.xml><?xml version="1.0" encoding="utf-8"?>
<mml:math xmlns:mml="http://www.w3.org/1998/Math/MathML" display="block">
  <mml:mo>∀</mml:mo>
  <mml:mi>x</mml:mi>
  <mml:mo>,</mml:mo>
  <mml:mi>y</mml:mi>
  <mml:mo> </mml:mo>
  <mml:mo>|</mml:mo>
  <mml:mo> </mml:mo>
  <mml:mi>x</mml:mi>
  <mml:mo>≤</mml:mo>
  <mml:mi>y</mml:mi>
  <mml:mo> </mml:mo>
  <mml:mo> </mml:mo>
  <mml:mo>:</mml:mo>
  <mml:mo> </mml:mo>
  <mml:mrow>
    <mml:mrow>
      <mml:mi>min</mml:mi>
    </mml:mrow>
    <mml:mo>⁡</mml:mo>
    <mml:mrow>
      <mml:mfenced>
        <mml:mrow>
          <mml:mi>x</mml:mi>
          <mml:mo>,</mml:mo>
          <mml:mi>y</mml:mi>
        </mml:mrow>
      </mml:mfenced>
    </mml:mrow>
  </mml:mrow>
  <mml:mo>=</mml:mo>
  <mml:mi>x</mml:mi>
  <mml:mo> </mml:mo>
  <mml:mo>∧</mml:mo>
  <mml:mo> </mml:mo>
  <mml:mrow>
    <mml:mrow>
      <mml:mi>max</mml:mi>
    </mml:mrow>
    <mml:mo>⁡</mml:mo>
    <mml:mrow>
      <mml:mfenced>
        <mml:mrow>
          <mml:mi>x</mml:mi>
          <mml:mo>,</mml:mo>
          <mml:mi>y</mml:mi>
        </mml:mrow>
      </mml:mfenced>
    </mml:mrow>
  </mml:mrow>
  <mml:mo>=</mml:mo>
  <mml:mi>y</mml:mi>
</mml:math>
</file>

<file path=Object 4/content.xml><?xml version="1.0" encoding="utf-8"?>
<mml:math xmlns:mml="http://www.w3.org/1998/Math/MathML" display="block">
  <mml:mo>∀</mml:mo>
  <mml:mi>x</mml:mi>
  <mml:mo>,</mml:mo>
  <mml:mi>y</mml:mi>
  <mml:mo> </mml:mo>
  <mml:mo>|</mml:mo>
  <mml:mo> </mml:mo>
  <mml:mi>x</mml:mi>
  <mml:mo>≤</mml:mo>
  <mml:mi>y</mml:mi>
  <mml:mo> </mml:mo>
  <mml:mo> </mml:mo>
  <mml:mo>:</mml:mo>
  <mml:mo> </mml:mo>
  <mml:mrow>
    <mml:mrow>
      <mml:mi>min</mml:mi>
    </mml:mrow>
    <mml:mo>⁡</mml:mo>
    <mml:mrow>
      <mml:mfenced>
        <mml:mrow>
          <mml:mi>x</mml:mi>
          <mml:mo>,</mml:mo>
          <mml:mi>y</mml:mi>
        </mml:mrow>
      </mml:mfenced>
    </mml:mrow>
  </mml:mrow>
  <mml:mo>=</mml:mo>
  <mml:mi>x</mml:mi>
  <mml:mo> </mml:mo>
  <mml:mo>∧</mml:mo>
  <mml:mo> </mml:mo>
  <mml:mrow>
    <mml:mrow>
      <mml:mi>max</mml:mi>
    </mml:mrow>
    <mml:mo>⁡</mml:mo>
    <mml:mrow>
      <mml:mfenced>
        <mml:mrow>
          <mml:mi>x</mml:mi>
          <mml:mo>,</mml:mo>
          <mml:mi>y</mml:mi>
        </mml:mrow>
      </mml:mfenced>
    </mml:mrow>
  </mml:mrow>
  <mml:mo>=</mml:mo>
  <mml:mi>y</mml:mi>
</mml:math>
</file>

<file path=Object 5/content.xml><?xml version="1.0" encoding="utf-8"?>
<mml:math xmlns:mml="http://www.w3.org/1998/Math/MathML" display="block">
  <mml:mo>∀</mml:mo>
  <mml:mi>x</mml:mi>
  <mml:mo>,</mml:mo>
  <mml:mi>y</mml:mi>
  <mml:mo> </mml:mo>
  <mml:mo>|</mml:mo>
  <mml:mo> </mml:mo>
  <mml:mi>x</mml:mi>
  <mml:mo>≤</mml:mo>
  <mml:mi>y</mml:mi>
  <mml:mo> </mml:mo>
  <mml:mo> </mml:mo>
  <mml:mo>:</mml:mo>
  <mml:mo> </mml:mo>
  <mml:mrow>
    <mml:mrow>
      <mml:mi>min</mml:mi>
    </mml:mrow>
    <mml:mo>⁡</mml:mo>
    <mml:mrow>
      <mml:mfenced>
        <mml:mrow>
          <mml:mi>x</mml:mi>
          <mml:mo>,</mml:mo>
          <mml:mi>y</mml:mi>
        </mml:mrow>
      </mml:mfenced>
    </mml:mrow>
  </mml:mrow>
  <mml:mo>=</mml:mo>
  <mml:mi>x</mml:mi>
  <mml:mo> </mml:mo>
  <mml:mo>∧</mml:mo>
  <mml:mo> </mml:mo>
  <mml:mrow>
    <mml:mrow>
      <mml:mi>max</mml:mi>
    </mml:mrow>
    <mml:mo>⁡</mml:mo>
    <mml:mrow>
      <mml:mfenced>
        <mml:mrow>
          <mml:mi>x</mml:mi>
          <mml:mo>,</mml:mo>
          <mml:mi>y</mml:mi>
        </mml:mrow>
      </mml:mfenced>
    </mml:mrow>
  </mml:mrow>
  <mml:mo>=</mml:mo>
  <mml:mi>y</mml:mi>
</mml:math>
</file>

<file path=Object 6/content.xml><?xml version="1.0" encoding="utf-8"?>
<mml:math xmlns:mml="http://www.w3.org/1998/Math/MathML" display="block">
  <mml:mo>∀</mml:mo>
  <mml:mi>x</mml:mi>
  <mml:mo>,</mml:mo>
  <mml:mi>y</mml:mi>
  <mml:mo> </mml:mo>
  <mml:mo>|</mml:mo>
  <mml:mo> </mml:mo>
  <mml:mi>x</mml:mi>
  <mml:mo>≤</mml:mo>
  <mml:mi>y</mml:mi>
  <mml:mo> </mml:mo>
  <mml:mo> </mml:mo>
  <mml:mo>:</mml:mo>
  <mml:mo> </mml:mo>
  <mml:mrow>
    <mml:mrow>
      <mml:mi>min</mml:mi>
    </mml:mrow>
    <mml:mo>⁡</mml:mo>
    <mml:mrow>
      <mml:mfenced>
        <mml:mrow>
          <mml:mi>x</mml:mi>
          <mml:mo>,</mml:mo>
          <mml:mi>y</mml:mi>
        </mml:mrow>
      </mml:mfenced>
    </mml:mrow>
  </mml:mrow>
  <mml:mo>=</mml:mo>
  <mml:mi>x</mml:mi>
  <mml:mo> </mml:mo>
  <mml:mo>∧</mml:mo>
  <mml:mo> </mml:mo>
  <mml:mrow>
    <mml:mrow>
      <mml:mi>max</mml:mi>
    </mml:mrow>
    <mml:mo>⁡</mml:mo>
    <mml:mrow>
      <mml:mfenced>
        <mml:mrow>
          <mml:mi>x</mml:mi>
          <mml:mo>,</mml:mo>
          <mml:mi>y</mml:mi>
        </mml:mrow>
      </mml:mfenced>
    </mml:mrow>
  </mml:mrow>
  <mml:mo>=</mml:mo>
  <mml:mi>y</mml:mi>
</mml:math>
</file>

<file path=Object 7/content.xml><?xml version="1.0" encoding="utf-8"?>
<mml:math xmlns:mml="http://www.w3.org/1998/Math/MathML" display="block">
  <mml:mo fence="false">(</mml:mo>
  <mml:mi>x</mml:mi>
  <mml:mo>,</mml:mo>
  <mml:mi>y</mml:mi>
  <mml:mo fence="false">)</mml:mo>
  <mml:mo>≠</mml:mo>
  <mml:mfenced>
    <mml:mrow>
      <mml:mrow>
        <mml:mrow>
          <mml:mi>min</mml:mi>
        </mml:mrow>
        <mml:mo>⁡</mml:mo>
        <mml:mrow>
          <mml:mfenced>
            <mml:mrow>
              <mml:mi>x</mml:mi>
              <mml:mo>,</mml:mo>
              <mml:mi>y</mml:mi>
            </mml:mrow>
          </mml:mfenced>
        </mml:mrow>
      </mml:mrow>
      <mml:mo>,</mml:mo>
      <mml:mo> </mml:mo>
      <mml:mrow>
        <mml:mrow>
          <mml:mi>max</mml:mi>
        </mml:mrow>
        <mml:mo>⁡</mml:mo>
        <mml:mrow>
          <mml:mfenced>
            <mml:mrow>
              <mml:mi>x</mml:mi>
              <mml:mo>,</mml:mo>
              <mml:mi>y</mml:mi>
            </mml:mrow>
          </mml:mfenced>
        </mml:mrow>
      </mml:mrow>
    </mml:mrow>
  </mml:mfenced>
</mml:math>
</file>